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3.74pt"/>
    </style:style>
    <style:style style:name="co9" style:family="table-column">
      <style:table-column-properties fo:break-before="auto" style:column-width="167.5pt"/>
    </style:style>
    <style:style style:name="co1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/>
      <table:table table:name="aq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O(1)H(2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(2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Fe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C(1)O(3)H(1)-(1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F(1)-(1)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PO4-2</text:p>
          </table:table-cell>
          <table:table-cell office:value-type="string" calcext:value-type="string">
            <text:p>P(1)O(4)H(1)-(2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(1)O(4)-(2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(OH)3(aq)</text:p>
          </table:table-cell>
          <table:table-cell office:value-type="string" calcext:value-type="string">
            <text:p>B(1)O(3)H(3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(1)O(3)-(1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4-2</text:p>
          </table:table-cell>
          <table:table-cell office:value-type="string" calcext:value-type="string">
            <text:p>Cr(1)O(4)-(2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+2</text:p>
          </table:table-cell>
          <table:table-cell office:value-type="string" calcext:value-type="string">
            <text:p>Cu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1)+(2)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O4-2</text:p>
          </table:table-cell>
          <table:table-cell office:value-type="string" calcext:value-type="string">
            <text:p>Mo(1)O(4)-(2)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AsO4-</text:p>
          </table:table-cell>
          <table:table-cell office:value-type="string" calcext:value-type="string">
            <text:p>As(1)O(4)H(2)-(1)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1)+(2)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+2</text:p>
          </table:table-cell>
          <table:table-cell office:value-type="string" calcext:value-type="string">
            <text:p>Ba(1)+(2)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1)+(2)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(2)</text:p>
          </table:table-cell>
          <table:table-cell office:value-type="float" office:value="3" calcext:value-type="float">
            <text:p>3</text:p>
          </table:table-cell>
          <table:table-cell office:value-type="float" office:value="-2.657" calcext:value-type="float">
            <text:p>-2.657</text:p>
          </table:table-cell>
          <table:table-cell office:value-type="float" office:value="-2.898" calcext:value-type="float">
            <text:p>-2.898</text:p>
          </table:table-cell>
          <table:table-cell office:value-type="float" office:value="-3.063" calcext:value-type="float">
            <text:p>-3.063</text:p>
          </table:table-cell>
          <table:table-cell office:value-type="float" office:value="-3.108" calcext:value-type="float">
            <text:p>-3.108</text:p>
          </table:table-cell>
          <table:table-cell office:value-type="float" office:value="-3.035" calcext:value-type="float">
            <text:p>-3.035</text:p>
          </table:table-cell>
          <table:table-cell office:value-type="float" office:value="-2.874" calcext:value-type="float">
            <text:p>-2.874</text:p>
          </table:table-cell>
          <table:table-cell office:value-type="float" office:value="-2.649" calcext:value-type="float">
            <text:p>-2.649</text:p>
          </table:table-cell>
          <table:table-cell office:value-type="float" office:value="-2.354" calcext:value-type="float">
            <text:p>-2.3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-</text:p>
          </table:table-cell>
          <table:table-cell office:value-type="string" calcext:value-type="string">
            <text:p>S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52.2" calcext:value-type="float">
            <text:p>152.2</text:p>
          </table:table-cell>
          <table:table-cell office:value-type="float" office:value="138.3" calcext:value-type="float">
            <text:p>138.3</text:p>
          </table:table-cell>
          <table:table-cell office:value-type="float" office:value="122.3" calcext:value-type="float">
            <text:p>122.3</text:p>
          </table:table-cell>
          <table:table-cell office:value-type="float" office:value="107.7" calcext:value-type="float">
            <text:p>107.7</text:p>
          </table:table-cell>
          <table:table-cell office:value-type="float" office:value="93.31" calcext:value-type="float">
            <text:p>93.31</text:p>
          </table:table-cell>
          <table:table-cell office:value-type="float" office:value="81.98" calcext:value-type="float">
            <text:p>81.98</text:p>
          </table:table-cell>
          <table:table-cell office:value-type="float" office:value="72.81" calcext:value-type="float">
            <text:p>72.81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(2)-(2)</text:p>
          </table:table-cell>
          <table:table-cell office:value-type="float" office:value="4" calcext:value-type="float">
            <text:p>4</text:p>
          </table:table-cell>
          <table:table-cell office:value-type="float" office:value="267.7" calcext:value-type="float">
            <text:p>267.7</text:p>
          </table:table-cell>
          <table:table-cell office:value-type="float" office:value="243.3" calcext:value-type="float">
            <text:p>243.3</text:p>
          </table:table-cell>
          <table:table-cell office:value-type="float" office:value="215.3" calcext:value-type="float">
            <text:p>215.3</text:p>
          </table:table-cell>
          <table:table-cell office:value-type="float" office:value="189.9" calcext:value-type="float">
            <text:p>189.9</text:p>
          </table:table-cell>
          <table:table-cell office:value-type="float" office:value="164.9" calcext:value-type="float">
            <text:p>164.9</text:p>
          </table:table-cell>
          <table:table-cell office:value-type="float" office:value="145.2" calcext:value-type="float">
            <text:p>145.2</text:p>
          </table:table-cell>
          <table:table-cell office:value-type="float" office:value="129.4" calcext:value-type="float">
            <text:p>129.4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(2)O(3)-(2)</text:p>
          </table:table-cell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.1</text:p>
          </table:table-cell>
          <table:table-cell office:value-type="float" office:value="133.5" calcext:value-type="float">
            <text:p>133.5</text:p>
          </table:table-cell>
          <table:table-cell office:value-type="float" office:value="117.5" calcext:value-type="float">
            <text:p>117.5</text:p>
          </table:table-cell>
          <table:table-cell office:value-type="float" office:value="102.5" calcext:value-type="float">
            <text:p>102.5</text:p>
          </table:table-cell>
          <table:table-cell office:value-type="float" office:value="87.16" calcext:value-type="float">
            <text:p>87.16</text:p>
          </table:table-cell>
          <table:table-cell office:value-type="float" office:value="74.58" calcext:value-type="float">
            <text:p>74.58</text:p>
          </table:table-cell>
          <table:table-cell office:value-type="float" office:value="63.89" calcext:value-type="float">
            <text:p>63.89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H3(aq)</text:p>
          </table:table-cell>
          <table:table-cell office:value-type="string" calcext:value-type="string">
            <text:p>As(1)H(3)</text:p>
          </table:table-cell>
          <table:table-cell office:value-type="float" office:value="3" calcext:value-type="float">
            <text:p>3</text:p>
          </table:table-cell>
          <table:table-cell office:value-type="float" office:value="169.9" calcext:value-type="float">
            <text:p>169.9</text:p>
          </table:table-cell>
          <table:table-cell office:value-type="float" office:value="155.2" calcext:value-type="float">
            <text:p>155.2</text:p>
          </table:table-cell>
          <table:table-cell office:value-type="float" office:value="137.8" calcext:value-type="float">
            <text:p>137.8</text:p>
          </table:table-cell>
          <table:table-cell office:value-type="float" office:value="121.3" calcext:value-type="float">
            <text:p>121.3</text:p>
          </table:table-cell>
          <table:table-cell office:value-type="float" office:value="104.1" calcext:value-type="float">
            <text:p>104.1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H4-</text:p>
          </table:table-cell>
          <table:table-cell office:value-type="string" calcext:value-type="string">
            <text:p>B(1)H(4)-(1)</text:p>
          </table:table-cell>
          <table:table-cell office:value-type="float" office:value="4" calcext:value-type="float">
            <text:p>4</text:p>
          </table:table-cell>
          <table:table-cell office:value-type="float" office:value="259.2" calcext:value-type="float">
            <text:p>259.2</text:p>
          </table:table-cell>
          <table:table-cell office:value-type="float" office:value="237.1" calcext:value-type="float">
            <text:p>237.1</text:p>
          </table:table-cell>
          <table:table-cell office:value-type="float" office:value="211.6" calcext:value-type="float">
            <text:p>211.6</text:p>
          </table:table-cell>
          <table:table-cell office:value-type="float" office:value="188.2" calcext:value-type="float">
            <text:p>188.2</text:p>
          </table:table-cell>
          <table:table-cell office:value-type="float" office:value="165" calcext:value-type="float">
            <text:p>165</text:p>
          </table:table-cell>
          <table:table-cell office:value-type="float" office:value="146.7" calcext:value-type="float">
            <text:p>146.7</text:p>
          </table:table-cell>
          <table:table-cell office:value-type="float" office:value="131.8" calcext:value-type="float">
            <text:p>131.8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(aq)</text:p>
          </table:table-cell>
          <table:table-cell office:value-type="string" calcext:value-type="string">
            <text:p>C(1)O(1)</text:p>
          </table:table-cell>
          <table:table-cell office:value-type="float" office:value="3" calcext:value-type="float">
            <text:p>3</text:p>
          </table:table-cell>
          <table:table-cell office:value-type="float" office:value="46.02" calcext:value-type="float">
            <text:p>46.02</text:p>
          </table:table-cell>
          <table:table-cell office:value-type="float" office:value="41.7" calcext:value-type="float">
            <text:p>41.7</text:p>
          </table:table-cell>
          <table:table-cell office:value-type="float" office:value="36.47" calcext:value-type="float">
            <text:p>36.47</text:p>
          </table:table-cell>
          <table:table-cell office:value-type="float" office:value="31.43" calcext:value-type="float">
            <text:p>31.43</text:p>
          </table:table-cell>
          <table:table-cell office:value-type="float" office:value="26.17" calcext:value-type="float">
            <text:p>26.17</text:p>
          </table:table-cell>
          <table:table-cell office:value-type="float" office:value="21.72" calcext:value-type="float">
            <text:p>21.72</text:p>
          </table:table-cell>
          <table:table-cell office:value-type="float" office:value="17.83" calcext:value-type="float">
            <text:p>17.83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O-</text:p>
          </table:table-cell>
          <table:table-cell office:value-type="string" calcext:value-type="string">
            <text:p>Cl(1)O(1)-(1)</text:p>
          </table:table-cell>
          <table:table-cell office:value-type="float" office:value="4" calcext:value-type="float">
            <text:p>4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13.95" calcext:value-type="float">
            <text:p>13.95</text:p>
          </table:table-cell>
          <table:table-cell office:value-type="float" office:value="12.99" calcext:value-type="float">
            <text:p>12.9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6" calcext:value-type="float">
            <text:p>11.56</text:p>
          </table:table-cell>
          <table:table-cell office:value-type="float" office:value="11.15" calcext:value-type="float">
            <text:p>11.15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O2-</text:p>
          </table:table-cell>
          <table:table-cell office:value-type="string" calcext:value-type="string">
            <text:p>Cl(1)O(2)-(1)</text:p>
          </table:table-cell>
          <table:table-cell office:value-type="float" office:value="4" calcext:value-type="float">
            <text:p>4</text:p>
          </table:table-cell>
          <table:table-cell office:value-type="float" office:value="24.97" calcext:value-type="float">
            <text:p>24.97</text:p>
          </table:table-cell>
          <table:table-cell office:value-type="float" office:value="23.11" calcext:value-type="float">
            <text:p>23.11</text:p>
          </table:table-cell>
          <table:table-cell office:value-type="float" office:value="21.1" calcext:value-type="float">
            <text:p>21.1</text:p>
          </table:table-cell>
          <table:table-cell office:value-type="float" office:value="19.38" calcext:value-type="float">
            <text:p>19.38</text:p>
          </table:table-cell>
          <table:table-cell office:value-type="float" office:value="17.82" calcext:value-type="float">
            <text:p>17.82</text:p>
          </table:table-cell>
          <table:table-cell office:value-type="float" office:value="16.69" calcext:value-type="float">
            <text:p>16.69</text:p>
          </table:table-cell>
          <table:table-cell office:value-type="float" office:value="15.86" calcext:value-type="float">
            <text:p>15.86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O3-</text:p>
          </table:table-cell>
          <table:table-cell office:value-type="string" calcext:value-type="string">
            <text:p>Cl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18.63" calcext:value-type="float">
            <text:p>18.63</text:p>
          </table:table-cell>
          <table:table-cell office:value-type="float" office:value="17.26" calcext:value-type="float">
            <text:p>17.26</text:p>
          </table:table-cell>
          <table:table-cell office:value-type="float" office:value="15.84" calcext:value-type="float">
            <text:p>15.84</text:p>
          </table:table-cell>
          <table:table-cell office:value-type="float" office:value="14.69" calcext:value-type="float">
            <text:p>14.69</text:p>
          </table:table-cell>
          <table:table-cell office:value-type="float" office:value="13.71" calcext:value-type="float">
            <text:p>13.71</text:p>
          </table:table-cell>
          <table:table-cell office:value-type="float" office:value="13.06" calcext:value-type="float">
            <text:p>13.06</text:p>
          </table:table-cell>
          <table:table-cell office:value-type="float" office:value="12.65" calcext:value-type="float">
            <text:p>12.65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O4-</text:p>
          </table:table-cell>
          <table:table-cell office:value-type="string" calcext:value-type="string">
            <text:p>Cl(1)O(4)-(1)</text:p>
          </table:table-cell>
          <table:table-cell office:value-type="float" office:value="3.5" calcext:value-type="float">
            <text:p>3.5</text:p>
          </table:table-cell>
          <table:table-cell office:value-type="float" office:value="16.79" calcext:value-type="float">
            <text:p>16.79</text:p>
          </table:table-cell>
          <table:table-cell office:value-type="float" office:value="15.71" calcext:value-type="float">
            <text:p>15.71</text:p>
          </table:table-cell>
          <table:table-cell office:value-type="float" office:value="14.67" calcext:value-type="float">
            <text:p>14.67</text:p>
          </table:table-cell>
          <table:table-cell office:value-type="float" office:value="13.89" calcext:value-type="float">
            <text:p>13.89</text:p>
          </table:table-cell>
          <table:table-cell office:value-type="float" office:value="13.3" calcext:value-type="float">
            <text:p>13.3</text:p>
          </table:table-cell>
          <table:table-cell office:value-type="float" office:value="13" calcext:value-type="float">
            <text:p>13</text:p>
          </table:table-cell>
          <table:table-cell office:value-type="float" office:value="12.88" calcext:value-type="float">
            <text:p>12.88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+2</text:p>
          </table:table-cell>
          <table:table-cell office:value-type="string" calcext:value-type="string">
            <text:p>Cr(1)+(2)</text:p>
          </table:table-cell>
          <table:table-cell office:value-type="float" office:value="4.5" calcext:value-type="float">
            <text:p>4.5</text:p>
          </table:table-cell>
          <table:table-cell office:value-type="float" office:value="23.95" calcext:value-type="float">
            <text:p>23.95</text:p>
          </table:table-cell>
          <table:table-cell office:value-type="float" office:value="21.64" calcext:value-type="float">
            <text:p>21.64</text:p>
          </table:table-cell>
          <table:table-cell office:value-type="float" office:value="18.62" calcext:value-type="float">
            <text:p>18.62</text:p>
          </table:table-cell>
          <table:table-cell office:value-type="float" office:value="15.51" calcext:value-type="float">
            <text:p>15.51</text:p>
          </table:table-cell>
          <table:table-cell office:value-type="float" office:value="12.04" calcext:value-type="float">
            <text:p>12.04</text:p>
          </table:table-cell>
          <table:table-cell office:value-type="float" office:value="8.892" calcext:value-type="float">
            <text:p>8.892</text:p>
          </table:table-cell>
          <table:table-cell office:value-type="float" office:value="5.905" calcext:value-type="float">
            <text:p>5.905</text:p>
          </table:table-cell>
          <table:table-cell office:value-type="float" office:value="2.871" calcext:value-type="float">
            <text:p>2.8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+3</text:p>
          </table:table-cell>
          <table:table-cell office:value-type="string" calcext:value-type="string">
            <text:p>Cr(1)+(3)</text:p>
          </table:table-cell>
          <table:table-cell office:value-type="float" office:value="9" calcext:value-type="float">
            <text:p>9</text:p>
          </table:table-cell>
          <table:table-cell office:value-type="float" office:value="-9.829" calcext:value-type="float">
            <text:p>-9.829</text:p>
          </table:table-cell>
          <table:table-cell office:value-type="float" office:value="-8.384" calcext:value-type="float">
            <text:p>-8.384</text:p>
          </table:table-cell>
          <table:table-cell office:value-type="float" office:value="-7.075" calcext:value-type="float">
            <text:p>-7.075</text:p>
          </table:table-cell>
          <table:table-cell office:value-type="float" office:value="-6.225" calcext:value-type="float">
            <text:p>-6.225</text:p>
          </table:table-cell>
          <table:table-cell office:value-type="float" office:value="-5.797" calcext:value-type="float">
            <text:p>-5.797</text:p>
          </table:table-cell>
          <table:table-cell office:value-type="float" office:value="-5.876" calcext:value-type="float">
            <text:p>-5.876</text:p>
          </table:table-cell>
          <table:table-cell office:value-type="float" office:value="-6.365" calcext:value-type="float">
            <text:p>-6.365</text:p>
          </table:table-cell>
          <table:table-cell office:value-type="float" office:value="-7.323" calcext:value-type="float">
            <text:p>-7.3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4-3</text:p>
          </table:table-cell>
          <table:table-cell office:value-type="string" calcext:value-type="string">
            <text:p>Cr(1)O(4)-(3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.77" calcext:value-type="float">
            <text:p>19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+</text:p>
          </table:table-cell>
          <table:table-cell office:value-type="string" calcext:value-type="string">
            <text:p>Cu(1)+(1)</text:p>
          </table:table-cell>
          <table:table-cell office:value-type="float" office:value="4" calcext:value-type="float">
            <text:p>4</text:p>
          </table:table-cell>
          <table:table-cell office:value-type="float" office:value="21.09" calcext:value-type="float">
            <text:p>21.09</text:p>
          </table:table-cell>
          <table:table-cell office:value-type="float" office:value="18.77" calcext:value-type="float">
            <text:p>18.77</text:p>
          </table:table-cell>
          <table:table-cell office:value-type="float" office:value="16.06" calcext:value-type="float">
            <text:p>16.06</text:p>
          </table:table-cell>
          <table:table-cell office:value-type="float" office:value="13.55" calcext:value-type="float">
            <text:p>13.55</text:p>
          </table:table-cell>
          <table:table-cell office:value-type="float" office:value="11.02" calcext:value-type="float">
            <text:p>11.02</text:p>
          </table:table-cell>
          <table:table-cell office:value-type="float" office:value="8.958" calcext:value-type="float">
            <text:p>8.958</text:p>
          </table:table-cell>
          <table:table-cell office:value-type="float" office:value="7.22" calcext:value-type="float">
            <text:p>7.22</text:p>
          </table:table-cell>
          <table:table-cell office:value-type="float" office:value="5.695" calcext:value-type="float">
            <text:p>5.6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9" calcext:value-type="float">
            <text:p>9</text:p>
          </table:table-cell>
          <table:table-cell office:value-type="float" office:value="-10.02" calcext:value-type="float">
            <text:p>-10.02</text:p>
          </table:table-cell>
          <table:table-cell office:value-type="float" office:value="-8.49" calcext:value-type="float">
            <text:p>-8.49</text:p>
          </table:table-cell>
          <table:table-cell office:value-type="float" office:value="-6.663" calcext:value-type="float">
            <text:p>-6.663</text:p>
          </table:table-cell>
          <table:table-cell office:value-type="float" office:value="-4.928" calcext:value-type="float">
            <text:p>-4.928</text:p>
          </table:table-cell>
          <table:table-cell office:value-type="float" office:value="-3.138" calcext:value-type="float">
            <text:p>-3.138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3389" calcext:value-type="float">
            <text:p>-0.3389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(aq)</text:p>
          </table:table-cell>
          <table:table-cell office:value-type="string" calcext:value-type="string">
            <text:p>H(2)</text:p>
          </table:table-cell>
          <table:table-cell office:value-type="float" office:value="3" calcext:value-type="float">
            <text:p>3</text:p>
          </table:table-cell>
          <table:table-cell office:value-type="float" office:value="50.48" calcext:value-type="float">
            <text:p>50.48</text:p>
          </table:table-cell>
          <table:table-cell office:value-type="float" office:value="46.11" calcext:value-type="float">
            <text:p>46.11</text:p>
          </table:table-cell>
          <table:table-cell office:value-type="float" office:value="40.97" calcext:value-type="float">
            <text:p>40.97</text:p>
          </table:table-cell>
          <table:table-cell office:value-type="float" office:value="36.18" calcext:value-type="float">
            <text:p>36.18</text:p>
          </table:table-cell>
          <table:table-cell office:value-type="float" office:value="31.34" calcext:value-type="float">
            <text:p>31.34</text:p>
          </table:table-cell>
          <table:table-cell office:value-type="float" office:value="27.43" calcext:value-type="float">
            <text:p>27.43</text:p>
          </table:table-cell>
          <table:table-cell office:value-type="float" office:value="24.17" calcext:value-type="float">
            <text:p>24.17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AsO3-</text:p>
          </table:table-cell>
          <table:table-cell office:value-type="string" calcext:value-type="string">
            <text:p>As(1)O(3)H(2)-(1)</text:p>
          </table:table-cell>
          <table:table-cell office:value-type="float" office:value="4" calcext:value-type="float">
            <text:p>4</text:p>
          </table:table-cell>
          <table:table-cell office:value-type="float" office:value="33.53" calcext:value-type="float">
            <text:p>33.53</text:p>
          </table:table-cell>
          <table:table-cell office:value-type="float" office:value="30.53" calcext:value-type="float">
            <text:p>30.53</text:p>
          </table:table-cell>
          <table:table-cell office:value-type="float" office:value="27.03" calcext:value-type="float">
            <text:p>27.03</text:p>
          </table:table-cell>
          <table:table-cell office:value-type="float" office:value="23.78" calcext:value-type="float">
            <text:p>23.78</text:p>
          </table:table-cell>
          <table:table-cell office:value-type="float" office:value="20.51" calcext:value-type="float">
            <text:p>20.51</text:p>
          </table:table-cell>
          <table:table-cell office:value-type="float" office:value="17.87" calcext:value-type="float">
            <text:p>17.87</text:p>
          </table:table-cell>
          <table:table-cell office:value-type="float" office:value="15.69" calcext:value-type="float">
            <text:p>15.69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O5-</text:p>
          </table:table-cell>
          <table:table-cell office:value-type="string" calcext:value-type="string">
            <text:p>S(1)O(5)H(1)-(1)</text:p>
          </table:table-cell>
          <table:table-cell office:value-type="float" office:value="4" calcext:value-type="float">
            <text:p>4</text:p>
          </table:table-cell>
          <table:table-cell office:value-type="float" office:value="19.47" calcext:value-type="float">
            <text:p>19.47</text:p>
          </table:table-cell>
          <table:table-cell office:value-type="float" office:value="17.29" calcext:value-type="float">
            <text:p>17.29</text:p>
          </table:table-cell>
          <table:table-cell office:value-type="float" office:value="14.63" calcext:value-type="float">
            <text:p>14.63</text:p>
          </table:table-cell>
          <table:table-cell office:value-type="float" office:value="12.08" calcext:value-type="float">
            <text:p>12.08</text:p>
          </table:table-cell>
          <table:table-cell office:value-type="float" office:value="9.41" calcext:value-type="float">
            <text:p>9.41</text:p>
          </table:table-cell>
          <table:table-cell office:value-type="float" office:value="7.141" calcext:value-type="float">
            <text:p>7.141</text:p>
          </table:table-cell>
          <table:table-cell office:value-type="float" office:value="5.122" calcext:value-type="float">
            <text:p>5.122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1)+(3)</text:p>
          </table:table-cell>
          <table:table-cell office:value-type="float" office:value="5" calcext:value-type="float">
            <text:p>5</text:p>
          </table:table-cell>
          <table:table-cell office:value-type="float" office:value="3.026" calcext:value-type="float">
            <text:p>3.026</text:p>
          </table:table-cell>
          <table:table-cell office:value-type="float" office:value="4.081" calcext:value-type="float">
            <text:p>4.081</text:p>
          </table:table-cell>
          <table:table-cell office:value-type="float" office:value="5.272" calcext:value-type="float">
            <text:p>5.272</text:p>
          </table:table-cell>
          <table:table-cell office:value-type="float" office:value="6.333" calcext:value-type="float">
            <text:p>6.333</text:p>
          </table:table-cell>
          <table:table-cell office:value-type="float" office:value="7.336" calcext:value-type="float">
            <text:p>7.336</text:p>
          </table:table-cell>
          <table:table-cell office:value-type="float" office:value="8.065" calcext:value-type="float">
            <text:p>8.065</text:p>
          </table:table-cell>
          <table:table-cell office:value-type="float" office:value="8.587" calcext:value-type="float">
            <text:p>8.587</text:p>
          </table:table-cell>
          <table:table-cell office:value-type="float" office:value="8.936" calcext:value-type="float">
            <text:p>8.9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(1)O(4)-(2)</text:p>
          </table:table-cell>
          <table:table-cell office:value-type="float" office:value="4" calcext:value-type="float">
            <text:p>4</text:p>
          </table:table-cell>
          <table:table-cell office:value-type="float" office:value="34.96" calcext:value-type="float">
            <text:p>34.96</text:p>
          </table:table-cell>
          <table:table-cell office:value-type="float" office:value="32.41" calcext:value-type="float">
            <text:p>32.41</text:p>
          </table:table-cell>
          <table:table-cell office:value-type="float" office:value="29.83" calcext:value-type="float">
            <text:p>29.83</text:p>
          </table:table-cell>
          <table:table-cell office:value-type="float" office:value="27.81" calcext:value-type="float">
            <text:p>27.81</text:p>
          </table:table-cell>
          <table:table-cell office:value-type="float" office:value="26.21" calcext:value-type="float">
            <text:p>26.21</text:p>
          </table:table-cell>
          <table:table-cell office:value-type="float" office:value="25.34" calcext:value-type="float">
            <text:p>25.34</text:p>
          </table:table-cell>
          <table:table-cell office:value-type="float" office:value="25.01" calcext:value-type="float">
            <text:p>25.01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+4</text:p>
          </table:table-cell>
          <table:table-cell office:value-type="string" calcext:value-type="string">
            <text:p>Pb(1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14.18" calcext:value-type="float">
            <text:p>14.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(2)O(4)-(2)</text:p>
          </table:table-cell>
          <table:table-cell office:value-type="float" office:value="5" calcext:value-type="float">
            <text:p>5</text:p>
          </table:table-cell>
          <table:table-cell office:value-type="float" office:value="130.5" calcext:value-type="float">
            <text:p>130.5</text:p>
          </table:table-cell>
          <table:table-cell office:value-type="float" office:value="118.5" calcext:value-type="float">
            <text:p>118.5</text:p>
          </table:table-cell>
          <table:table-cell office:value-type="float" office:value="104.2" calcext:value-type="float">
            <text:p>104.2</text:p>
          </table:table-cell>
          <table:table-cell office:value-type="float" office:value="90.84" calcext:value-type="float">
            <text:p>90.84</text:p>
          </table:table-cell>
          <table:table-cell office:value-type="float" office:value="77.23" calcext:value-type="float">
            <text:p>77.23</text:p>
          </table:table-cell>
          <table:table-cell office:value-type="float" office:value="66.05" calcext:value-type="float">
            <text:p>66.05</text:p>
          </table:table-cell>
          <table:table-cell office:value-type="float" office:value="56.53" calcext:value-type="float">
            <text:p>56.53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O6-2</text:p>
          </table:table-cell>
          <table:table-cell office:value-type="string" calcext:value-type="string">
            <text:p>S(2)O(6)-(2)</text:p>
          </table:table-cell>
          <table:table-cell office:value-type="float" office:value="4" calcext:value-type="float">
            <text:p>4</text:p>
          </table:table-cell>
          <table:table-cell office:value-type="float" office:value="57.01" calcext:value-type="float">
            <text:p>57.01</text:p>
          </table:table-cell>
          <table:table-cell office:value-type="float" office:value="51.42" calcext:value-type="float">
            <text:p>51.42</text:p>
          </table:table-cell>
          <table:table-cell office:value-type="float" office:value="44.7" calcext:value-type="float">
            <text:p>44.7</text:p>
          </table:table-cell>
          <table:table-cell office:value-type="float" office:value="38.3" calcext:value-type="float">
            <text:p>38.3</text:p>
          </table:table-cell>
          <table:table-cell office:value-type="float" office:value="31.67" calcext:value-type="float">
            <text:p>31.67</text:p>
          </table:table-cell>
          <table:table-cell office:value-type="float" office:value="26.11" calcext:value-type="float">
            <text:p>26.11</text:p>
          </table:table-cell>
          <table:table-cell office:value-type="float" office:value="21.24" calcext:value-type="float">
            <text:p>21.24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(2)O(8)-(2)</text:p>
          </table:table-cell>
          <table:table-cell office:value-type="float" office:value="4" calcext:value-type="float">
            <text:p>4</text:p>
          </table:table-cell>
          <table:table-cell office:value-type="float" office:value="25.53" calcext:value-type="float">
            <text:p>25.53</text:p>
          </table:table-cell>
          <table:table-cell office:value-type="float" office:value="22.5" calcext:value-type="float">
            <text:p>22.5</text:p>
          </table:table-cell>
          <table:table-cell office:value-type="float" office:value="18.81" calcext:value-type="float">
            <text:p>18.81</text:p>
          </table:table-cell>
          <table:table-cell office:value-type="float" office:value="15.25" calcext:value-type="float">
            <text:p>15.25</text:p>
          </table:table-cell>
          <table:table-cell office:value-type="float" office:value="11.51" calcext:value-type="float">
            <text:p>11.51</text:p>
          </table:table-cell>
          <table:table-cell office:value-type="float" office:value="8.299" calcext:value-type="float">
            <text:p>8.299</text:p>
          </table:table-cell>
          <table:table-cell office:value-type="float" office:value="5.396" calcext:value-type="float">
            <text:p>5.396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(3)-(2)</text:p>
          </table:table-cell>
          <table:table-cell office:value-type="float" office:value="4" calcext:value-type="float">
            <text:p>4</text:p>
          </table:table-cell>
          <table:table-cell office:value-type="float" office:value="369.4" calcext:value-type="float">
            <text:p>369.4</text:p>
          </table:table-cell>
          <table:table-cell office:value-type="float" office:value="335.4" calcext:value-type="float">
            <text:p>335.4</text:p>
          </table:table-cell>
          <table:table-cell office:value-type="float" office:value="296.4" calcext:value-type="float">
            <text:p>296.4</text:p>
          </table:table-cell>
          <table:table-cell office:value-type="float" office:value="260.8" calcext:value-type="float">
            <text:p>260.8</text:p>
          </table:table-cell>
          <table:table-cell office:value-type="float" office:value="225.7" calcext:value-type="float">
            <text:p>225.7</text:p>
          </table:table-cell>
          <table:table-cell office:value-type="float" office:value="198" calcext:value-type="float">
            <text:p>198</text:p>
          </table:table-cell>
          <table:table-cell office:value-type="float" office:value="175.5" calcext:value-type="float">
            <text:p>175.5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(3)O(6)-(2)</text:p>
          </table:table-cell>
          <table:table-cell office:value-type="float" office:value="4" calcext:value-type="float">
            <text:p>4</text:p>
          </table:table-cell>
          <table:table-cell office:value-type="float" office:value="161.3" calcext:value-type="float">
            <text:p>161.3</text:p>
          </table:table-cell>
          <table:table-cell office:value-type="float" office:value="146.1" calcext:value-type="float">
            <text:p>146.1</text:p>
          </table:table-cell>
          <table:table-cell office:value-type="float" office:value="128" calcext:value-type="float">
            <text:p>128</text:p>
          </table:table-cell>
          <table:table-cell office:value-type="float" office:value="110.8" calcext:value-type="float">
            <text:p>110.8</text:p>
          </table:table-cell>
          <table:table-cell office:value-type="float" office:value="93.15" calcext:value-type="float">
            <text:p>93.15</text:p>
          </table:table-cell>
          <table:table-cell office:value-type="float" office:value="78.45" calcext:value-type="float">
            <text:p>78.45</text:p>
          </table:table-cell>
          <table:table-cell office:value-type="float" office:value="65.73" calcext:value-type="float">
            <text:p>65.73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(4)-(2)</text:p>
          </table:table-cell>
          <table:table-cell office:value-type="float" office:value="4" calcext:value-type="float">
            <text:p>4</text:p>
          </table:table-cell>
          <table:table-cell office:value-type="float" office:value="471.4" calcext:value-type="float">
            <text:p>471.4</text:p>
          </table:table-cell>
          <table:table-cell office:value-type="float" office:value="427.8" calcext:value-type="float">
            <text:p>427.8</text:p>
          </table:table-cell>
          <table:table-cell office:value-type="float" office:value="377.6" calcext:value-type="float">
            <text:p>377.6</text:p>
          </table:table-cell>
          <table:table-cell office:value-type="float" office:value="331.8" calcext:value-type="float">
            <text:p>331.8</text:p>
          </table:table-cell>
          <table:table-cell office:value-type="float" office:value="286.7" calcext:value-type="float">
            <text:p>286.7</text:p>
          </table:table-cell>
          <table:table-cell office:value-type="float" office:value="250.9" calcext:value-type="float">
            <text:p>250.9</text:p>
          </table:table-cell>
          <table:table-cell office:value-type="float" office:value="221.9" calcext:value-type="float">
            <text:p>221.9</text:p>
          </table:table-cell>
          <table:table-cell office:value-type="float" office:value="197.6" calcext:value-type="float">
            <text:p>19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(4)O(6)-(2)</text:p>
          </table:table-cell>
          <table:table-cell office:value-type="float" office:value="4" calcext:value-type="float">
            <text:p>4</text:p>
          </table:table-cell>
          <table:table-cell office:value-type="float" office:value="248.7" calcext:value-type="float">
            <text:p>248.7</text:p>
          </table:table-cell>
          <table:table-cell office:value-type="float" office:value="224.9" calcext:value-type="float">
            <text:p>224.9</text:p>
          </table:table-cell>
          <table:table-cell office:value-type="float" office:value="196.4" calcext:value-type="float">
            <text:p>196.4</text:p>
          </table:table-cell>
          <table:table-cell office:value-type="float" office:value="169.4" calcext:value-type="float">
            <text:p>169.4</text:p>
          </table:table-cell>
          <table:table-cell office:value-type="float" office:value="141.6" calcext:value-type="float">
            <text:p>141.6</text:p>
          </table:table-cell>
          <table:table-cell office:value-type="float" office:value="118.4" calcext:value-type="float">
            <text:p>118.4</text:p>
          </table:table-cell>
          <table:table-cell office:value-type="float" office:value="98.27" calcext:value-type="float">
            <text:p>98.27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(5)-(2)</text:p>
          </table:table-cell>
          <table:table-cell office:value-type="float" office:value="4" calcext:value-type="float">
            <text:p>4</text:p>
          </table:table-cell>
          <table:table-cell office:value-type="float" office:value="573.7" calcext:value-type="float">
            <text:p>573.7</text:p>
          </table:table-cell>
          <table:table-cell office:value-type="float" office:value="520.4" calcext:value-type="float">
            <text:p>520.4</text:p>
          </table:table-cell>
          <table:table-cell office:value-type="float" office:value="459.1" calcext:value-type="float">
            <text:p>459.1</text:p>
          </table:table-cell>
          <table:table-cell office:value-type="float" office:value="403.1" calcext:value-type="float">
            <text:p>403.1</text:p>
          </table:table-cell>
          <table:table-cell office:value-type="float" office:value="347.8" calcext:value-type="float">
            <text:p>347.8</text:p>
          </table:table-cell>
          <table:table-cell office:value-type="float" office:value="304" calcext:value-type="float">
            <text:p>304</text:p>
          </table:table-cell>
          <table:table-cell office:value-type="float" office:value="268.3" calcext:value-type="float">
            <text:p>268.3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(5)O(6)-(2)</text:p>
          </table:table-cell>
          <table:table-cell office:value-type="float" office:value="4" calcext:value-type="float">
            <text:p>4</text:p>
          </table:table-cell>
          <table:table-cell office:value-type="float" office:value="366.6" calcext:value-type="float">
            <text:p>366.6</text:p>
          </table:table-cell>
          <table:table-cell office:value-type="float" office:value="332.5" calcext:value-type="float">
            <text:p>332.5</text:p>
          </table:table-cell>
          <table:table-cell office:value-type="float" office:value="291.9" calcext:value-type="float">
            <text:p>291.9</text:p>
          </table:table-cell>
          <table:table-cell office:value-type="float" office:value="253.5" calcext:value-type="float">
            <text:p>253.5</text:p>
          </table:table-cell>
          <table:table-cell office:value-type="float" office:value="214" calcext:value-type="float">
            <text:p>214</text:p>
          </table:table-cell>
          <table:table-cell office:value-type="float" office:value="181.2" calcext:value-type="float">
            <text:p>181.2</text:p>
          </table:table-cell>
          <table:table-cell office:value-type="float" office:value="152.9" calcext:value-type="float">
            <text:p>152.9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50.9" calcext:value-type="float">
            <text:p>50.9</text:p>
          </table:table-cell>
          <table:table-cell office:value-type="float" office:value="46.62" calcext:value-type="float">
            <text:p>46.62</text:p>
          </table:table-cell>
          <table:table-cell office:value-type="float" office:value="41.67" calcext:value-type="float">
            <text:p>41.67</text:p>
          </table:table-cell>
          <table:table-cell office:value-type="float" office:value="37.12" calcext:value-type="float">
            <text:p>37.12</text:p>
          </table:table-cell>
          <table:table-cell office:value-type="float" office:value="32.61" calcext:value-type="float">
            <text:p>32.61</text:p>
          </table:table-cell>
          <table:table-cell office:value-type="float" office:value="29.02" calcext:value-type="float">
            <text:p>29.02</text:p>
          </table:table-cell>
          <table:table-cell office:value-type="float" office:value="26.1" calcext:value-type="float">
            <text:p>26.1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(OH)2+</text:p>
          </table:table-cell>
          <table:table-cell office:value-type="string" calcext:value-type="string">
            <text:p>Al(1)O(2)H(2)+(1)</text:p>
          </table:table-cell>
          <table:table-cell office:value-type="float" office:value="4" calcext:value-type="float">
            <text:p>4</text:p>
          </table:table-cell>
          <table:table-cell office:value-type="float" office:value="12.14" calcext:value-type="float">
            <text:p>12.14</text:p>
          </table:table-cell>
          <table:table-cell office:value-type="float" office:value="10.59" calcext:value-type="float">
            <text:p>10.59</text:p>
          </table:table-cell>
          <table:table-cell office:value-type="float" office:value="8.745" calcext:value-type="float">
            <text:p>8.745</text:p>
          </table:table-cell>
          <table:table-cell office:value-type="float" office:value="6.982" calcext:value-type="float">
            <text:p>6.982</text:p>
          </table:table-cell>
          <table:table-cell office:value-type="float" office:value="5.146" calcext:value-type="float">
            <text:p>5.146</text:p>
          </table:table-cell>
          <table:table-cell office:value-type="float" office:value="3.586" calcext:value-type="float">
            <text:p>3.586</text:p>
          </table:table-cell>
          <table:table-cell office:value-type="float" office:value="2.202" calcext:value-type="float">
            <text:p>2.202</text:p>
          </table:table-cell>
          <table:table-cell office:value-type="float" office:value="0.9295" calcext:value-type="float">
            <text:p>0.92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(SO4)2-</text:p>
          </table:table-cell>
          <table:table-cell office:value-type="string" calcext:value-type="string">
            <text:p>Al(1)S(2)O(8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.9" calcext:value-type="float">
            <text:p>-4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13O4(OH)24(7+)</text:p>
          </table:table-cell>
          <table:table-cell office:value-type="string" calcext:value-type="string">
            <text:p>Al(13)O(28)H(24)+(7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98.73" calcext:value-type="float">
            <text:p>98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2(OH)2+4</text:p>
          </table:table-cell>
          <table:table-cell office:value-type="string" calcext:value-type="string">
            <text:p>Al(2)O(2)H(2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7.69" calcext:value-type="float">
            <text:p>7.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3(OH)4(5+)</text:p>
          </table:table-cell>
          <table:table-cell office:value-type="string" calcext:value-type="string">
            <text:p>Al(3)O(4)H(4)+(5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3.88" calcext:value-type="float">
            <text:p>13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+2</text:p>
          </table:table-cell>
          <table:table-cell office:value-type="string" calcext:value-type="string">
            <text:p>Al(1)F(1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7" calcext:value-type="float">
            <text:p>-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2+</text:p>
          </table:table-cell>
          <table:table-cell office:value-type="string" calcext:value-type="string">
            <text:p>Al(1)F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2.6" calcext:value-type="float">
            <text:p>-12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3(aq)</text:p>
          </table:table-cell>
          <table:table-cell office:value-type="string" calcext:value-type="string">
            <text:p>Al(1)F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6.7" calcext:value-type="float">
            <text:p>-16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4-</text:p>
          </table:table-cell>
          <table:table-cell office:value-type="string" calcext:value-type="string">
            <text:p>Al(1)F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9.1" calcext:value-type="float">
            <text:p>-19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H2PO4+2</text:p>
          </table:table-cell>
          <table:table-cell office:value-type="string" calcext:value-type="string">
            <text:p>Al(1)P(1)O(4)H(2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3.1" calcext:value-type="float">
            <text:p>-3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HPO4+</text:p>
          </table:table-cell>
          <table:table-cell office:value-type="string" calcext:value-type="string">
            <text:p>Al(1)P(1)O(4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4" calcext:value-type="float">
            <text:p>-7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O2-</text:p>
          </table:table-cell>
          <table:table-cell office:value-type="string" calcext:value-type="string">
            <text:p>Al(1)O(2)-(1)</text:p>
          </table:table-cell>
          <table:table-cell office:value-type="float" office:value="4" calcext:value-type="float">
            <text:p>4</text:p>
          </table:table-cell>
          <table:table-cell office:value-type="float" office:value="25.79" calcext:value-type="float">
            <text:p>25.79</text:p>
          </table:table-cell>
          <table:table-cell office:value-type="float" office:value="22.88" calcext:value-type="float">
            <text:p>22.88</text:p>
          </table:table-cell>
          <table:table-cell office:value-type="float" office:value="19.57" calcext:value-type="float">
            <text:p>19.57</text:p>
          </table:table-cell>
          <table:table-cell office:value-type="float" office:value="16.58" calcext:value-type="float">
            <text:p>16.58</text:p>
          </table:table-cell>
          <table:table-cell office:value-type="float" office:value="13.68" calcext:value-type="float">
            <text:p>13.68</text:p>
          </table:table-cell>
          <table:table-cell office:value-type="float" office:value="11.41" calcext:value-type="float">
            <text:p>11.41</text:p>
          </table:table-cell>
          <table:table-cell office:value-type="float" office:value="9.598" calcext:value-type="float">
            <text:p>9.598</text:p>
          </table:table-cell>
          <table:table-cell office:value-type="float" office:value="8.167" calcext:value-type="float">
            <text:p>8.1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4.5" calcext:value-type="float">
            <text:p>4.5</text:p>
          </table:table-cell>
          <table:table-cell office:value-type="float" office:value="5.726" calcext:value-type="float">
            <text:p>5.726</text:p>
          </table:table-cell>
          <table:table-cell office:value-type="float" office:value="4.957" calcext:value-type="float">
            <text:p>4.957</text:p>
          </table:table-cell>
          <table:table-cell office:value-type="float" office:value="4.003" calcext:value-type="float">
            <text:p>4.003</text:p>
          </table:table-cell>
          <table:table-cell office:value-type="float" office:value="3.063" calcext:value-type="float">
            <text:p>3.063</text:p>
          </table:table-cell>
          <table:table-cell office:value-type="float" office:value="2.052" calcext:value-type="float">
            <text:p>2.052</text:p>
          </table:table-cell>
          <table:table-cell office:value-type="float" office:value="1.167" calcext:value-type="float">
            <text:p>1.167</text:p>
          </table:table-cell>
          <table:table-cell office:value-type="float" office:value="0.3661" calcext:value-type="float">
            <text:p>0.3661</text:p>
          </table:table-cell>
          <table:table-cell office:value-type="float" office:value="-0.3794" calcext:value-type="float">
            <text:p>-0.37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SO4+</text:p>
          </table:table-cell>
          <table:table-cell office:value-type="string" calcext:value-type="string">
            <text:p>Al(1)S(1)O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3.01" calcext:value-type="float">
            <text:p>-3.0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(OH)3(aq)</text:p>
          </table:table-cell>
          <table:table-cell office:value-type="string" calcext:value-type="string">
            <text:p>As(1)O(3)H(3)</text:p>
          </table:table-cell>
          <table:table-cell office:value-type="float" office:value="3" calcext:value-type="float">
            <text:p>3</text:p>
          </table:table-cell>
          <table:table-cell office:value-type="float" office:value="23.85" calcext:value-type="float">
            <text:p>23.85</text:p>
          </table:table-cell>
          <table:table-cell office:value-type="float" office:value="21.33" calcext:value-type="float">
            <text:p>21.33</text:p>
          </table:table-cell>
          <table:table-cell office:value-type="float" office:value="18.28" calcext:value-type="float">
            <text:p>18.28</text:p>
          </table:table-cell>
          <table:table-cell office:value-type="float" office:value="15.35" calcext:value-type="float">
            <text:p>15.35</text:p>
          </table:table-cell>
          <table:table-cell office:value-type="float" office:value="12.23" calcext:value-type="float">
            <text:p>12.23</text:p>
          </table:table-cell>
          <table:table-cell office:value-type="float" office:value="9.482" calcext:value-type="float">
            <text:p>9.4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O2-</text:p>
          </table:table-cell>
          <table:table-cell office:value-type="string" calcext:value-type="string">
            <text:p>As(1)O(2)-(1)</text:p>
          </table:table-cell>
          <table:table-cell office:value-type="float" office:value="4" calcext:value-type="float">
            <text:p>4</text:p>
          </table:table-cell>
          <table:table-cell office:value-type="float" office:value="33.56" calcext:value-type="float">
            <text:p>33.56</text:p>
          </table:table-cell>
          <table:table-cell office:value-type="float" office:value="30.52" calcext:value-type="float">
            <text:p>30.52</text:p>
          </table:table-cell>
          <table:table-cell office:value-type="float" office:value="27.1" calcext:value-type="float">
            <text:p>27.1</text:p>
          </table:table-cell>
          <table:table-cell office:value-type="float" office:value="24.06" calcext:value-type="float">
            <text:p>24.06</text:p>
          </table:table-cell>
          <table:table-cell office:value-type="float" office:value="21.14" calcext:value-type="float">
            <text:p>21.14</text:p>
          </table:table-cell>
          <table:table-cell office:value-type="float" office:value="18.92" calcext:value-type="float">
            <text:p>18.9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O2OH-2</text:p>
          </table:table-cell>
          <table:table-cell office:value-type="string" calcext:value-type="string">
            <text:p>As(1)O(3)H(1)-(2)</text:p>
          </table:table-cell>
          <table:table-cell office:value-type="float" office:value="4" calcext:value-type="float">
            <text:p>4</text:p>
          </table:table-cell>
          <table:table-cell office:value-type="float" office:value="45.01" calcext:value-type="float">
            <text:p>45.01</text:p>
          </table:table-cell>
          <table:table-cell office:value-type="float" office:value="41.55" calcext:value-type="float">
            <text:p>41.55</text:p>
          </table:table-cell>
          <table:table-cell office:value-type="float" office:value="37.65" calcext:value-type="float">
            <text:p>37.65</text:p>
          </table:table-cell>
          <table:table-cell office:value-type="float" office:value="34.15" calcext:value-type="float">
            <text:p>34.15</text:p>
          </table:table-cell>
          <table:table-cell office:value-type="float" office:value="30.78" calcext:value-type="float">
            <text:p>30.78</text:p>
          </table:table-cell>
          <table:table-cell office:value-type="float" office:value="28.19" calcext:value-type="float">
            <text:p>28.19</text:p>
          </table:table-cell>
          <table:table-cell office:value-type="float" office:value="26.12" calcext:value-type="float">
            <text:p>26.12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O3F-2</text:p>
          </table:table-cell>
          <table:table-cell office:value-type="string" calcext:value-type="string">
            <text:p>F(1)As(1)O(3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0.25" calcext:value-type="float">
            <text:p>-40.2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O4-3</text:p>
          </table:table-cell>
          <table:table-cell office:value-type="string" calcext:value-type="string">
            <text:p>As(1)O(4)-(3)</text:p>
          </table:table-cell>
          <table:table-cell office:value-type="float" office:value="4" calcext:value-type="float">
            <text:p>4</text:p>
          </table:table-cell>
          <table:table-cell office:value-type="float" office:value="18.8" calcext:value-type="float">
            <text:p>18.8</text:p>
          </table:table-cell>
          <table:table-cell office:value-type="float" office:value="18.36" calcext:value-type="float">
            <text:p>18.36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2" calcext:value-type="float">
            <text:p>18.12</text:p>
          </table:table-cell>
          <table:table-cell office:value-type="float" office:value="18.35" calcext:value-type="float">
            <text:p>18.3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8" calcext:value-type="float">
            <text:p>19.28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2O(OH)5-</text:p>
          </table:table-cell>
          <table:table-cell office:value-type="string" calcext:value-type="string">
            <text:p>B(2)O(6)H(5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8.69" calcext:value-type="float">
            <text:p>18.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F2(OH)2-</text:p>
          </table:table-cell>
          <table:table-cell office:value-type="string" calcext:value-type="string">
            <text:p>F(2)B(1)O(2)H(2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6.617" calcext:value-type="float">
            <text:p>-6.6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F3OH-</text:p>
          </table:table-cell>
          <table:table-cell office:value-type="string" calcext:value-type="string">
            <text:p>F(3)B(1)O(1)H(1)-(1)</text:p>
          </table:table-cell>
          <table:table-cell office:value-type="float" office:value="4" calcext:value-type="float">
            <text:p>4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3.19" calcext:value-type="float">
            <text:p>-13.19</text:p>
          </table:table-cell>
          <table:table-cell office:value-type="float" office:value="-9.53" calcext:value-type="float">
            <text:p>-9.53</text:p>
          </table:table-cell>
          <table:table-cell office:value-type="float" office:value="-5.27" calcext:value-type="float">
            <text:p>-5.27</text:p>
          </table:table-cell>
          <table:table-cell office:value-type="float" office:value="0.0564" calcext:value-type="float">
            <text:p>0.0564</text:p>
          </table:table-cell>
          <table:table-cell office:value-type="float" office:value="5.292" calcext:value-type="float">
            <text:p>5.292</text:p>
          </table:table-cell>
          <table:table-cell office:value-type="float" office:value="10.42" calcext:value-type="float">
            <text:p>10.42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F4-</text:p>
          </table:table-cell>
          <table:table-cell office:value-type="string" calcext:value-type="string">
            <text:p>F(4)B(1)-(1)</text:p>
          </table:table-cell>
          <table:table-cell office:value-type="float" office:value="4" calcext:value-type="float">
            <text:p>4</text:p>
          </table:table-cell>
          <table:table-cell office:value-type="float" office:value="-18.42" calcext:value-type="float">
            <text:p>-18.42</text:p>
          </table:table-cell>
          <table:table-cell office:value-type="float" office:value="-18" calcext:value-type="float">
            <text:p>-18</text:p>
          </table:table-cell>
          <table:table-cell office:value-type="float" office:value="-17.87" calcext:value-type="float">
            <text:p>-17.87</text:p>
          </table:table-cell>
          <table:table-cell office:value-type="float" office:value="-18.07" calcext:value-type="float">
            <text:p>-18.07</text:p>
          </table:table-cell>
          <table:table-cell office:value-type="float" office:value="-18.69" calcext:value-type="float">
            <text:p>-18.69</text:p>
          </table:table-cell>
          <table:table-cell office:value-type="float" office:value="-19.65" calcext:value-type="float">
            <text:p>-19.65</text:p>
          </table:table-cell>
          <table:table-cell office:value-type="float" office:value="-20.95" calcext:value-type="float">
            <text:p>-20.95</text:p>
          </table:table-cell>
          <table:table-cell office:value-type="float" office:value="-22.74" calcext:value-type="float">
            <text:p>-22.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2-</text:p>
          </table:table-cell>
          <table:table-cell office:value-type="string" calcext:value-type="string">
            <text:p>B(1)O(2)-(1)</text:p>
          </table:table-cell>
          <table:table-cell office:value-type="float" office:value="4" calcext:value-type="float">
            <text:p>4</text:p>
          </table:table-cell>
          <table:table-cell office:value-type="float" office:value="9.543" calcext:value-type="float">
            <text:p>9.543</text:p>
          </table:table-cell>
          <table:table-cell office:value-type="float" office:value="9.245" calcext:value-type="float">
            <text:p>9.245</text:p>
          </table:table-cell>
          <table:table-cell office:value-type="float" office:value="8.983" calcext:value-type="float">
            <text:p>8.983</text:p>
          </table:table-cell>
          <table:table-cell office:value-type="float" office:value="8.814" calcext:value-type="float">
            <text:p>8.814</text:p>
          </table:table-cell>
          <table:table-cell office:value-type="float" office:value="8.733" calcext:value-type="float">
            <text:p>8.733</text:p>
          </table:table-cell>
          <table:table-cell office:value-type="float" office:value="8.773" calcext:value-type="float">
            <text:p>8.773</text:p>
          </table:table-cell>
          <table:table-cell office:value-type="float" office:value="8.938" calcext:value-type="float">
            <text:p>8.938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B(OH)4+</text:p>
          </table:table-cell>
          <table:table-cell office:value-type="string" calcext:value-type="string">
            <text:p>B(1)Ba(1)O(4)H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801" calcext:value-type="float">
            <text:p>7.80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C(1)Ba(1)O(3)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7.683" calcext:value-type="float">
            <text:p>7.683</text:p>
          </table:table-cell>
          <table:table-cell office:value-type="float" office:value="7.115" calcext:value-type="float">
            <text:p>7.115</text:p>
          </table:table-cell>
          <table:table-cell office:value-type="float" office:value="6.61" calcext:value-type="float">
            <text:p>6.61</text:p>
          </table:table-cell>
          <table:table-cell office:value-type="float" office:value="6.103" calcext:value-type="float">
            <text:p>6.103</text:p>
          </table:table-cell>
          <table:table-cell office:value-type="float" office:value="5.65" calcext:value-type="float">
            <text:p>5.65</text:p>
          </table:table-cell>
          <table:table-cell office:value-type="float" office:value="5.174" calcext:value-type="float">
            <text:p>5.174</text:p>
          </table:table-cell>
          <table:table-cell office:value-type="float" office:value="4.567" calcext:value-type="float">
            <text:p>4.5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+</text:p>
          </table:table-cell>
          <table:table-cell office:value-type="string" calcext:value-type="string">
            <text:p>Cl(1)Ba(1)+(1)</text:p>
          </table:table-cell>
          <table:table-cell office:value-type="float" office:value="4" calcext:value-type="float">
            <text:p>4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349" calcext:value-type="float">
            <text:p>0.2349</text:p>
          </table:table-cell>
          <table:table-cell office:value-type="float" office:value="-0.1195" calcext:value-type="float">
            <text:p>-0.1195</text:p>
          </table:table-cell>
          <table:table-cell office:value-type="float" office:value="-0.6174" calcext:value-type="float">
            <text:p>-0.6174</text:p>
          </table:table-cell>
          <table:table-cell office:value-type="float" office:value="-1.177" calcext:value-type="float">
            <text:p>-1.177</text:p>
          </table:table-cell>
          <table:table-cell office:value-type="float" office:value="-1.825" calcext:value-type="float">
            <text:p>-1.825</text:p>
          </table:table-cell>
          <table:table-cell office:value-type="float" office:value="-2.635" calcext:value-type="float">
            <text:p>-2.6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F(1)Ba(1)+(1)</text:p>
          </table:table-cell>
          <table:table-cell office:value-type="float" office:value="4" calcext:value-type="float">
            <text:p>4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1833" calcext:value-type="float">
            <text:p>0.1833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3562" calcext:value-type="float">
            <text:p>-0.3562</text:p>
          </table:table-cell>
          <table:table-cell office:value-type="float" office:value="-0.8099" calcext:value-type="float">
            <text:p>-0.8099</text:p>
          </table:table-cell>
          <table:table-cell office:value-type="float" office:value="-1.328" calcext:value-type="float">
            <text:p>-1.328</text:p>
          </table:table-cell>
          <table:table-cell office:value-type="float" office:value="-1.937" calcext:value-type="float">
            <text:p>-1.937</text:p>
          </table:table-cell>
          <table:table-cell office:value-type="float" office:value="-2.706" calcext:value-type="float">
            <text:p>-2.7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NO3+</text:p>
          </table:table-cell>
          <table:table-cell office:value-type="string" calcext:value-type="string">
            <text:p>N(1)Ba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9" calcext:value-type="float">
            <text:p>-0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OH+</text:p>
          </table:table-cell>
          <table:table-cell office:value-type="string" calcext:value-type="string">
            <text:p>Ba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47" calcext:value-type="float">
            <text:p>13.4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2(aq)</text:p>
          </table:table-cell>
          <table:table-cell office:value-type="string" calcext:value-type="string">
            <text:p>C(1)O(2)</text:p>
          </table:table-cell>
          <table:table-cell office:value-type="float" office:value="3" calcext:value-type="float">
            <text:p>3</text:p>
          </table:table-cell>
          <table:table-cell office:value-type="float" office:value="-6.58" calcext:value-type="float">
            <text:p>-6.58</text:p>
          </table:table-cell>
          <table:table-cell office:value-type="float" office:value="-6.345" calcext:value-type="float">
            <text:p>-6.345</text:p>
          </table:table-cell>
          <table:table-cell office:value-type="float" office:value="-6.268" calcext:value-type="float">
            <text:p>-6.268</text:p>
          </table:table-cell>
          <table:table-cell office:value-type="float" office:value="-6.388" calcext:value-type="float">
            <text:p>-6.388</text:p>
          </table:table-cell>
          <table:table-cell office:value-type="float" office:value="-6.723" calcext:value-type="float">
            <text:p>-6.723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787" calcext:value-type="float">
            <text:p>-7.787</text:p>
          </table:table-cell>
          <table:table-cell office:value-type="float" office:value="-8.528" calcext:value-type="float">
            <text:p>-8.5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10.62" calcext:value-type="float">
            <text:p>10.62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2" calcext:value-type="float">
            <text:p>10.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87" calcext:value-type="float">
            <text:p>10.87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B(OH)4+</text:p>
          </table:table-cell>
          <table:table-cell office:value-type="string" calcext:value-type="string">
            <text:p>Ca(1)B(1)O(4)H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422" calcext:value-type="float">
            <text:p>7.4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</text:p>
          </table:table-cell>
          <table:table-cell office:value-type="float" office:value="3" calcext:value-type="float">
            <text:p>3</text:p>
          </table:table-cell>
          <table:table-cell office:value-type="float" office:value="7.502" calcext:value-type="float">
            <text:p>7.502</text:p>
          </table:table-cell>
          <table:table-cell office:value-type="float" office:value="7.002" calcext:value-type="float">
            <text:p>7.002</text:p>
          </table:table-cell>
          <table:table-cell office:value-type="float" office:value="6.452" calcext:value-type="float">
            <text:p>6.452</text:p>
          </table:table-cell>
          <table:table-cell office:value-type="float" office:value="5.964" calcext:value-type="float">
            <text:p>5.964</text:p>
          </table:table-cell>
          <table:table-cell office:value-type="float" office:value="5.468" calcext:value-type="float">
            <text:p>5.468</text:p>
          </table:table-cell>
          <table:table-cell office:value-type="float" office:value="5.019" calcext:value-type="float">
            <text:p>5.019</text:p>
          </table:table-cell>
          <table:table-cell office:value-type="float" office:value="4.535" calcext:value-type="float">
            <text:p>4.535</text:p>
          </table:table-cell>
          <table:table-cell office:value-type="float" office:value="3.912" calcext:value-type="float">
            <text:p>3.9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4" calcext:value-type="float">
            <text:p>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3566" calcext:value-type="float">
            <text:p>0.3566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-0.5332" calcext:value-type="float">
            <text:p>-0.5332</text:p>
          </table:table-cell>
          <table:table-cell office:value-type="float" office:value="-1.135" calcext:value-type="float">
            <text:p>-1.135</text:p>
          </table:table-cell>
          <table:table-cell office:value-type="float" office:value="-1.907" calcext:value-type="float">
            <text:p>-1.9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3811" calcext:value-type="float">
            <text:p>0.3811</text:p>
          </table:table-cell>
          <table:table-cell office:value-type="float" office:value="-0.1593" calcext:value-type="float">
            <text:p>-0.1593</text:p>
          </table:table-cell>
          <table:table-cell office:value-type="float" office:value="-0.9109" calcext:value-type="float">
            <text:p>-0.9109</text:p>
          </table:table-cell>
          <table:table-cell office:value-type="float" office:value="-1.895" calcext:value-type="float">
            <text:p>-1.895</text:p>
          </table:table-cell>
          <table:table-cell office:value-type="float" office:value="-3.235" calcext:value-type="float">
            <text:p>-3.2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F+</text:p>
          </table:table-cell>
          <table:table-cell office:value-type="string" calcext:value-type="string">
            <text:p>Ca(1)F(1)+(1)</text:p>
          </table:table-cell>
          <table:table-cell office:value-type="float" office:value="4" calcext:value-type="float">
            <text:p>4</text:p>
          </table:table-cell>
          <table:table-cell office:value-type="float" office:value="-0.6545" calcext:value-type="float">
            <text:p>-0.6545</text:p>
          </table:table-cell>
          <table:table-cell office:value-type="float" office:value="-0.6817" calcext:value-type="float">
            <text:p>-0.6817</text:p>
          </table:table-cell>
          <table:table-cell office:value-type="float" office:value="-0.8623" calcext:value-type="float">
            <text:p>-0.8623</text:p>
          </table:table-cell>
          <table:table-cell office:value-type="float" office:value="-1.17" calcext:value-type="float">
            <text:p>-1.17</text:p>
          </table:table-cell>
          <table:table-cell office:value-type="float" office:value="-1.649" calcext:value-type="float">
            <text:p>-1.649</text:p>
          </table:table-cell>
          <table:table-cell office:value-type="float" office:value="-2.215" calcext:value-type="float">
            <text:p>-2.215</text:p>
          </table:table-cell>
          <table:table-cell office:value-type="float" office:value="-2.884" calcext:value-type="float">
            <text:p>-2.884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H2PO4+</text:p>
          </table:table-cell>
          <table:table-cell office:value-type="string" calcext:value-type="string">
            <text:p>Ca(1)P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4" calcext:value-type="float">
            <text:p>-1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C(1)O(3)H(1)+(1)</text:p>
          </table:table-cell>
          <table:table-cell office:value-type="float" office:value="4" calcext:value-type="float">
            <text:p>4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47" calcext:value-type="float">
            <text:p>-1.047</text:p>
          </table:table-cell>
          <table:table-cell office:value-type="float" office:value="-1.159" calcext:value-type="float">
            <text:p>-1.159</text:p>
          </table:table-cell>
          <table:table-cell office:value-type="float" office:value="-1.418" calcext:value-type="float">
            <text:p>-1.418</text:p>
          </table:table-cell>
          <table:table-cell office:value-type="float" office:value="-1.859" calcext:value-type="float">
            <text:p>-1.859</text:p>
          </table:table-cell>
          <table:table-cell office:value-type="float" office:value="-2.4" calcext:value-type="float">
            <text:p>-2.4</text:p>
          </table:table-cell>
          <table:table-cell office:value-type="float" office:value="-3.051" calcext:value-type="float">
            <text:p>-3.051</text:p>
          </table:table-cell>
          <table:table-cell office:value-type="float" office:value="-3.873" calcext:value-type="float">
            <text:p>-3.8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HPO4(aq)</text:p>
          </table:table-cell>
          <table:table-cell office:value-type="string" calcext:value-type="string">
            <text:p>Ca(1)P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74" calcext:value-type="float">
            <text:p>-2.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NO3+_orig</text:p>
          </table:table-cell>
          <table:table-cell office:value-type="string" calcext:value-type="string">
            <text:p>Ca(1)N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" calcext:value-type="float">
            <text:p>-0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NO3+</text:p>
          </table:table-cell>
          <table:table-cell office:value-type="string" calcext:value-type="string">
            <text:p>Ca(1)N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" calcext:value-type="float">
            <text:p>-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NO3+</text:p>
          </table:table-cell>
          <table:table-cell office:value-type="string" calcext:value-type="string">
            <text:p>Mg(1)N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" calcext:value-type="float">
            <text:p>-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2.85" calcext:value-type="float">
            <text:p>12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P2O7-2</text:p>
          </table:table-cell>
          <table:table-cell office:value-type="string" calcext:value-type="string">
            <text:p>Ca(1)P(2)O(7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3.054" calcext:value-type="float">
            <text:p>-3.0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PO4-</text:p>
          </table:table-cell>
          <table:table-cell office:value-type="string" calcext:value-type="string">
            <text:p>Ca(1)P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862" calcext:value-type="float">
            <text:p>5.8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SO4(aq)</text:p>
          </table:table-cell>
          <table:table-cell office:value-type="string" calcext:value-type="string">
            <text:p>Ca(1)S(1)O(4)</text:p>
          </table:table-cell>
          <table:table-cell office:value-type="float" office:value="3" calcext:value-type="float">
            <text:p>3</text:p>
          </table:table-cell>
          <table:table-cell office:value-type="float" office:value="-2.071" calcext:value-type="float">
            <text:p>-2.071</text:p>
          </table:table-cell>
          <table:table-cell office:value-type="float" office:value="-2.111" calcext:value-type="float">
            <text:p>-2.111</text:p>
          </table:table-cell>
          <table:table-cell office:value-type="float" office:value="-2.265" calcext:value-type="float">
            <text:p>-2.265</text:p>
          </table:table-cell>
          <table:table-cell office:value-type="float" office:value="-2.511" calcext:value-type="float">
            <text:p>-2.511</text:p>
          </table:table-cell>
          <table:table-cell office:value-type="float" office:value="-2.91" calcext:value-type="float">
            <text:p>-2.91</text:p>
          </table:table-cell>
          <table:table-cell office:value-type="float" office:value="-3.433" calcext:value-type="float">
            <text:p>-3.433</text:p>
          </table:table-cell>
          <table:table-cell office:value-type="float" office:value="-4.142" calcext:value-type="float">
            <text:p>-4.142</text:p>
          </table:table-cell>
          <table:table-cell office:value-type="float" office:value="-5.185" calcext:value-type="float">
            <text:p>-5.1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(OH)2+</text:p>
          </table:table-cell>
          <table:table-cell office:value-type="string" calcext:value-type="string">
            <text:p>Cr(1)O(2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316" calcext:value-type="float">
            <text:p>1.3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(OH)3(aq)</text:p>
          </table:table-cell>
          <table:table-cell office:value-type="string" calcext:value-type="string">
            <text:p>Cr(1)O(3)H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.616" calcext:value-type="float">
            <text:p>9.6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(OH)4-</text:p>
          </table:table-cell>
          <table:table-cell office:value-type="string" calcext:value-type="string">
            <text:p>Cr(1)O(4)H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.02" calcext:value-type="float">
            <text:p>19.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2(OH)2+4</text:p>
          </table:table-cell>
          <table:table-cell office:value-type="string" calcext:value-type="string">
            <text:p>Cr(2)O(2)H(2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-11.71" calcext:value-type="float">
            <text:p>-11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2O7-2</text:p>
          </table:table-cell>
          <table:table-cell office:value-type="string" calcext:value-type="string">
            <text:p>Cr(2)O(7)-(2)</text:p>
          </table:table-cell>
          <table:table-cell office:value-type="float" office:value="4" calcext:value-type="float">
            <text:p>4</text:p>
          </table:table-cell>
          <table:table-cell office:value-type="float" office:value="-14.86" calcext:value-type="float">
            <text:p>-14.86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4.4" calcext:value-type="float">
            <text:p>-14.4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5.71" calcext:value-type="float">
            <text:p>-15.71</text:p>
          </table:table-cell>
          <table:table-cell office:value-type="float" office:value="-16.65" calcext:value-type="float">
            <text:p>-16.65</text:p>
          </table:table-cell>
          <table:table-cell office:value-type="float" office:value="-17.92" calcext:value-type="float">
            <text:p>-17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3(OH)4(5+)</text:p>
          </table:table-cell>
          <table:table-cell office:value-type="string" calcext:value-type="string">
            <text:p>Cr(3)O(4)H(4)+(5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-17" calcext:value-type="float">
            <text:p>-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Cl+2</text:p>
          </table:table-cell>
          <table:table-cell office:value-type="string" calcext:value-type="string">
            <text:p>Cl(1)Cr(1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8.235" calcext:value-type="float">
            <text:p>-8.23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Cl2+</text:p>
          </table:table-cell>
          <table:table-cell office:value-type="string" calcext:value-type="string">
            <text:p>Cl(2)Cr(1)+(1)</text:p>
          </table:table-cell>
          <table:table-cell office:value-type="float" office:value="4" calcext:value-type="float">
            <text:p>4</text:p>
          </table:table-cell>
          <table:table-cell office:value-type="float" office:value="-9.39" calcext:value-type="float">
            <text:p>-9.39</text:p>
          </table:table-cell>
          <table:table-cell office:value-type="float" office:value="-8.544" calcext:value-type="float">
            <text:p>-8.544</text:p>
          </table:table-cell>
          <table:table-cell office:value-type="float" office:value="-8.087" calcext:value-type="float">
            <text:p>-8.087</text:p>
          </table:table-cell>
          <table:table-cell office:value-type="float" office:value="-8.212" calcext:value-type="float">
            <text:p>-8.212</text:p>
          </table:table-cell>
          <table:table-cell office:value-type="float" office:value="-9.003" calcext:value-type="float">
            <text:p>-9.003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2.16" calcext:value-type="float">
            <text:p>-12.16</text:p>
          </table:table-cell>
          <table:table-cell office:value-type="float" office:value="-14.69" calcext:value-type="float">
            <text:p>-14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3Cl-</text:p>
          </table:table-cell>
          <table:table-cell office:value-type="string" calcext:value-type="string">
            <text:p>Cl(1)Cr(1)O(3)-(1)</text:p>
          </table:table-cell>
          <table:table-cell office:value-type="float" office:value="4" calcext:value-type="float">
            <text:p>4</text:p>
          </table:table-cell>
          <table:table-cell office:value-type="float" office:value="-7.513" calcext:value-type="float">
            <text:p>-7.513</text:p>
          </table:table-cell>
          <table:table-cell office:value-type="float" office:value="-7.527" calcext:value-type="float">
            <text:p>-7.527</text:p>
          </table:table-cell>
          <table:table-cell office:value-type="float" office:value="-7.788" calcext:value-type="float">
            <text:p>-7.788</text:p>
          </table:table-cell>
          <table:table-cell office:value-type="float" office:value="-8.29" calcext:value-type="float">
            <text:p>-8.29</text:p>
          </table:table-cell>
          <table:table-cell office:value-type="float" office:value="-9.116" calcext:value-type="float">
            <text:p>-9.116</text:p>
          </table:table-cell>
          <table:table-cell office:value-type="float" office:value="-10.14" calcext:value-type="float">
            <text:p>-10.14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3.13" calcext:value-type="float">
            <text:p>-13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H+2</text:p>
          </table:table-cell>
          <table:table-cell office:value-type="string" calcext:value-type="string">
            <text:p>Cr(1)O(1)H(1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4.384" calcext:value-type="float">
            <text:p>-4.3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O3(OH)2-2</text:p>
          </table:table-cell>
          <table:table-cell office:value-type="string" calcext:value-type="string">
            <text:p>C(1)Cu(1)O(5)H(2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3.44" calcext:value-type="float">
            <text:p>23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O3(aq)</text:p>
          </table:table-cell>
          <table:table-cell office:value-type="string" calcext:value-type="string">
            <text:p>C(1)Cu(1)O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373" calcext:value-type="float">
            <text:p>3.3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+</text:p>
          </table:table-cell>
          <table:table-cell office:value-type="string" calcext:value-type="string">
            <text:p>Cl(1)Cu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37" calcext:value-type="float">
            <text:p>-0.4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2(aq)</text:p>
          </table:table-cell>
          <table:table-cell office:value-type="string" calcext:value-type="string">
            <text:p>Cl(2)Cu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0.1585" calcext:value-type="float">
            <text:p>-0.15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2-</text:p>
          </table:table-cell>
          <table:table-cell office:value-type="string" calcext:value-type="string">
            <text:p>Cl(2)Cu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95" calcext:value-type="float">
            <text:p>13.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3-2</text:p>
          </table:table-cell>
          <table:table-cell office:value-type="string" calcext:value-type="string">
            <text:p>Cl(3)Cu(1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14" calcext:value-type="float">
            <text:p>13.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4-2</text:p>
          </table:table-cell>
          <table:table-cell office:value-type="string" calcext:value-type="string">
            <text:p>Cl(4)Cu(1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568" calcext:value-type="float">
            <text:p>4.5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+</text:p>
          </table:table-cell>
          <table:table-cell office:value-type="string" calcext:value-type="string">
            <text:p>F(1)Cu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2" calcext:value-type="float">
            <text:p>-1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H2PO4+</text:p>
          </table:table-cell>
          <table:table-cell office:value-type="string" calcext:value-type="string">
            <text:p>P(1)Cu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8.965" calcext:value-type="float">
            <text:p>-8.96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HPO4(aq)</text:p>
          </table:table-cell>
          <table:table-cell office:value-type="string" calcext:value-type="string">
            <text:p>P(1)Cu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4.06" calcext:value-type="float">
            <text:p>-4.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O2-2</text:p>
          </table:table-cell>
          <table:table-cell office:value-type="string" calcext:value-type="string">
            <text:p>Cu(1)O(2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9.45" calcext:value-type="float">
            <text:p>39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OH+</text:p>
          </table:table-cell>
          <table:table-cell office:value-type="string" calcext:value-type="string">
            <text:p>Cu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287" calcext:value-type="float">
            <text:p>7.2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PO4-</text:p>
          </table:table-cell>
          <table:table-cell office:value-type="string" calcext:value-type="string">
            <text:p>P(1)Cu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.472" calcext:value-type="float">
            <text:p>2.4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SO4(aq)</text:p>
          </table:table-cell>
          <table:table-cell office:value-type="string" calcext:value-type="string">
            <text:p>S(1)Cu(1)O(4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.36" calcext:value-type="float">
            <text:p>-2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2(aq)</text:p>
          </table:table-cell>
          <table:table-cell office:value-type="string" calcext:value-type="string">
            <text:p>Fe(1)O(2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0.6" calcext:value-type="float">
            <text:p>2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2+</text:p>
          </table:table-cell>
          <table:table-cell office:value-type="string" calcext:value-type="string">
            <text:p>Fe(1)O(2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82" calcext:value-type="float">
            <text:p>-2.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3(aq)</text:p>
          </table:table-cell>
          <table:table-cell office:value-type="string" calcext:value-type="string">
            <text:p>Fe(1)O(3)H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51" calcext:value-type="float">
            <text:p>3.5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3-</text:p>
          </table:table-cell>
          <table:table-cell office:value-type="string" calcext:value-type="string">
            <text:p>Fe(1)O(3)H(3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4-</text:p>
          </table:table-cell>
          <table:table-cell office:value-type="string" calcext:value-type="string">
            <text:p>Fe(1)O(4)H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11" calcext:value-type="float">
            <text:p>13.1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4-2</text:p>
          </table:table-cell>
          <table:table-cell office:value-type="string" calcext:value-type="string">
            <text:p>Fe(1)O(4)H(4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SO4)2-</text:p>
          </table:table-cell>
          <table:table-cell office:value-type="string" calcext:value-type="string">
            <text:p>Fe(1)S(2)O(8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1.7" calcext:value-type="float">
            <text:p>-11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2(OH)2+4</text:p>
          </table:table-cell>
          <table:table-cell office:value-type="string" calcext:value-type="string">
            <text:p>Fe(2)O(2)H(2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-14.03" calcext:value-type="float">
            <text:p>-14.0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3(OH)4(5+)</text:p>
          </table:table-cell>
          <table:table-cell office:value-type="string" calcext:value-type="string">
            <text:p>Fe(3)O(4)H(4)+(5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-19.17" calcext:value-type="float">
            <text:p>-19.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O3(aq)</text:p>
          </table:table-cell>
          <table:table-cell office:value-type="string" calcext:value-type="string">
            <text:p>Fe(1)C(1)O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.599" calcext:value-type="float">
            <text:p>5.5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O3+</text:p>
          </table:table-cell>
          <table:table-cell office:value-type="string" calcext:value-type="string">
            <text:p>Fe(1)C(1)O(3)+(1)</text:p>
          </table:table-cell>
          <table:table-cell office:value-type="float" office:value="4" calcext:value-type="float">
            <text:p>4</text:p>
          </table:table-cell>
          <table:table-cell office:value-type="float" office:value="-10.28" calcext:value-type="float">
            <text:p>-10.28</text:p>
          </table:table-cell>
          <table:table-cell office:value-type="float" office:value="-7.881" calcext:value-type="float">
            <text:p>-7.881</text:p>
          </table:table-cell>
          <table:table-cell office:value-type="float" office:value="-5.244" calcext:value-type="float">
            <text:p>-5.244</text:p>
          </table:table-cell>
          <table:table-cell office:value-type="float" office:value="-3.027" calcext:value-type="float">
            <text:p>-3.027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08025" calcext:value-type="float">
            <text:p>0.08025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8619" calcext:value-type="float">
            <text:p>0.86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+</text:p>
          </table:table-cell>
          <table:table-cell office:value-type="string" calcext:value-type="string">
            <text:p>Fe(1)Cl(1)+(1)</text:p>
          </table:table-cell>
          <table:table-cell office:value-type="float" office:value="4" calcext:value-type="float">
            <text:p>4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6049" calcext:value-type="float">
            <text:p>-0.6049</text:p>
          </table:table-cell>
          <table:table-cell office:value-type="float" office:value="-1.093" calcext:value-type="float">
            <text:p>-1.093</text:p>
          </table:table-cell>
          <table:table-cell office:value-type="float" office:value="-1.686" calcext:value-type="float">
            <text:p>-1.686</text:p>
          </table:table-cell>
          <table:table-cell office:value-type="float" office:value="-2.446" calcext:value-type="float">
            <text:p>-2.4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.5" calcext:value-type="float">
            <text:p>4.5</text:p>
          </table:table-cell>
          <table:table-cell office:value-type="float" office:value="-8.688" calcext:value-type="float">
            <text:p>-8.688</text:p>
          </table:table-cell>
          <table:table-cell office:value-type="float" office:value="-7.679" calcext:value-type="float">
            <text:p>-7.679</text:p>
          </table:table-cell>
          <table:table-cell office:value-type="float" office:value="-6.609" calcext:value-type="float">
            <text:p>-6.609</text:p>
          </table:table-cell>
          <table:table-cell office:value-type="float" office:value="-5.715" calcext:value-type="float">
            <text:p>-5.715</text:p>
          </table:table-cell>
          <table:table-cell office:value-type="float" office:value="-4.947" calcext:value-type="float">
            <text:p>-4.947</text:p>
          </table:table-cell>
          <table:table-cell office:value-type="float" office:value="-4.489" calcext:value-type="float">
            <text:p>-4.489</text:p>
          </table:table-cell>
          <table:table-cell office:value-type="float" office:value="-4.305" calcext:value-type="float">
            <text:p>-4.305</text:p>
          </table:table-cell>
          <table:table-cell office:value-type="float" office:value="-4.423" calcext:value-type="float">
            <text:p>-4.4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2(aq)</text:p>
          </table:table-cell>
          <table:table-cell office:value-type="string" calcext:value-type="string">
            <text:p>Fe(1)Cl(2)</text:p>
          </table:table-cell>
          <table:table-cell office:value-type="float" office:value="3" calcext:value-type="float">
            <text:p>3</text:p>
          </table:table-cell>
          <table:table-cell office:value-type="float" office:value="2.461" calcext:value-type="float">
            <text:p>2.461</text:p>
          </table:table-cell>
          <table:table-cell office:value-type="float" office:value="2.454" calcext:value-type="float">
            <text:p>2.454</text:p>
          </table:table-cell>
          <table:table-cell office:value-type="float" office:value="2.217" calcext:value-type="float">
            <text:p>2.217</text:p>
          </table:table-cell>
          <table:table-cell office:value-type="float" office:value="1.775" calcext:value-type="float">
            <text:p>1.775</text:p>
          </table:table-cell>
          <table:table-cell office:value-type="float" office:value="1.054" calcext:value-type="float">
            <text:p>1.054</text:p>
          </table:table-cell>
          <table:table-cell office:value-type="float" office:value="0.1686" calcext:value-type="float">
            <text:p>0.1686</text:p>
          </table:table-cell>
          <table:table-cell office:value-type="float" office:value="-0.921" calcext:value-type="float">
            <text:p>-0.921</text:p>
          </table:table-cell>
          <table:table-cell office:value-type="float" office:value="-2.346" calcext:value-type="float">
            <text:p>-2.3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2+</text:p>
          </table:table-cell>
          <table:table-cell office:value-type="string" calcext:value-type="string">
            <text:p>Fe(1)Cl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0.62" calcext:value-type="float">
            <text:p>-1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4-</text:p>
          </table:table-cell>
          <table:table-cell office:value-type="string" calcext:value-type="string">
            <text:p>Fe(1)Cl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7" calcext:value-type="float">
            <text:p>-7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Cl4-2</text:p>
          </table:table-cell>
          <table:table-cell office:value-type="string" calcext:value-type="string">
            <text:p>Fe(1)Cl(4)-(2)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.9</text:p>
          </table:table-cell>
          <table:table-cell office:value-type="float" office:value="-1.6" calcext:value-type="float">
            <text:p>-1.6</text:p>
          </table:table-cell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(1)F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6" calcext:value-type="float">
            <text:p>-1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(1)F(1)+(2)</text:p>
          </table:table-cell>
          <table:table-cell office:value-type="float" office:value="4.5" calcext:value-type="float">
            <text:p>4.5</text:p>
          </table:table-cell>
          <table:table-cell office:value-type="float" office:value="-13.99" calcext:value-type="float">
            <text:p>-13.99</text:p>
          </table:table-cell>
          <table:table-cell office:value-type="float" office:value="-12.63" calcext:value-type="float">
            <text:p>-12.63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89" calcext:value-type="float">
            <text:p>-9.89</text:p>
          </table:table-cell>
          <table:table-cell office:value-type="float" office:value="-8.777" calcext:value-type="float">
            <text:p>-8.777</text:p>
          </table:table-cell>
          <table:table-cell office:value-type="float" office:value="-8.064" calcext:value-type="float">
            <text:p>-8.064</text:p>
          </table:table-cell>
          <table:table-cell office:value-type="float" office:value="-7.691" calcext:value-type="float">
            <text:p>-7.691</text:p>
          </table:table-cell>
          <table:table-cell office:value-type="float" office:value="-7.674" calcext:value-type="float">
            <text:p>-7.6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2+</text:p>
          </table:table-cell>
          <table:table-cell office:value-type="string" calcext:value-type="string">
            <text:p>Fe(1)F(2)+(1)</text:p>
          </table:table-cell>
          <table:table-cell office:value-type="float" office:value="4" calcext:value-type="float">
            <text:p>4</text:p>
          </table:table-cell>
          <table:table-cell office:value-type="float" office:value="-18.08" calcext:value-type="float">
            <text:p>-18.08</text:p>
          </table:table-cell>
          <table:table-cell office:value-type="float" office:value="-16.84" calcext:value-type="float">
            <text:p>-16.84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3.72" calcext:value-type="float">
            <text:p>-13.72</text:p>
          </table:table-cell>
          <table:table-cell office:value-type="float" office:value="-13.92" calcext:value-type="float">
            <text:p>-13.92</text:p>
          </table:table-cell>
          <table:table-cell office:value-type="float" office:value="-14.62" calcext:value-type="float">
            <text:p>-14.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H2PO4+</text:p>
          </table:table-cell>
          <table:table-cell office:value-type="string" calcext:value-type="string">
            <text:p>Fe(1)P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7" calcext:value-type="float">
            <text:p>-2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H2PO4+2</text:p>
          </table:table-cell>
          <table:table-cell office:value-type="string" calcext:value-type="string">
            <text:p>Fe(1)P(1)O(4)H(2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12.66" calcext:value-type="float">
            <text:p>-12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HCO3+</text:p>
          </table:table-cell>
          <table:table-cell office:value-type="string" calcext:value-type="string">
            <text:p>Fe(1)C(1)O(3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72" calcext:value-type="float">
            <text:p>-2.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HPO4(aq)</text:p>
          </table:table-cell>
          <table:table-cell office:value-type="string" calcext:value-type="string">
            <text:p>Fe(1)P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HPO4+</text:p>
          </table:table-cell>
          <table:table-cell office:value-type="string" calcext:value-type="string">
            <text:p>Fe(1)P(1)O(4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8.67" calcext:value-type="float">
            <text:p>-18.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NO3+2</text:p>
          </table:table-cell>
          <table:table-cell office:value-type="string" calcext:value-type="string">
            <text:p>Fe(1)N(1)O(3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9.49" calcext:value-type="float">
            <text:p>-9.4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OH+</text:p>
          </table:table-cell>
          <table:table-cell office:value-type="string" calcext:value-type="string">
            <text:p>Fe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6.3" calcext:value-type="float">
            <text:p>-6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PO4-</text:p>
          </table:table-cell>
          <table:table-cell office:value-type="string" calcext:value-type="string">
            <text:p>Fe(1)P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392" calcext:value-type="float">
            <text:p>4.3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SO4(aq)</text:p>
          </table:table-cell>
          <table:table-cell office:value-type="string" calcext:value-type="string">
            <text:p>Fe(1)S(1)O(4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SO4+</text:p>
          </table:table-cell>
          <table:table-cell office:value-type="string" calcext:value-type="string">
            <text:p>Fe(1)S(1)O(4)+(1)</text:p>
          </table:table-cell>
          <table:table-cell office:value-type="float" office:value="4" calcext:value-type="float">
            <text:p>4</text:p>
          </table:table-cell>
          <table:table-cell office:value-type="float" office:value="-11.62" calcext:value-type="float">
            <text:p>-11.62</text:p>
          </table:table-cell>
          <table:table-cell office:value-type="float" office:value="-10.42" calcext:value-type="float">
            <text:p>-10.42</text:p>
          </table:table-cell>
          <table:table-cell office:value-type="float" office:value="-9.24" calcext:value-type="float">
            <text:p>-9.24</text:p>
          </table:table-cell>
          <table:table-cell office:value-type="float" office:value="-8.394" calcext:value-type="float">
            <text:p>-8.394</text:p>
          </table:table-cell>
          <table:table-cell office:value-type="float" office:value="-7.862" calcext:value-type="float">
            <text:p>-7.862</text:p>
          </table:table-cell>
          <table:table-cell office:value-type="float" office:value="-7.784" calcext:value-type="float">
            <text:p>-7.784</text:p>
          </table:table-cell>
          <table:table-cell office:value-type="float" office:value="-8.127" calcext:value-type="float">
            <text:p>-8.127</text:p>
          </table:table-cell>
          <table:table-cell office:value-type="float" office:value="-8.962" calcext:value-type="float">
            <text:p>-8.9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CrO4(aq)</text:p>
          </table:table-cell>
          <table:table-cell office:value-type="string" calcext:value-type="string">
            <text:p>Cr(1)O(4)H(2)</text:p>
          </table:table-cell>
          <table:table-cell office:value-type="float" office:value="3" calcext:value-type="float">
            <text:p>3</text:p>
          </table:table-cell>
          <table:table-cell office:value-type="float" office:value="-4.551" calcext:value-type="float">
            <text:p>-4.551</text:p>
          </table:table-cell>
          <table:table-cell office:value-type="float" office:value="-5.175" calcext:value-type="float">
            <text:p>-5.175</text:p>
          </table:table-cell>
          <table:table-cell office:value-type="float" office:value="-6.076" calcext:value-type="float">
            <text:p>-6.076</text:p>
          </table:table-cell>
          <table:table-cell office:value-type="float" office:value="-7.187" calcext:value-type="float">
            <text:p>-7.187</text:p>
          </table:table-cell>
          <table:table-cell office:value-type="float" office:value="-8.763" calcext:value-type="float">
            <text:p>-8.763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F2(aq)</text:p>
          </table:table-cell>
          <table:table-cell office:value-type="string" calcext:value-type="string">
            <text:p>F(2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6.768" calcext:value-type="float">
            <text:p>-6.7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P2O7-2</text:p>
          </table:table-cell>
          <table:table-cell office:value-type="string" calcext:value-type="string">
            <text:p>P(2)O(7)H(2)-(2)</text:p>
          </table:table-cell>
          <table:table-cell office:value-type="float" office:value="4" calcext:value-type="float">
            <text:p>4</text:p>
          </table:table-cell>
          <table:table-cell office:value-type="float" office:value="-11.85" calcext:value-type="float">
            <text:p>-11.85</text:p>
          </table:table-cell>
          <table:table-cell office:value-type="float" office:value="-12.07" calcext:value-type="float">
            <text:p>-12.07</text:p>
          </table:table-cell>
          <table:table-cell office:value-type="float" office:value="-12.58" calcext:value-type="float">
            <text:p>-12.58</text:p>
          </table:table-cell>
          <table:table-cell office:value-type="float" office:value="-13.31" calcext:value-type="float">
            <text:p>-13.31</text:p>
          </table:table-cell>
          <table:table-cell office:value-type="float" office:value="-14.33" calcext:value-type="float">
            <text:p>-14.33</text:p>
          </table:table-cell>
          <table:table-cell office:value-type="float" office:value="-15.46" calcext:value-type="float">
            <text:p>-15.46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8.32" calcext:value-type="float">
            <text:p>-18.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PO3F(aq)</text:p>
          </table:table-cell>
          <table:table-cell office:value-type="string" calcext:value-type="string">
            <text:p>F(1)P(1)O(3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2.1" calcext:value-type="float">
            <text:p>-12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PO4-</text:p>
          </table:table-cell>
          <table:table-cell office:value-type="string" calcext:value-type="string">
            <text:p>P(1)O(4)H(2)-(1)</text:p>
          </table:table-cell>
          <table:table-cell office:value-type="float" office:value="4" calcext:value-type="float">
            <text:p>4</text:p>
          </table:table-cell>
          <table:table-cell office:value-type="float" office:value="-7.323" calcext:value-type="float">
            <text:p>-7.323</text:p>
          </table:table-cell>
          <table:table-cell office:value-type="float" office:value="-7.205" calcext:value-type="float">
            <text:p>-7.205</text:p>
          </table:table-cell>
          <table:table-cell office:value-type="float" office:value="-7.189" calcext:value-type="float">
            <text:p>-7.189</text:p>
          </table:table-cell>
          <table:table-cell office:value-type="float" office:value="-7.288" calcext:value-type="float">
            <text:p>-7.288</text:p>
          </table:table-cell>
          <table:table-cell office:value-type="float" office:value="-7.526" calcext:value-type="float">
            <text:p>-7.526</text:p>
          </table:table-cell>
          <table:table-cell office:value-type="float" office:value="-7.867" calcext:value-type="float">
            <text:p>-7.867</text:p>
          </table:table-cell>
          <table:table-cell office:value-type="float" office:value="-8.319" calcext:value-type="float">
            <text:p>-8.319</text:p>
          </table:table-cell>
          <table:table-cell office:value-type="float" office:value="-8.936" calcext:value-type="float">
            <text:p>-8.9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S(aq)</text:p>
          </table:table-cell>
          <table:table-cell office:value-type="string" calcext:value-type="string">
            <text:p>S(1)H(2)</text:p>
          </table:table-cell>
          <table:table-cell office:value-type="float" office:value="3" calcext:value-type="float">
            <text:p>3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3" calcext:value-type="float">
            <text:p>131.3</text:p>
          </table:table-cell>
          <table:table-cell office:value-type="float" office:value="115.6" calcext:value-type="float">
            <text:p>115.6</text:p>
          </table:table-cell>
          <table:table-cell office:value-type="float" office:value="101.2" calcext:value-type="float">
            <text:p>101.2</text:p>
          </table:table-cell>
          <table:table-cell office:value-type="float" office:value="86.81" calcext:value-type="float">
            <text:p>86.81</text:p>
          </table:table-cell>
          <table:table-cell office:value-type="float" office:value="75.29" calcext:value-type="float">
            <text:p>75.29</text:p>
          </table:table-cell>
          <table:table-cell office:value-type="float" office:value="65.79" calcext:value-type="float">
            <text:p>65.79</text:p>
          </table:table-cell>
          <table:table-cell office:value-type="float" office:value="57.69" calcext:value-type="float">
            <text:p>57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SO3(aq)</text:p>
          </table:table-cell>
          <table:table-cell office:value-type="string" calcext:value-type="string">
            <text:p>S(1)O(3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7.41" calcext:value-type="float">
            <text:p>37.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SO4(aq)</text:p>
          </table:table-cell>
          <table:table-cell office:value-type="string" calcext:value-type="string">
            <text:p>S(1)O(4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021" calcext:value-type="float">
            <text:p>1.02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2SiO4-2</text:p>
          </table:table-cell>
          <table:table-cell office:value-type="string" calcext:value-type="string">
            <text:p>Si(1)O(4)H(2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2.96" calcext:value-type="float">
            <text:p>22.9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3AsO4(aq)</text:p>
          </table:table-cell>
          <table:table-cell office:value-type="string" calcext:value-type="string">
            <text:p>As(1)O(4)H(3)</text:p>
          </table:table-cell>
          <table:table-cell office:value-type="float" office:value="3" calcext:value-type="float">
            <text:p>3</text:p>
          </table:table-cell>
          <table:table-cell office:value-type="float" office:value="-2.137" calcext:value-type="float">
            <text:p>-2.137</text:p>
          </table:table-cell>
          <table:table-cell office:value-type="float" office:value="-2.249" calcext:value-type="float">
            <text:p>-2.249</text:p>
          </table:table-cell>
          <table:table-cell office:value-type="float" office:value="-2.398" calcext:value-type="float">
            <text:p>-2.398</text:p>
          </table:table-cell>
          <table:table-cell office:value-type="float" office:value="-2.626" calcext:value-type="float">
            <text:p>-2.626</text:p>
          </table:table-cell>
          <table:table-cell office:value-type="float" office:value="-2.984" calcext:value-type="float">
            <text:p>-2.984</text:p>
          </table:table-cell>
          <table:table-cell office:value-type="float" office:value="-3.451" calcext:value-type="float">
            <text:p>-3.45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3P2O7-</text:p>
          </table:table-cell>
          <table:table-cell office:value-type="string" calcext:value-type="string">
            <text:p>P(2)O(7)H(3)-(1)</text:p>
          </table:table-cell>
          <table:table-cell office:value-type="float" office:value="4" calcext:value-type="float">
            <text:p>4</text:p>
          </table:table-cell>
          <table:table-cell office:value-type="float" office:value="-14.22" calcext:value-type="float">
            <text:p>-14.22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7.28" calcext:value-type="float">
            <text:p>-17.28</text:p>
          </table:table-cell>
          <table:table-cell office:value-type="float" office:value="-18.81" calcext:value-type="float">
            <text:p>-18.81</text:p>
          </table:table-cell>
          <table:table-cell office:value-type="float" office:value="-20.6" calcext:value-type="float">
            <text:p>-20.6</text:p>
          </table:table-cell>
          <table:table-cell office:value-type="float" office:value="-22.82" calcext:value-type="float">
            <text:p>-22.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3PO4(aq)</text:p>
          </table:table-cell>
          <table:table-cell office:value-type="string" calcext:value-type="string">
            <text:p>P(1)O(4)H(3)</text:p>
          </table:table-cell>
          <table:table-cell office:value-type="float" office:value="3" calcext:value-type="float">
            <text:p>3</text:p>
          </table:table-cell>
          <table:table-cell office:value-type="float" office:value="-9.393" calcext:value-type="float">
            <text:p>-9.393</text:p>
          </table:table-cell>
          <table:table-cell office:value-type="float" office:value="-9.375" calcext:value-type="float">
            <text:p>-9.375</text:p>
          </table:table-cell>
          <table:table-cell office:value-type="float" office:value="-9.543" calcext:value-type="float">
            <text:p>-9.543</text:p>
          </table:table-cell>
          <table:table-cell office:value-type="float" office:value="-9.88" calcext:value-type="float">
            <text:p>-9.8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1.14" calcext:value-type="float">
            <text:p>-11.14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3.19" calcext:value-type="float">
            <text:p>-13.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4(H2SiO4)4-4</text:p>
          </table:table-cell>
          <table:table-cell office:value-type="string" calcext:value-type="string">
            <text:p>Si(4)O(16)H(12)-(4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5.94" calcext:value-type="float">
            <text:p>35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4P2O7(aq)</text:p>
          </table:table-cell>
          <table:table-cell office:value-type="string" calcext:value-type="string">
            <text:p>P(2)O(7)H(4)</text:p>
          </table:table-cell>
          <table:table-cell office:value-type="float" office:value="3" calcext:value-type="float">
            <text:p>3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6.68" calcext:value-type="float">
            <text:p>-16.68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9.77" calcext:value-type="float">
            <text:p>-19.77</text:p>
          </table:table-cell>
          <table:table-cell office:value-type="float" office:value="-22.42" calcext:value-type="float">
            <text:p>-22.4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6(H2SiO4)4-2</text:p>
          </table:table-cell>
          <table:table-cell office:value-type="string" calcext:value-type="string">
            <text:p>Si(4)O(16)H(14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64" calcext:value-type="float">
            <text:p>13.6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lO2(aq)</text:p>
          </table:table-cell>
          <table:table-cell office:value-type="string" calcext:value-type="string">
            <text:p>Al(1)O(2)H(1)</text:p>
          </table:table-cell>
          <table:table-cell office:value-type="float" office:value="3" calcext:value-type="float">
            <text:p>3</text:p>
          </table:table-cell>
          <table:table-cell office:value-type="float" office:value="18.72" calcext:value-type="float">
            <text:p>18.72</text:p>
          </table:table-cell>
          <table:table-cell office:value-type="float" office:value="16.43" calcext:value-type="float">
            <text:p>16.43</text:p>
          </table:table-cell>
          <table:table-cell office:value-type="float" office:value="13.73" calcext:value-type="float">
            <text:p>13.73</text:p>
          </table:table-cell>
          <table:table-cell office:value-type="float" office:value="11.17" calcext:value-type="float">
            <text:p>11.17</text:p>
          </table:table-cell>
          <table:table-cell office:value-type="float" office:value="8.557" calcext:value-type="float">
            <text:p>8.557</text:p>
          </table:table-cell>
          <table:table-cell office:value-type="float" office:value="6.374" calcext:value-type="float">
            <text:p>6.374</text:p>
          </table:table-cell>
          <table:table-cell office:value-type="float" office:value="4.478" calcext:value-type="float">
            <text:p>4.478</text:p>
          </table:table-cell>
          <table:table-cell office:value-type="float" office:value="2.783" calcext:value-type="float">
            <text:p>2.7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sO2(aq)</text:p>
          </table:table-cell>
          <table:table-cell office:value-type="string" calcext:value-type="string">
            <text:p>As(1)O(2)H(1)</text:p>
          </table:table-cell>
          <table:table-cell office:value-type="float" office:value="3" calcext:value-type="float">
            <text:p>3</text:p>
          </table:table-cell>
          <table:table-cell office:value-type="float" office:value="23.79" calcext:value-type="float">
            <text:p>23.79</text:p>
          </table:table-cell>
          <table:table-cell office:value-type="float" office:value="21.26" calcext:value-type="float">
            <text:p>21.26</text:p>
          </table:table-cell>
          <table:table-cell office:value-type="float" office:value="18.2" calcext:value-type="float">
            <text:p>18.2</text:p>
          </table:table-cell>
          <table:table-cell office:value-type="float" office:value="15.12" calcext:value-type="float">
            <text:p>15.12</text:p>
          </table:table-cell>
          <table:table-cell office:value-type="float" office:value="11.67" calcext:value-type="float">
            <text:p>11.67</text:p>
          </table:table-cell>
          <table:table-cell office:value-type="float" office:value="8.391" calcext:value-type="float">
            <text:p>8.39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sO3F-</text:p>
          </table:table-cell>
          <table:table-cell office:value-type="string" calcext:value-type="string">
            <text:p>F(1)As(1)O(3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6.12" calcext:value-type="float">
            <text:p>-46.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sO4-2</text:p>
          </table:table-cell>
          <table:table-cell office:value-type="string" calcext:value-type="string">
            <text:p>As(1)O(4)H(1)-(2)</text:p>
          </table:table-cell>
          <table:table-cell office:value-type="float" office:value="4" calcext:value-type="float">
            <text:p>4</text:p>
          </table:table-cell>
          <table:table-cell office:value-type="float" office:value="6.859" calcext:value-type="float">
            <text:p>6.859</text:p>
          </table:table-cell>
          <table:table-cell office:value-type="float" office:value="6.758" calcext:value-type="float">
            <text:p>6.758</text:p>
          </table:table-cell>
          <table:table-cell office:value-type="float" office:value="6.761" calcext:value-type="float">
            <text:p>6.761</text:p>
          </table:table-cell>
          <table:table-cell office:value-type="float" office:value="6.877" calcext:value-type="float">
            <text:p>6.877</text:p>
          </table:table-cell>
          <table:table-cell office:value-type="float" office:value="7.131" calcext:value-type="float">
            <text:p>7.131</text:p>
          </table:table-cell>
          <table:table-cell office:value-type="float" office:value="7.485" calcext:value-type="float">
            <text:p>7.485</text:p>
          </table:table-cell>
          <table:table-cell office:value-type="float" office:value="7.947" calcext:value-type="float">
            <text:p>7.947</text:p>
          </table:table-cell>
          <table:table-cell office:value-type="float" office:value="8.575" calcext:value-type="float">
            <text:p>8.5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sS2(aq)</text:p>
          </table:table-cell>
          <table:table-cell office:value-type="string" calcext:value-type="string">
            <text:p>S(2)As(1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76.6" calcext:value-type="float">
            <text:p>276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Cl(1)H(1)</text:p>
          </table:table-cell>
          <table:table-cell office:value-type="float" office:value="3" calcext:value-type="float">
            <text:p>3</text:p>
          </table:table-cell>
          <table:table-cell office:value-type="float" office:value="-0.6609" calcext:value-type="float">
            <text:p>-0.6609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885" calcext:value-type="float">
            <text:p>-0.6885</text:p>
          </table:table-cell>
          <table:table-cell office:value-type="float" office:value="-0.62" calcext:value-type="float">
            <text:p>-0.62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49" calcext:value-type="float">
            <text:p>0.4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lO(aq)</text:p>
          </table:table-cell>
          <table:table-cell office:value-type="string" calcext:value-type="string">
            <text:p>Cl(1)O(1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7.532" calcext:value-type="float">
            <text:p>7.5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lO2(aq)</text:p>
          </table:table-cell>
          <table:table-cell office:value-type="string" calcext:value-type="string">
            <text:p>Cl(1)O(2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9.94" calcext:value-type="float">
            <text:p>19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rO4-</text:p>
          </table:table-cell>
          <table:table-cell office:value-type="string" calcext:value-type="string">
            <text:p>Cr(1)O(4)H(1)-(1)</text:p>
          </table:table-cell>
          <table:table-cell office:value-type="float" office:value="4" calcext:value-type="float">
            <text:p>4</text:p>
          </table:table-cell>
          <table:table-cell office:value-type="float" office:value="-6.527" calcext:value-type="float">
            <text:p>-6.527</text:p>
          </table:table-cell>
          <table:table-cell office:value-type="float" office:value="-6.494" calcext:value-type="float">
            <text:p>-6.494</text:p>
          </table:table-cell>
          <table:table-cell office:value-type="float" office:value="-6.641" calcext:value-type="float">
            <text:p>-6.641</text:p>
          </table:table-cell>
          <table:table-cell office:value-type="float" office:value="-6.949" calcext:value-type="float">
            <text:p>-6.949</text:p>
          </table:table-cell>
          <table:table-cell office:value-type="float" office:value="-7.455" calcext:value-type="float">
            <text:p>-7.455</text:p>
          </table:table-cell>
          <table:table-cell office:value-type="float" office:value="-8.061" calcext:value-type="float">
            <text:p>-8.061</text:p>
          </table:table-cell>
          <table:table-cell office:value-type="float" office:value="-8.772" calcext:value-type="float">
            <text:p>-8.772</text:p>
          </table:table-cell>
          <table:table-cell office:value-type="float" office:value="-9.651" calcext:value-type="float">
            <text:p>-9.6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F(aq)</text:p>
          </table:table-cell>
          <table:table-cell office:value-type="string" calcext:value-type="string">
            <text:p>F(1)H(1)</text:p>
          </table:table-cell>
          <table:table-cell office:value-type="float" office:value="3" calcext:value-type="float">
            <text:p>3</text:p>
          </table:table-cell>
          <table:table-cell office:value-type="float" office:value="-2.985" calcext:value-type="float">
            <text:p>-2.985</text:p>
          </table:table-cell>
          <table:table-cell office:value-type="float" office:value="-3.168" calcext:value-type="float">
            <text:p>-3.168</text:p>
          </table:table-cell>
          <table:table-cell office:value-type="float" office:value="-3.474" calcext:value-type="float">
            <text:p>-3.474</text:p>
          </table:table-cell>
          <table:table-cell office:value-type="float" office:value="-3.848" calcext:value-type="float">
            <text:p>-3.848</text:p>
          </table:table-cell>
          <table:table-cell office:value-type="float" office:value="-4.338" calcext:value-type="float">
            <text:p>-4.338</text:p>
          </table:table-cell>
          <table:table-cell office:value-type="float" office:value="-4.859" calcext:value-type="float">
            <text:p>-4.859</text:p>
          </table:table-cell>
          <table:table-cell office:value-type="float" office:value="-5.437" calcext:value-type="float">
            <text:p>-5.437</text:p>
          </table:table-cell>
          <table:table-cell office:value-type="float" office:value="-6.135" calcext:value-type="float">
            <text:p>-6.1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F2-</text:p>
          </table:table-cell>
          <table:table-cell office:value-type="string" calcext:value-type="string">
            <text:p>F(2)H(1)-(1)</text:p>
          </table:table-cell>
          <table:table-cell office:value-type="float" office:value="4" calcext:value-type="float">
            <text:p>4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.551" calcext:value-type="float">
            <text:p>-2.551</text:p>
          </table:table-cell>
          <table:table-cell office:value-type="float" office:value="-2.96" calcext:value-type="float">
            <text:p>-2.96</text:p>
          </table:table-cell>
          <table:table-cell office:value-type="float" office:value="-3.385" calcext:value-type="float">
            <text:p>-3.385</text:p>
          </table:table-cell>
          <table:table-cell office:value-type="float" office:value="-3.88" calcext:value-type="float">
            <text:p>-3.88</text:p>
          </table:table-cell>
          <table:table-cell office:value-type="float" office:value="-4.374" calcext:value-type="float">
            <text:p>-4.374</text:p>
          </table:table-cell>
          <table:table-cell office:value-type="float" office:value="-4.915" calcext:value-type="float">
            <text:p>-4.915</text:p>
          </table:table-cell>
          <table:table-cell office:value-type="float" office:value="-5.578" calcext:value-type="float">
            <text:p>-5.57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NO3(aq)</text:p>
          </table:table-cell>
          <table:table-cell office:value-type="string" calcext:value-type="string">
            <text:p>N(1)O(3)H(1)</text:p>
          </table:table-cell>
          <table:table-cell office:value-type="float" office:value="3" calcext:value-type="float">
            <text:p>3</text:p>
          </table:table-cell>
          <table:table-cell office:value-type="float" office:value="1.537" calcext:value-type="float">
            <text:p>1.537</text:p>
          </table:table-cell>
          <table:table-cell office:value-type="float" office:value="1.302" calcext:value-type="float">
            <text:p>1.302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0413" calcext:value-type="float">
            <text:p>0.0413</text:p>
          </table:table-cell>
          <table:table-cell office:value-type="float" office:value="-0.4704" calcext:value-type="float">
            <text:p>-0.47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.722" calcext:value-type="float">
            <text:p>-1.7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O2-</text:p>
          </table:table-cell>
          <table:table-cell office:value-type="string" calcext:value-type="string">
            <text:p>O(2)H(1)-(1)</text:p>
          </table:table-cell>
          <table:table-cell office:value-type="float" office:value="4" calcext:value-type="float">
            <text:p>4</text:p>
          </table:table-cell>
          <table:table-cell office:value-type="float" office:value="30.48" calcext:value-type="float">
            <text:p>30.48</text:p>
          </table:table-cell>
          <table:table-cell office:value-type="float" office:value="28.3" calcext:value-type="float">
            <text:p>28.3</text:p>
          </table:table-cell>
          <table:table-cell office:value-type="float" office:value="25.97" calcext:value-type="float">
            <text:p>25.97</text:p>
          </table:table-cell>
          <table:table-cell office:value-type="float" office:value="24.01" calcext:value-type="float">
            <text:p>24.01</text:p>
          </table:table-cell>
          <table:table-cell office:value-type="float" office:value="22.29" calcext:value-type="float">
            <text:p>22.29</text:p>
          </table:table-cell>
          <table:table-cell office:value-type="float" office:value="21.13" calcext:value-type="float">
            <text:p>21.13</text:p>
          </table:table-cell>
          <table:table-cell office:value-type="float" office:value="20.4" calcext:value-type="float">
            <text:p>20.4</text:p>
          </table:table-cell>
          <table:table-cell office:value-type="float" office:value="20.08" calcext:value-type="float">
            <text:p>20.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P2O7-3</text:p>
          </table:table-cell>
          <table:table-cell office:value-type="string" calcext:value-type="string">
            <text:p>P(2)O(7)H(1)-(3)</text:p>
          </table:table-cell>
          <table:table-cell office:value-type="float" office:value="4" calcext:value-type="float">
            <text:p>4</text:p>
          </table:table-cell>
          <table:table-cell office:value-type="float" office:value="-5.207" calcext:value-type="float">
            <text:p>-5.207</text:p>
          </table:table-cell>
          <table:table-cell office:value-type="float" office:value="-5.45" calcext:value-type="float">
            <text:p>-5.45</text:p>
          </table:table-cell>
          <table:table-cell office:value-type="float" office:value="-6.084" calcext:value-type="float">
            <text:p>-6.084</text:p>
          </table:table-cell>
          <table:table-cell office:value-type="float" office:value="-7.127" calcext:value-type="float">
            <text:p>-7.127</text:p>
          </table:table-cell>
          <table:table-cell office:value-type="float" office:value="-8.75" calcext:value-type="float">
            <text:p>-8.75</text:p>
          </table:table-cell>
          <table:table-cell office:value-type="float" office:value="-10.65" calcext:value-type="float">
            <text:p>-10.65</text:p>
          </table:table-cell>
          <table:table-cell office:value-type="float" office:value="-12.93" calcext:value-type="float">
            <text:p>-12.93</text:p>
          </table:table-cell>
          <table:table-cell office:value-type="float" office:value="-15.82" calcext:value-type="float">
            <text:p>-15.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PO3F-</text:p>
          </table:table-cell>
          <table:table-cell office:value-type="string" calcext:value-type="string">
            <text:p>F(1)P(1)O(3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1.3" calcext:value-type="float">
            <text:p>-1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S(2)O(3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2.5" calcext:value-type="float">
            <text:p>132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O3-</text:p>
          </table:table-cell>
          <table:table-cell office:value-type="string" calcext:value-type="string">
            <text:p>S(1)O(3)H(1)-(1)</text:p>
          </table:table-cell>
          <table:table-cell office:value-type="float" office:value="4" calcext:value-type="float">
            <text:p>4</text:p>
          </table:table-cell>
          <table:table-cell office:value-type="float" office:value="43.77" calcext:value-type="float">
            <text:p>43.77</text:p>
          </table:table-cell>
          <table:table-cell office:value-type="float" office:value="39.42" calcext:value-type="float">
            <text:p>39.42</text:p>
          </table:table-cell>
          <table:table-cell office:value-type="float" office:value="34.21" calcext:value-type="float">
            <text:p>34.21</text:p>
          </table:table-cell>
          <table:table-cell office:value-type="float" office:value="29.26" calcext:value-type="float">
            <text:p>29.26</text:p>
          </table:table-cell>
          <table:table-cell office:value-type="float" office:value="24.16" calcext:value-type="float">
            <text:p>24.16</text:p>
          </table:table-cell>
          <table:table-cell office:value-type="float" office:value="19.91" calcext:value-type="float">
            <text:p>19.91</text:p>
          </table:table-cell>
          <table:table-cell office:value-type="float" office:value="16.23" calcext:value-type="float">
            <text:p>16.23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O4-</text:p>
          </table:table-cell>
          <table:table-cell office:value-type="string" calcext:value-type="string">
            <text:p>S(1)O(4)H(1)-(1)</text:p>
          </table:table-cell>
          <table:table-cell office:value-type="float" office:value="4" calcext:value-type="float">
            <text:p>4</text:p>
          </table:table-cell>
          <table:table-cell office:value-type="float" office:value="-1.719" calcext:value-type="float">
            <text:p>-1.719</text:p>
          </table:table-cell>
          <table:table-cell office:value-type="float" office:value="-1.979" calcext:value-type="float">
            <text:p>-1.979</text:p>
          </table:table-cell>
          <table:table-cell office:value-type="float" office:value="-2.437" calcext:value-type="float">
            <text:p>-2.437</text:p>
          </table:table-cell>
          <table:table-cell office:value-type="float" office:value="-3" calcext:value-type="float">
            <text:p>-3</text:p>
          </table:table-cell>
          <table:table-cell office:value-type="float" office:value="-3.723" calcext:value-type="float">
            <text:p>-3.723</text:p>
          </table:table-cell>
          <table:table-cell office:value-type="float" office:value="-4.468" calcext:value-type="float">
            <text:p>-4.468</text:p>
          </table:table-cell>
          <table:table-cell office:value-type="float" office:value="-5.263" calcext:value-type="float">
            <text:p>-5.263</text:p>
          </table:table-cell>
          <table:table-cell office:value-type="float" office:value="-6.18" calcext:value-type="float">
            <text:p>-6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Si(1)O(3)H(1)-(1)</text:p>
          </table:table-cell>
          <table:table-cell office:value-type="float" office:value="4" calcext:value-type="float">
            <text:p>4</text:p>
          </table:table-cell>
          <table:table-cell office:value-type="float" office:value="10.32" calcext:value-type="float">
            <text:p>10.32</text:p>
          </table:table-cell>
          <table:table-cell office:value-type="float" office:value="9.953" calcext:value-type="float">
            <text:p>9.953</text:p>
          </table:table-cell>
          <table:table-cell office:value-type="float" office:value="9.468" calcext:value-type="float">
            <text:p>9.468</text:p>
          </table:table-cell>
          <table:table-cell office:value-type="float" office:value="9.084" calcext:value-type="float">
            <text:p>9.084</text:p>
          </table:table-cell>
          <table:table-cell office:value-type="float" office:value="8.85" calcext:value-type="float">
            <text:p>8.85</text:p>
          </table:table-cell>
          <table:table-cell office:value-type="float" office:value="8.839" calcext:value-type="float">
            <text:p>8.839</text:p>
          </table:table-cell>
          <table:table-cell office:value-type="float" office:value="9.022" calcext:value-type="float">
            <text:p>9.022</text:p>
          </table:table-cell>
          <table:table-cell office:value-type="float" office:value="9.414" calcext:value-type="float">
            <text:p>9.4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Cl(aq)</text:p>
          </table:table-cell>
          <table:table-cell office:value-type="string" calcext:value-type="string">
            <text:p>K(1)Cl(1)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1.495" calcext:value-type="float">
            <text:p>1.495</text:p>
          </table:table-cell>
          <table:table-cell office:value-type="float" office:value="1.216" calcext:value-type="float">
            <text:p>1.216</text:p>
          </table:table-cell>
          <table:table-cell office:value-type="float" office:value="0.924" calcext:value-type="float">
            <text:p>0.924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2148" calcext:value-type="float">
            <text:p>0.2148</text:p>
          </table:table-cell>
          <table:table-cell office:value-type="float" office:value="-0.1957" calcext:value-type="float">
            <text:p>-0.1957</text:p>
          </table:table-cell>
          <table:table-cell office:value-type="float" office:value="-0.7347" calcext:value-type="float">
            <text:p>-0.73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HPO4-</text:p>
          </table:table-cell>
          <table:table-cell office:value-type="string" calcext:value-type="string">
            <text:p>K(1)P(1)O(4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8" calcext:value-type="float">
            <text:p>-0.7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HSO4(aq)</text:p>
          </table:table-cell>
          <table:table-cell office:value-type="string" calcext:value-type="string">
            <text:p>K(1)S(1)O(4)H(1)</text:p>
          </table:table-cell>
          <table:table-cell office:value-type="float" office:value="3" calcext:value-type="float">
            <text:p>3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0.8136" calcext:value-type="float">
            <text:p>-0.8136</text:p>
          </table:table-cell>
          <table:table-cell office:value-type="float" office:value="-1.479" calcext:value-type="float">
            <text:p>-1.479</text:p>
          </table:table-cell>
          <table:table-cell office:value-type="float" office:value="-2.293" calcext:value-type="float">
            <text:p>-2.293</text:p>
          </table:table-cell>
          <table:table-cell office:value-type="float" office:value="-3.341" calcext:value-type="float">
            <text:p>-3.341</text:p>
          </table:table-cell>
          <table:table-cell office:value-type="float" office:value="-4.431" calcext:value-type="float">
            <text:p>-4.431</text:p>
          </table:table-cell>
          <table:table-cell office:value-type="float" office:value="-5.618" calcext:value-type="float">
            <text:p>-5.618</text:p>
          </table:table-cell>
          <table:table-cell office:value-type="float" office:value="-7.038" calcext:value-type="float">
            <text:p>-7.0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OH(aq)</text:p>
          </table:table-cell>
          <table:table-cell office:value-type="string" calcext:value-type="string">
            <text:p>K(1)O(1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4.46" calcext:value-type="float">
            <text:p>14.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P2O7-3</text:p>
          </table:table-cell>
          <table:table-cell office:value-type="string" calcext:value-type="string">
            <text:p>K(1)P(2)O(7)-(3)</text:p>
          </table:table-cell>
          <table:table-cell office:value-type="float" office:value="4" calcext:value-type="float">
            <text:p>4</text:p>
          </table:table-cell>
          <table:table-cell office:value-type="float" office:value="1.869" calcext:value-type="float">
            <text:p>1.869</text:p>
          </table:table-cell>
          <table:table-cell office:value-type="float" office:value="1.429" calcext:value-type="float">
            <text:p>1.429</text:p>
          </table:table-cell>
          <table:table-cell office:value-type="float" office:value="0.6515" calcext:value-type="float">
            <text:p>0.6515</text:p>
          </table:table-cell>
          <table:table-cell office:value-type="float" office:value="-0.3831" calcext:value-type="float">
            <text:p>-0.3831</text:p>
          </table:table-cell>
          <table:table-cell office:value-type="float" office:value="-1.871" calcext:value-type="float">
            <text:p>-1.871</text:p>
          </table:table-cell>
          <table:table-cell office:value-type="float" office:value="-3.552" calcext:value-type="float">
            <text:p>-3.552</text:p>
          </table:table-cell>
          <table:table-cell office:value-type="float" office:value="-5.523" calcext:value-type="float">
            <text:p>-5.523</text:p>
          </table:table-cell>
          <table:table-cell office:value-type="float" office:value="-8.043" calcext:value-type="float">
            <text:p>-8.0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(1)S(1)O(4)-(1)</text:p>
          </table:table-cell>
          <table:table-cell office:value-type="float" office:value="4" calcext:value-type="float">
            <text:p>4</text:p>
          </table:table-cell>
          <table:table-cell office:value-type="float" office:value="-0.8854" calcext:value-type="float">
            <text:p>-0.8854</text:p>
          </table:table-cell>
          <table:table-cell office:value-type="float" office:value="-0.8796" calcext:value-type="float">
            <text:p>-0.8796</text:p>
          </table:table-cell>
          <table:table-cell office:value-type="float" office:value="-0.9907" calcext:value-type="float">
            <text:p>-0.9907</text:p>
          </table:table-cell>
          <table:table-cell office:value-type="float" office:value="-1.195" calcext:value-type="float">
            <text:p>-1.19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919" calcext:value-type="float">
            <text:p>-1.919</text:p>
          </table:table-cell>
          <table:table-cell office:value-type="float" office:value="-2.416" calcext:value-type="float">
            <text:p>-2.416</text:p>
          </table:table-cell>
          <table:table-cell office:value-type="float" office:value="-3.086" calcext:value-type="float">
            <text:p>-3.0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4(OH)4+4</text:p>
          </table:table-cell>
          <table:table-cell office:value-type="string" calcext:value-type="string">
            <text:p>Mg(4)O(4)H(4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39.75" calcext:value-type="float">
            <text:p>39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B(OH)4+</text:p>
          </table:table-cell>
          <table:table-cell office:value-type="string" calcext:value-type="string">
            <text:p>Mg(1)B(1)O(4)H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347" calcext:value-type="float">
            <text:p>7.34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O3(aq)</text:p>
          </table:table-cell>
          <table:table-cell office:value-type="string" calcext:value-type="string">
            <text:p>Mg(1)C(1)O(3)</text:p>
          </table:table-cell>
          <table:table-cell office:value-type="float" office:value="3" calcext:value-type="float">
            <text:p>3</text:p>
          </table:table-cell>
          <table:table-cell office:value-type="float" office:value="7.74" calcext:value-type="float">
            <text:p>7.74</text:p>
          </table:table-cell>
          <table:table-cell office:value-type="float" office:value="7.35" calcext:value-type="float">
            <text:p>7.35</text:p>
          </table:table-cell>
          <table:table-cell office:value-type="float" office:value="6.926" calcext:value-type="float">
            <text:p>6.926</text:p>
          </table:table-cell>
          <table:table-cell office:value-type="float" office:value="6.563" calcext:value-type="float">
            <text:p>6.563</text:p>
          </table:table-cell>
          <table:table-cell office:value-type="float" office:value="6.205" calcext:value-type="float">
            <text:p>6.205</text:p>
          </table:table-cell>
          <table:table-cell office:value-type="float" office:value="5.872" calcext:value-type="float">
            <text:p>5.872</text:p>
          </table:table-cell>
          <table:table-cell office:value-type="float" office:value="5.49" calcext:value-type="float">
            <text:p>5.49</text:p>
          </table:table-cell>
          <table:table-cell office:value-type="float" office:value="4.953" calcext:value-type="float">
            <text:p>4.9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4" calcext:value-type="float">
            <text:p>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548" calcext:value-type="float">
            <text:p>0.0548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6068" calcext:value-type="float">
            <text:p>-0.6068</text:p>
          </table:table-cell>
          <table:table-cell office:value-type="float" office:value="-1.139" calcext:value-type="float">
            <text:p>-1.139</text:p>
          </table:table-cell>
          <table:table-cell office:value-type="float" office:value="-1.784" calcext:value-type="float">
            <text:p>-1.784</text:p>
          </table:table-cell>
          <table:table-cell office:value-type="float" office:value="-2.602" calcext:value-type="float">
            <text:p>-2.6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(1)F(1)+(1)</text:p>
          </table:table-cell>
          <table:table-cell office:value-type="float" office:value="4" calcext:value-type="float">
            <text:p>4</text:p>
          </table:table-cell>
          <table:table-cell office:value-type="float" office:value="-1.387" calcext:value-type="float">
            <text:p>-1.387</text:p>
          </table:table-cell>
          <table:table-cell office:value-type="float" office:value="-1.352" calcext:value-type="float">
            <text:p>-1.352</text:p>
          </table:table-cell>
          <table:table-cell office:value-type="float" office:value="-1.478" calcext:value-type="float">
            <text:p>-1.478</text:p>
          </table:table-cell>
          <table:table-cell office:value-type="float" office:value="-1.739" calcext:value-type="float">
            <text:p>-1.739</text:p>
          </table:table-cell>
          <table:table-cell office:value-type="float" office:value="-2.168" calcext:value-type="float">
            <text:p>-2.168</text:p>
          </table:table-cell>
          <table:table-cell office:value-type="float" office:value="-2.688" calcext:value-type="float">
            <text:p>-2.688</text:p>
          </table:table-cell>
          <table:table-cell office:value-type="float" office:value="-3.316" calcext:value-type="float">
            <text:p>-3.316</text:p>
          </table:table-cell>
          <table:table-cell office:value-type="float" office:value="-4.117" calcext:value-type="float">
            <text:p>-4.1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H2PO4+</text:p>
          </table:table-cell>
          <table:table-cell office:value-type="string" calcext:value-type="string">
            <text:p>Mg(1)P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66" calcext:value-type="float">
            <text:p>-1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HCO3+</text:p>
          </table:table-cell>
          <table:table-cell office:value-type="string" calcext:value-type="string">
            <text:p>Mg(1)C(1)O(3)H(1)+(1)</text:p>
          </table:table-cell>
          <table:table-cell office:value-type="float" office:value="4" calcext:value-type="float">
            <text:p>4</text:p>
          </table:table-cell>
          <table:table-cell office:value-type="float" office:value="-1.08" calcext:value-type="float">
            <text:p>-1.08</text:p>
          </table:table-cell>
          <table:table-cell office:value-type="float" office:value="-1.036" calcext:value-type="float">
            <text:p>-1.036</text:p>
          </table:table-cell>
          <table:table-cell office:value-type="float" office:value="-1.164" calcext:value-type="float">
            <text:p>-1.164</text:p>
          </table:table-cell>
          <table:table-cell office:value-type="float" office:value="-1.435" calcext:value-type="float">
            <text:p>-1.435</text:p>
          </table:table-cell>
          <table:table-cell office:value-type="float" office:value="-1.88" calcext:value-type="float">
            <text:p>-1.88</text:p>
          </table:table-cell>
          <table:table-cell office:value-type="float" office:value="-2.415" calcext:value-type="float">
            <text:p>-2.415</text:p>
          </table:table-cell>
          <table:table-cell office:value-type="float" office:value="-3.049" calcext:value-type="float">
            <text:p>-3.049</text:p>
          </table:table-cell>
          <table:table-cell office:value-type="float" office:value="-3.842" calcext:value-type="float">
            <text:p>-3.8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HPO4(aq)</text:p>
          </table:table-cell>
          <table:table-cell office:value-type="string" calcext:value-type="string">
            <text:p>Mg(1)P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91" calcext:value-type="float">
            <text:p>-2.9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P2O7-2</text:p>
          </table:table-cell>
          <table:table-cell office:value-type="string" calcext:value-type="string">
            <text:p>Mg(1)P(2)O(7)-(2)</text:p>
          </table:table-cell>
          <table:table-cell office:value-type="float" office:value="4" calcext:value-type="float">
            <text:p>4</text:p>
          </table:table-cell>
          <table:table-cell office:value-type="float" office:value="-2.908" calcext:value-type="float">
            <text:p>-2.908</text:p>
          </table:table-cell>
          <table:table-cell office:value-type="float" office:value="-3.473" calcext:value-type="float">
            <text:p>-3.473</text:p>
          </table:table-cell>
          <table:table-cell office:value-type="float" office:value="-4.217" calcext:value-type="float">
            <text:p>-4.217</text:p>
          </table:table-cell>
          <table:table-cell office:value-type="float" office:value="-4.951" calcext:value-type="float">
            <text:p>-4.951</text:p>
          </table:table-cell>
          <table:table-cell office:value-type="float" office:value="-5.83" calcext:value-type="float">
            <text:p>-5.83</text:p>
          </table:table-cell>
          <table:table-cell office:value-type="float" office:value="-6.736" calcext:value-type="float">
            <text:p>-6.736</text:p>
          </table:table-cell>
          <table:table-cell office:value-type="float" office:value="-7.793" calcext:value-type="float">
            <text:p>-7.793</text:p>
          </table:table-cell>
          <table:table-cell office:value-type="float" office:value="-9.332" calcext:value-type="float">
            <text:p>-9.3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PO4-</text:p>
          </table:table-cell>
          <table:table-cell office:value-type="string" calcext:value-type="string">
            <text:p>Mg(1)P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733" calcext:value-type="float">
            <text:p>5.7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SO4(aq)</text:p>
          </table:table-cell>
          <table:table-cell office:value-type="string" calcext:value-type="string">
            <text:p>Mg(1)S(1)O(4)</text:p>
          </table:table-cell>
          <table:table-cell office:value-type="float" office:value="3" calcext:value-type="float">
            <text:p>3</text:p>
          </table:table-cell>
          <table:table-cell office:value-type="float" office:value="-2.139" calcext:value-type="float">
            <text:p>-2.139</text:p>
          </table:table-cell>
          <table:table-cell office:value-type="float" office:value="-2.412" calcext:value-type="float">
            <text:p>-2.412</text:p>
          </table:table-cell>
          <table:table-cell office:value-type="float" office:value="-2.837" calcext:value-type="float">
            <text:p>-2.837</text:p>
          </table:table-cell>
          <table:table-cell office:value-type="float" office:value="-3.347" calcext:value-type="float">
            <text:p>-3.347</text:p>
          </table:table-cell>
          <table:table-cell office:value-type="float" office:value="-4.073" calcext:value-type="float">
            <text:p>-4.073</text:p>
          </table:table-cell>
          <table:table-cell office:value-type="float" office:value="-4.955" calcext:value-type="float">
            <text:p>-4.95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NO3)2(aq)</text:p>
          </table:table-cell>
          <table:table-cell office:value-type="string" calcext:value-type="string">
            <text:p>N(2)Mn(1)O(6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0.6" calcext:value-type="float">
            <text:p>-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2(aq)</text:p>
          </table:table-cell>
          <table:table-cell office:value-type="string" calcext:value-type="string">
            <text:p>Mn(1)O(2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2.2" calcext:value-type="float">
            <text:p>22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3-</text:p>
          </table:table-cell>
          <table:table-cell office:value-type="string" calcext:value-type="string">
            <text:p>Mn(1)O(3)H(3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4.23" calcext:value-type="float">
            <text:p>34.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4-2</text:p>
          </table:table-cell>
          <table:table-cell office:value-type="string" calcext:value-type="string">
            <text:p>Mn(1)O(4)H(4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8.3" calcext:value-type="float">
            <text:p>48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2(OH)3+</text:p>
          </table:table-cell>
          <table:table-cell office:value-type="string" calcext:value-type="string">
            <text:p>Mn(2)O(3)H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3.9" calcext:value-type="float">
            <text:p>23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2OH+3</text:p>
          </table:table-cell>
          <table:table-cell office:value-type="string" calcext:value-type="string">
            <text:p>Mn(2)O(1)H(1)+(3)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.56" calcext:value-type="float">
            <text:p>10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O3(aq)</text:p>
          </table:table-cell>
          <table:table-cell office:value-type="string" calcext:value-type="string">
            <text:p>C(1)Mn(1)O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.809" calcext:value-type="float">
            <text:p>5.8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Cl(1)Mn(1)+(1)</text:p>
          </table:table-cell>
          <table:table-cell office:value-type="float" office:value="4" calcext:value-type="float">
            <text:p>4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3013" calcext:value-type="float">
            <text:p>-0.3013</text:p>
          </table:table-cell>
          <table:table-cell office:value-type="float" office:value="-0.7149" calcext:value-type="float">
            <text:p>-0.7149</text:p>
          </table:table-cell>
          <table:table-cell office:value-type="float" office:value="-1.238" calcext:value-type="float">
            <text:p>-1.238</text:p>
          </table:table-cell>
          <table:table-cell office:value-type="float" office:value="-1.931" calcext:value-type="float">
            <text:p>-1.931</text:p>
          </table:table-cell>
          <table:table-cell office:value-type="float" office:value="-2.673" calcext:value-type="float">
            <text:p>-2.673</text:p>
          </table:table-cell>
          <table:table-cell office:value-type="float" office:value="-3.491" calcext:value-type="float">
            <text:p>-3.491</text:p>
          </table:table-cell>
          <table:table-cell office:value-type="float" office:value="-4.459" calcext:value-type="float">
            <text:p>-4.4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3-</text:p>
          </table:table-cell>
          <table:table-cell office:value-type="string" calcext:value-type="string">
            <text:p>Cl(3)Mn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324" calcext:value-type="float">
            <text:p>0.33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F(1)Mn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43" calcext:value-type="float">
            <text:p>-1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H2PO4+</text:p>
          </table:table-cell>
          <table:table-cell office:value-type="string" calcext:value-type="string">
            <text:p>P(1)Mn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8.555" calcext:value-type="float">
            <text:p>-8.5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HCO3+</text:p>
          </table:table-cell>
          <table:table-cell office:value-type="string" calcext:value-type="string">
            <text:p>C(1)Mn(1)O(3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816" calcext:value-type="float">
            <text:p>-0.88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HPO4(aq)</text:p>
          </table:table-cell>
          <table:table-cell office:value-type="string" calcext:value-type="string">
            <text:p>P(1)Mn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58" calcext:value-type="float">
            <text:p>-3.5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NO3+</text:p>
          </table:table-cell>
          <table:table-cell office:value-type="string" calcext:value-type="string">
            <text:p>N(1)Mn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(1)O(4)-(1)</text:p>
          </table:table-cell>
          <table:table-cell office:value-type="float" office:value="3.5" calcext:value-type="float">
            <text:p>3.5</text:p>
          </table:table-cell>
          <table:table-cell office:value-type="float" office:value="22.35" calcext:value-type="float">
            <text:p>22.35</text:p>
          </table:table-cell>
          <table:table-cell office:value-type="float" office:value="20.3" calcext:value-type="float">
            <text:p>20.3</text:p>
          </table:table-cell>
          <table:table-cell office:value-type="float" office:value="18.15" calcext:value-type="float">
            <text:p>18.15</text:p>
          </table:table-cell>
          <table:table-cell office:value-type="float" office:value="16.41" calcext:value-type="float">
            <text:p>16.41</text:p>
          </table:table-cell>
          <table:table-cell office:value-type="float" office:value="14.95" calcext:value-type="float">
            <text:p>14.95</text:p>
          </table:table-cell>
          <table:table-cell office:value-type="float" office:value="14.01" calcext:value-type="float">
            <text:p>14.01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.59" calcext:value-type="float">
            <text:p>10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PO4-</text:p>
          </table:table-cell>
          <table:table-cell office:value-type="string" calcext:value-type="string">
            <text:p>P(1)Mn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132" calcext:value-type="float">
            <text:p>5.1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SO4(aq)</text:p>
          </table:table-cell>
          <table:table-cell office:value-type="string" calcext:value-type="string">
            <text:p>S(1)Mn(1)O(4)</text:p>
          </table:table-cell>
          <table:table-cell office:value-type="float" office:value="3" calcext:value-type="float">
            <text:p>3</text:p>
          </table:table-cell>
          <table:table-cell office:value-type="float" office:value="-2.255" calcext:value-type="float">
            <text:p>-2.255</text:p>
          </table:table-cell>
          <table:table-cell office:value-type="float" office:value="-2.353" calcext:value-type="float">
            <text:p>-2.353</text:p>
          </table:table-cell>
          <table:table-cell office:value-type="float" office:value="-2.574" calcext:value-type="float">
            <text:p>-2.574</text:p>
          </table:table-cell>
          <table:table-cell office:value-type="float" office:value="-2.878" calcext:value-type="float">
            <text:p>-2.878</text:p>
          </table:table-cell>
          <table:table-cell office:value-type="float" office:value="-3.326" calcext:value-type="float">
            <text:p>-3.326</text:p>
          </table:table-cell>
          <table:table-cell office:value-type="float" office:value="-3.884" calcext:value-type="float">
            <text:p>-3.884</text:p>
          </table:table-cell>
          <table:table-cell office:value-type="float" office:value="-4.623" calcext:value-type="float">
            <text:p>-4.623</text:p>
          </table:table-cell>
          <table:table-cell office:value-type="float" office:value="-5.693" calcext:value-type="float">
            <text:p>-5.6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P2O7-2</text:p>
          </table:table-cell>
          <table:table-cell office:value-type="string" calcext:value-type="string">
            <text:p>Na(2)P(2)O(7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437" calcext:value-type="float">
            <text:p>-0.44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AlO2(aq)</text:p>
          </table:table-cell>
          <table:table-cell office:value-type="string" calcext:value-type="string">
            <text:p>Al(1)Na(1)O(2)</text:p>
          </table:table-cell>
          <table:table-cell office:value-type="float" office:value="3" calcext:value-type="float">
            <text:p>3</text:p>
          </table:table-cell>
          <table:table-cell office:value-type="float" office:value="26.65" calcext:value-type="float">
            <text:p>26.65</text:p>
          </table:table-cell>
          <table:table-cell office:value-type="float" office:value="23.63" calcext:value-type="float">
            <text:p>23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6.82" calcext:value-type="float">
            <text:p>16.82</text:p>
          </table:table-cell>
          <table:table-cell office:value-type="float" office:value="13.54" calcext:value-type="float">
            <text:p>13.54</text:p>
          </table:table-cell>
          <table:table-cell office:value-type="float" office:value="10.84" calcext:value-type="float">
            <text:p>10.84</text:p>
          </table:table-cell>
          <table:table-cell office:value-type="float" office:value="8.533" calcext:value-type="float">
            <text:p>8.533</text:p>
          </table:table-cell>
          <table:table-cell office:value-type="float" office:value="6.443" calcext:value-type="float">
            <text:p>6.4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B(OH)4(aq)</text:p>
          </table:table-cell>
          <table:table-cell office:value-type="string" calcext:value-type="string">
            <text:p>Na(1)B(1)O(4)H(4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.974" calcext:value-type="float">
            <text:p>8.9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CO3-</text:p>
          </table:table-cell>
          <table:table-cell office:value-type="string" calcext:value-type="string">
            <text:p>Na(1)C(1)O(3)-(1)</text:p>
          </table:table-cell>
          <table:table-cell office:value-type="float" office:value="4" calcext:value-type="float">
            <text:p>4</text:p>
          </table:table-cell>
          <table:table-cell office:value-type="float" office:value="9.815" calcext:value-type="float">
            <text:p>9.815</text:p>
          </table:table-cell>
          <table:table-cell office:value-type="float" office:value="9.814" calcext:value-type="float">
            <text:p>9.814</text:p>
          </table:table-cell>
          <table:table-cell office:value-type="float" office:value="10.07" calcext:value-type="float">
            <text:p>10.07</text:p>
          </table:table-cell>
          <table:table-cell office:value-type="float" office:value="10.65" calcext:value-type="float">
            <text:p>10.65</text:p>
          </table:table-cell>
          <table:table-cell office:value-type="float" office:value="11.57" calcext:value-type="float">
            <text:p>11.57</text:p>
          </table:table-cell>
          <table:table-cell office:value-type="float" office:value="12.63" calcext:value-type="float">
            <text:p>12.63</text:p>
          </table:table-cell>
          <table:table-cell office:value-type="float" office:value="13.79" calcext:value-type="float">
            <text:p>13.79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</text:p>
          </table:table-cell>
          <table:table-cell office:value-type="float" office:value="3" calcext:value-type="float">
            <text:p>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77" calcext:value-type="float">
            <text:p>0.777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73" calcext:value-type="float">
            <text:p>0.473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-0.4778" calcext:value-type="float">
            <text:p>-0.4778</text:p>
          </table:table-cell>
          <table:table-cell office:value-type="float" office:value="-1.012" calcext:value-type="float">
            <text:p>-1.0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F(aq)</text:p>
          </table:table-cell>
          <table:table-cell office:value-type="string" calcext:value-type="string">
            <text:p>Na(1)F(1)</text:p>
          </table:table-cell>
          <table:table-cell office:value-type="float" office:value="3" calcext:value-type="float">
            <text:p>3</text:p>
          </table:table-cell>
          <table:table-cell office:value-type="float" office:value="1.082" calcext:value-type="float">
            <text:p>1.08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9516" calcext:value-type="float">
            <text:p>-0.95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CO3(aq)</text:p>
          </table:table-cell>
          <table:table-cell office:value-type="string" calcext:value-type="string">
            <text:p>Na(1)C(1)O(3)H(1)</text:p>
          </table:table-cell>
          <table:table-cell office:value-type="float" office:value="3" calcext:value-type="float">
            <text:p>3</text:p>
          </table:table-cell>
          <table:table-cell office:value-type="float" office:value="-0.3734" calcext:value-type="float">
            <text:p>-0.3734</text:p>
          </table:table-cell>
          <table:table-cell office:value-type="float" office:value="-0.1541" calcext:value-type="float">
            <text:p>-0.154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7926" calcext:value-type="float">
            <text:p>0.7926</text:p>
          </table:table-cell>
          <table:table-cell office:value-type="float" office:value="1.213" calcext:value-type="float">
            <text:p>1.21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P2O7-2</text:p>
          </table:table-cell>
          <table:table-cell office:value-type="string" calcext:value-type="string">
            <text:p>Na(1)P(2)O(7)H(1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6.85" calcext:value-type="float">
            <text:p>-6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PO4-</text:p>
          </table:table-cell>
          <table:table-cell office:value-type="string" calcext:value-type="string">
            <text:p>Na(1)P(1)O(4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92" calcext:value-type="float">
            <text:p>-0.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Si(1)Na(1)O(3)H(1)</text:p>
          </table:table-cell>
          <table:table-cell office:value-type="float" office:value="3" calcext:value-type="float">
            <text:p>3</text:p>
          </table:table-cell>
          <table:table-cell office:value-type="float" office:value="8.414" calcext:value-type="float">
            <text:p>8.414</text:p>
          </table:table-cell>
          <table:table-cell office:value-type="float" office:value="8.304" calcext:value-type="float">
            <text:p>8.304</text:p>
          </table:table-cell>
          <table:table-cell office:value-type="float" office:value="8.053" calcext:value-type="float">
            <text:p>8.053</text:p>
          </table:table-cell>
          <table:table-cell office:value-type="float" office:value="7.829" calcext:value-type="float">
            <text:p>7.829</text:p>
          </table:table-cell>
          <table:table-cell office:value-type="float" office:value="7.684" calcext:value-type="float">
            <text:p>7.684</text:p>
          </table:table-cell>
          <table:table-cell office:value-type="float" office:value="7.658" calcext:value-type="float">
            <text:p>7.658</text:p>
          </table:table-cell>
          <table:table-cell office:value-type="float" office:value="7.706" calcext:value-type="float">
            <text:p>7.706</text:p>
          </table:table-cell>
          <table:table-cell office:value-type="float" office:value="7.781" calcext:value-type="float">
            <text:p>7.7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</text:p>
          </table:table-cell>
          <table:table-cell office:value-type="float" office:value="3" calcext:value-type="float">
            <text:p>3</text:p>
          </table:table-cell>
          <table:table-cell office:value-type="float" office:value="15.64" calcext:value-type="float">
            <text:p>15.64</text:p>
          </table:table-cell>
          <table:table-cell office:value-type="float" office:value="14.79" calcext:value-type="float">
            <text:p>14.79</text:p>
          </table:table-cell>
          <table:table-cell office:value-type="float" office:value="13.8" calcext:value-type="float">
            <text:p>13.8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7" calcext:value-type="float">
            <text:p>11.97</text:p>
          </table:table-cell>
          <table:table-cell office:value-type="float" office:value="11.22" calcext:value-type="float">
            <text:p>11.22</text:p>
          </table:table-cell>
          <table:table-cell office:value-type="float" office:value="10.56" calcext:value-type="float">
            <text:p>10.56</text:p>
          </table:table-cell>
          <table:table-cell office:value-type="float" office:value="9.885" calcext:value-type="float">
            <text:p>9.8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P2O7-3</text:p>
          </table:table-cell>
          <table:table-cell office:value-type="string" calcext:value-type="string">
            <text:p>Na(1)P(2)O(7)-(3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456" calcext:value-type="float">
            <text:p>1.4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SO4-</text:p>
          </table:table-cell>
          <table:table-cell office:value-type="string" calcext:value-type="string">
            <text:p>Na(1)S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2" calcext:value-type="float">
            <text:p>-0.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(NO3)2(aq)</text:p>
          </table:table-cell>
          <table:table-cell office:value-type="string" calcext:value-type="string">
            <text:p>N(2)Ni(1)O(6)</text:p>
          </table:table-cell>
          <table:table-cell office:value-type="float" office:value="3" calcext:value-type="float">
            <text:p>3</text:p>
          </table:table-cell>
          <table:table-cell office:value-type="float" office:value="-0.2413" calcext:value-type="float">
            <text:p>-0.2413</text:p>
          </table:table-cell>
          <table:table-cell office:value-type="float" office:value="-0.1899" calcext:value-type="float">
            <text:p>-0.1899</text:p>
          </table:table-cell>
          <table:table-cell office:value-type="float" office:value="-0.1881" calcext:value-type="float">
            <text:p>-0.1881</text:p>
          </table:table-cell>
          <table:table-cell office:value-type="float" office:value="-0.1605" calcext:value-type="float">
            <text:p>-0.1605</text:p>
          </table:table-cell>
          <table:table-cell office:value-type="float" office:value="-0.1314" calcext:value-type="float">
            <text:p>-0.1314</text:p>
          </table:table-cell>
          <table:table-cell office:value-type="float" office:value="-0.1056" calcext:value-type="float">
            <text:p>-0.10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(OH)2(aq)</text:p>
          </table:table-cell>
          <table:table-cell office:value-type="string" calcext:value-type="string">
            <text:p>Ni(1)O(2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9.99" calcext:value-type="float">
            <text:p>19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(OH)3-</text:p>
          </table:table-cell>
          <table:table-cell office:value-type="string" calcext:value-type="string">
            <text:p>Ni(1)O(3)H(3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.99" calcext:value-type="float">
            <text:p>30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2OH+3</text:p>
          </table:table-cell>
          <table:table-cell office:value-type="string" calcext:value-type="string">
            <text:p>Ni(2)O(1)H(1)+(3)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.7" calcext:value-type="float">
            <text:p>10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4(OH)4+4</text:p>
          </table:table-cell>
          <table:table-cell office:value-type="string" calcext:value-type="string">
            <text:p>Ni(4)O(4)H(4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27.68" calcext:value-type="float">
            <text:p>27.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Cl(1)Ni(1)+(1)</text:p>
          </table:table-cell>
          <table:table-cell office:value-type="float" office:value="4" calcext:value-type="float">
            <text:p>4</text:p>
          </table:table-cell>
          <table:table-cell office:value-type="float" office:value="1.044" calcext:value-type="float">
            <text:p>1.04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1614" calcext:value-type="float">
            <text:p>0.1614</text:p>
          </table:table-cell>
          <table:table-cell office:value-type="float" office:value="-0.3117" calcext:value-type="float">
            <text:p>-0.3117</text:p>
          </table:table-cell>
          <table:table-cell office:value-type="float" office:value="-0.8782" calcext:value-type="float">
            <text:p>-0.8782</text:p>
          </table:table-cell>
          <table:table-cell office:value-type="float" office:value="-1.605" calcext:value-type="float">
            <text:p>-1.6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HP2O7-</text:p>
          </table:table-cell>
          <table:table-cell office:value-type="string" calcext:value-type="string">
            <text:p>P(2)Ni(1)O(7)H(1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9.268" calcext:value-type="float">
            <text:p>-9.2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NO3+</text:p>
          </table:table-cell>
          <table:table-cell office:value-type="string" calcext:value-type="string">
            <text:p>N(1)Ni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" calcext:value-type="float">
            <text:p>-0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P2O7-2</text:p>
          </table:table-cell>
          <table:table-cell office:value-type="string" calcext:value-type="string">
            <text:p>P(2)Ni(1)O(7)-(2)</text:p>
          </table:table-cell>
          <table:table-cell office:value-type="float" office:value="4" calcext:value-type="float">
            <text:p>4</text:p>
          </table:table-cell>
          <table:table-cell office:value-type="float" office:value="-2.97" calcext:value-type="float">
            <text:p>-2.97</text:p>
          </table:table-cell>
          <table:table-cell office:value-type="float" office:value="-3.101" calcext:value-type="float">
            <text:p>-3.101</text:p>
          </table:table-cell>
          <table:table-cell office:value-type="float" office:value="-3.266" calcext:value-type="float">
            <text:p>-3.266</text:p>
          </table:table-cell>
          <table:table-cell office:value-type="float" office:value="-3.363" calcext:value-type="float">
            <text:p>-3.363</text:p>
          </table:table-cell>
          <table:table-cell office:value-type="float" office:value="-3.499" calcext:value-type="float">
            <text:p>-3.499</text:p>
          </table:table-cell>
          <table:table-cell office:value-type="float" office:value="-3.693" calcext:value-type="float">
            <text:p>-3.693</text:p>
          </table:table-cell>
          <table:table-cell office:value-type="float" office:value="-4.041" calcext:value-type="float">
            <text:p>-4.041</text:p>
          </table:table-cell>
          <table:table-cell office:value-type="float" office:value="-4.876" calcext:value-type="float">
            <text:p>-4.8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SO4(aq)</text:p>
          </table:table-cell>
          <table:table-cell office:value-type="string" calcext:value-type="string">
            <text:p>S(1)Ni(1)O(4)</text:p>
          </table:table-cell>
          <table:table-cell office:value-type="float" office:value="3" calcext:value-type="float">
            <text:p>3</text:p>
          </table:table-cell>
          <table:table-cell office:value-type="float" office:value="-2.117" calcext:value-type="float">
            <text:p>-2.117</text:p>
          </table:table-cell>
          <table:table-cell office:value-type="float" office:value="-2.126" calcext:value-type="float">
            <text:p>-2.126</text:p>
          </table:table-cell>
          <table:table-cell office:value-type="float" office:value="-2.209" calcext:value-type="float">
            <text:p>-2.209</text:p>
          </table:table-cell>
          <table:table-cell office:value-type="float" office:value="-2.328" calcext:value-type="float">
            <text:p>-2.328</text:p>
          </table:table-cell>
          <table:table-cell office:value-type="float" office:value="-2.542" calcext:value-type="float">
            <text:p>-2.542</text:p>
          </table:table-cell>
          <table:table-cell office:value-type="float" office:value="-2.846" calcext:value-type="float">
            <text:p>-2.84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5" calcext:value-type="float">
            <text:p>3.5</text:p>
          </table:table-cell>
          <table:table-cell office:value-type="float" office:value="14.94" calcext:value-type="float">
            <text:p>14.94</text:p>
          </table:table-cell>
          <table:table-cell office:value-type="float" office:value="14" calcext:value-type="float">
            <text:p>14</text:p>
          </table:table-cell>
          <table:table-cell office:value-type="float" office:value="13.03" calcext:value-type="float">
            <text:p>13.03</text:p>
          </table:table-cell>
          <table:table-cell office:value-type="float" office:value="12.26" calcext:value-type="float">
            <text:p>12.26</text:p>
          </table:table-cell>
          <table:table-cell office:value-type="float" office:value="11.63" calcext:value-type="float">
            <text:p>11.63</text:p>
          </table:table-cell>
          <table:table-cell office:value-type="float" office:value="11.28" calcext:value-type="float">
            <text:p>11.28</text:p>
          </table:table-cell>
          <table:table-cell office:value-type="float" office:value="11.17" calcext:value-type="float">
            <text:p>11.17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2O7-4</text:p>
          </table:table-cell>
          <table:table-cell office:value-type="string" calcext:value-type="string">
            <text:p>P(2)O(7)-(4)</text:p>
          </table:table-cell>
          <table:table-cell office:value-type="float" office:value="4" calcext:value-type="float">
            <text:p>4</text:p>
          </table:table-cell>
          <table:table-cell office:value-type="float" office:value="4.118" calcext:value-type="float">
            <text:p>4.118</text:p>
          </table:table-cell>
          <table:table-cell office:value-type="float" office:value="3.746" calcext:value-type="float">
            <text:p>3.746</text:p>
          </table:table-cell>
          <table:table-cell office:value-type="float" office:value="3.152" calcext:value-type="float">
            <text:p>3.152</text:p>
          </table:table-cell>
          <table:table-cell office:value-type="float" office:value="2.39" calcext:value-type="float">
            <text:p>2.39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1.557" calcext:value-type="float">
            <text:p>-1.557</text:p>
          </table:table-cell>
          <table:table-cell office:value-type="float" office:value="-3.589" calcext:value-type="float">
            <text:p>-3.5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H4+</text:p>
          </table:table-cell>
          <table:table-cell office:value-type="string" calcext:value-type="string">
            <text:p>P(1)H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12.7" calcext:value-type="float">
            <text:p>212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3F-2</text:p>
          </table:table-cell>
          <table:table-cell office:value-type="string" calcext:value-type="string">
            <text:p>F(1)P(1)O(3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199" calcext:value-type="float">
            <text:p>-7.1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(1)O(4)-(3)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2.32" calcext:value-type="float">
            <text:p>12.32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8" calcext:value-type="float">
            <text:p>12.08</text:p>
          </table:table-cell>
          <table:table-cell office:value-type="float" office:value="12.18" calcext:value-type="float">
            <text:p>12.18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2" calcext:value-type="float">
            <text:p>12.82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(CO3)2-2</text:p>
          </table:table-cell>
          <table:table-cell office:value-type="string" calcext:value-type="string">
            <text:p>C(2)Pb(1)O(6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.26" calcext:value-type="float">
            <text:p>11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(ClO3)2(aq)</text:p>
          </table:table-cell>
          <table:table-cell office:value-type="string" calcext:value-type="string">
            <text:p>Cl(2)Pb(1)O(6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5.03" calcext:value-type="float">
            <text:p>35.0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2OH+3</text:p>
          </table:table-cell>
          <table:table-cell office:value-type="string" calcext:value-type="string">
            <text:p>Pb(2)O(1)H(1)+(3)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6.395" calcext:value-type="float">
            <text:p>6.3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3(OH)4+2</text:p>
          </table:table-cell>
          <table:table-cell office:value-type="string" calcext:value-type="string">
            <text:p>Pb(3)O(4)H(4)+(2)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23.88" calcext:value-type="float">
            <text:p>23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(OH)4+4</text:p>
          </table:table-cell>
          <table:table-cell office:value-type="string" calcext:value-type="string">
            <text:p>Pb(4)O(4)H(4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20.88" calcext:value-type="float">
            <text:p>20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6(OH)8+4</text:p>
          </table:table-cell>
          <table:table-cell office:value-type="string" calcext:value-type="string">
            <text:p>Pb(6)O(8)H(8)+(4)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43.56" calcext:value-type="float">
            <text:p>43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O3(aq)</text:p>
          </table:table-cell>
          <table:table-cell office:value-type="string" calcext:value-type="string">
            <text:p>C(1)Pb(1)O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749" calcext:value-type="float">
            <text:p>3.74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Cl(1)Pb(1)+(1)</text:p>
          </table:table-cell>
          <table:table-cell office:value-type="float" office:value="4" calcext:value-type="float">
            <text:p>4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37" calcext:value-type="float">
            <text:p>-1.437</text:p>
          </table:table-cell>
          <table:table-cell office:value-type="float" office:value="-1.577" calcext:value-type="float">
            <text:p>-1.577</text:p>
          </table:table-cell>
          <table:table-cell office:value-type="float" office:value="-1.813" calcext:value-type="float">
            <text:p>-1.813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64" calcext:value-type="float">
            <text:p>-2.64</text:p>
          </table:table-cell>
          <table:table-cell office:value-type="float" office:value="-3.201" calcext:value-type="float">
            <text:p>-3.201</text:p>
          </table:table-cell>
          <table:table-cell office:value-type="float" office:value="-3.941" calcext:value-type="float">
            <text:p>-3.9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l2(aq)</text:p>
          </table:table-cell>
          <table:table-cell office:value-type="string" calcext:value-type="string">
            <text:p>Cl(2)Pb(1)</text:p>
          </table:table-cell>
          <table:table-cell office:value-type="float" office:value="3" calcext:value-type="float">
            <text:p>3</text:p>
          </table:table-cell>
          <table:table-cell office:value-type="float" office:value="-1.944" calcext:value-type="float">
            <text:p>-1.944</text:p>
          </table:table-cell>
          <table:table-cell office:value-type="float" office:value="-2.003" calcext:value-type="float">
            <text:p>-2.003</text:p>
          </table:table-cell>
          <table:table-cell office:value-type="float" office:value="-2.24" calcext:value-type="float">
            <text:p>-2.24</text:p>
          </table:table-cell>
          <table:table-cell office:value-type="float" office:value="-2.627" calcext:value-type="float">
            <text:p>-2.627</text:p>
          </table:table-cell>
          <table:table-cell office:value-type="float" office:value="-3.232" calcext:value-type="float">
            <text:p>-3.232</text:p>
          </table:table-cell>
          <table:table-cell office:value-type="float" office:value="-3.97" calcext:value-type="float">
            <text:p>-3.97</text:p>
          </table:table-cell>
          <table:table-cell office:value-type="float" office:value="-4.89" calcext:value-type="float">
            <text:p>-4.89</text:p>
          </table:table-cell>
          <table:table-cell office:value-type="float" office:value="-6.131" calcext:value-type="float">
            <text:p>-6.1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Cl(3)Pb(1)-(1)</text:p>
          </table:table-cell>
          <table:table-cell office:value-type="float" office:value="4" calcext:value-type="float">
            <text:p>4</text:p>
          </table:table-cell>
          <table:table-cell office:value-type="float" office:value="-1.647" calcext:value-type="float">
            <text:p>-1.647</text:p>
          </table:table-cell>
          <table:table-cell office:value-type="float" office:value="-1.688" calcext:value-type="float">
            <text:p>-1.688</text:p>
          </table:table-cell>
          <table:table-cell office:value-type="float" office:value="-1.941" calcext:value-type="float">
            <text:p>-1.941</text:p>
          </table:table-cell>
          <table:table-cell office:value-type="float" office:value="-2.378" calcext:value-type="float">
            <text:p>-2.378</text:p>
          </table:table-cell>
          <table:table-cell office:value-type="float" office:value="-3.076" calcext:value-type="float">
            <text:p>-3.076</text:p>
          </table:table-cell>
          <table:table-cell office:value-type="float" office:value="-3.938" calcext:value-type="float">
            <text:p>-3.938</text:p>
          </table:table-cell>
          <table:table-cell office:value-type="float" office:value="-5.015" calcext:value-type="float">
            <text:p>-5.015</text:p>
          </table:table-cell>
          <table:table-cell office:value-type="float" office:value="-6.465" calcext:value-type="float">
            <text:p>-6.4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Cl(4)Pb(1)-(2)</text:p>
          </table:table-cell>
          <table:table-cell office:value-type="float" office:value="4" calcext:value-type="float">
            <text:p>4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491" calcext:value-type="float">
            <text:p>-1.491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863" calcext:value-type="float">
            <text:p>-1.863</text:p>
          </table:table-cell>
          <table:table-cell office:value-type="float" office:value="-2.571" calcext:value-type="float">
            <text:p>-2.571</text:p>
          </table:table-cell>
          <table:table-cell office:value-type="float" office:value="-3.524" calcext:value-type="float">
            <text:p>-3.524</text:p>
          </table:table-cell>
          <table:table-cell office:value-type="float" office:value="-4.733" calcext:value-type="float">
            <text:p>-4.733</text:p>
          </table:table-cell>
          <table:table-cell office:value-type="float" office:value="-6.322" calcext:value-type="float">
            <text:p>-6.3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lO3+</text:p>
          </table:table-cell>
          <table:table-cell office:value-type="string" calcext:value-type="string">
            <text:p>Cl(1)Pb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7.48" calcext:value-type="float">
            <text:p>17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F(1)Pb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284" calcext:value-type="float">
            <text:p>-0.82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2(aq)</text:p>
          </table:table-cell>
          <table:table-cell office:value-type="string" calcext:value-type="string">
            <text:p>F(2)Pb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.613" calcext:value-type="float">
            <text:p>-1.6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H2PO4+</text:p>
          </table:table-cell>
          <table:table-cell office:value-type="string" calcext:value-type="string">
            <text:p>P(1)Pb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5" calcext:value-type="float">
            <text:p>-1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HPO4(aq)</text:p>
          </table:table-cell>
          <table:table-cell office:value-type="string" calcext:value-type="string">
            <text:p>P(1)Pb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1" calcext:value-type="float">
            <text:p>-3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NO3+</text:p>
          </table:table-cell>
          <table:table-cell office:value-type="string" calcext:value-type="string">
            <text:p>N(1)Pb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227" calcext:value-type="float">
            <text:p>-1.2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695" calcext:value-type="float">
            <text:p>7.6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P2O7-2</text:p>
          </table:table-cell>
          <table:table-cell office:value-type="string" calcext:value-type="string">
            <text:p>P(2)Pb(1)O(7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414" calcext:value-type="float">
            <text:p>-7.4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-2</text:p>
          </table:table-cell>
          <table:table-cell office:value-type="string" calcext:value-type="string">
            <text:p>S(1)-(2)</text:p>
          </table:table-cell>
          <table:table-cell office:value-type="float" office:value="5" calcext:value-type="float">
            <text:p>5</text:p>
          </table:table-cell>
          <table:table-cell office:value-type="float" office:value="165.9" calcext:value-type="float">
            <text:p>165.9</text:p>
          </table:table-cell>
          <table:table-cell office:value-type="float" office:value="151.2" calcext:value-type="float">
            <text:p>151.2</text:p>
          </table:table-cell>
          <table:table-cell office:value-type="float" office:value="134.3" calcext:value-type="float">
            <text:p>134.3</text:p>
          </table:table-cell>
          <table:table-cell office:value-type="float" office:value="118.8" calcext:value-type="float">
            <text:p>118.8</text:p>
          </table:table-cell>
          <table:table-cell office:value-type="float" office:value="103.4" calcext:value-type="float">
            <text:p>103.4</text:p>
          </table:table-cell>
          <table:table-cell office:value-type="float" office:value="91.23" calcext:value-type="float">
            <text:p>91.23</text:p>
          </table:table-cell>
          <table:table-cell office:value-type="float" office:value="81.23" calcext:value-type="float">
            <text:p>81.23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(2)O(5)-(2)</text:p>
          </table:table-cell>
          <table:table-cell office:value-type="float" office:value="4" calcext:value-type="float">
            <text:p>4</text:p>
          </table:table-cell>
          <table:table-cell office:value-type="float" office:value="92.33" calcext:value-type="float">
            <text:p>92.33</text:p>
          </table:table-cell>
          <table:table-cell office:value-type="float" office:value="83.66" calcext:value-type="float">
            <text:p>83.66</text:p>
          </table:table-cell>
          <table:table-cell office:value-type="float" office:value="73.34" calcext:value-type="float">
            <text:p>73.3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62" calcext:value-type="float">
            <text:p>53.62</text:p>
          </table:table-cell>
          <table:table-cell office:value-type="float" office:value="45.37" calcext:value-type="float">
            <text:p>45.37</text:p>
          </table:table-cell>
          <table:table-cell office:value-type="float" office:value="38.27" calcext:value-type="float">
            <text:p>38.27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O2(aq)</text:p>
          </table:table-cell>
          <table:table-cell office:value-type="string" calcext:value-type="string">
            <text:p>S(1)O(2)</text:p>
          </table:table-cell>
          <table:table-cell office:value-type="float" office:value="3" calcext:value-type="float">
            <text:p>3</text:p>
          </table:table-cell>
          <table:table-cell office:value-type="float" office:value="42.12" calcext:value-type="float">
            <text:p>42.12</text:p>
          </table:table-cell>
          <table:table-cell office:value-type="float" office:value="37.56" calcext:value-type="float">
            <text:p>37.56</text:p>
          </table:table-cell>
          <table:table-cell office:value-type="float" office:value="31.96" calcext:value-type="float">
            <text:p>31.96</text:p>
          </table:table-cell>
          <table:table-cell office:value-type="float" office:value="26.5" calcext:value-type="float">
            <text:p>26.5</text:p>
          </table:table-cell>
          <table:table-cell office:value-type="float" office:value="20.72" calcext:value-type="float">
            <text:p>20.72</text:p>
          </table:table-cell>
          <table:table-cell office:value-type="float" office:value="15.76" calcext:value-type="float">
            <text:p>15.76</text:p>
          </table:table-cell>
          <table:table-cell office:value-type="float" office:value="11.31" calcext:value-type="float">
            <text:p>11.31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F6-2</text:p>
          </table:table-cell>
          <table:table-cell office:value-type="string" calcext:value-type="string">
            <text:p>Si(1)F(6)-(2)</text:p>
          </table:table-cell>
          <table:table-cell office:value-type="float" office:value="4" calcext:value-type="float">
            <text:p>4</text:p>
          </table:table-cell>
          <table:table-cell office:value-type="float" office:value="-27.65" calcext:value-type="float">
            <text:p>-27.65</text:p>
          </table:table-cell>
          <table:table-cell office:value-type="float" office:value="-26.27" calcext:value-type="float">
            <text:p>-26.27</text:p>
          </table:table-cell>
          <table:table-cell office:value-type="float" office:value="-25.22" calcext:value-type="float">
            <text:p>-25.22</text:p>
          </table:table-cell>
          <table:table-cell office:value-type="float" office:value="-24.65" calcext:value-type="float">
            <text:p>-24.65</text:p>
          </table:table-cell>
          <table:table-cell office:value-type="float" office:value="-24.53" calcext:value-type="float">
            <text:p>-24.53</text:p>
          </table:table-cell>
          <table:table-cell office:value-type="float" office:value="-24.92" calcext:value-type="float">
            <text:p>-24.92</text:p>
          </table:table-cell>
          <table:table-cell office:value-type="float" office:value="-25.82" calcext:value-type="float">
            <text:p>-25.82</text:p>
          </table:table-cell>
          <table:table-cell office:value-type="float" office:value="-27.44" calcext:value-type="float">
            <text:p>-27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O3(aq)</text:p>
          </table:table-cell>
          <table:table-cell office:value-type="string" calcext:value-type="string">
            <text:p>C(1)Sr(1)O(3)</text:p>
          </table:table-cell>
          <table:table-cell office:value-type="float" office:value="3" calcext:value-type="float">
            <text:p>3</text:p>
          </table:table-cell>
          <table:table-cell office:value-type="float" office:value="8.005" calcext:value-type="float">
            <text:p>8.005</text:p>
          </table:table-cell>
          <table:table-cell office:value-type="float" office:value="7.463" calcext:value-type="float">
            <text:p>7.463</text:p>
          </table:table-cell>
          <table:table-cell office:value-type="float" office:value="6.865" calcext:value-type="float">
            <text:p>6.865</text:p>
          </table:table-cell>
          <table:table-cell office:value-type="float" office:value="6.34" calcext:value-type="float">
            <text:p>6.34</text:p>
          </table:table-cell>
          <table:table-cell office:value-type="float" office:value="5.819" calcext:value-type="float">
            <text:p>5.819</text:p>
          </table:table-cell>
          <table:table-cell office:value-type="float" office:value="5.362" calcext:value-type="float">
            <text:p>5.362</text:p>
          </table:table-cell>
          <table:table-cell office:value-type="float" office:value="4.886" calcext:value-type="float">
            <text:p>4.886</text:p>
          </table:table-cell>
          <table:table-cell office:value-type="float" office:value="4.279" calcext:value-type="float">
            <text:p>4.2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Cl(1)Sr(1)+(1)</text:p>
          </table:table-cell>
          <table:table-cell office:value-type="float" office:value="4" calcext:value-type="float">
            <text:p>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704" calcext:value-type="float">
            <text:p>-0.704</text:p>
          </table:table-cell>
          <table:table-cell office:value-type="float" office:value="-1.221" calcext:value-type="float">
            <text:p>-1.221</text:p>
          </table:table-cell>
          <table:table-cell office:value-type="float" office:value="-1.83" calcext:value-type="float">
            <text:p>-1.83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F(1)Sr(1)+(1)</text:p>
          </table:table-cell>
          <table:table-cell office:value-type="float" office:value="4" calcext:value-type="float">
            <text:p>4</text:p>
          </table:table-cell>
          <table:table-cell office:value-type="float" office:value="-0.1165" calcext:value-type="float">
            <text:p>-0.1165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2903" calcext:value-type="float">
            <text:p>-0.2903</text:p>
          </table:table-cell>
          <table:table-cell office:value-type="float" office:value="-0.5435" calcext:value-type="float">
            <text:p>-0.5435</text:p>
          </table:table-cell>
          <table:table-cell office:value-type="float" office:value="-0.9349" calcext:value-type="float">
            <text:p>-0.9349</text:p>
          </table:table-cell>
          <table:table-cell office:value-type="float" office:value="-1.401" calcext:value-type="float">
            <text:p>-1.401</text:p>
          </table:table-cell>
          <table:table-cell office:value-type="float" office:value="-1.964" calcext:value-type="float">
            <text:p>-1.964</text:p>
          </table:table-cell>
          <table:table-cell office:value-type="float" office:value="-2.692" calcext:value-type="float">
            <text:p>-2.6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H2PO4+</text:p>
          </table:table-cell>
          <table:table-cell office:value-type="string" calcext:value-type="string">
            <text:p>P(1)Sr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3" calcext:value-type="float">
            <text:p>-0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HPO4(aq)</text:p>
          </table:table-cell>
          <table:table-cell office:value-type="string" calcext:value-type="string">
            <text:p>P(1)Sr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06" calcext:value-type="float">
            <text:p>-2.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NO3+</text:p>
          </table:table-cell>
          <table:table-cell office:value-type="string" calcext:value-type="string">
            <text:p>N(1)Sr(1)O(3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29" calcext:value-type="float">
            <text:p>13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P2O7-2</text:p>
          </table:table-cell>
          <table:table-cell office:value-type="string" calcext:value-type="string">
            <text:p>P(2)Sr(1)O(7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654" calcext:value-type="float">
            <text:p>-1.6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SO4(aq)</text:p>
          </table:table-cell>
          <table:table-cell office:value-type="string" calcext:value-type="string">
            <text:p>S(1)Sr(1)O(4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3" calcext:value-type="float">
            <text:p>-2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aq)</text:p>
          </table:table-cell>
          <table:table-cell office:value-type="string" calcext:value-type="string">
            <text:p>Zn(1)O(2)H(2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7.33" calcext:value-type="float">
            <text:p>17.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3-</text:p>
          </table:table-cell>
          <table:table-cell office:value-type="string" calcext:value-type="string">
            <text:p>Zn(1)O(3)H(3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8.84" calcext:value-type="float">
            <text:p>28.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4-2</text:p>
          </table:table-cell>
          <table:table-cell office:value-type="string" calcext:value-type="string">
            <text:p>Zn(1)O(4)H(4)-(2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1.61" calcext:value-type="float">
            <text:p>41.6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Cl(aq)</text:p>
          </table:table-cell>
          <table:table-cell office:value-type="string" calcext:value-type="string">
            <text:p>Cl(1)Zn(1)O(1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7.542" calcext:value-type="float">
            <text:p>7.5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O3(aq)</text:p>
          </table:table-cell>
          <table:table-cell office:value-type="string" calcext:value-type="string">
            <text:p>C(1)Zn(1)O(3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.429" calcext:value-type="float">
            <text:p>6.4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+</text:p>
          </table:table-cell>
          <table:table-cell office:value-type="string" calcext:value-type="string">
            <text:p>Cl(1)Zn(1)+(1)</text:p>
          </table:table-cell>
          <table:table-cell office:value-type="float" office:value="4" calcext:value-type="float">
            <text:p>4</text:p>
          </table:table-cell>
          <table:table-cell office:value-type="float" office:value="0.4368" calcext:value-type="float">
            <text:p>0.4368</text:p>
          </table:table-cell>
          <table:table-cell office:value-type="float" office:value="-0.1986" calcext:value-type="float">
            <text:p>-0.1986</text:p>
          </table:table-cell>
          <table:table-cell office:value-type="float" office:value="-1.068" calcext:value-type="float">
            <text:p>-1.068</text:p>
          </table:table-cell>
          <table:table-cell office:value-type="float" office:value="-1.998" calcext:value-type="float">
            <text:p>-1.998</text:p>
          </table:table-cell>
          <table:table-cell office:value-type="float" office:value="-3.087" calcext:value-type="float">
            <text:p>-3.087</text:p>
          </table:table-cell>
          <table:table-cell office:value-type="float" office:value="-4.138" calcext:value-type="float">
            <text:p>-4.138</text:p>
          </table:table-cell>
          <table:table-cell office:value-type="float" office:value="-5.211" calcext:value-type="float">
            <text:p>-5.211</text:p>
          </table:table-cell>
          <table:table-cell office:value-type="float" office:value="-6.397" calcext:value-type="float">
            <text:p>-6.3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2(aq)</text:p>
          </table:table-cell>
          <table:table-cell office:value-type="string" calcext:value-type="string">
            <text:p>Cl(2)Zn(1)</text:p>
          </table:table-cell>
          <table:table-cell office:value-type="float" office:value="3" calcext:value-type="float">
            <text:p>3</text:p>
          </table:table-cell>
          <table:table-cell office:value-type="float" office:value="0.1417" calcext:value-type="float">
            <text:p>0.1417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-0.9536" calcext:value-type="float">
            <text:p>-0.9536</text:p>
          </table:table-cell>
          <table:table-cell office:value-type="float" office:value="-1.84" calcext:value-type="float">
            <text:p>-1.84</text:p>
          </table:table-cell>
          <table:table-cell office:value-type="float" office:value="-3.019" calcext:value-type="float">
            <text:p>-3.019</text:p>
          </table:table-cell>
          <table:table-cell office:value-type="float" office:value="-4.282" calcext:value-type="float">
            <text:p>-4.282</text:p>
          </table:table-cell>
          <table:table-cell office:value-type="float" office:value="-5.689" calcext:value-type="float">
            <text:p>-5.689</text:p>
          </table:table-cell>
          <table:table-cell office:value-type="float" office:value="-7.382" calcext:value-type="float">
            <text:p>-7.3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3-</text:p>
          </table:table-cell>
          <table:table-cell office:value-type="string" calcext:value-type="string">
            <text:p>Cl(3)Zn(1)-(1)</text:p>
          </table:table-cell>
          <table:table-cell office:value-type="float" office:value="4" calcext:value-type="float">
            <text:p>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3858" calcext:value-type="float">
            <text:p>-0.3858</text:p>
          </table:table-cell>
          <table:table-cell office:value-type="float" office:value="-1.059" calcext:value-type="float">
            <text:p>-1.059</text:p>
          </table:table-cell>
          <table:table-cell office:value-type="float" office:value="-2.089" calcext:value-type="float">
            <text:p>-2.089</text:p>
          </table:table-cell>
          <table:table-cell office:value-type="float" office:value="-3.29" calcext:value-type="float">
            <text:p>-3.29</text:p>
          </table:table-cell>
          <table:table-cell office:value-type="float" office:value="-4.692" calcext:value-type="float">
            <text:p>-4.692</text:p>
          </table:table-cell>
          <table:table-cell office:value-type="float" office:value="-6.426" calcext:value-type="float">
            <text:p>-6.4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4-2</text:p>
          </table:table-cell>
          <table:table-cell office:value-type="string" calcext:value-type="string">
            <text:p>Cl(4)Zn(1)-(2)</text:p>
          </table:table-cell>
          <table:table-cell office:value-type="float" office:value="4" calcext:value-type="float">
            <text:p>4</text:p>
          </table:table-cell>
          <table:table-cell office:value-type="float" office:value="-0.9434" calcext:value-type="float">
            <text:p>-0.9434</text:p>
          </table:table-cell>
          <table:table-cell office:value-type="float" office:value="-0.8605" calcext:value-type="float">
            <text:p>-0.8605</text:p>
          </table:table-cell>
          <table:table-cell office:value-type="float" office:value="-1.151" calcext:value-type="float">
            <text:p>-1.151</text:p>
          </table:table-cell>
          <table:table-cell office:value-type="float" office:value="-1.782" calcext:value-type="float">
            <text:p>-1.782</text:p>
          </table:table-cell>
          <table:table-cell office:value-type="float" office:value="-2.837" calcext:value-type="float">
            <text:p>-2.837</text:p>
          </table:table-cell>
          <table:table-cell office:value-type="float" office:value="-4.113" calcext:value-type="float">
            <text:p>-4.113</text:p>
          </table:table-cell>
          <table:table-cell office:value-type="float" office:value="-5.619" calcext:value-type="float">
            <text:p>-5.619</text:p>
          </table:table-cell>
          <table:table-cell office:value-type="float" office:value="-7.471" calcext:value-type="float">
            <text:p>-7.4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O4+</text:p>
          </table:table-cell>
          <table:table-cell office:value-type="string" calcext:value-type="string">
            <text:p>Cl(1)Zn(1)O(4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.43" calcext:value-type="float">
            <text:p>14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F+</text:p>
          </table:table-cell>
          <table:table-cell office:value-type="string" calcext:value-type="string">
            <text:p>F(1)Zn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15" calcext:value-type="float">
            <text:p>-1.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H2PO4+</text:p>
          </table:table-cell>
          <table:table-cell office:value-type="string" calcext:value-type="string">
            <text:p>P(1)Zn(1)O(4)H(2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3" calcext:value-type="float">
            <text:p>-0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HCO3+</text:p>
          </table:table-cell>
          <table:table-cell office:value-type="string" calcext:value-type="string">
            <text:p>C(1)Zn(1)O(3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float" office:value="1.82" calcext:value-type="float">
            <text:p>1.82</text:p>
          </table:table-cell>
          <table:table-cell office:value-type="float" office:value="2.2" calcext:value-type="float">
            <text:p>2.2</text:p>
          </table:table-cell>
          <table:table-cell office:value-type="float" office:value="2.71" calcext:value-type="float">
            <text:p>2.71</text:p>
          </table:table-cell>
          <table:table-cell office:value-type="float" office:value="3.41" calcext:value-type="float">
            <text:p>3.4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HPO4(aq)</text:p>
          </table:table-cell>
          <table:table-cell office:value-type="string" calcext:value-type="string">
            <text:p>P(1)Zn(1)O(4)H(1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26" calcext:value-type="float">
            <text:p>-3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OH+</text:p>
          </table:table-cell>
          <table:table-cell office:value-type="string" calcext:value-type="string">
            <text:p>Zn(1)O(1)H(1)+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.96" calcext:value-type="float">
            <text:p>8.96</text:p>
          </table:table-cell>
          <table:table-cell office:value-type="float" office:value="7.93" calcext:value-type="float">
            <text:p>7.93</text:p>
          </table:table-cell>
          <table:table-cell office:value-type="float" office:value="6.99" calcext:value-type="float">
            <text:p>6.99</text:p>
          </table:table-cell>
          <table:table-cell office:value-type="float" office:value="6.06" calcext:value-type="float">
            <text:p>6.06</text:p>
          </table:table-cell>
          <table:table-cell office:value-type="float" office:value="5.33" calcext:value-type="float">
            <text:p>5.33</text:p>
          </table:table-cell>
          <table:table-cell office:value-type="float" office:value="4.74" calcext:value-type="float">
            <text:p>4.7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PO4-</text:p>
          </table:table-cell>
          <table:table-cell office:value-type="string" calcext:value-type="string">
            <text:p>P(1)Zn(1)O(4)-(1)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302" calcext:value-type="float">
            <text:p>4.3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(aq)</text:p>
          </table:table-cell>
          <table:table-cell office:value-type="string" calcext:value-type="string">
            <text:p>S(1)Zn(1)O(4)</text:p>
          </table:table-cell>
          <table:table-cell office:value-type="float" office:value="3" calcext:value-type="float">
            <text:p>3</text:p>
          </table:table-cell>
          <table:table-cell office:value-type="float" office:value="-2.108" calcext:value-type="float">
            <text:p>-2.108</text:p>
          </table:table-cell>
          <table:table-cell office:value-type="float" office:value="-2.306" calcext:value-type="float">
            <text:p>-2.306</text:p>
          </table:table-cell>
          <table:table-cell office:value-type="float" office:value="-2.654" calcext:value-type="float">
            <text:p>-2.654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66" calcext:value-type="float">
            <text:p>-3.66</text:p>
          </table:table-cell>
          <table:table-cell office:value-type="float" office:value="-4.395" calcext:value-type="float">
            <text:p>-4.39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NO3(aq)</text:p>
          </table:table-cell>
          <table:table-cell office:value-type="string" calcext:value-type="string">
            <text:p>Na(1)N(1)O(3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.22" calcext:value-type="float">
            <text:p>1.22</text:p>
          </table:table-cell>
        </table:table-row>
      </table:table>
      <table:table table:name="m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2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Si(2)Ca(3)O(10)H(6)</text:p>
          </table:table-cell>
          <table:table-cell office:value-type="float" office:value="129.2" calcext:value-type="float">
            <text:p>129.2</text:p>
          </table:table-cell>
          <table:table-cell office:value-type="float" office:value="64.93" calcext:value-type="float">
            <text:p>64.93</text:p>
          </table:table-cell>
          <table:table-cell office:value-type="float" office:value="60.05" calcext:value-type="float">
            <text:p>60.05</text:p>
          </table:table-cell>
          <table:table-cell office:value-type="float" office:value="54.1" calcext:value-type="float">
            <text:p>54.1</text:p>
          </table:table-cell>
          <table:table-cell office:value-type="float" office:value="48.57" calcext:value-type="float">
            <text:p>48.57</text:p>
          </table:table-cell>
          <table:table-cell office:value-type="float" office:value="43.12" calcext:value-type="float">
            <text:p>43.12</text:p>
          </table:table-cell>
          <table:table-cell office:value-type="float" office:value="38.81" calcext:value-type="float">
            <text:p>38.81</text:p>
          </table:table-cell>
          <table:table-cell office:value-type="float" office:value="35.24" calcext:value-type="float">
            <text:p>35.24</text:p>
          </table:table-cell>
          <table:table-cell office:value-type="float" office:value="32.11" calcext:value-type="float">
            <text:p>32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Si(2)Mg(1)Ca(2)O(7)</text:p>
          </table:table-cell>
          <table:table-cell office:value-type="float" office:value="92.81" calcext:value-type="float">
            <text:p>92.81</text:p>
          </table:table-cell>
          <table:table-cell office:value-type="float" office:value="49.73" calcext:value-type="float">
            <text:p>49.73</text:p>
          </table:table-cell>
          <table:table-cell office:value-type="float" office:value="45.32" calcext:value-type="float">
            <text:p>45.32</text:p>
          </table:table-cell>
          <table:table-cell office:value-type="float" office:value="39.86" calcext:value-type="float">
            <text:p>39.86</text:p>
          </table:table-cell>
          <table:table-cell office:value-type="float" office:value="34.72" calcext:value-type="float">
            <text:p>34.72</text:p>
          </table:table-cell>
          <table:table-cell office:value-type="float" office:value="29.61" calcext:value-type="float">
            <text:p>29.61</text:p>
          </table:table-cell>
          <table:table-cell office:value-type="float" office:value="25.51" calcext:value-type="float">
            <text:p>25.51</text:p>
          </table:table-cell>
          <table:table-cell office:value-type="float" office:value="22.09" calcext:value-type="float">
            <text:p>22.0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(1)</text:p>
          </table:table-cell>
          <table:table-cell office:value-type="float" office:value="9.999" calcext:value-type="float">
            <text:p>9.999</text:p>
          </table:table-cell>
          <table:table-cell office:value-type="float" office:value="165.2" calcext:value-type="float">
            <text:p>165.2</text:p>
          </table:table-cell>
          <table:table-cell office:value-type="float" office:value="149.9" calcext:value-type="float">
            <text:p>149.9</text:p>
          </table:table-cell>
          <table:table-cell office:value-type="float" office:value="132.2" calcext:value-type="float">
            <text:p>132.2</text:p>
          </table:table-cell>
          <table:table-cell office:value-type="float" office:value="116" calcext:value-type="float">
            <text:p>116</text:p>
          </table:table-cell>
          <table:table-cell office:value-type="float" office:value="99.81" calcext:value-type="float">
            <text:p>99.81</text:p>
          </table:table-cell>
          <table:table-cell office:value-type="float" office:value="86.9" calcext:value-type="float">
            <text:p>86.9</text:p>
          </table:table-cell>
          <table:table-cell office:value-type="float" office:value="76.27" calcext:value-type="float">
            <text:p>76.27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2(SO4)3</text:p>
          </table:table-cell>
          <table:table-cell office:value-type="string" calcext:value-type="string">
            <text:p>Al(2)S(3)O(12)</text:p>
          </table:table-cell>
          <table:table-cell office:value-type="float" office:value="126.2" calcext:value-type="float">
            <text:p>126.2</text:p>
          </table:table-cell>
          <table:table-cell office:value-type="float" office:value="24.57" calcext:value-type="float">
            <text:p>24.57</text:p>
          </table:table-cell>
          <table:table-cell office:value-type="float" office:value="19.05" calcext:value-type="float">
            <text:p>19.05</text:p>
          </table:table-cell>
          <table:table-cell office:value-type="float" office:value="11.94" calcext:value-type="float">
            <text:p>11.94</text:p>
          </table:table-cell>
          <table:table-cell office:value-type="float" office:value="4.691" calcext:value-type="float">
            <text:p>4.691</text:p>
          </table:table-cell>
          <table:table-cell office:value-type="float" office:value="-3.4" calcext:value-type="float">
            <text:p>-3.4</text:p>
          </table:table-cell>
          <table:table-cell office:value-type="float" office:value="-10.84" calcext:value-type="float">
            <text:p>-10.84</text:p>
          </table:table-cell>
          <table:table-cell office:value-type="float" office:value="-18.08" calcext:value-type="float">
            <text:p>-18.08</text:p>
          </table:table-cell>
          <table:table-cell office:value-type="float" office:value="-25.71" calcext:value-type="float">
            <text:p>-25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2(SO4)3.6H2O</text:p>
          </table:table-cell>
          <table:table-cell office:value-type="string" calcext:value-type="string">
            <text:p>Al(2)S(3)O(18)H(12)</text:p>
          </table:table-cell>
          <table:table-cell office:value-type="float" office:value="500" calcext:value-type="float">
            <text:p>500</text:p>
          </table:table-cell>
          <table:table-cell office:value-type="float" office:value="4.767" calcext:value-type="float">
            <text:p>4.767</text:p>
          </table:table-cell>
          <table:table-cell office:value-type="float" office:value="1.685" calcext:value-type="float">
            <text:p>1.685</text:p>
          </table:table-cell>
          <table:table-cell office:value-type="float" office:value="-2.47" calcext:value-type="float">
            <text:p>-2.47</text:p>
          </table:table-cell>
          <table:table-cell office:value-type="float" office:value="-6.829" calcext:value-type="float">
            <text:p>-6.829</text:p>
          </table:table-cell>
          <table:table-cell office:value-type="float" office:value="-11.83" calcext:value-type="float">
            <text:p>-11.83</text:p>
          </table:table-cell>
          <table:table-cell office:value-type="float" office:value="-16.61" calcext:value-type="float">
            <text:p>-16.61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6.93" calcext:value-type="float">
            <text:p>-26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3</text:p>
          </table:table-cell>
          <table:table-cell office:value-type="string" calcext:value-type="string">
            <text:p>Al(1)F(3)</text:p>
          </table:table-cell>
          <table:table-cell office:value-type="float" office:value="500" calcext:value-type="float">
            <text:p>500</text:p>
          </table:table-cell>
          <table:table-cell office:value-type="float" office:value="-16.79" calcext:value-type="float">
            <text:p>-16.79</text:p>
          </table:table-cell>
          <table:table-cell office:value-type="float" office:value="-17.21" calcext:value-type="float">
            <text:p>-17.21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9.01" calcext:value-type="float">
            <text:p>-19.01</text:p>
          </table:table-cell>
          <table:table-cell office:value-type="float" office:value="-20.39" calcext:value-type="float">
            <text:p>-20.39</text:p>
          </table:table-cell>
          <table:table-cell office:value-type="float" office:value="-21.91" calcext:value-type="float">
            <text:p>-21.91</text:p>
          </table:table-cell>
          <table:table-cell office:value-type="float" office:value="-23.65" calcext:value-type="float">
            <text:p>-23.65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S(1)Mn(1)</text:p>
          </table:table-cell>
          <table:table-cell office:value-type="float" office:value="21.46" calcext:value-type="float">
            <text:p>21.46</text:p>
          </table:table-cell>
          <table:table-cell office:value-type="float" office:value="152.1" calcext:value-type="float">
            <text:p>152.1</text:p>
          </table:table-cell>
          <table:table-cell office:value-type="float" office:value="137.9" calcext:value-type="float">
            <text:p>137.9</text:p>
          </table:table-cell>
          <table:table-cell office:value-type="float" office:value="121.4" calcext:value-type="float">
            <text:p>121.4</text:p>
          </table:table-cell>
          <table:table-cell office:value-type="float" office:value="106.3" calcext:value-type="float">
            <text:p>106.3</text:p>
          </table:table-cell>
          <table:table-cell office:value-type="float" office:value="91.29" calcext:value-type="float">
            <text:p>91.29</text:p>
          </table:table-cell>
          <table:table-cell office:value-type="float" office:value="79.32" calcext:value-type="float">
            <text:p>79.32</text:p>
          </table:table-cell>
          <table:table-cell office:value-type="float" office:value="69.45" calcext:value-type="float">
            <text:p>69.45</text:p>
          </table:table-cell>
          <table:table-cell office:value-type="float" office:value="61.01" calcext:value-type="float">
            <text:p>61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amosite</text:p>
          </table:table-cell>
          <table:table-cell office:value-type="string" calcext:value-type="string">
            <text:p>Si(1)Pb(1)O(3)</text:p>
          </table:table-cell>
          <table:table-cell office:value-type="float" office:value="43.65" calcext:value-type="float">
            <text:p>43.65</text:p>
          </table:table-cell>
          <table:table-cell office:value-type="float" office:value="5.844" calcext:value-type="float">
            <text:p>5.844</text:p>
          </table:table-cell>
          <table:table-cell office:value-type="float" office:value="5.673" calcext:value-type="float">
            <text:p>5.673</text:p>
          </table:table-cell>
          <table:table-cell office:value-type="float" office:value="5.313" calcext:value-type="float">
            <text:p>5.313</text:p>
          </table:table-cell>
          <table:table-cell office:value-type="float" office:value="4.954" calcext:value-type="float">
            <text:p>4.954</text:p>
          </table:table-cell>
          <table:table-cell office:value-type="float" office:value="4.637" calcext:value-type="float">
            <text:p>4.637</text:p>
          </table:table-cell>
          <table:table-cell office:value-type="float" office:value="4.432" calcext:value-type="float">
            <text:p>4.4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Si(3)Al(1)Na(1)O(8)</text:p>
          </table:table-cell>
          <table:table-cell office:value-type="float" office:value="100.2" calcext:value-type="float">
            <text:p>100.2</text:p>
          </table:table-cell>
          <table:table-cell office:value-type="float" office:value="3.273" calcext:value-type="float">
            <text:p>3.273</text:p>
          </table:table-cell>
          <table:table-cell office:value-type="float" office:value="2.764" calcext:value-type="float">
            <text:p>2.764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36" calcext:value-type="float">
            <text:p>0.2236</text:p>
          </table:table-cell>
          <table:table-cell office:value-type="float" office:value="-1.204" calcext:value-type="float">
            <text:p>-1.204</text:p>
          </table:table-cell>
          <table:table-cell office:value-type="float" office:value="-2.389" calcext:value-type="float">
            <text:p>-2.389</text:p>
          </table:table-cell>
          <table:table-cell office:value-type="float" office:value="-3.43" calcext:value-type="float">
            <text:p>-3.43</text:p>
          </table:table-cell>
          <table:table-cell office:value-type="float" office:value="-4.441" calcext:value-type="float">
            <text:p>-4.4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_high</text:p>
          </table:table-cell>
          <table:table-cell office:value-type="string" calcext:value-type="string">
            <text:p>Si(3)Al(1)Na(1)O(8)</text:p>
          </table:table-cell>
          <table:table-cell office:value-type="float" office:value="100.4" calcext:value-type="float">
            <text:p>100.4</text:p>
          </table:table-cell>
          <table:table-cell office:value-type="float" office:value="4.768" calcext:value-type="float">
            <text:p>4.768</text:p>
          </table:table-cell>
          <table:table-cell office:value-type="float" office:value="4.083" calcext:value-type="float">
            <text:p>4.083</text:p>
          </table:table-cell>
          <table:table-cell office:value-type="float" office:value="2.684" calcext:value-type="float">
            <text:p>2.684</text:p>
          </table:table-cell>
          <table:table-cell office:value-type="float" office:value="1.155" calcext:value-type="float">
            <text:p>1.155</text:p>
          </table:table-cell>
          <table:table-cell office:value-type="float" office:value="-0.4552" calcext:value-type="float">
            <text:p>-0.4552</text:p>
          </table:table-cell>
          <table:table-cell office:value-type="float" office:value="-1.783" calcext:value-type="float">
            <text:p>-1.783</text:p>
          </table:table-cell>
          <table:table-cell office:value-type="float" office:value="-2.941" calcext:value-type="float">
            <text:p>-2.941</text:p>
          </table:table-cell>
          <table:table-cell office:value-type="float" office:value="-4.043" calcext:value-type="float">
            <text:p>-4.0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_low</text:p>
          </table:table-cell>
          <table:table-cell office:value-type="string" calcext:value-type="string">
            <text:p>Si(3)Al(1)Na(1)O(8)</text:p>
          </table:table-cell>
          <table:table-cell office:value-type="float" office:value="100.1" calcext:value-type="float">
            <text:p>100.1</text:p>
          </table:table-cell>
          <table:table-cell office:value-type="float" office:value="3.273" calcext:value-type="float">
            <text:p>3.273</text:p>
          </table:table-cell>
          <table:table-cell office:value-type="float" office:value="2.764" calcext:value-type="float">
            <text:p>2.764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36" calcext:value-type="float">
            <text:p>0.2236</text:p>
          </table:table-cell>
          <table:table-cell office:value-type="float" office:value="-1.204" calcext:value-type="float">
            <text:p>-1.204</text:p>
          </table:table-cell>
          <table:table-cell office:value-type="float" office:value="-2.389" calcext:value-type="float">
            <text:p>-2.389</text:p>
          </table:table-cell>
          <table:table-cell office:value-type="float" office:value="-3.43" calcext:value-type="float">
            <text:p>-3.43</text:p>
          </table:table-cell>
          <table:table-cell office:value-type="float" office:value="-4.437" calcext:value-type="float">
            <text:p>-4.4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stonite</text:p>
          </table:table-cell>
          <table:table-cell office:value-type="string" calcext:value-type="string">
            <text:p>Ca(1)C(2)Ba(1)O(6)</text:p>
          </table:table-cell>
          <table:table-cell office:value-type="float" office:value="80.6" calcext:value-type="float">
            <text:p>80.6</text:p>
          </table:table-cell>
          <table:table-cell office:value-type="float" office:value="500" calcext:value-type="float">
            <text:p>500</text:p>
          </table:table-cell>
          <table:table-cell office:value-type="float" office:value="2.584" calcext:value-type="float">
            <text:p>2.5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um-K</text:p>
          </table:table-cell>
          <table:table-cell office:value-type="string" calcext:value-type="string">
            <text:p>Al(1)K(1)S(2)O(20)H(24)</text:p>
          </table:table-cell>
          <table:table-cell office:value-type="float" office:value="270" calcext:value-type="float">
            <text:p>270</text:p>
          </table:table-cell>
          <table:table-cell office:value-type="float" office:value="-5.205" calcext:value-type="float">
            <text:p>-5.205</text:p>
          </table:table-cell>
          <table:table-cell office:value-type="float" office:value="-4.882" calcext:value-type="float">
            <text:p>-4.882</text:p>
          </table:table-cell>
          <table:table-cell office:value-type="float" office:value="-4.745" calcext:value-type="float">
            <text:p>-4.745</text:p>
          </table:table-cell>
          <table:table-cell office:value-type="float" office:value="-4.885" calcext:value-type="float">
            <text:p>-4.885</text:p>
          </table:table-cell>
          <table:table-cell office:value-type="float" office:value="-5.499" calcext:value-type="float">
            <text:p>-5.499</text:p>
          </table:table-cell>
          <table:table-cell office:value-type="float" office:value="-6.66" calcext:value-type="float">
            <text:p>-6.66</text:p>
          </table:table-cell>
          <table:table-cell office:value-type="float" office:value="-8.481" calcext:value-type="float">
            <text:p>-8.481</text:p>
          </table:table-cell>
          <table:table-cell office:value-type="float" office:value="-11.21" calcext:value-type="float">
            <text:p>-11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unite</text:p>
          </table:table-cell>
          <table:table-cell office:value-type="string" calcext:value-type="string">
            <text:p>Al(3)K(1)S(2)O(14)H(6)</text:p>
          </table:table-cell>
          <table:table-cell office:value-type="float" office:value="293.6" calcext:value-type="float">
            <text:p>293.6</text:p>
          </table:table-cell>
          <table:table-cell office:value-type="float" office:value="3.157" calcext:value-type="float">
            <text:p>3.157</text:p>
          </table:table-cell>
          <table:table-cell office:value-type="float" office:value="-0.3479" calcext:value-type="float">
            <text:p>-0.3479</text:p>
          </table:table-cell>
          <table:table-cell office:value-type="float" office:value="-4.853" calcext:value-type="float">
            <text:p>-4.853</text:p>
          </table:table-cell>
          <table:table-cell office:value-type="float" office:value="-9.429" calcext:value-type="float">
            <text:p>-9.429</text:p>
          </table:table-cell>
          <table:table-cell office:value-type="float" office:value="-14.57" calcext:value-type="float">
            <text:p>-14.57</text:p>
          </table:table-cell>
          <table:table-cell office:value-type="float" office:value="-19.42" calcext:value-type="float">
            <text:p>-19.42</text:p>
          </table:table-cell>
          <table:table-cell office:value-type="float" office:value="-24.29" calcext:value-type="float">
            <text:p>-24.29</text:p>
          </table:table-cell>
          <table:table-cell office:value-type="float" office:value="-29.62" calcext:value-type="float">
            <text:p>-29.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mesite-14A</text:p>
          </table:table-cell>
          <table:table-cell office:value-type="string" calcext:value-type="string">
            <text:p>Si(2)Al(4)Mg(4)O(18)H(8)</text:p>
          </table:table-cell>
          <table:table-cell office:value-type="float" office:value="205.4" calcext:value-type="float">
            <text:p>205.4</text:p>
          </table:table-cell>
          <table:table-cell office:value-type="float" office:value="87.99" calcext:value-type="float">
            <text:p>87.99</text:p>
          </table:table-cell>
          <table:table-cell office:value-type="float" office:value="75.46" calcext:value-type="float">
            <text:p>75.46</text:p>
          </table:table-cell>
          <table:table-cell office:value-type="float" office:value="60.62" calcext:value-type="float">
            <text:p>60.62</text:p>
          </table:table-cell>
          <table:table-cell office:value-type="float" office:value="46.93" calcext:value-type="float">
            <text:p>46.93</text:p>
          </table:table-cell>
          <table:table-cell office:value-type="float" office:value="33.31" calcext:value-type="float">
            <text:p>33.31</text:p>
          </table:table-cell>
          <table:table-cell office:value-type="float" office:value="22.25" calcext:value-type="float">
            <text:p>22.25</text:p>
          </table:table-cell>
          <table:table-cell office:value-type="float" office:value="12.75" calcext:value-type="float">
            <text:p>12.75</text:p>
          </table:table-cell>
          <table:table-cell office:value-type="float" office:value="4.115" calcext:value-type="float">
            <text:p>4.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Si(2.04)Al(0.96)Na(0.96)O(7)H(2)</text:p>
          </table:table-cell>
          <table:table-cell office:value-type="float" office:value="96.8" calcext:value-type="float">
            <text:p>96.8</text:p>
          </table:table-cell>
          <table:table-cell office:value-type="float" office:value="7.14" calcext:value-type="float">
            <text:p>7.14</text:p>
          </table:table-cell>
          <table:table-cell office:value-type="float" office:value="6.14" calcext:value-type="float">
            <text:p>6.14</text:p>
          </table:table-cell>
          <table:table-cell office:value-type="float" office:value="4.584" calcext:value-type="float">
            <text:p>4.584</text:p>
          </table:table-cell>
          <table:table-cell office:value-type="float" office:value="3.01" calcext:value-type="float">
            <text:p>3.01</text:p>
          </table:table-cell>
          <table:table-cell office:value-type="float" office:value="1.408" calcext:value-type="float">
            <text:p>1.408</text:p>
          </table:table-cell>
          <table:table-cell office:value-type="float" office:value="0.1079" calcext:value-type="float">
            <text:p>0.1079</text:p>
          </table:table-cell>
          <table:table-cell office:value-type="float" office:value="-1.015" calcext:value-type="float">
            <text:p>-1.015</text:p>
          </table:table-cell>
          <table:table-cell office:value-type="float" office:value="-2.073" calcext:value-type="float">
            <text:p>-2.0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alcime-dehy</text:p>
          </table:table-cell>
          <table:table-cell office:value-type="string" calcext:value-type="string">
            <text:p>Si(2.04)Al(0.96)Na(0.96)O(6)</text:p>
          </table:table-cell>
          <table:table-cell office:value-type="float" office:value="89.1" calcext:value-type="float">
            <text:p>89.1</text:p>
          </table:table-cell>
          <table:table-cell office:value-type="float" office:value="14.15" calcext:value-type="float">
            <text:p>14.15</text:p>
          </table:table-cell>
          <table:table-cell office:value-type="float" office:value="12.5" calcext:value-type="float">
            <text:p>12.5</text:p>
          </table:table-cell>
          <table:table-cell office:value-type="float" office:value="10.19" calcext:value-type="float">
            <text:p>10.19</text:p>
          </table:table-cell>
          <table:table-cell office:value-type="float" office:value="7.902" calcext:value-type="float">
            <text:p>7.902</text:p>
          </table:table-cell>
          <table:table-cell office:value-type="float" office:value="5.576" calcext:value-type="float">
            <text:p>5.576</text:p>
          </table:table-cell>
          <table:table-cell office:value-type="float" office:value="3.684" calcext:value-type="float">
            <text:p>3.684</text:p>
          </table:table-cell>
          <table:table-cell office:value-type="float" office:value="2.069" calcext:value-type="float">
            <text:p>2.069</text:p>
          </table:table-cell>
          <table:table-cell office:value-type="float" office:value="0.5935" calcext:value-type="float">
            <text:p>0.59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Si(1)Al(2)O(5)</text:p>
          </table:table-cell>
          <table:table-cell office:value-type="float" office:value="51.53" calcext:value-type="float">
            <text:p>51.53</text:p>
          </table:table-cell>
          <table:table-cell office:value-type="float" office:value="19.58" calcext:value-type="float">
            <text:p>19.58</text:p>
          </table:table-cell>
          <table:table-cell office:value-type="float" office:value="15.94" calcext:value-type="float">
            <text:p>15.94</text:p>
          </table:table-cell>
          <table:table-cell office:value-type="float" office:value="11.5" calcext:value-type="float">
            <text:p>11.5</text:p>
          </table:table-cell>
          <table:table-cell office:value-type="float" office:value="7.301" calcext:value-type="float">
            <text:p>7.301</text:p>
          </table:table-cell>
          <table:table-cell office:value-type="float" office:value="3.024" calcext:value-type="float">
            <text:p>3.024</text:p>
          </table:table-cell>
          <table:table-cell office:value-type="float" office:value="-0.5246" calcext:value-type="float">
            <text:p>-0.5246</text:p>
          </table:table-cell>
          <table:table-cell office:value-type="float" office:value="-3.625" calcext:value-type="float">
            <text:p>-3.625</text:p>
          </table:table-cell>
          <table:table-cell office:value-type="float" office:value="-6.478" calcext:value-type="float">
            <text:p>-6.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Si(3)Fe(2)Ca(3)O(12)</text:p>
          </table:table-cell>
          <table:table-cell office:value-type="float" office:value="131.8" calcext:value-type="float">
            <text:p>131.8</text:p>
          </table:table-cell>
          <table:table-cell office:value-type="float" office:value="17.77" calcext:value-type="float">
            <text:p>17.77</text:p>
          </table:table-cell>
          <table:table-cell office:value-type="float" office:value="16.36" calcext:value-type="float">
            <text:p>16.36</text:p>
          </table:table-cell>
          <table:table-cell office:value-type="float" office:value="14.19" calcext:value-type="float">
            <text:p>14.19</text:p>
          </table:table-cell>
          <table:table-cell office:value-type="float" office:value="12.03" calcext:value-type="float">
            <text:p>12.03</text:p>
          </table:table-cell>
          <table:table-cell office:value-type="float" office:value="9.831" calcext:value-type="float">
            <text:p>9.831</text:p>
          </table:table-cell>
          <table:table-cell office:value-type="float" office:value="8.017" calcext:value-type="float">
            <text:p>8.017</text:p>
          </table:table-cell>
          <table:table-cell office:value-type="float" office:value="6.376" calcext:value-type="float">
            <text:p>6.376</text:p>
          </table:table-cell>
          <table:table-cell office:value-type="float" office:value="4.697" calcext:value-type="float">
            <text:p>4.6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S(1)Pb(1)O(4)</text:p>
          </table:table-cell>
          <table:table-cell office:value-type="float" office:value="47.95" calcext:value-type="float">
            <text:p>47.95</text:p>
          </table:table-cell>
          <table:table-cell office:value-type="float" office:value="-8.136" calcext:value-type="float">
            <text:p>-8.136</text:p>
          </table:table-cell>
          <table:table-cell office:value-type="float" office:value="-7.853" calcext:value-type="float">
            <text:p>-7.853</text:p>
          </table:table-cell>
          <table:table-cell office:value-type="float" office:value="-7.762" calcext:value-type="float">
            <text:p>-7.762</text:p>
          </table:table-cell>
          <table:table-cell office:value-type="float" office:value="-7.897" calcext:value-type="float">
            <text:p>-7.897</text:p>
          </table:table-cell>
          <table:table-cell office:value-type="float" office:value="-8.302" calcext:value-type="float">
            <text:p>-8.302</text:p>
          </table:table-cell>
          <table:table-cell office:value-type="float" office:value="-8.922" calcext:value-type="float">
            <text:p>-8.922</text:p>
          </table:table-cell>
          <table:table-cell office:value-type="float" office:value="-9.781" calcext:value-type="float">
            <text:p>-9.78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float" office:value="45.94" calcext:value-type="float">
            <text:p>45.94</text:p>
          </table:table-cell>
          <table:table-cell office:value-type="float" office:value="-4.104" calcext:value-type="float">
            <text:p>-4.104</text:p>
          </table:table-cell>
          <table:table-cell office:value-type="float" office:value="-4.306" calcext:value-type="float">
            <text:p>-4.306</text:p>
          </table:table-cell>
          <table:table-cell office:value-type="float" office:value="-4.759" calcext:value-type="float">
            <text:p>-4.759</text:p>
          </table:table-cell>
          <table:table-cell office:value-type="float" office:value="-5.385" calcext:value-type="float">
            <text:p>-5.385</text:p>
          </table:table-cell>
          <table:table-cell office:value-type="float" office:value="-6.274" calcext:value-type="float">
            <text:p>-6.274</text:p>
          </table:table-cell>
          <table:table-cell office:value-type="float" office:value="-7.283" calcext:value-type="float">
            <text:p>-7.283</text:p>
          </table:table-cell>
          <table:table-cell office:value-type="float" office:value="-8.464" calcext:value-type="float">
            <text:p>-8.464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Al(1)Fe(3)K(1)O(12)H(2)</text:p>
          </table:table-cell>
          <table:table-cell office:value-type="float" office:value="154.3" calcext:value-type="float">
            <text:p>154.3</text:p>
          </table:table-cell>
          <table:table-cell office:value-type="float" office:value="33.3" calcext:value-type="float">
            <text:p>33.3</text:p>
          </table:table-cell>
          <table:table-cell office:value-type="float" office:value="29.47" calcext:value-type="float">
            <text:p>29.47</text:p>
          </table:table-cell>
          <table:table-cell office:value-type="float" office:value="24.45" calcext:value-type="float">
            <text:p>24.45</text:p>
          </table:table-cell>
          <table:table-cell office:value-type="float" office:value="19.61" calcext:value-type="float">
            <text:p>19.61</text:p>
          </table:table-cell>
          <table:table-cell office:value-type="float" office:value="14.73" calcext:value-type="float">
            <text:p>14.73</text:p>
          </table:table-cell>
          <table:table-cell office:value-type="float" office:value="10.74" calcext:value-type="float">
            <text:p>10.74</text:p>
          </table:table-cell>
          <table:table-cell office:value-type="float" office:value="7.283" calcext:value-type="float">
            <text:p>7.283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Si(2)Al(2)Ca(1)O(8)</text:p>
          </table:table-cell>
          <table:table-cell office:value-type="float" office:value="100.8" calcext:value-type="float">
            <text:p>100.8</text:p>
          </table:table-cell>
          <table:table-cell office:value-type="float" office:value="31.19" calcext:value-type="float">
            <text:p>31.19</text:p>
          </table:table-cell>
          <table:table-cell office:value-type="float" office:value="26.58" calcext:value-type="float">
            <text:p>26.58</text:p>
          </table:table-cell>
          <table:table-cell office:value-type="float" office:value="20.81" calcext:value-type="float">
            <text:p>20.81</text:p>
          </table:table-cell>
          <table:table-cell office:value-type="float" office:value="15.31" calcext:value-type="float">
            <text:p>15.31</text:p>
          </table:table-cell>
          <table:table-cell office:value-type="float" office:value="9.723" calcext:value-type="float">
            <text:p>9.723</text:p>
          </table:table-cell>
          <table:table-cell office:value-type="float" office:value="5.115" calcext:value-type="float">
            <text:p>5.115</text:p>
          </table:table-cell>
          <table:table-cell office:value-type="float" office:value="1.121" calcext:value-type="float">
            <text:p>1.121</text:p>
          </table:table-cell>
          <table:table-cell office:value-type="float" office:value="-2.541" calcext:value-type="float">
            <text:p>-2.5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arcticite</text:p>
          </table:table-cell>
          <table:table-cell office:value-type="string" calcext:value-type="string">
            <text:p>Ca(1)Cl(2)O(6)H(12)</text:p>
          </table:table-cell>
          <table:table-cell office:value-type="float" office:value="128.1" calcext:value-type="float">
            <text:p>128.1</text:p>
          </table:table-cell>
          <table:table-cell office:value-type="float" office:value="500" calcext:value-type="float">
            <text:p>500</text:p>
          </table:table-cell>
          <table:table-cell office:value-type="float" office:value="4.093" calcext:value-type="float">
            <text:p>4.09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Si(8)Mg(7)O(24)H(2)</text:p>
          </table:table-cell>
          <table:table-cell office:value-type="float" office:value="264.4" calcext:value-type="float">
            <text:p>264.4</text:p>
          </table:table-cell>
          <table:table-cell office:value-type="float" office:value="73.72" calcext:value-type="float">
            <text:p>73.72</text:p>
          </table:table-cell>
          <table:table-cell office:value-type="float" office:value="66.8" calcext:value-type="float">
            <text:p>66.8</text:p>
          </table:table-cell>
          <table:table-cell office:value-type="float" office:value="57.32" calcext:value-type="float">
            <text:p>57.32</text:p>
          </table:table-cell>
          <table:table-cell office:value-type="float" office:value="48.14" calcext:value-type="float">
            <text:p>48.14</text:p>
          </table:table-cell>
          <table:table-cell office:value-type="float" office:value="39" calcext:value-type="float">
            <text:p>39</text:p>
          </table:table-cell>
          <table:table-cell office:value-type="float" office:value="31.74" calcext:value-type="float">
            <text:p>31.74</text:p>
          </table:table-cell>
          <table:table-cell office:value-type="float" office:value="25.68" calcext:value-type="float">
            <text:p>25.68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Si(34)Mg(48)O(147)H(62)</text:p>
          </table:table-cell>
          <table:table-cell office:value-type="float" office:value="1749" calcext:value-type="float">
            <text:p>1749</text:p>
          </table:table-cell>
          <table:table-cell office:value-type="float" office:value="527.8" calcext:value-type="float">
            <text:p>527.8</text:p>
          </table:table-cell>
          <table:table-cell office:value-type="float" office:value="477.2" calcext:value-type="float">
            <text:p>477.2</text:p>
          </table:table-cell>
          <table:table-cell office:value-type="float" office:value="413.3" calcext:value-type="float">
            <text:p>413.3</text:p>
          </table:table-cell>
          <table:table-cell office:value-type="float" office:value="353.6" calcext:value-type="float">
            <text:p>353.6</text:p>
          </table:table-cell>
          <table:table-cell office:value-type="float" office:value="295.2" calcext:value-type="float">
            <text:p>295.2</text:p>
          </table:table-cell>
          <table:table-cell office:value-type="float" office:value="249.3" calcext:value-type="float">
            <text:p>249.3</text:p>
          </table:table-cell>
          <table:table-cell office:value-type="float" office:value="211.2" calcext:value-type="float">
            <text:p>211.2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lerite</text:p>
          </table:table-cell>
          <table:table-cell office:value-type="string" calcext:value-type="string">
            <text:p>S(1)Cu(3)O(8)H(4)</text:p>
          </table:table-cell>
          <table:table-cell office:value-type="float" office:value="90.96" calcext:value-type="float">
            <text:p>90.96</text:p>
          </table:table-cell>
          <table:table-cell office:value-type="float" office:value="500" calcext:value-type="float">
            <text:p>500</text:p>
          </table:table-cell>
          <table:table-cell office:value-type="float" office:value="8.73" calcext:value-type="float">
            <text:p>8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phthitalite</text:p>
          </table:table-cell>
          <table:table-cell office:value-type="string" calcext:value-type="string">
            <text:p>Na(1)K(3)S(2)O(8)</text:p>
          </table:table-cell>
          <table:table-cell office:value-type="float" office:value="246.2" calcext:value-type="float">
            <text:p>246.2</text:p>
          </table:table-cell>
          <table:table-cell office:value-type="float" office:value="500" calcext:value-type="float">
            <text:p>500</text:p>
          </table:table-cell>
          <table:table-cell office:value-type="float" office:value="-3.888" calcext:value-type="float">
            <text:p>-3.8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float" office:value="34.15" calcext:value-type="float">
            <text:p>34.15</text:p>
          </table:table-cell>
          <table:table-cell office:value-type="float" office:value="2.372" calcext:value-type="float">
            <text:p>2.372</text:p>
          </table:table-cell>
          <table:table-cell office:value-type="float" office:value="1.993" calcext:value-type="float">
            <text:p>1.993</text:p>
          </table:table-cell>
          <table:table-cell office:value-type="float" office:value="1.476" calcext:value-type="float">
            <text:p>1.47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2467" calcext:value-type="float">
            <text:p>0.2467</text:p>
          </table:table-cell>
          <table:table-cell office:value-type="float" office:value="-0.4315" calcext:value-type="float">
            <text:p>-0.4315</text:p>
          </table:table-cell>
          <table:table-cell office:value-type="float" office:value="-1.167" calcext:value-type="float">
            <text:p>-1.167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canite</text:p>
          </table:table-cell>
          <table:table-cell office:value-type="string" calcext:value-type="string">
            <text:p>K(2)S(1)O(4)</text:p>
          </table:table-cell>
          <table:table-cell office:value-type="float" office:value="65.5" calcext:value-type="float">
            <text:p>65.5</text:p>
          </table:table-cell>
          <table:table-cell office:value-type="float" office:value="-2.273" calcext:value-type="float">
            <text:p>-2.273</text:p>
          </table:table-cell>
          <table:table-cell office:value-type="float" office:value="-1.801" calcext:value-type="float">
            <text:p>-1.801</text:p>
          </table:table-cell>
          <table:table-cell office:value-type="float" office:value="-1.469" calcext:value-type="float">
            <text:p>-1.469</text:p>
          </table:table-cell>
          <table:table-cell office:value-type="float" office:value="-1.365" calcext:value-type="float">
            <text:p>-1.365</text:p>
          </table:table-cell>
          <table:table-cell office:value-type="float" office:value="-1.508" calcext:value-type="float">
            <text:p>-1.508</text:p>
          </table:table-cell>
          <table:table-cell office:value-type="float" office:value="-1.896" calcext:value-type="float">
            <text:p>-1.896</text:p>
          </table:table-cell>
          <table:table-cell office:value-type="float" office:value="-2.533" calcext:value-type="float">
            <text:p>-2.533</text:p>
          </table:table-cell>
          <table:table-cell office:value-type="float" office:value="-3.526" calcext:value-type="float">
            <text:p>-3.5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senolite</text:p>
          </table:table-cell>
          <table:table-cell office:value-type="string" calcext:value-type="string">
            <text:p>As(2)O(3)</text:p>
          </table:table-cell>
          <table:table-cell office:value-type="float" office:value="500" calcext:value-type="float">
            <text:p>500</text:p>
          </table:table-cell>
          <table:table-cell office:value-type="float" office:value="45.82" calcext:value-type="float">
            <text:p>45.82</text:p>
          </table:table-cell>
          <table:table-cell office:value-type="float" office:value="41.23" calcext:value-type="float">
            <text:p>41.23</text:p>
          </table:table-cell>
          <table:table-cell office:value-type="float" office:value="35.71" calcext:value-type="float">
            <text:p>35.71</text:p>
          </table:table-cell>
          <table:table-cell office:value-type="float" office:value="30.41" calcext:value-type="float">
            <text:p>30.41</text:p>
          </table:table-cell>
          <table:table-cell office:value-type="float" office:value="24.89" calcext:value-type="float">
            <text:p>24.89</text:p>
          </table:table-cell>
          <table:table-cell office:value-type="float" office:value="20.24" calcext:value-type="float">
            <text:p>20.2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senopyrite</text:p>
          </table:table-cell>
          <table:table-cell office:value-type="string" calcext:value-type="string">
            <text:p>Fe(1)S(1)As(1)</text:p>
          </table:table-cell>
          <table:table-cell office:value-type="float" office:value="26.42" calcext:value-type="float">
            <text:p>26.42</text:p>
          </table:table-cell>
          <table:table-cell office:value-type="float" office:value="500" calcext:value-type="float">
            <text:p>500</text:p>
          </table:table-cell>
          <table:table-cell office:value-type="float" office:value="216.7" calcext:value-type="float">
            <text:p>216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(2)C(1)O(8)H(8)</text:p>
          </table:table-cell>
          <table:table-cell office:value-type="float" office:value="96.9" calcext:value-type="float">
            <text:p>96.9</text:p>
          </table:table-cell>
          <table:table-cell office:value-type="float" office:value="21.74" calcext:value-type="float">
            <text:p>21.74</text:p>
          </table:table-cell>
          <table:table-cell office:value-type="float" office:value="19.66" calcext:value-type="float">
            <text:p>19.66</text:p>
          </table:table-cell>
          <table:table-cell office:value-type="float" office:value="17.26" calcext:value-type="float">
            <text:p>17.26</text:p>
          </table:table-cell>
          <table:table-cell office:value-type="float" office:value="15.1" calcext:value-type="float">
            <text:p>15.1</text:p>
          </table:table-cell>
          <table:table-cell office:value-type="float" office:value="12.97" calcext:value-type="float">
            <text:p>12.97</text:p>
          </table:table-cell>
          <table:table-cell office:value-type="float" office:value="11.22" calcext:value-type="float">
            <text:p>11.22</text:p>
          </table:table-cell>
          <table:table-cell office:value-type="float" office:value="9.655" calcext:value-type="float">
            <text:p>9.655</text:p>
          </table:table-cell>
          <table:table-cell office:value-type="float" office:value="8.082" calcext:value-type="float">
            <text:p>8.0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(1)</text:p>
          </table:table-cell>
          <table:table-cell office:value-type="float" office:value="12.96" calcext:value-type="float">
            <text:p>12.96</text:p>
          </table:table-cell>
          <table:table-cell office:value-type="float" office:value="80.61" calcext:value-type="float">
            <text:p>80.61</text:p>
          </table:table-cell>
          <table:table-cell office:value-type="float" office:value="73.24" calcext:value-type="float">
            <text:p>73.24</text:p>
          </table:table-cell>
          <table:table-cell office:value-type="float" office:value="64.55" calcext:value-type="float">
            <text:p>64.55</text:p>
          </table:table-cell>
          <table:table-cell office:value-type="float" office:value="56.37" calcext:value-type="float">
            <text:p>56.37</text:p>
          </table:table-cell>
          <table:table-cell office:value-type="float" office:value="48.04" calcext:value-type="float">
            <text:p>48.04</text:p>
          </table:table-cell>
          <table:table-cell office:value-type="float" office:value="41.19" calcext:value-type="float">
            <text:p>41.19</text:p>
          </table:table-cell>
          <table:table-cell office:value-type="float" office:value="35.37" calcext:value-type="float">
            <text:p>35.37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2O5</text:p>
          </table:table-cell>
          <table:table-cell office:value-type="string" calcext:value-type="string">
            <text:p>As(2)O(5)</text:p>
          </table:table-cell>
          <table:table-cell office:value-type="float" office:value="53.2" calcext:value-type="float">
            <text:p>53.2</text:p>
          </table:table-cell>
          <table:table-cell office:value-type="float" office:value="2.669" calcext:value-type="float">
            <text:p>2.669</text:p>
          </table:table-cell>
          <table:table-cell office:value-type="float" office:value="2.16" calcext:value-type="float">
            <text:p>2.16</text:p>
          </table:table-cell>
          <table:table-cell office:value-type="float" office:value="1.384" calcext:value-type="float">
            <text:p>1.384</text:p>
          </table:table-cell>
          <table:table-cell office:value-type="float" office:value="0.4579" calcext:value-type="float">
            <text:p>0.4579</text:p>
          </table:table-cell>
          <table:table-cell office:value-type="float" office:value="-0.7345" calcext:value-type="float">
            <text:p>-0.7345</text:p>
          </table:table-cell>
          <table:table-cell office:value-type="float" office:value="-1.975" calcext:value-type="float">
            <text:p>-1.975</text:p>
          </table:table-cell>
          <table:table-cell office:value-type="float" office:value="-3.306" calcext:value-type="float">
            <text:p>-3.306</text:p>
          </table:table-cell>
          <table:table-cell office:value-type="float" office:value="-4.844" calcext:value-type="float">
            <text:p>-4.8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4O6(cubi)</text:p>
          </table:table-cell>
          <table:table-cell office:value-type="string" calcext:value-type="string">
            <text:p>As(4)O(6)</text:p>
          </table:table-cell>
          <table:table-cell office:value-type="float" office:value="500" calcext:value-type="float">
            <text:p>500</text:p>
          </table:table-cell>
          <table:table-cell office:value-type="float" office:value="91.49" calcext:value-type="float">
            <text:p>91.49</text:p>
          </table:table-cell>
          <table:table-cell office:value-type="float" office:value="82.38" calcext:value-type="float">
            <text:p>82.38</text:p>
          </table:table-cell>
          <table:table-cell office:value-type="float" office:value="71.29" calcext:value-type="float">
            <text:p>71.29</text:p>
          </table:table-cell>
          <table:table-cell office:value-type="float" office:value="60.52" calcext:value-type="float">
            <text:p>60.52</text:p>
          </table:table-cell>
          <table:table-cell office:value-type="float" office:value="49.15" calcext:value-type="float">
            <text:p>49.15</text:p>
          </table:table-cell>
          <table:table-cell office:value-type="float" office:value="39.44" calcext:value-type="float">
            <text:p>39.44</text:p>
          </table:table-cell>
          <table:table-cell office:value-type="float" office:value="30.82" calcext:value-type="float">
            <text:p>30.82</text:p>
          </table:table-cell>
          <table:table-cell office:value-type="float" office:value="22.73" calcext:value-type="float">
            <text:p>22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4O6(mono)</text:p>
          </table:table-cell>
          <table:table-cell office:value-type="string" calcext:value-type="string">
            <text:p>As(4)O(6)</text:p>
          </table:table-cell>
          <table:table-cell office:value-type="float" office:value="500" calcext:value-type="float">
            <text:p>500</text:p>
          </table:table-cell>
          <table:table-cell office:value-type="float" office:value="91.33" calcext:value-type="float">
            <text:p>91.33</text:p>
          </table:table-cell>
          <table:table-cell office:value-type="float" office:value="82.1" calcext:value-type="float">
            <text:p>82.1</text:p>
          </table:table-cell>
          <table:table-cell office:value-type="float" office:value="70.99" calcext:value-type="float">
            <text:p>70.99</text:p>
          </table:table-cell>
          <table:table-cell office:value-type="float" office:value="60.32" calcext:value-type="float">
            <text:p>60.32</text:p>
          </table:table-cell>
          <table:table-cell office:value-type="float" office:value="49.2" calcext:value-type="float">
            <text:p>49.2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tacamite</text:p>
          </table:table-cell>
          <table:table-cell office:value-type="string" calcext:value-type="string">
            <text:p>Cl(2)Cu(4)O(6)H(6)</text:p>
          </table:table-cell>
          <table:table-cell office:value-type="float" office:value="56.8" calcext:value-type="float">
            <text:p>56.8</text:p>
          </table:table-cell>
          <table:table-cell office:value-type="float" office:value="16.42" calcext:value-type="float">
            <text:p>16.42</text:p>
          </table:table-cell>
          <table:table-cell office:value-type="float" office:value="14.28" calcext:value-type="float">
            <text:p>14.28</text:p>
          </table:table-cell>
          <table:table-cell office:value-type="float" office:value="11.92" calcext:value-type="float">
            <text:p>11.92</text:p>
          </table:table-cell>
          <table:table-cell office:value-type="float" office:value="9.909" calcext:value-type="float">
            <text:p>9.909</text:p>
          </table:table-cell>
          <table:table-cell office:value-type="float" office:value="8.053" calcext:value-type="float">
            <text:p>8.053</text:p>
          </table:table-cell>
          <table:table-cell office:value-type="float" office:value="6.574" calcext:value-type="float">
            <text:p>6.57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(2)Cu(3)O(8)H(2)</text:p>
          </table:table-cell>
          <table:table-cell office:value-type="float" office:value="91.01" calcext:value-type="float">
            <text:p>91.01</text:p>
          </table:table-cell>
          <table:table-cell office:value-type="float" office:value="11.07" calcext:value-type="float">
            <text:p>11.07</text:p>
          </table:table-cell>
          <table:table-cell office:value-type="float" office:value="9.161" calcext:value-type="float">
            <text:p>9.161</text:p>
          </table:table-cell>
          <table:table-cell office:value-type="float" office:value="6.861" calcext:value-type="float">
            <text:p>6.861</text:p>
          </table:table-cell>
          <table:table-cell office:value-type="float" office:value="4.665" calcext:value-type="float">
            <text:p>4.665</text:p>
          </table:table-cell>
          <table:table-cell office:value-type="float" office:value="2.338" calcext:value-type="float">
            <text:p>2.338</text:p>
          </table:table-cell>
          <table:table-cell office:value-type="float" office:value="0.2473" calcext:value-type="float">
            <text:p>0.2473</text:p>
          </table:table-cell>
          <table:table-cell office:value-type="float" office:value="-1.819" calcext:value-type="float">
            <text:p>-1.819</text:p>
          </table:table-cell>
          <table:table-cell office:value-type="float" office:value="-4.115" calcext:value-type="float">
            <text:p>-4.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1)</text:p>
          </table:table-cell>
          <table:table-cell office:value-type="float" office:value="4.386" calcext:value-type="float">
            <text:p>4.386</text:p>
          </table:table-cell>
          <table:table-cell office:value-type="float" office:value="119.7" calcext:value-type="float">
            <text:p>119.7</text:p>
          </table:table-cell>
          <table:table-cell office:value-type="float" office:value="109.6" calcext:value-type="float">
            <text:p>109.6</text:p>
          </table:table-cell>
          <table:table-cell office:value-type="float" office:value="97.77" calcext:value-type="float">
            <text:p>97.77</text:p>
          </table:table-cell>
          <table:table-cell office:value-type="float" office:value="86.87" calcext:value-type="float">
            <text:p>86.87</text:p>
          </table:table-cell>
          <table:table-cell office:value-type="float" office:value="75.98" calcext:value-type="float">
            <text:p>75.98</text:p>
          </table:table-cell>
          <table:table-cell office:value-type="float" office:value="67.26" calcext:value-type="float">
            <text:p>67.26</text:p>
          </table:table-cell>
          <table:table-cell office:value-type="float" office:value="60.08" calcext:value-type="float">
            <text:p>60.08</text:p>
          </table:table-cell>
          <table:table-cell office:value-type="float" office:value="54.06" calcext:value-type="float">
            <text:p>54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2O3</text:p>
          </table:table-cell>
          <table:table-cell office:value-type="string" calcext:value-type="string">
            <text:p>B(2)O(3)</text:p>
          </table:table-cell>
          <table:table-cell office:value-type="float" office:value="500" calcext:value-type="float">
            <text:p>500</text:p>
          </table:table-cell>
          <table:table-cell office:value-type="float" office:value="5.795" calcext:value-type="float">
            <text:p>5.795</text:p>
          </table:table-cell>
          <table:table-cell office:value-type="float" office:value="5.546" calcext:value-type="float">
            <text:p>5.546</text:p>
          </table:table-cell>
          <table:table-cell office:value-type="float" office:value="5.158" calcext:value-type="float">
            <text:p>5.158</text:p>
          </table:table-cell>
          <table:table-cell office:value-type="float" office:value="4.687" calcext:value-type="float">
            <text:p>4.687</text:p>
          </table:table-cell>
          <table:table-cell office:value-type="float" office:value="4.11" calcext:value-type="float">
            <text:p>4.11</text:p>
          </table:table-cell>
          <table:table-cell office:value-type="float" office:value="3.574" calcext:value-type="float">
            <text:p>3.574</text:p>
          </table:table-cell>
          <table:table-cell office:value-type="float" office:value="3.118" calcext:value-type="float">
            <text:p>3.118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(1)</text:p>
          </table:table-cell>
          <table:table-cell office:value-type="float" office:value="38.21" calcext:value-type="float">
            <text:p>38.21</text:p>
          </table:table-cell>
          <table:table-cell office:value-type="float" office:value="154.3" calcext:value-type="float">
            <text:p>154.3</text:p>
          </table:table-cell>
          <table:table-cell office:value-type="float" office:value="141.2" calcext:value-type="float">
            <text:p>141.2</text:p>
          </table:table-cell>
          <table:table-cell office:value-type="float" office:value="126.2" calcext:value-type="float">
            <text:p>126.2</text:p>
          </table:table-cell>
          <table:table-cell office:value-type="float" office:value="112.3" calcext:value-type="float">
            <text:p>112.3</text:p>
          </table:table-cell>
          <table:table-cell office:value-type="float" office:value="98.66" calcext:value-type="float">
            <text:p>98.66</text:p>
          </table:table-cell>
          <table:table-cell office:value-type="float" office:value="87.8" calcext:value-type="float">
            <text:p>87.8</text:p>
          </table:table-cell>
          <table:table-cell office:value-type="float" office:value="78.93" calcext:value-type="float">
            <text:p>78.93</text:p>
          </table:table-cell>
          <table:table-cell office:value-type="float" office:value="71.49" calcext:value-type="float">
            <text:p>71.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(OH)2.8H2O</text:p>
          </table:table-cell>
          <table:table-cell office:value-type="string" calcext:value-type="string">
            <text:p>Ba(1)O(10)H(18)</text:p>
          </table:table-cell>
          <table:table-cell office:value-type="float" office:value="144.7" calcext:value-type="float">
            <text:p>144.7</text:p>
          </table:table-cell>
          <table:table-cell office:value-type="float" office:value="25.53" calcext:value-type="float">
            <text:p>25.53</text:p>
          </table:table-cell>
          <table:table-cell office:value-type="float" office:value="24.49" calcext:value-type="float">
            <text:p>24.49</text:p>
          </table:table-cell>
          <table:table-cell office:value-type="float" office:value="23.68" calcext:value-type="float">
            <text:p>23.68</text:p>
          </table:table-cell>
          <table:table-cell office:value-type="float" office:value="23.4" calcext:value-type="float">
            <text:p>23.4</text:p>
          </table:table-cell>
          <table:table-cell office:value-type="float" office:value="23.63" calcext:value-type="float">
            <text:p>23.63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2Si3O8</text:p>
          </table:table-cell>
          <table:table-cell office:value-type="string" calcext:value-type="string">
            <text:p>Si(3)Ba(2)O(8)</text:p>
          </table:table-cell>
          <table:table-cell office:value-type="float" office:value="122.8" calcext:value-type="float">
            <text:p>122.8</text:p>
          </table:table-cell>
          <table:table-cell office:value-type="float" office:value="24.53" calcext:value-type="float">
            <text:p>24.53</text:p>
          </table:table-cell>
          <table:table-cell office:value-type="float" office:value="23.33" calcext:value-type="float">
            <text:p>23.33</text:p>
          </table:table-cell>
          <table:table-cell office:value-type="float" office:value="21.32" calcext:value-type="float">
            <text:p>21.32</text:p>
          </table:table-cell>
          <table:table-cell office:value-type="float" office:value="19.23" calcext:value-type="float">
            <text:p>19.23</text:p>
          </table:table-cell>
          <table:table-cell office:value-type="float" office:value="17.06" calcext:value-type="float">
            <text:p>17.06</text:p>
          </table:table-cell>
          <table:table-cell office:value-type="float" office:value="15.32" calcext:value-type="float">
            <text:p>15.32</text:p>
          </table:table-cell>
          <table:table-cell office:value-type="float" office:value="13.87" calcext:value-type="float">
            <text:p>13.87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2SiO4</text:p>
          </table:table-cell>
          <table:table-cell office:value-type="string" calcext:value-type="string">
            <text:p>Si(1)Ba(2)O(4)</text:p>
          </table:table-cell>
          <table:table-cell office:value-type="float" office:value="66.68" calcext:value-type="float">
            <text:p>66.68</text:p>
          </table:table-cell>
          <table:table-cell office:value-type="float" office:value="48.28" calcext:value-type="float">
            <text:p>48.28</text:p>
          </table:table-cell>
          <table:table-cell office:value-type="float" office:value="44.59" calcext:value-type="float">
            <text:p>44.59</text:p>
          </table:table-cell>
          <table:table-cell office:value-type="float" office:value="40.14" calcext:value-type="float">
            <text:p>40.14</text:p>
          </table:table-cell>
          <table:table-cell office:value-type="float" office:value="35.97" calcext:value-type="float">
            <text:p>35.97</text:p>
          </table:table-cell>
          <table:table-cell office:value-type="float" office:value="31.8" calcext:value-type="float">
            <text:p>31.8</text:p>
          </table:table-cell>
          <table:table-cell office:value-type="float" office:value="28.45" calcext:value-type="float">
            <text:p>28.45</text:p>
          </table:table-cell>
          <table:table-cell office:value-type="float" office:value="25.66" calcext:value-type="float">
            <text:p>25.6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</text:p>
          </table:table-cell>
          <table:table-cell office:value-type="string" calcext:value-type="string">
            <text:p>Cl(2)Ba(1)</text:p>
          </table:table-cell>
          <table:table-cell office:value-type="float" office:value="500" calcext:value-type="float">
            <text:p>500</text:p>
          </table:table-cell>
          <table:table-cell office:value-type="float" office:value="2.396" calcext:value-type="float">
            <text:p>2.396</text:p>
          </table:table-cell>
          <table:table-cell office:value-type="float" office:value="2.271" calcext:value-type="float">
            <text:p>2.271</text:p>
          </table:table-cell>
          <table:table-cell office:value-type="float" office:value="1.921" calcext:value-type="float">
            <text:p>1.921</text:p>
          </table:table-cell>
          <table:table-cell office:value-type="float" office:value="1.39" calcext:value-type="float">
            <text:p>1.39</text:p>
          </table:table-cell>
          <table:table-cell office:value-type="float" office:value="0.6156" calcext:value-type="float">
            <text:p>0.6156</text:p>
          </table:table-cell>
          <table:table-cell office:value-type="float" office:value="-0.2644" calcext:value-type="float">
            <text:p>-0.2644</text:p>
          </table:table-cell>
          <table:table-cell office:value-type="float" office:value="-1.271" calcext:value-type="float">
            <text:p>-1.271</text:p>
          </table:table-cell>
          <table:table-cell office:value-type="float" office:value="-2.516" calcext:value-type="float">
            <text:p>-2.5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.2H2O</text:p>
          </table:table-cell>
          <table:table-cell office:value-type="string" calcext:value-type="string">
            <text:p>Cl(2)Ba(1)O(2)H(4)</text:p>
          </table:table-cell>
          <table:table-cell office:value-type="float" office:value="81.86" calcext:value-type="float">
            <text:p>81.86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298" calcext:value-type="float">
            <text:p>0.298</text:p>
          </table:table-cell>
          <table:table-cell office:value-type="float" office:value="-0.1072" calcext:value-type="float">
            <text:p>-0.1072</text:p>
          </table:table-cell>
          <table:table-cell office:value-type="float" office:value="-0.7465" calcext:value-type="float">
            <text:p>-0.7465</text:p>
          </table:table-cell>
          <table:table-cell office:value-type="float" office:value="-1.739" calcext:value-type="float">
            <text:p>-1.7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.H2O</text:p>
          </table:table-cell>
          <table:table-cell office:value-type="string" calcext:value-type="string">
            <text:p>Cl(2)Ba(1)O(1)H(2)</text:p>
          </table:table-cell>
          <table:table-cell office:value-type="float" office:value="72.08" calcext:value-type="float">
            <text:p>72.08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16" calcext:value-type="float">
            <text:p>0.816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178" calcext:value-type="float">
            <text:p>0.1178</text:p>
          </table:table-cell>
          <table:table-cell office:value-type="float" office:value="-0.5269" calcext:value-type="float">
            <text:p>-0.5269</text:p>
          </table:table-cell>
          <table:table-cell office:value-type="float" office:value="-1.377" calcext:value-type="float">
            <text:p>-1.377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rO4</text:p>
          </table:table-cell>
          <table:table-cell office:value-type="string" calcext:value-type="string">
            <text:p>Cr(1)Ba(1)O(4)</text:p>
          </table:table-cell>
          <table:table-cell office:value-type="float" office:value="56.32" calcext:value-type="float">
            <text:p>56.32</text:p>
          </table:table-cell>
          <table:table-cell office:value-type="float" office:value="-10.42" calcext:value-type="float">
            <text:p>-10.42</text:p>
          </table:table-cell>
          <table:table-cell office:value-type="float" office:value="-9.932" calcext:value-type="float">
            <text:p>-9.932</text:p>
          </table:table-cell>
          <table:table-cell office:value-type="float" office:value="-9.537" calcext:value-type="float">
            <text:p>-9.537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25" calcext:value-type="float">
            <text:p>-9.325</text:p>
          </table:table-cell>
          <table:table-cell office:value-type="float" office:value="-9.556" calcext:value-type="float">
            <text:p>-9.5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HPO4</text:p>
          </table:table-cell>
          <table:table-cell office:value-type="string" calcext:value-type="string">
            <text:p>P(1)Ba(1)O(4)H(1)</text:p>
          </table:table-cell>
          <table:table-cell office:value-type="float" office:value="56.02" calcext:value-type="float">
            <text:p>56.02</text:p>
          </table:table-cell>
          <table:table-cell office:value-type="float" office:value="500" calcext:value-type="float">
            <text:p>500</text:p>
          </table:table-cell>
          <table:table-cell office:value-type="float" office:value="-7.4" calcext:value-type="float">
            <text:p>-7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MnO4</text:p>
          </table:table-cell>
          <table:table-cell office:value-type="string" calcext:value-type="string">
            <text:p>Mn(1)Ba(1)O(4)</text:p>
          </table:table-cell>
          <table:table-cell office:value-type="float" office:value="52.84" calcext:value-type="float">
            <text:p>52.84</text:p>
          </table:table-cell>
          <table:table-cell office:value-type="float" office:value="500" calcext:value-type="float">
            <text:p>500</text:p>
          </table:table-cell>
          <table:table-cell office:value-type="float" office:value="22.32" calcext:value-type="float">
            <text:p>22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a(1)O(1)</text:p>
          </table:table-cell>
          <table:table-cell office:value-type="float" office:value="25.59" calcext:value-type="float">
            <text:p>25.59</text:p>
          </table:table-cell>
          <table:table-cell office:value-type="float" office:value="52.13" calcext:value-type="float">
            <text:p>52.13</text:p>
          </table:table-cell>
          <table:table-cell office:value-type="float" office:value="47.8" calcext:value-type="float">
            <text:p>47.8</text:p>
          </table:table-cell>
          <table:table-cell office:value-type="float" office:value="42.83" calcext:value-type="float">
            <text:p>42.83</text:p>
          </table:table-cell>
          <table:table-cell office:value-type="float" office:value="38.27" calcext:value-type="float">
            <text:p>38.27</text:p>
          </table:table-cell>
          <table:table-cell office:value-type="float" office:value="33.77" calcext:value-type="float">
            <text:p>33.77</text:p>
          </table:table-cell>
          <table:table-cell office:value-type="float" office:value="30.19" calcext:value-type="float">
            <text:p>30.19</text:p>
          </table:table-cell>
          <table:table-cell office:value-type="float" office:value="27.26" calcext:value-type="float">
            <text:p>27.26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S(1)Ba(1)</text:p>
          </table:table-cell>
          <table:table-cell office:value-type="float" office:value="39.86" calcext:value-type="float">
            <text:p>39.86</text:p>
          </table:table-cell>
          <table:table-cell office:value-type="float" office:value="169.9" calcext:value-type="float">
            <text:p>169.9</text:p>
          </table:table-cell>
          <table:table-cell office:value-type="float" office:value="154.5" calcext:value-type="float">
            <text:p>154.5</text:p>
          </table:table-cell>
          <table:table-cell office:value-type="float" office:value="136.8" calcext:value-type="float">
            <text:p>136.8</text:p>
          </table:table-cell>
          <table:table-cell office:value-type="float" office:value="120.5" calcext:value-type="float">
            <text:p>120.5</text:p>
          </table:table-cell>
          <table:table-cell office:value-type="float" office:value="104.3" calcext:value-type="float">
            <text:p>104.3</text:p>
          </table:table-cell>
          <table:table-cell office:value-type="float" office:value="91.33" calcext:value-type="float">
            <text:p>91.33</text:p>
          </table:table-cell>
          <table:table-cell office:value-type="float" office:value="80.68" calcext:value-type="float">
            <text:p>80.68</text:p>
          </table:table-cell>
          <table:table-cell office:value-type="float" office:value="71.61" calcext:value-type="float">
            <text:p>71.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SiF6</text:p>
          </table:table-cell>
          <table:table-cell office:value-type="string" calcext:value-type="string">
            <text:p>Si(1)F(6)Ba(1)</text:p>
          </table:table-cell>
          <table:table-cell office:value-type="float" office:value="63.11" calcext:value-type="float">
            <text:p>63.11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0.74" calcext:value-type="float">
            <text:p>-30.74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79" calcext:value-type="float">
            <text:p>-29.79</text:p>
          </table:table-cell>
          <table:table-cell office:value-type="float" office:value="-30.34" calcext:value-type="float">
            <text:p>-30.3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S(1)Ba(1)O(4)</text:p>
          </table:table-cell>
          <table:table-cell office:value-type="float" office:value="52.1" calcext:value-type="float">
            <text:p>52.1</text:p>
          </table:table-cell>
          <table:table-cell office:value-type="float" office:value="-10.49" calcext:value-type="float">
            <text:p>-10.49</text:p>
          </table:table-cell>
          <table:table-cell office:value-type="float" office:value="-9.971" calcext:value-type="float">
            <text:p>-9.971</text:p>
          </table:table-cell>
          <table:table-cell office:value-type="float" office:value="-9.612" calcext:value-type="float">
            <text:p>-9.612</text:p>
          </table:table-cell>
          <table:table-cell office:value-type="float" office:value="-9.511" calcext:value-type="float">
            <text:p>-9.511</text:p>
          </table:table-cell>
          <table:table-cell office:value-type="float" office:value="-9.696" calcext:value-type="float">
            <text:p>-9.696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0.9" calcext:value-type="float">
            <text:p>-10.9</text:p>
          </table:table-cell>
          <table:table-cell office:value-type="float" office:value="-12.03" calcext:value-type="float">
            <text:p>-12.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rytocalcite</text:p>
          </table:table-cell>
          <table:table-cell office:value-type="string" calcext:value-type="string">
            <text:p>Ca(1)C(2)Ba(1)O(6)</text:p>
          </table:table-cell>
          <table:table-cell office:value-type="float" office:value="81.46" calcext:value-type="float">
            <text:p>81.46</text:p>
          </table:table-cell>
          <table:table-cell office:value-type="float" office:value="500" calcext:value-type="float">
            <text:p>500</text:p>
          </table:table-cell>
          <table:table-cell office:value-type="float" office:value="2.742" calcext:value-type="float">
            <text:p>2.7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float" office:value="52.31" calcext:value-type="float">
            <text:p>52.31</text:p>
          </table:table-cell>
          <table:table-cell office:value-type="float" office:value="-3.45" calcext:value-type="float">
            <text:p>-3.45</text:p>
          </table:table-cell>
          <table:table-cell office:value-type="float" office:value="-3.662" calcext:value-type="float">
            <text:p>-3.662</text:p>
          </table:table-cell>
          <table:table-cell office:value-type="float" office:value="-4.115" calcext:value-type="float">
            <text:p>-4.115</text:p>
          </table:table-cell>
          <table:table-cell office:value-type="float" office:value="-4.733" calcext:value-type="float">
            <text:p>-4.733</text:p>
          </table:table-cell>
          <table:table-cell office:value-type="float" office:value="-5.604" calcext:value-type="float">
            <text:p>-5.604</text:p>
          </table:table-cell>
          <table:table-cell office:value-type="float" office:value="-6.592" calcext:value-type="float">
            <text:p>-6.592</text:p>
          </table:table-cell>
          <table:table-cell office:value-type="float" office:value="-7.752" calcext:value-type="float">
            <text:p>-7.752</text:p>
          </table:table-cell>
          <table:table-cell office:value-type="float" office:value="-9.228" calcext:value-type="float">
            <text:p>-9.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Ca</text:p>
          </table:table-cell>
          <table:table-cell office:value-type="string" calcext:value-type="string">
            <text:p>Si(3.67)Al(2.33)Ca(0.165)O(12)H(2)</text:p>
          </table:table-cell>
          <table:table-cell office:value-type="float" office:value="129.5" calcext:value-type="float">
            <text:p>129.5</text:p>
          </table:table-cell>
          <table:table-cell office:value-type="float" office:value="7.783" calcext:value-type="float">
            <text:p>7.783</text:p>
          </table:table-cell>
          <table:table-cell office:value-type="float" office:value="5.591" calcext:value-type="float">
            <text:p>5.591</text:p>
          </table:table-cell>
          <table:table-cell office:value-type="float" office:value="2.275" calcext:value-type="float">
            <text:p>2.275</text:p>
          </table:table-cell>
          <table:table-cell office:value-type="float" office:value="-1.115" calcext:value-type="float">
            <text:p>-1.115</text:p>
          </table:table-cell>
          <table:table-cell office:value-type="float" office:value="-4.668" calcext:value-type="float">
            <text:p>-4.668</text:p>
          </table:table-cell>
          <table:table-cell office:value-type="float" office:value="-7.66" calcext:value-type="float">
            <text:p>-7.66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2.87" calcext:value-type="float">
            <text:p>-12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H</text:p>
          </table:table-cell>
          <table:table-cell office:value-type="string" calcext:value-type="string">
            <text:p>Si(3.67)Al(2.33)O(12)H(2.33)</text:p>
          </table:table-cell>
          <table:table-cell office:value-type="float" office:value="130.7" calcext:value-type="float">
            <text:p>130.7</text:p>
          </table:table-cell>
          <table:table-cell office:value-type="float" office:value="6.702" calcext:value-type="float">
            <text:p>6.702</text:p>
          </table:table-cell>
          <table:table-cell office:value-type="float" office:value="4.633" calcext:value-type="float">
            <text:p>4.633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93" calcext:value-type="float">
            <text:p>-1.793</text:p>
          </table:table-cell>
          <table:table-cell office:value-type="float" office:value="-5.208" calcext:value-type="float">
            <text:p>-5.208</text:p>
          </table:table-cell>
          <table:table-cell office:value-type="float" office:value="-8.083" calcext:value-type="float">
            <text:p>-8.08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3.09" calcext:value-type="float">
            <text:p>-13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K</text:p>
          </table:table-cell>
          <table:table-cell office:value-type="string" calcext:value-type="string">
            <text:p>Si(3.67)Al(2.33)K(0.33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7.315" calcext:value-type="float">
            <text:p>7.315</text:p>
          </table:table-cell>
          <table:table-cell office:value-type="float" office:value="5.309" calcext:value-type="float">
            <text:p>5.309</text:p>
          </table:table-cell>
          <table:table-cell office:value-type="float" office:value="2.206" calcext:value-type="float">
            <text:p>2.206</text:p>
          </table:table-cell>
          <table:table-cell office:value-type="float" office:value="-0.9869" calcext:value-type="float">
            <text:p>-0.9869</text:p>
          </table:table-cell>
          <table:table-cell office:value-type="float" office:value="-4.343" calcext:value-type="float">
            <text:p>-4.343</text:p>
          </table:table-cell>
          <table:table-cell office:value-type="float" office:value="-7.173" calcext:value-type="float">
            <text:p>-7.173</text:p>
          </table:table-cell>
          <table:table-cell office:value-type="float" office:value="-9.702" calcext:value-type="float">
            <text:p>-9.702</text:p>
          </table:table-cell>
          <table:table-cell office:value-type="float" office:value="-12.13" calcext:value-type="float">
            <text:p>-12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Mg</text:p>
          </table:table-cell>
          <table:table-cell office:value-type="string" calcext:value-type="string">
            <text:p>Si(3.67)Al(2.33)Mg(0.165)O(12)H(2)</text:p>
          </table:table-cell>
          <table:table-cell office:value-type="float" office:value="123.2" calcext:value-type="float">
            <text:p>123.2</text:p>
          </table:table-cell>
          <table:table-cell office:value-type="float" office:value="7.795" calcext:value-type="float">
            <text:p>7.795</text:p>
          </table:table-cell>
          <table:table-cell office:value-type="float" office:value="5.554" calcext:value-type="float">
            <text:p>5.554</text:p>
          </table:table-cell>
          <table:table-cell office:value-type="float" office:value="2.182" calcext:value-type="float">
            <text:p>2.182</text:p>
          </table:table-cell>
          <table:table-cell office:value-type="float" office:value="-1.255" calcext:value-type="float">
            <text:p>-1.255</text:p>
          </table:table-cell>
          <table:table-cell office:value-type="float" office:value="-4.851" calcext:value-type="float">
            <text:p>-4.851</text:p>
          </table:table-cell>
          <table:table-cell office:value-type="float" office:value="-7.875" calcext:value-type="float">
            <text:p>-7.87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3.13" calcext:value-type="float">
            <text:p>-13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Na</text:p>
          </table:table-cell>
          <table:table-cell office:value-type="string" calcext:value-type="string">
            <text:p>Si(3.67)Al(2.33)Na(0.33)O(12)H(2)</text:p>
          </table:table-cell>
          <table:table-cell office:value-type="float" office:value="130.5" calcext:value-type="float">
            <text:p>130.5</text:p>
          </table:table-cell>
          <table:table-cell office:value-type="float" office:value="7.736" calcext:value-type="float">
            <text:p>7.736</text:p>
          </table:table-cell>
          <table:table-cell office:value-type="float" office:value="5.647" calcext:value-type="float">
            <text:p>5.647</text:p>
          </table:table-cell>
          <table:table-cell office:value-type="float" office:value="2.456" calcext:value-type="float">
            <text:p>2.456</text:p>
          </table:table-cell>
          <table:table-cell office:value-type="float" office:value="-0.8088" calcext:value-type="float">
            <text:p>-0.8088</text:p>
          </table:table-cell>
          <table:table-cell office:value-type="float" office:value="-4.226" calcext:value-type="float">
            <text:p>-4.226</text:p>
          </table:table-cell>
          <table:table-cell office:value-type="float" office:value="-7.096" calcext:value-type="float">
            <text:p>-7.096</text:p>
          </table:table-cell>
          <table:table-cell office:value-type="float" office:value="-9.652" calcext:value-type="float">
            <text:p>-9.652</text:p>
          </table:table-cell>
          <table:table-cell office:value-type="float" office:value="-12.09" calcext:value-type="float">
            <text:p>-12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rlinite</text:p>
          </table:table-cell>
          <table:table-cell office:value-type="string" calcext:value-type="string">
            <text:p>Al(1)P(1)O(4)</text:p>
          </table:table-cell>
          <table:table-cell office:value-type="float" office:value="500" calcext:value-type="float">
            <text:p>500</text:p>
          </table:table-cell>
          <table:table-cell office:value-type="float" office:value="-5.769" calcext:value-type="float">
            <text:p>-5.769</text:p>
          </table:table-cell>
          <table:table-cell office:value-type="float" office:value="-7.209" calcext:value-type="float">
            <text:p>-7.209</text:p>
          </table:table-cell>
          <table:table-cell office:value-type="float" office:value="-9.123" calcext:value-type="float">
            <text:p>-9.123</text:p>
          </table:table-cell>
          <table:table-cell office:value-type="float" office:value="-11.13" calcext:value-type="float">
            <text:p>-11.13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5.62" calcext:value-type="float">
            <text:p>-15.62</text:p>
          </table:table-cell>
          <table:table-cell office:value-type="float" office:value="-17.78" calcext:value-type="float">
            <text:p>-17.78</text:p>
          </table:table-cell>
          <table:table-cell office:value-type="float" office:value="-20.09" calcext:value-type="float">
            <text:p>-20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rnessite</text:p>
          </table:table-cell>
          <table:table-cell office:value-type="string" calcext:value-type="string">
            <text:p>Mn(8)O(19)H(10)</text:p>
          </table:table-cell>
          <table:table-cell office:value-type="float" office:value="251.2" calcext:value-type="float">
            <text:p>251.2</text:p>
          </table:table-cell>
          <table:table-cell office:value-type="float" office:value="500" calcext:value-type="float">
            <text:p>500</text:p>
          </table:table-cell>
          <table:table-cell office:value-type="float" office:value="11.7" calcext:value-type="float">
            <text:p>11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schofite</text:p>
          </table:table-cell>
          <table:table-cell office:value-type="string" calcext:value-type="string">
            <text:p>Mg(1)Cl(2)O(6)H(12)</text:p>
          </table:table-cell>
          <table:table-cell office:value-type="float" office:value="129.6" calcext:value-type="float">
            <text:p>129.6</text:p>
          </table:table-cell>
          <table:table-cell office:value-type="float" office:value="500" calcext:value-type="float">
            <text:p>500</text:p>
          </table:table-cell>
          <table:table-cell office:value-type="float" office:value="4.392" calcext:value-type="float">
            <text:p>4.3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xbyite</text:p>
          </table:table-cell>
          <table:table-cell office:value-type="string" calcext:value-type="string">
            <text:p>Mn(2)O(3)</text:p>
          </table:table-cell>
          <table:table-cell office:value-type="float" office:value="500" calcext:value-type="float">
            <text:p>500</text:p>
          </table:table-cell>
          <table:table-cell office:value-type="float" office:value="8.181" calcext:value-type="float">
            <text:p>8.181</text:p>
          </table:table-cell>
          <table:table-cell office:value-type="float" office:value="7.197" calcext:value-type="float">
            <text:p>7.197</text:p>
          </table:table-cell>
          <table:table-cell office:value-type="float" office:value="6.131" calcext:value-type="float">
            <text:p>6.131</text:p>
          </table:table-cell>
          <table:table-cell office:value-type="float" office:value="5.231" calcext:value-type="float">
            <text:p>5.231</text:p>
          </table:table-cell>
          <table:table-cell office:value-type="float" office:value="4.429" calcext:value-type="float">
            <text:p>4.429</text:p>
          </table:table-cell>
          <table:table-cell office:value-type="float" office:value="3.849" calcext:value-type="float">
            <text:p>3.849</text:p>
          </table:table-cell>
          <table:table-cell office:value-type="float" office:value="3.407" calcext:value-type="float">
            <text:p>3.407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loedite</text:p>
          </table:table-cell>
          <table:table-cell office:value-type="string" calcext:value-type="string">
            <text:p>Mg(1)Na(2)S(2)O(12)H(8)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-2.478" calcext:value-type="float">
            <text:p>-2.47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(1)O(2)H(1)</text:p>
          </table:table-cell>
          <table:table-cell office:value-type="float" office:value="19.54" calcext:value-type="float">
            <text:p>19.54</text:p>
          </table:table-cell>
          <table:table-cell office:value-type="float" office:value="9.366" calcext:value-type="float">
            <text:p>9.366</text:p>
          </table:table-cell>
          <table:table-cell office:value-type="float" office:value="7.564" calcext:value-type="float">
            <text:p>7.564</text:p>
          </table:table-cell>
          <table:table-cell office:value-type="float" office:value="5.465" calcext:value-type="float">
            <text:p>5.465</text:p>
          </table:table-cell>
          <table:table-cell office:value-type="float" office:value="3.524" calcext:value-type="float">
            <text:p>3.524</text:p>
          </table:table-cell>
          <table:table-cell office:value-type="float" office:value="1.568" calcext:value-type="float">
            <text:p>1.568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-1.47" calcext:value-type="float">
            <text:p>-1.47</text:p>
          </table:table-cell>
          <table:table-cell office:value-type="float" office:value="-2.777" calcext:value-type="float">
            <text:p>-2.7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rax</text:p>
          </table:table-cell>
          <table:table-cell office:value-type="string" calcext:value-type="string">
            <text:p>Na(2)B(4)O(17)H(20)</text:p>
          </table:table-cell>
          <table:table-cell office:value-type="float" office:value="222.7" calcext:value-type="float">
            <text:p>222.7</text:p>
          </table:table-cell>
          <table:table-cell office:value-type="float" office:value="10.76" calcext:value-type="float">
            <text:p>10.76</text:p>
          </table:table-cell>
          <table:table-cell office:value-type="float" office:value="12.04" calcext:value-type="float">
            <text:p>12.04</text:p>
          </table:table-cell>
          <table:table-cell office:value-type="float" office:value="13.53" calcext:value-type="float">
            <text:p>13.53</text:p>
          </table:table-cell>
          <table:table-cell office:value-type="float" office:value="14.95" calcext:value-type="float">
            <text:p>14.95</text:p>
          </table:table-cell>
          <table:table-cell office:value-type="float" office:value="16.41" calcext:value-type="float">
            <text:p>16.41</text:p>
          </table:table-cell>
          <table:table-cell office:value-type="float" office:value="17.64" calcext:value-type="float">
            <text:p>17.64</text:p>
          </table:table-cell>
          <table:table-cell office:value-type="float" office:value="18.71" calcext:value-type="float">
            <text:p>18.71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ric_acid</text:p>
          </table:table-cell>
          <table:table-cell office:value-type="string" calcext:value-type="string">
            <text:p>B(1)O(3)H(3)</text:p>
          </table:table-cell>
          <table:table-cell office:value-type="float" office:value="43.09" calcext:value-type="float">
            <text:p>43.09</text:p>
          </table:table-cell>
          <table:table-cell office:value-type="float" office:value="-0.4895" calcext:value-type="float">
            <text:p>-0.4895</text:p>
          </table:table-cell>
          <table:table-cell office:value-type="float" office:value="-0.1583" calcext:value-type="float">
            <text:p>-0.1583</text:p>
          </table:table-cell>
          <table:table-cell office:value-type="float" office:value="0.205" calcext:value-type="float">
            <text:p>0.205</text:p>
          </table:table-cell>
          <table:table-cell office:value-type="float" office:value="0.5197" calcext:value-type="float">
            <text:p>0.5197</text:p>
          </table:table-cell>
          <table:table-cell office:value-type="float" office:value="0.8127" calcext:value-type="float">
            <text:p>0.8127</text:p>
          </table:table-cell>
          <table:table-cell office:value-type="float" office:value="1.033" calcext:value-type="float">
            <text:p>1.033</text:p>
          </table:table-cell>
          <table:table-cell office:value-type="float" office:value="1.211" calcext:value-type="float">
            <text:p>1.211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rnite</text:p>
          </table:table-cell>
          <table:table-cell office:value-type="string" calcext:value-type="string">
            <text:p>Fe(1)S(4)Cu(5)</text:p>
          </table:table-cell>
          <table:table-cell office:value-type="float" office:value="98.6" calcext:value-type="float">
            <text:p>98.6</text:p>
          </table:table-cell>
          <table:table-cell office:value-type="float" office:value="582.1" calcext:value-type="float">
            <text:p>582.1</text:p>
          </table:table-cell>
          <table:table-cell office:value-type="float" office:value="525.7" calcext:value-type="float">
            <text:p>525.7</text:p>
          </table:table-cell>
          <table:table-cell office:value-type="float" office:value="460.6" calcext:value-type="float">
            <text:p>460.6</text:p>
          </table:table-cell>
          <table:table-cell office:value-type="float" office:value="400.7" calcext:value-type="float">
            <text:p>400.7</text:p>
          </table:table-cell>
          <table:table-cell office:value-type="float" office:value="341.2" calcext:value-type="float">
            <text:p>341.2</text:p>
          </table:table-cell>
          <table:table-cell office:value-type="float" office:value="293.6" calcext:value-type="float">
            <text:p>293.6</text:p>
          </table:table-cell>
          <table:table-cell office:value-type="float" office:value="254.1" calcext:value-type="float">
            <text:p>254.1</text:p>
          </table:table-cell>
          <table:table-cell office:value-type="float" office:value="220.1" calcext:value-type="float">
            <text:p>220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ezinaite</text:p>
          </table:table-cell>
          <table:table-cell office:value-type="string" calcext:value-type="string">
            <text:p>S(4)Cr(3)</text:p>
          </table:table-cell>
          <table:table-cell office:value-type="float" office:value="69.16" calcext:value-type="float">
            <text:p>69.16</text:p>
          </table:table-cell>
          <table:table-cell office:value-type="float" office:value="619.3" calcext:value-type="float">
            <text:p>619.3</text:p>
          </table:table-cell>
          <table:table-cell office:value-type="float" office:value="560.7" calcext:value-type="float">
            <text:p>560.7</text:p>
          </table:table-cell>
          <table:table-cell office:value-type="float" office:value="492.3" calcext:value-type="float">
            <text:p>492.3</text:p>
          </table:table-cell>
          <table:table-cell office:value-type="float" office:value="428.6" calcext:value-type="float">
            <text:p>428.6</text:p>
          </table:table-cell>
          <table:table-cell office:value-type="float" office:value="364.4" calcext:value-type="float">
            <text:p>364.4</text:p>
          </table:table-cell>
          <table:table-cell office:value-type="float" office:value="312.2" calcext:value-type="float">
            <text:p>312.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ochantite</text:p>
          </table:table-cell>
          <table:table-cell office:value-type="string" calcext:value-type="string">
            <text:p>S(1)Cu(4)O(10)H(6)</text:p>
          </table:table-cell>
          <table:table-cell office:value-type="float" office:value="113.6" calcext:value-type="float">
            <text:p>113.6</text:p>
          </table:table-cell>
          <table:table-cell office:value-type="float" office:value="18.06" calcext:value-type="float">
            <text:p>18.06</text:p>
          </table:table-cell>
          <table:table-cell office:value-type="float" office:value="15.44" calcext:value-type="float">
            <text:p>15.44</text:p>
          </table:table-cell>
          <table:table-cell office:value-type="float" office:value="12.49" calcext:value-type="float">
            <text:p>12.49</text:p>
          </table:table-cell>
          <table:table-cell office:value-type="float" office:value="9.963" calcext:value-type="float">
            <text:p>9.963</text:p>
          </table:table-cell>
          <table:table-cell office:value-type="float" office:value="7.608" calcext:value-type="float">
            <text:p>7.608</text:p>
          </table:table-cell>
          <table:table-cell office:value-type="float" office:value="5.754" calcext:value-type="float">
            <text:p>5.75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float" office:value="24.63" calcext:value-type="float">
            <text:p>24.63</text:p>
          </table:table-cell>
          <table:table-cell office:value-type="float" office:value="18.09" calcext:value-type="float">
            <text:p>18.09</text:p>
          </table:table-cell>
          <table:table-cell office:value-type="float" office:value="16.3" calcext:value-type="float">
            <text:p>16.3</text:p>
          </table:table-cell>
          <table:table-cell office:value-type="float" office:value="14.27" calcext:value-type="float">
            <text:p>14.27</text:p>
          </table:table-cell>
          <table:table-cell office:value-type="float" office:value="12.45" calcext:value-type="float">
            <text:p>12.45</text:p>
          </table:table-cell>
          <table:table-cell office:value-type="float" office:value="10.7" calcext:value-type="float">
            <text:p>10.7</text:p>
          </table:table-cell>
          <table:table-cell office:value-type="float" office:value="9.323" calcext:value-type="float">
            <text:p>9.323</text:p>
          </table:table-cell>
          <table:table-cell office:value-type="float" office:value="8.19" calcext:value-type="float">
            <text:p>8.19</text:p>
          </table:table-cell>
          <table:table-cell office:value-type="float" office:value="7.201" calcext:value-type="float">
            <text:p>7.2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ushite</text:p>
          </table:table-cell>
          <table:table-cell office:value-type="string" calcext:value-type="string">
            <text:p>Ca(1)P(1)O(6)H(5)</text:p>
          </table:table-cell>
          <table:table-cell office:value-type="float" office:value="74.63" calcext:value-type="float">
            <text:p>74.63</text:p>
          </table:table-cell>
          <table:table-cell office:value-type="float" office:value="500" calcext:value-type="float">
            <text:p>500</text:p>
          </table:table-cell>
          <table:table-cell office:value-type="float" office:value="6.55" calcext:value-type="float">
            <text:p>6.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(1)O(1)</text:p>
          </table:table-cell>
          <table:table-cell office:value-type="float" office:value="10.97" calcext:value-type="float">
            <text:p>10.97</text:p>
          </table:table-cell>
          <table:table-cell office:value-type="float" office:value="14.07" calcext:value-type="float">
            <text:p>14.07</text:p>
          </table:table-cell>
          <table:table-cell office:value-type="float" office:value="12.47" calcext:value-type="float">
            <text:p>12.47</text:p>
          </table:table-cell>
          <table:table-cell office:value-type="float" office:value="10.63" calcext:value-type="float">
            <text:p>10.63</text:p>
          </table:table-cell>
          <table:table-cell office:value-type="float" office:value="8.938" calcext:value-type="float">
            <text:p>8.938</text:p>
          </table:table-cell>
          <table:table-cell office:value-type="float" office:value="7.262" calcext:value-type="float">
            <text:p>7.262</text:p>
          </table:table-cell>
          <table:table-cell office:value-type="float" office:value="5.906" calcext:value-type="float">
            <text:p>5.906</text:p>
          </table:table-cell>
          <table:table-cell office:value-type="float" office:value="4.752" calcext:value-type="float">
            <text:p>4.752</text:p>
          </table:table-cell>
          <table:table-cell office:value-type="float" office:value="3.716" calcext:value-type="float">
            <text:p>3.7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urkeite</text:p>
          </table:table-cell>
          <table:table-cell office:value-type="string" calcext:value-type="string">
            <text:p>Na(6)C(1)S(2)O(11)</text:p>
          </table:table-cell>
          <table:table-cell office:value-type="float" office:value="151.2" calcext:value-type="float">
            <text:p>151.2</text:p>
          </table:table-cell>
          <table:table-cell office:value-type="float" office:value="500" calcext:value-type="float">
            <text:p>500</text:p>
          </table:table-cell>
          <table:table-cell office:value-type="float" office:value="9.487" calcext:value-type="float">
            <text:p>9.4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float" office:value="5.298" calcext:value-type="float">
            <text:p>5.298</text:p>
          </table:table-cell>
          <table:table-cell office:value-type="float" office:value="70.38" calcext:value-type="float">
            <text:p>70.38</text:p>
          </table:table-cell>
          <table:table-cell office:value-type="float" office:value="64.17" calcext:value-type="float">
            <text:p>64.17</text:p>
          </table:table-cell>
          <table:table-cell office:value-type="float" office:value="56.86" calcext:value-type="float">
            <text:p>56.86</text:p>
          </table:table-cell>
          <table:table-cell office:value-type="float" office:value="49.98" calcext:value-type="float">
            <text:p>49.98</text:p>
          </table:table-cell>
          <table:table-cell office:value-type="float" office:value="42.99" calcext:value-type="float">
            <text:p>42.99</text:p>
          </table:table-cell>
          <table:table-cell office:value-type="float" office:value="37.24" calcext:value-type="float">
            <text:p>37.24</text:p>
          </table:table-cell>
          <table:table-cell office:value-type="float" office:value="32.36" calcext:value-type="float">
            <text:p>32.36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(1)</text:p>
          </table:table-cell>
          <table:table-cell office:value-type="float" office:value="26.19" calcext:value-type="float">
            <text:p>26.19</text:p>
          </table:table-cell>
          <table:table-cell office:value-type="float" office:value="153" calcext:value-type="float">
            <text:p>153</text:p>
          </table:table-cell>
          <table:table-cell office:value-type="float" office:value="139.8" calcext:value-type="float">
            <text:p>139.8</text:p>
          </table:table-cell>
          <table:table-cell office:value-type="float" office:value="124.7" calcext:value-type="float">
            <text:p>124.7</text:p>
          </table:table-cell>
          <table:table-cell office:value-type="float" office:value="110.8" calcext:value-type="float">
            <text:p>110.8</text:p>
          </table:table-cell>
          <table:table-cell office:value-type="float" office:value="97.02" calcext:value-type="float">
            <text:p>97.02</text:p>
          </table:table-cell>
          <table:table-cell office:value-type="float" office:value="86.11" calcext:value-type="float">
            <text:p>86.11</text:p>
          </table:table-cell>
          <table:table-cell office:value-type="float" office:value="77.2" calcext:value-type="float">
            <text:p>77.2</text:p>
          </table:table-cell>
          <table:table-cell office:value-type="float" office:value="69.71" calcext:value-type="float">
            <text:p>69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-Al_Pyroxene</text:p>
          </table:table-cell>
          <table:table-cell office:value-type="string" calcext:value-type="string">
            <text:p>Si(1)Al(2)Ca(1)O(6)</text:p>
          </table:table-cell>
          <table:table-cell office:value-type="float" office:value="63.5" calcext:value-type="float">
            <text:p>63.5</text:p>
          </table:table-cell>
          <table:table-cell office:value-type="float" office:value="41.63" calcext:value-type="float">
            <text:p>41.63</text:p>
          </table:table-cell>
          <table:table-cell office:value-type="float" office:value="35.98" calcext:value-type="float">
            <text:p>35.98</text:p>
          </table:table-cell>
          <table:table-cell office:value-type="float" office:value="29.21" calcext:value-type="float">
            <text:p>29.21</text:p>
          </table:table-cell>
          <table:table-cell office:value-type="float" office:value="22.89" calcext:value-type="float">
            <text:p>22.89</text:p>
          </table:table-cell>
          <table:table-cell office:value-type="float" office:value="16.52" calcext:value-type="float">
            <text:p>16.52</text:p>
          </table:table-cell>
          <table:table-cell office:value-type="float" office:value="11.29" calcext:value-type="float">
            <text:p>11.29</text:p>
          </table:table-cell>
          <table:table-cell office:value-type="float" office:value="6.787" calcext:value-type="float">
            <text:p>6.787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2Al2O5.8H2O</text:p>
          </table:table-cell>
          <table:table-cell office:value-type="string" calcext:value-type="string">
            <text:p>Al(2)Ca(2)O(13)H(16)</text:p>
          </table:table-cell>
          <table:table-cell office:value-type="float" office:value="210.7" calcext:value-type="float">
            <text:p>210.7</text:p>
          </table:table-cell>
          <table:table-cell office:value-type="float" office:value="500" calcext:value-type="float">
            <text:p>500</text:p>
          </table:table-cell>
          <table:table-cell office:value-type="float" office:value="59.57" calcext:value-type="float">
            <text:p>59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2Cl2(OH)2.H2O</text:p>
          </table:table-cell>
          <table:table-cell office:value-type="string" calcext:value-type="string">
            <text:p>Ca(2)Cl(2)O(3)H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6.29" calcext:value-type="float">
            <text:p>26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3(AsO4)2</text:p>
          </table:table-cell>
          <table:table-cell office:value-type="string" calcext:value-type="string">
            <text:p>Ca(3)As(2)O(8)</text:p>
          </table:table-cell>
          <table:table-cell office:value-type="float" office:value="110" calcext:value-type="float">
            <text:p>110</text:p>
          </table:table-cell>
          <table:table-cell office:value-type="float" office:value="20.19" calcext:value-type="float">
            <text:p>20.19</text:p>
          </table:table-cell>
          <table:table-cell office:value-type="float" office:value="17.82" calcext:value-type="float">
            <text:p>17.82</text:p>
          </table:table-cell>
          <table:table-cell office:value-type="float" office:value="15.04" calcext:value-type="float">
            <text:p>15.04</text:p>
          </table:table-cell>
          <table:table-cell office:value-type="float" office:value="12.45" calcext:value-type="float">
            <text:p>12.45</text:p>
          </table:table-cell>
          <table:table-cell office:value-type="float" office:value="9.794" calcext:value-type="float">
            <text:p>9.794</text:p>
          </table:table-cell>
          <table:table-cell office:value-type="float" office:value="7.516" calcext:value-type="float">
            <text:p>7.51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3Al2O6</text:p>
          </table:table-cell>
          <table:table-cell office:value-type="string" calcext:value-type="string">
            <text:p>Al(2)Ca(3)O(6)</text:p>
          </table:table-cell>
          <table:table-cell office:value-type="float" office:value="88.94" calcext:value-type="float">
            <text:p>88.94</text:p>
          </table:table-cell>
          <table:table-cell office:value-type="float" office:value="126.4" calcext:value-type="float">
            <text:p>126.4</text:p>
          </table:table-cell>
          <table:table-cell office:value-type="float" office:value="113" calcext:value-type="float">
            <text:p>113</text:p>
          </table:table-cell>
          <table:table-cell office:value-type="float" office:value="97.74" calcext:value-type="float">
            <text:p>97.74</text:p>
          </table:table-cell>
          <table:table-cell office:value-type="float" office:value="83.85" calcext:value-type="float">
            <text:p>83.85</text:p>
          </table:table-cell>
          <table:table-cell office:value-type="float" office:value="70.21" calcext:value-type="float">
            <text:p>70.21</text:p>
          </table:table-cell>
          <table:table-cell office:value-type="float" office:value="59.37" calcext:value-type="float">
            <text:p>59.3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Fe2O10</text:p>
          </table:table-cell>
          <table:table-cell office:value-type="string" calcext:value-type="string">
            <text:p>Al(2)Fe(2)Ca(4)O(10)</text:p>
          </table:table-cell>
          <table:table-cell office:value-type="float" office:value="130.3" calcext:value-type="float">
            <text:p>130.3</text:p>
          </table:table-cell>
          <table:table-cell office:value-type="float" office:value="138.7" calcext:value-type="float">
            <text:p>138.7</text:p>
          </table:table-cell>
          <table:table-cell office:value-type="float" office:value="123.5" calcext:value-type="float">
            <text:p>123.5</text:p>
          </table:table-cell>
          <table:table-cell office:value-type="float" office:value="106.2" calcext:value-type="float">
            <text:p>106.2</text:p>
          </table:table-cell>
          <table:table-cell office:value-type="float" office:value="90.69" calcext:value-type="float">
            <text:p>90.69</text:p>
          </table:table-cell>
          <table:table-cell office:value-type="float" office:value="75.58" calcext:value-type="float">
            <text:p>75.58</text:p>
          </table:table-cell>
          <table:table-cell office:value-type="float" office:value="63.67" calcext:value-type="float">
            <text:p>63.6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O7.13H2O</text:p>
          </table:table-cell>
          <table:table-cell office:value-type="string" calcext:value-type="string">
            <text:p>Al(2)Ca(4)O(20)H(26)</text:p>
          </table:table-cell>
          <table:table-cell office:value-type="float" office:value="269.2" calcext:value-type="float">
            <text:p>269.2</text:p>
          </table:table-cell>
          <table:table-cell office:value-type="float" office:value="500" calcext:value-type="float">
            <text:p>500</text:p>
          </table:table-cell>
          <table:table-cell office:value-type="float" office:value="107.3" calcext:value-type="float">
            <text:p>107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O7.19H2O</text:p>
          </table:table-cell>
          <table:table-cell office:value-type="string" calcext:value-type="string">
            <text:p>Al(2)Ca(4)O(26)H(38)</text:p>
          </table:table-cell>
          <table:table-cell office:value-type="float" office:value="370.9" calcext:value-type="float">
            <text:p>370.9</text:p>
          </table:table-cell>
          <table:table-cell office:value-type="float" office:value="500" calcext:value-type="float">
            <text:p>500</text:p>
          </table:table-cell>
          <table:table-cell office:value-type="float" office:value="103.7" calcext:value-type="float">
            <text:p>103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Cl2(OH)6.13H2O</text:p>
          </table:table-cell>
          <table:table-cell office:value-type="string" calcext:value-type="string">
            <text:p>Ca(4)Cl(2)O(19)H(3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8.33" calcext:value-type="float">
            <text:p>68.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2O4</text:p>
          </table:table-cell>
          <table:table-cell office:value-type="string" calcext:value-type="string">
            <text:p>Al(2)Ca(1)O(4)</text:p>
          </table:table-cell>
          <table:table-cell office:value-type="float" office:value="53.02" calcext:value-type="float">
            <text:p>53.02</text:p>
          </table:table-cell>
          <table:table-cell office:value-type="float" office:value="53.92" calcext:value-type="float">
            <text:p>53.92</text:p>
          </table:table-cell>
          <table:table-cell office:value-type="float" office:value="46.95" calcext:value-type="float">
            <text:p>46.95</text:p>
          </table:table-cell>
          <table:table-cell office:value-type="float" office:value="38.87" calcext:value-type="float">
            <text:p>38.87</text:p>
          </table:table-cell>
          <table:table-cell office:value-type="float" office:value="31.42" calcext:value-type="float">
            <text:p>31.42</text:p>
          </table:table-cell>
          <table:table-cell office:value-type="float" office:value="23.96" calcext:value-type="float">
            <text:p>23.96</text:p>
          </table:table-cell>
          <table:table-cell office:value-type="float" office:value="17.87" calcext:value-type="float">
            <text:p>17.87</text:p>
          </table:table-cell>
          <table:table-cell office:value-type="float" office:value="12.66" calcext:value-type="float">
            <text:p>12.66</text:p>
          </table:table-cell>
          <table:table-cell office:value-type="float" office:value="7.998" calcext:value-type="float">
            <text:p>7.9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2O4.10H2O</text:p>
          </table:table-cell>
          <table:table-cell office:value-type="string" calcext:value-type="string">
            <text:p>Al(2)Ca(1)O(14)H(20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7.99" calcext:value-type="float">
            <text:p>37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4O7</text:p>
          </table:table-cell>
          <table:table-cell office:value-type="string" calcext:value-type="string">
            <text:p>Al(4)Ca(1)O(7)</text:p>
          </table:table-cell>
          <table:table-cell office:value-type="float" office:value="89.35" calcext:value-type="float">
            <text:p>89.35</text:p>
          </table:table-cell>
          <table:table-cell office:value-type="float" office:value="80.11" calcext:value-type="float">
            <text:p>80.11</text:p>
          </table:table-cell>
          <table:table-cell office:value-type="float" office:value="68.61" calcext:value-type="float">
            <text:p>68.61</text:p>
          </table:table-cell>
          <table:table-cell office:value-type="float" office:value="55.39" calcext:value-type="float">
            <text:p>55.39</text:p>
          </table:table-cell>
          <table:table-cell office:value-type="float" office:value="43.33" calcext:value-type="float">
            <text:p>43.33</text:p>
          </table:table-cell>
          <table:table-cell office:value-type="float" office:value="31.4" calcext:value-type="float">
            <text:p>31.4</text:p>
          </table:table-cell>
          <table:table-cell office:value-type="float" office:value="21.79" calcext:value-type="float">
            <text:p>21.7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SO4.0.5H2O(beta)</text:p>
          </table:table-cell>
          <table:table-cell office:value-type="string" calcext:value-type="string">
            <text:p>Ca(1)S(1)O(4.5)H(1)</text:p>
          </table:table-cell>
          <table:table-cell office:value-type="float" office:value="500" calcext:value-type="float">
            <text:p>500</text:p>
          </table:table-cell>
          <table:table-cell office:value-type="float" office:value="-3.248" calcext:value-type="float">
            <text:p>-3.248</text:p>
          </table:table-cell>
          <table:table-cell office:value-type="float" office:value="-3.493" calcext:value-type="float">
            <text:p>-3.493</text:p>
          </table:table-cell>
          <table:table-cell office:value-type="float" office:value="-3.985" calcext:value-type="float">
            <text:p>-3.985</text:p>
          </table:table-cell>
          <table:table-cell office:value-type="float" office:value="-4.638" calcext:value-type="float">
            <text:p>-4.638</text:p>
          </table:table-cell>
          <table:table-cell office:value-type="float" office:value="-5.523" calcext:value-type="float">
            <text:p>-5.523</text:p>
          </table:table-cell>
          <table:table-cell office:value-type="float" office:value="-6.487" calcext:value-type="float">
            <text:p>-6.487</text:p>
          </table:table-cell>
          <table:table-cell office:value-type="float" office:value="-7.568" calcext:value-type="float">
            <text:p>-7.568</text:p>
          </table:table-cell>
          <table:table-cell office:value-type="float" office:value="-8.889" calcext:value-type="float">
            <text:p>-8.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2.226" calcext:value-type="float">
            <text:p>2.226</text:p>
          </table:table-cell>
          <table:table-cell office:value-type="float" office:value="1.849" calcext:value-type="float">
            <text:p>1.8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5838" calcext:value-type="float">
            <text:p>-0.5838</text:p>
          </table:table-cell>
          <table:table-cell office:value-type="float" office:value="-1.326" calcext:value-type="float">
            <text:p>-1.326</text:p>
          </table:table-cell>
          <table:table-cell office:value-type="float" office:value="-2.215" calcext:value-type="float">
            <text:p>-2.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lciteTang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2.226" calcext:value-type="float">
            <text:p>2.226</text:p>
          </table:table-cell>
          <table:table-cell office:value-type="float" office:value="1.849" calcext:value-type="float">
            <text:p>1.8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5838" calcext:value-type="float">
            <text:p>-0.5838</text:p>
          </table:table-cell>
          <table:table-cell office:value-type="float" office:value="-1.326" calcext:value-type="float">
            <text:p>-1.326</text:p>
          </table:table-cell>
          <table:table-cell office:value-type="float" office:value="-2.215" calcext:value-type="float">
            <text:p>-2.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500" calcext:value-type="float">
            <text:p>500</text:p>
          </table:table-cell>
          <table:table-cell office:value-type="float" office:value="2.402" calcext:value-type="float">
            <text:p>2.4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rnallite</text:p>
          </table:table-cell>
          <table:table-cell office:value-type="string" calcext:value-type="string">
            <text:p>Mg(1)K(1)Cl(3)O(6)H(12)</text:p>
          </table:table-cell>
          <table:table-cell office:value-type="float" office:value="172.6" calcext:value-type="float">
            <text:p>172.6</text:p>
          </table:table-cell>
          <table:table-cell office:value-type="float" office:value="500" calcext:value-type="float">
            <text:p>500</text:p>
          </table:table-cell>
          <table:table-cell office:value-type="float" office:value="4.272" calcext:value-type="float">
            <text:p>4.2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ladonite</text:p>
          </table:table-cell>
          <table:table-cell office:value-type="string" calcext:value-type="string">
            <text:p>Si(4)Al(1)Mg(1)K(1)O(12)H(2)</text:p>
          </table:table-cell>
          <table:table-cell office:value-type="float" office:value="157.1" calcext:value-type="float">
            <text:p>157.1</text:p>
          </table:table-cell>
          <table:table-cell office:value-type="float" office:value="8.238" calcext:value-type="float">
            <text:p>8.238</text:p>
          </table:table-cell>
          <table:table-cell office:value-type="float" office:value="7.457" calcext:value-type="float">
            <text:p>7.457</text:p>
          </table:table-cell>
          <table:table-cell office:value-type="float" office:value="5.785" calcext:value-type="float">
            <text:p>5.785</text:p>
          </table:table-cell>
          <table:table-cell office:value-type="float" office:value="3.97" calcext:value-type="float">
            <text:p>3.97</text:p>
          </table:table-cell>
          <table:table-cell office:value-type="float" office:value="2.098" calcext:value-type="float">
            <text:p>2.098</text:p>
          </table:table-cell>
          <table:table-cell office:value-type="float" office:value="0.5886" calcext:value-type="float">
            <text:p>0.5886</text:p>
          </table:table-cell>
          <table:table-cell office:value-type="float" office:value="-0.7139" calcext:value-type="float">
            <text:p>-0.7139</text:p>
          </table:table-cell>
          <table:table-cell office:value-type="float" office:value="-1.972" calcext:value-type="float">
            <text:p>-1.9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(1)Sr(1)O(4)</text:p>
          </table:table-cell>
          <table:table-cell office:value-type="float" office:value="46.25" calcext:value-type="float">
            <text:p>46.25</text:p>
          </table:table-cell>
          <table:table-cell office:value-type="float" office:value="-5.675" calcext:value-type="float">
            <text:p>-5.675</text:p>
          </table:table-cell>
          <table:table-cell office:value-type="float" office:value="-5.677" calcext:value-type="float">
            <text:p>-5.677</text:p>
          </table:table-cell>
          <table:table-cell office:value-type="float" office:value="-5.91" calcext:value-type="float">
            <text:p>-5.91</text:p>
          </table:table-cell>
          <table:table-cell office:value-type="float" office:value="-6.339" calcext:value-type="float">
            <text:p>-6.339</text:p>
          </table:table-cell>
          <table:table-cell office:value-type="float" office:value="-7.031" calcext:value-type="float">
            <text:p>-7.031</text:p>
          </table:table-cell>
          <table:table-cell office:value-type="float" office:value="-7.878" calcext:value-type="float">
            <text:p>-7.878</text:p>
          </table:table-cell>
          <table:table-cell office:value-type="float" office:value="-8.92" calcext:value-type="float">
            <text:p>-8.92</text:p>
          </table:table-cell>
          <table:table-cell office:value-type="float" office:value="-10.29" calcext:value-type="float">
            <text:p>-10.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C(1)Pb(1)O(3)</text:p>
          </table:table-cell>
          <table:table-cell office:value-type="float" office:value="40.59" calcext:value-type="float">
            <text:p>40.59</text:p>
          </table:table-cell>
          <table:table-cell office:value-type="float" office:value="-3.473" calcext:value-type="float">
            <text:p>-3.473</text:p>
          </table:table-cell>
          <table:table-cell office:value-type="float" office:value="-3.209" calcext:value-type="float">
            <text:p>-3.209</text:p>
          </table:table-cell>
          <table:table-cell office:value-type="float" office:value="-3.003" calcext:value-type="float">
            <text:p>-3.003</text:p>
          </table:table-cell>
          <table:table-cell office:value-type="float" office:value="-2.909" calcext:value-type="float">
            <text:p>-2.909</text:p>
          </table:table-cell>
          <table:table-cell office:value-type="float" office:value="-2.942" calcext:value-type="float">
            <text:p>-2.942</text:p>
          </table:table-cell>
          <table:table-cell office:value-type="float" office:value="-3.116" calcext:value-type="float">
            <text:p>-3.116</text:p>
          </table:table-cell>
          <table:table-cell office:value-type="float" office:value="-3.441" calcext:value-type="float">
            <text:p>-3.441</text:p>
          </table:table-cell>
          <table:table-cell office:value-type="float" office:value="-3.98" calcext:value-type="float">
            <text:p>-3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anthite</text:p>
          </table:table-cell>
          <table:table-cell office:value-type="string" calcext:value-type="string">
            <text:p>S(1)Cu(1)O(9)H(10)</text:p>
          </table:table-cell>
          <table:table-cell office:value-type="float" office:value="109" calcext:value-type="float">
            <text:p>109</text:p>
          </table:table-cell>
          <table:table-cell office:value-type="float" office:value="-2.715" calcext:value-type="float">
            <text:p>-2.715</text:p>
          </table:table-cell>
          <table:table-cell office:value-type="float" office:value="-2.622" calcext:value-type="float">
            <text:p>-2.622</text:p>
          </table:table-cell>
          <table:table-cell office:value-type="float" office:value="-2.462" calcext:value-type="float">
            <text:p>-2.462</text:p>
          </table:table-cell>
          <table:table-cell office:value-type="float" office:value="-2.209" calcext:value-type="float">
            <text:p>-2.209</text:p>
          </table:table-cell>
          <table:table-cell office:value-type="float" office:value="-1.853" calcext:value-type="float">
            <text:p>-1.853</text:p>
          </table:table-cell>
          <table:table-cell office:value-type="float" office:value="-1.538" calcext:value-type="float">
            <text:p>-1.53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-4.336" calcext:value-type="float">
            <text:p>-4.336</text:p>
          </table:table-cell>
          <table:table-cell office:value-type="float" office:value="-3.728" calcext:value-type="float">
            <text:p>-3.728</text:p>
          </table:table-cell>
          <table:table-cell office:value-type="float" office:value="-3.231" calcext:value-type="float">
            <text:p>-3.231</text:p>
          </table:table-cell>
          <table:table-cell office:value-type="float" office:value="-2.861" calcext:value-type="float">
            <text:p>-2.861</text:p>
          </table:table-cell>
          <table:table-cell office:value-type="float" office:value="-2.528" calcext:value-type="float">
            <text:p>-2.528</text:p>
          </table:table-cell>
          <table:table-cell office:value-type="float" office:value="-2.267" calcext:value-type="float">
            <text:p>-2.267</text:p>
          </table:table-cell>
          <table:table-cell office:value-type="float" office:value="-2.051" calcext:value-type="float">
            <text:p>-2.051</text:p>
          </table:table-cell>
          <table:table-cell office:value-type="float" office:value="-1.876" calcext:value-type="float">
            <text:p>-1.8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ocite</text:p>
          </table:table-cell>
          <table:table-cell office:value-type="string" calcext:value-type="string">
            <text:p>S(1)Cu(2)</text:p>
          </table:table-cell>
          <table:table-cell office:value-type="float" office:value="27.48" calcext:value-type="float">
            <text:p>27.48</text:p>
          </table:table-cell>
          <table:table-cell office:value-type="float" office:value="156.3" calcext:value-type="float">
            <text:p>156.3</text:p>
          </table:table-cell>
          <table:table-cell office:value-type="float" office:value="141.1" calcext:value-type="float">
            <text:p>141.1</text:p>
          </table:table-cell>
          <table:table-cell office:value-type="float" office:value="123.5" calcext:value-type="float">
            <text:p>123.5</text:p>
          </table:table-cell>
          <table:table-cell office:value-type="float" office:value="107.3" calcext:value-type="float">
            <text:p>107.3</text:p>
          </table:table-cell>
          <table:table-cell office:value-type="float" office:value="91.1" calcext:value-type="float">
            <text:p>91.1</text:p>
          </table:table-cell>
          <table:table-cell office:value-type="float" office:value="78.14" calcext:value-type="float">
            <text:p>78.14</text:p>
          </table:table-cell>
          <table:table-cell office:value-type="float" office:value="67.38" calcext:value-type="float">
            <text:p>67.3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ocyanite</text:p>
          </table:table-cell>
          <table:table-cell office:value-type="string" calcext:value-type="string">
            <text:p>S(1)Cu(1)O(4)</text:p>
          </table:table-cell>
          <table:table-cell office:value-type="float" office:value="40.88" calcext:value-type="float">
            <text:p>40.88</text:p>
          </table:table-cell>
          <table:table-cell office:value-type="float" office:value="4.017" calcext:value-type="float">
            <text:p>4.017</text:p>
          </table:table-cell>
          <table:table-cell office:value-type="float" office:value="2.924" calcext:value-type="float">
            <text:p>2.924</text:p>
          </table:table-cell>
          <table:table-cell office:value-type="float" office:value="1.515" calcext:value-type="float">
            <text:p>1.515</text:p>
          </table:table-cell>
          <table:table-cell office:value-type="float" office:value="0.0976" calcext:value-type="float">
            <text:p>0.0976</text:p>
          </table:table-cell>
          <table:table-cell office:value-type="float" office:value="-1.469" calcext:value-type="float">
            <text:p>-1.469</text:p>
          </table:table-cell>
          <table:table-cell office:value-type="float" office:value="-2.921" calcext:value-type="float">
            <text:p>-2.92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opyrite</text:p>
          </table:table-cell>
          <table:table-cell office:value-type="string" calcext:value-type="string">
            <text:p>Fe(1)S(2)Cu(1)</text:p>
          </table:table-cell>
          <table:table-cell office:value-type="float" office:value="42.83" calcext:value-type="float">
            <text:p>42.83</text:p>
          </table:table-cell>
          <table:table-cell office:value-type="float" office:value="269.7" calcext:value-type="float">
            <text:p>269.7</text:p>
          </table:table-cell>
          <table:table-cell office:value-type="float" office:value="244" calcext:value-type="float">
            <text:p>244</text:p>
          </table:table-cell>
          <table:table-cell office:value-type="float" office:value="214.2" calcext:value-type="float">
            <text:p>214.2</text:p>
          </table:table-cell>
          <table:table-cell office:value-type="float" office:value="186.9" calcext:value-type="float">
            <text:p>186.9</text:p>
          </table:table-cell>
          <table:table-cell office:value-type="float" office:value="159.8" calcext:value-type="float">
            <text:p>159.8</text:p>
          </table:table-cell>
          <table:table-cell office:value-type="float" office:value="138.1" calcext:value-type="float">
            <text:p>138.1</text:p>
          </table:table-cell>
          <table:table-cell office:value-type="float" office:value="120.2" calcext:value-type="float">
            <text:p>120.2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mosite-7A</text:p>
          </table:table-cell>
          <table:table-cell office:value-type="string" calcext:value-type="string">
            <text:p>Si(1)Al(2)Fe(2)O(9)H(4)</text:p>
          </table:table-cell>
          <table:table-cell office:value-type="float" office:value="106.2" calcext:value-type="float">
            <text:p>106.2</text:p>
          </table:table-cell>
          <table:table-cell office:value-type="float" office:value="38.55" calcext:value-type="float">
            <text:p>38.55</text:p>
          </table:table-cell>
          <table:table-cell office:value-type="float" office:value="32.84" calcext:value-type="float">
            <text:p>32.84</text:p>
          </table:table-cell>
          <table:table-cell office:value-type="float" office:value="26.04" calcext:value-type="float">
            <text:p>26.04</text:p>
          </table:table-cell>
          <table:table-cell office:value-type="float" office:value="19.74" calcext:value-type="float">
            <text:p>19.74</text:p>
          </table:table-cell>
          <table:table-cell office:value-type="float" office:value="13.42" calcext:value-type="float">
            <text:p>13.42</text:p>
          </table:table-cell>
          <table:table-cell office:value-type="float" office:value="8.247" calcext:value-type="float">
            <text:p>8.247</text:p>
          </table:table-cell>
          <table:table-cell office:value-type="float" office:value="3.769" calcext:value-type="float">
            <text:p>3.769</text:p>
          </table:table-cell>
          <table:table-cell office:value-type="float" office:value="-0.3464" calcext:value-type="float">
            <text:p>-0.34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loromagnesite</text:p>
          </table:table-cell>
          <table:table-cell office:value-type="string" calcext:value-type="string">
            <text:p>Mg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24.33" calcext:value-type="float">
            <text:p>24.3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84" calcext:value-type="float">
            <text:p>18.84</text:p>
          </table:table-cell>
          <table:table-cell office:value-type="float" office:value="15.9" calcext:value-type="float">
            <text:p>15.9</text:p>
          </table:table-cell>
          <table:table-cell office:value-type="float" office:value="12.78" calcext:value-type="float">
            <text:p>12.78</text:p>
          </table:table-cell>
          <table:table-cell office:value-type="float" office:value="10.08" calcext:value-type="float">
            <text:p>10.08</text:p>
          </table:table-cell>
          <table:table-cell office:value-type="float" office:value="7.603" calcext:value-type="float">
            <text:p>7.603</text:p>
          </table:table-cell>
          <table:table-cell office:value-type="float" office:value="5.154" calcext:value-type="float">
            <text:p>5.1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omite</text:p>
          </table:table-cell>
          <table:table-cell office:value-type="string" calcext:value-type="string">
            <text:p>Fe(1)Cr(2)O(4)</text:p>
          </table:table-cell>
          <table:table-cell office:value-type="float" office:value="44.01" calcext:value-type="float">
            <text:p>44.01</text:p>
          </table:table-cell>
          <table:table-cell office:value-type="float" office:value="-0.1601" calcext:value-type="float">
            <text:p>-0.1601</text:p>
          </table:table-cell>
          <table:table-cell office:value-type="float" office:value="-1.6" calcext:value-type="float">
            <text:p>-1.6</text:p>
          </table:table-cell>
          <table:table-cell office:value-type="float" office:value="-3.856" calcext:value-type="float">
            <text:p>-3.856</text:p>
          </table:table-cell>
          <table:table-cell office:value-type="float" office:value="-6.509" calcext:value-type="float">
            <text:p>-6.509</text:p>
          </table:table-cell>
          <table:table-cell office:value-type="float" office:value="-9.84" calcext:value-type="float">
            <text:p>-9.84</text:p>
          </table:table-cell>
          <table:table-cell office:value-type="float" office:value="-13.23" calcext:value-type="float">
            <text:p>-13.23</text:p>
          </table:table-cell>
          <table:table-cell office:value-type="float" office:value="-16.8" calcext:value-type="float">
            <text:p>-16.8</text:p>
          </table:table-cell>
          <table:table-cell office:value-type="float" office:value="-20.89" calcext:value-type="float">
            <text:p>-20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ysocolla</text:p>
          </table:table-cell>
          <table:table-cell office:value-type="string" calcext:value-type="string">
            <text:p>Si(1)Cu(1)O(5)H(4)</text:p>
          </table:table-cell>
          <table:table-cell office:value-type="float" office:value="73.19" calcext:value-type="float">
            <text:p>73.19</text:p>
          </table:table-cell>
          <table:table-cell office:value-type="float" office:value="500" calcext:value-type="float">
            <text:p>500</text:p>
          </table:table-cell>
          <table:table-cell office:value-type="float" office:value="6.214" calcext:value-type="float">
            <text:p>6.2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Si(2)Mg(3)O(9)H(4)</text:p>
          </table:table-cell>
          <table:table-cell office:value-type="float" office:value="108.5" calcext:value-type="float">
            <text:p>108.5</text:p>
          </table:table-cell>
          <table:table-cell office:value-type="float" office:value="34.43" calcext:value-type="float">
            <text:p>34.43</text:p>
          </table:table-cell>
          <table:table-cell office:value-type="float" office:value="31.13" calcext:value-type="float">
            <text:p>31.13</text:p>
          </table:table-cell>
          <table:table-cell office:value-type="float" office:value="27" calcext:value-type="float">
            <text:p>27</text:p>
          </table:table-cell>
          <table:table-cell office:value-type="float" office:value="23.16" calcext:value-type="float">
            <text:p>23.16</text:p>
          </table:table-cell>
          <table:table-cell office:value-type="float" office:value="19.41" calcext:value-type="float">
            <text:p>19.41</text:p>
          </table:table-cell>
          <table:table-cell office:value-type="float" office:value="16.46" calcext:value-type="float">
            <text:p>16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audetite</text:p>
          </table:table-cell>
          <table:table-cell office:value-type="string" calcext:value-type="string">
            <text:p>As(2)O(3)</text:p>
          </table:table-cell>
          <table:table-cell office:value-type="float" office:value="500" calcext:value-type="float">
            <text:p>500</text:p>
          </table:table-cell>
          <table:table-cell office:value-type="float" office:value="45.9" calcext:value-type="float">
            <text:p>45.9</text:p>
          </table:table-cell>
          <table:table-cell office:value-type="float" office:value="41.3" calcext:value-type="float">
            <text:p>41.3</text:p>
          </table:table-cell>
          <table:table-cell office:value-type="float" office:value="35.71" calcext:value-type="float">
            <text:p>35.71</text:p>
          </table:table-cell>
          <table:table-cell office:value-type="float" office:value="30.26" calcext:value-type="float">
            <text:p>30.26</text:p>
          </table:table-cell>
          <table:table-cell office:value-type="float" office:value="24.51" calcext:value-type="float">
            <text:p>24.51</text:p>
          </table:table-cell>
          <table:table-cell office:value-type="float" office:value="19.59" calcext:value-type="float">
            <text:p>19.59</text:p>
          </table:table-cell>
          <table:table-cell office:value-type="float" office:value="15.24" calcext:value-type="float">
            <text:p>15.24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chlore-14A</text:p>
          </table:table-cell>
          <table:table-cell office:value-type="string" calcext:value-type="string">
            <text:p>Si(3)Al(2)Mg(5)O(18)H(8)</text:p>
          </table:table-cell>
          <table:table-cell office:value-type="float" office:value="207.1" calcext:value-type="float">
            <text:p>207.1</text:p>
          </table:table-cell>
          <table:table-cell office:value-type="float" office:value="76.73" calcext:value-type="float">
            <text:p>76.73</text:p>
          </table:table-cell>
          <table:table-cell office:value-type="float" office:value="67.24" calcext:value-type="float">
            <text:p>67.24</text:p>
          </table:table-cell>
          <table:table-cell office:value-type="float" office:value="55.77" calcext:value-type="float">
            <text:p>55.77</text:p>
          </table:table-cell>
          <table:table-cell office:value-type="float" office:value="45.15" calcext:value-type="float">
            <text:p>45.15</text:p>
          </table:table-cell>
          <table:table-cell office:value-type="float" office:value="34.64" calcext:value-type="float">
            <text:p>34.64</text:p>
          </table:table-cell>
          <table:table-cell office:value-type="float" office:value="26.2" calcext:value-type="float">
            <text:p>26.2</text:p>
          </table:table-cell>
          <table:table-cell office:value-type="float" office:value="19.03" calcext:value-type="float">
            <text:p>19.0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chlore-7A</text:p>
          </table:table-cell>
          <table:table-cell office:value-type="string" calcext:value-type="string">
            <text:p>Si(3)Al(2)Mg(5)O(18)H(8)</text:p>
          </table:table-cell>
          <table:table-cell office:value-type="float" office:value="211.5" calcext:value-type="float">
            <text:p>211.5</text:p>
          </table:table-cell>
          <table:table-cell office:value-type="float" office:value="80.33" calcext:value-type="float">
            <text:p>80.33</text:p>
          </table:table-cell>
          <table:table-cell office:value-type="float" office:value="70.61" calcext:value-type="float">
            <text:p>70.61</text:p>
          </table:table-cell>
          <table:table-cell office:value-type="float" office:value="58.91" calcext:value-type="float">
            <text:p>58.91</text:p>
          </table:table-cell>
          <table:table-cell office:value-type="float" office:value="48.08" calcext:value-type="float">
            <text:p>48.08</text:p>
          </table:table-cell>
          <table:table-cell office:value-type="float" office:value="37.37" calcext:value-type="float">
            <text:p>37.37</text:p>
          </table:table-cell>
          <table:table-cell office:value-type="float" office:value="28.78" calcext:value-type="float">
            <text:p>28.78</text:p>
          </table:table-cell>
          <table:table-cell office:value-type="float" office:value="21.49" calcext:value-type="float">
            <text:p>21.49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</text:p>
          </table:table-cell>
          <table:table-cell office:value-type="string" calcext:value-type="string">
            <text:p>Si(14.533)Al(3.45)Fe(0.017)Mg(0.124)Ca(0.761)Na(0.954)K(0.543)Mn(0.002)Sr(0.036)Ba(0.062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11.14" calcext:value-type="float">
            <text:p>-11.14</text:p>
          </table:table-cell>
          <table:table-cell office:value-type="float" office:value="-9.93" calcext:value-type="float">
            <text:p>-9.93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4.1" calcext:value-type="float">
            <text:p>-14.1</text:p>
          </table:table-cell>
          <table:table-cell office:value-type="float" office:value="-17.25" calcext:value-type="float">
            <text:p>-17.25</text:p>
          </table:table-cell>
          <table:table-cell office:value-type="float" office:value="-20.05" calcext:value-type="float">
            <text:p>-20.0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25.56" calcext:value-type="float">
            <text:p>-25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Ca</text:p>
          </table:table-cell>
          <table:table-cell office:value-type="string" calcext:value-type="string">
            <text:p>Si(14.533)Al(3.45)Fe(0.017)Ca(1.7335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7.505" calcext:value-type="float">
            <text:p>-7.505</text:p>
          </table:table-cell>
          <table:table-cell office:value-type="float" office:value="-7.154" calcext:value-type="float">
            <text:p>-7.154</text:p>
          </table:table-cell>
          <table:table-cell office:value-type="float" office:value="-9.695" calcext:value-type="float">
            <text:p>-9.695</text:p>
          </table:table-cell>
          <table:table-cell office:value-type="float" office:value="-13.28" calcext:value-type="float">
            <text:p>-13.28</text:p>
          </table:table-cell>
          <table:table-cell office:value-type="float" office:value="-17.41" calcext:value-type="float">
            <text:p>-17.41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4.41" calcext:value-type="float">
            <text:p>-24.41</text:p>
          </table:table-cell>
          <table:table-cell office:value-type="float" office:value="-27.9" calcext:value-type="float">
            <text:p>-27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K</text:p>
          </table:table-cell>
          <table:table-cell office:value-type="string" calcext:value-type="string">
            <text:p>Si(14.533)Al(3.45)Fe(0.017)K(3.467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13.72" calcext:value-type="float">
            <text:p>-13.72</text:p>
          </table:table-cell>
          <table:table-cell office:value-type="float" office:value="-11.09" calcext:value-type="float">
            <text:p>-11.09</text:p>
          </table:table-cell>
          <table:table-cell office:value-type="float" office:value="-11.01" calcext:value-type="float">
            <text:p>-11.01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3.9" calcext:value-type="float">
            <text:p>-13.9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7.3" calcext:value-type="float">
            <text:p>-17.3</text:p>
          </table:table-cell>
          <table:table-cell office:value-type="float" office:value="-19.35" calcext:value-type="float">
            <text:p>-19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Na</text:p>
          </table:table-cell>
          <table:table-cell office:value-type="string" calcext:value-type="string">
            <text:p>Si(14.533)Al(3.45)Fe(0.017)Na(3.467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8.841" calcext:value-type="float">
            <text:p>-8.841</text:p>
          </table:table-cell>
          <table:table-cell office:value-type="float" office:value="-7.281" calcext:value-type="float">
            <text:p>-7.281</text:p>
          </table:table-cell>
          <table:table-cell office:value-type="float" office:value="-8.357" calcext:value-type="float">
            <text:p>-8.357</text:p>
          </table:table-cell>
          <table:table-cell office:value-type="float" office:value="-10.5" calcext:value-type="float">
            <text:p>-10.5</text:p>
          </table:table-cell>
          <table:table-cell office:value-type="float" office:value="-13.06" calcext:value-type="float">
            <text:p>-13.06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7.44" calcext:value-type="float">
            <text:p>-17.44</text:p>
          </table:table-cell>
          <table:table-cell office:value-type="float" office:value="-19.78" calcext:value-type="float">
            <text:p>-19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Sr</text:p>
          </table:table-cell>
          <table:table-cell office:value-type="string" calcext:value-type="string">
            <text:p>Si(14.533)Al(3.45)Fe(0.017)Sr(1.7335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7.788" calcext:value-type="float">
            <text:p>-7.788</text:p>
          </table:table-cell>
          <table:table-cell office:value-type="float" office:value="-7.293" calcext:value-type="float">
            <text:p>-7.293</text:p>
          </table:table-cell>
          <table:table-cell office:value-type="float" office:value="-9.682" calcext:value-type="float">
            <text:p>-9.682</text:p>
          </table:table-cell>
          <table:table-cell office:value-type="float" office:value="-13.13" calcext:value-type="float">
            <text:p>-13.13</text:p>
          </table:table-cell>
          <table:table-cell office:value-type="float" office:value="-17.11" calcext:value-type="float">
            <text:p>-17.11</text:p>
          </table:table-cell>
          <table:table-cell office:value-type="float" office:value="-20.61" calcext:value-type="float">
            <text:p>-20.61</text:p>
          </table:table-cell>
          <table:table-cell office:value-type="float" office:value="-23.88" calcext:value-type="float">
            <text:p>-23.88</text:p>
          </table:table-cell>
          <table:table-cell office:value-type="float" office:value="-27.26" calcext:value-type="float">
            <text:p>-27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</text:p>
          </table:table-cell>
          <table:table-cell office:value-type="string" calcext:value-type="string">
            <text:p>Si(14.533)Al(3.45)Fe(0.017)Mg(0.124)Ca(0.761)Na(0.954)K(0.543)Mn(0.002)Sr(0.036)Ba(0.062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28.55" calcext:value-type="float">
            <text:p>28.55</text:p>
          </table:table-cell>
          <table:table-cell office:value-type="float" office:value="25.7" calcext:value-type="float">
            <text:p>25.7</text:p>
          </table:table-cell>
          <table:table-cell office:value-type="float" office:value="19.42" calcext:value-type="float">
            <text:p>19.42</text:p>
          </table:table-cell>
          <table:table-cell office:value-type="float" office:value="12.37" calcext:value-type="float">
            <text:p>12.37</text:p>
          </table:table-cell>
          <table:table-cell office:value-type="float" office:value="4.823" calcext:value-type="float">
            <text:p>4.823</text:p>
          </table:table-cell>
          <table:table-cell office:value-type="float" office:value="-1.465" calcext:value-type="float">
            <text:p>-1.465</text:p>
          </table:table-cell>
          <table:table-cell office:value-type="float" office:value="-6.928" calcext:value-type="float">
            <text:p>-6.928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Ca</text:p>
          </table:table-cell>
          <table:table-cell office:value-type="string" calcext:value-type="string">
            <text:p>Si(14.533)Al(3.45)Fe(0.017)Ca(1.7335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2.17" calcext:value-type="float">
            <text:p>32.17</text:p>
          </table:table-cell>
          <table:table-cell office:value-type="float" office:value="28.48" calcext:value-type="float">
            <text:p>28.48</text:p>
          </table:table-cell>
          <table:table-cell office:value-type="float" office:value="21.21" calcext:value-type="float">
            <text:p>21.21</text:p>
          </table:table-cell>
          <table:table-cell office:value-type="float" office:value="13.23" calcext:value-type="float">
            <text:p>13.23</text:p>
          </table:table-cell>
          <table:table-cell office:value-type="float" office:value="4.716" calcext:value-type="float">
            <text:p>4.716</text:p>
          </table:table-cell>
          <table:table-cell office:value-type="float" office:value="-2.383" calcext:value-type="float">
            <text:p>-2.383</text:p>
          </table:table-cell>
          <table:table-cell office:value-type="float" office:value="-8.55" calcext:value-type="float">
            <text:p>-8.55</text:p>
          </table:table-cell>
          <table:table-cell office:value-type="float" office:value="-14.3" calcext:value-type="float">
            <text:p>-14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K</text:p>
          </table:table-cell>
          <table:table-cell office:value-type="string" calcext:value-type="string">
            <text:p>Si(14.533)Al(3.45)Fe(0.017)K(3.467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26.02" calcext:value-type="float">
            <text:p>26.02</text:p>
          </table:table-cell>
          <table:table-cell office:value-type="float" office:value="24.54" calcext:value-type="float">
            <text:p>24.54</text:p>
          </table:table-cell>
          <table:table-cell office:value-type="float" office:value="19.82" calcext:value-type="float">
            <text:p>19.82</text:p>
          </table:table-cell>
          <table:table-cell office:value-type="float" office:value="14.18" calcext:value-type="float">
            <text:p>14.18</text:p>
          </table:table-cell>
          <table:table-cell office:value-type="float" office:value="8.011" calcext:value-type="float">
            <text:p>8.011</text:p>
          </table:table-cell>
          <table:table-cell office:value-type="float" office:value="2.813" calcext:value-type="float">
            <text:p>2.813</text:p>
          </table:table-cell>
          <table:table-cell office:value-type="float" office:value="-1.751" calcext:value-type="float">
            <text:p>-1.751</text:p>
          </table:table-cell>
          <table:table-cell office:value-type="float" office:value="-6.094" calcext:value-type="float">
            <text:p>-6.0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Na</text:p>
          </table:table-cell>
          <table:table-cell office:value-type="string" calcext:value-type="string">
            <text:p>Si(14.533)Al(3.45)Fe(0.017)Na(3.467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0.85" calcext:value-type="float">
            <text:p>30.85</text:p>
          </table:table-cell>
          <table:table-cell office:value-type="float" office:value="28.35" calcext:value-type="float">
            <text:p>28.35</text:p>
          </table:table-cell>
          <table:table-cell office:value-type="float" office:value="22.52" calcext:value-type="float">
            <text:p>22.52</text:p>
          </table:table-cell>
          <table:table-cell office:value-type="float" office:value="15.96" calcext:value-type="float">
            <text:p>15.96</text:p>
          </table:table-cell>
          <table:table-cell office:value-type="float" office:value="8.989" calcext:value-type="float">
            <text:p>8.989</text:p>
          </table:table-cell>
          <table:table-cell office:value-type="float" office:value="3.247" calcext:value-type="float">
            <text:p>3.247</text:p>
          </table:table-cell>
          <table:table-cell office:value-type="float" office:value="-1.692" calcext:value-type="float">
            <text:p>-1.692</text:p>
          </table:table-cell>
          <table:table-cell office:value-type="float" office:value="-6.305" calcext:value-type="float">
            <text:p>-6.3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Sr</text:p>
          </table:table-cell>
          <table:table-cell office:value-type="string" calcext:value-type="string">
            <text:p>Si(14.533)Al(3.45)Fe(0.017)Sr(1.7335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1.9" calcext:value-type="float">
            <text:p>31.9</text:p>
          </table:table-cell>
          <table:table-cell office:value-type="float" office:value="28.34" calcext:value-type="float">
            <text:p>28.34</text:p>
          </table:table-cell>
          <table:table-cell office:value-type="float" office:value="21.21" calcext:value-type="float">
            <text:p>21.21</text:p>
          </table:table-cell>
          <table:table-cell office:value-type="float" office:value="13.36" calcext:value-type="float">
            <text:p>13.36</text:p>
          </table:table-cell>
          <table:table-cell office:value-type="float" office:value="4.975" calcext:value-type="float">
            <text:p>4.975</text:p>
          </table:table-cell>
          <table:table-cell office:value-type="float" office:value="-2.008" calcext:value-type="float">
            <text:p>-2.008</text:p>
          </table:table-cell>
          <table:table-cell office:value-type="float" office:value="-8.068" calcext:value-type="float">
            <text:p>-8.068</text:p>
          </table:table-cell>
          <table:table-cell office:value-type="float" office:value="-13.71" calcext:value-type="float">
            <text:p>-13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Ca</text:p>
          </table:table-cell>
          <table:table-cell office:value-type="string" calcext:value-type="string">
            <text:p>Si(14.533)Al(3.45)Fe(0.017)Ca(1.7335)O(47.645)H(23.29)</text:p>
          </table:table-cell>
          <table:table-cell office:value-type="float" office:value="500" calcext:value-type="float">
            <text:p>500</text:p>
          </table:table-cell>
          <table:table-cell office:value-type="float" office:value="-7.652" calcext:value-type="float">
            <text:p>-7.652</text:p>
          </table:table-cell>
          <table:table-cell office:value-type="float" office:value="-7.155" calcext:value-type="float">
            <text:p>-7.155</text:p>
          </table:table-cell>
          <table:table-cell office:value-type="float" office:value="-9.524" calcext:value-type="float">
            <text:p>-9.524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6.91" calcext:value-type="float">
            <text:p>-16.91</text:p>
          </table:table-cell>
          <table:table-cell office:value-type="float" office:value="-20.41" calcext:value-type="float">
            <text:p>-20.41</text:p>
          </table:table-cell>
          <table:table-cell office:value-type="float" office:value="-23.68" calcext:value-type="float">
            <text:p>-23.68</text:p>
          </table:table-cell>
          <table:table-cell office:value-type="float" office:value="-27.08" calcext:value-type="float">
            <text:p>-27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K</text:p>
          </table:table-cell>
          <table:table-cell office:value-type="string" calcext:value-type="string">
            <text:p>Si(14.533)Al(3.45)Fe(0.017)K(3.467)O(43.499)H(14.998)</text:p>
          </table:table-cell>
          <table:table-cell office:value-type="float" office:value="500" calcext:value-type="float">
            <text:p>500</text:p>
          </table:table-cell>
          <table:table-cell office:value-type="float" office:value="-13.13" calcext:value-type="float">
            <text:p>-13.13</text:p>
          </table:table-cell>
          <table:table-cell office:value-type="float" office:value="-11.1" calcext:value-type="float">
            <text:p>-11.1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3.57" calcext:value-type="float">
            <text:p>-13.57</text:p>
          </table:table-cell>
          <table:table-cell office:value-type="float" office:value="-15.97" calcext:value-type="float">
            <text:p>-15.9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20.35" calcext:value-type="float">
            <text:p>-20.35</text:p>
          </table:table-cell>
          <table:table-cell office:value-type="float" office:value="-22.75" calcext:value-type="float">
            <text:p>-22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Na</text:p>
          </table:table-cell>
          <table:table-cell office:value-type="string" calcext:value-type="string">
            <text:p>Si(14.533)Al(3.45)Fe(0.017)Na(3.467)O(46.877)H(21.754)</text:p>
          </table:table-cell>
          <table:table-cell office:value-type="float" office:value="500" calcext:value-type="float">
            <text:p>500</text:p>
          </table:table-cell>
          <table:table-cell office:value-type="float" office:value="-8.837" calcext:value-type="float">
            <text:p>-8.837</text:p>
          </table:table-cell>
          <table:table-cell office:value-type="float" office:value="-7.283" calcext:value-type="float">
            <text:p>-7.283</text:p>
          </table:table-cell>
          <table:table-cell office:value-type="float" office:value="-8.367" calcext:value-type="float">
            <text:p>-8.367</text:p>
          </table:table-cell>
          <table:table-cell office:value-type="float" office:value="-10.51" calcext:value-type="float">
            <text:p>-10.5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5.34" calcext:value-type="float">
            <text:p>-15.34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9.82" calcext:value-type="float">
            <text:p>-19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Sr</text:p>
          </table:table-cell>
          <table:table-cell office:value-type="string" calcext:value-type="string">
            <text:p>Si(14.533)Al(3.45)Fe(0.017)Sr(1.7335)O(49.893)H(27.786)</text:p>
          </table:table-cell>
          <table:table-cell office:value-type="float" office:value="500" calcext:value-type="float">
            <text:p>500</text:p>
          </table:table-cell>
          <table:table-cell office:value-type="float" office:value="-8.33" calcext:value-type="float">
            <text:p>-8.33</text:p>
          </table:table-cell>
          <table:table-cell office:value-type="float" office:value="-7.294" calcext:value-type="float">
            <text:p>-7.294</text:p>
          </table:table-cell>
          <table:table-cell office:value-type="float" office:value="-9.037" calcext:value-type="float">
            <text:p>-9.037</text:p>
          </table:table-cell>
          <table:table-cell office:value-type="float" office:value="-11.87" calcext:value-type="float">
            <text:p>-11.87</text:p>
          </table:table-cell>
          <table:table-cell office:value-type="float" office:value="-15.24" calcext:value-type="float">
            <text:p>-15.24</text:p>
          </table:table-cell>
          <table:table-cell office:value-type="float" office:value="-18.24" calcext:value-type="float">
            <text:p>-18.24</text:p>
          </table:table-cell>
          <table:table-cell office:value-type="float" office:value="-21.11" calcext:value-type="float">
            <text:p>-21.11</text:p>
          </table:table-cell>
          <table:table-cell office:value-type="float" office:value="-24.18" calcext:value-type="float">
            <text:p>-24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Si(3)Al(3)Ca(2)O(13)H(1)</text:p>
          </table:table-cell>
          <table:table-cell office:value-type="float" office:value="136.2" calcext:value-type="float">
            <text:p>136.2</text:p>
          </table:table-cell>
          <table:table-cell office:value-type="float" office:value="50.23" calcext:value-type="float">
            <text:p>50.23</text:p>
          </table:table-cell>
          <table:table-cell office:value-type="float" office:value="43.26" calcext:value-type="float">
            <text:p>43.26</text:p>
          </table:table-cell>
          <table:table-cell office:value-type="float" office:value="34.55" calcext:value-type="float">
            <text:p>34.55</text:p>
          </table:table-cell>
          <table:table-cell office:value-type="float" office:value="26.28" calcext:value-type="float">
            <text:p>26.28</text:p>
          </table:table-cell>
          <table:table-cell office:value-type="float" office:value="17.88" calcext:value-type="float">
            <text:p>17.88</text:p>
          </table:table-cell>
          <table:table-cell office:value-type="float" office:value="10.95" calcext:value-type="float">
            <text:p>10.95</text:p>
          </table:table-cell>
          <table:table-cell office:value-type="float" office:value="4.926" calcext:value-type="float">
            <text:p>4.926</text:p>
          </table:table-cell>
          <table:table-cell office:value-type="float" office:value="-0.6258" calcext:value-type="float">
            <text:p>-0.62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(1)O(2)</text:p>
          </table:table-cell>
          <table:table-cell office:value-type="float" office:value="20.64" calcext:value-type="float">
            <text:p>20.64</text:p>
          </table:table-cell>
          <table:table-cell office:value-type="float" office:value="-3.752" calcext:value-type="float">
            <text:p>-3.752</text:p>
          </table:table-cell>
          <table:table-cell office:value-type="float" office:value="-3.189" calcext:value-type="float">
            <text:p>-3.189</text:p>
          </table:table-cell>
          <table:table-cell office:value-type="float" office:value="-2.743" calcext:value-type="float">
            <text:p>-2.743</text:p>
          </table:table-cell>
          <table:table-cell office:value-type="float" office:value="-2.42" calcext:value-type="float">
            <text:p>-2.42</text:p>
          </table:table-cell>
          <table:table-cell office:value-type="float" office:value="-2.131" calcext:value-type="float">
            <text:p>-2.131</text:p>
          </table:table-cell>
          <table:table-cell office:value-type="float" office:value="-1.905" calcext:value-type="float">
            <text:p>-1.905</text:p>
          </table:table-cell>
          <table:table-cell office:value-type="float" office:value="-1.717" calcext:value-type="float">
            <text:p>-1.717</text:p>
          </table:table-cell>
          <table:table-cell office:value-type="float" office:value="-1.565" calcext:value-type="float">
            <text:p>-1.5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lemanite</text:p>
          </table:table-cell>
          <table:table-cell office:value-type="string" calcext:value-type="string">
            <text:p>Ca(2)B(6)O(16)H(10)</text:p>
          </table:table-cell>
          <table:table-cell office:value-type="float" office:value="169.9" calcext:value-type="float">
            <text:p>169.9</text:p>
          </table:table-cell>
          <table:table-cell office:value-type="float" office:value="500" calcext:value-type="float">
            <text:p>500</text:p>
          </table:table-cell>
          <table:table-cell office:value-type="float" office:value="21.51" calcext:value-type="float">
            <text:p>21.5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dierite_anhyd</text:p>
          </table:table-cell>
          <table:table-cell office:value-type="string" calcext:value-type="string">
            <text:p>Si(5)Al(4)Mg(2)O(18)</text:p>
          </table:table-cell>
          <table:table-cell office:value-type="float" office:value="233.2" calcext:value-type="float">
            <text:p>233.2</text:p>
          </table:table-cell>
          <table:table-cell office:value-type="float" office:value="61.75" calcext:value-type="float">
            <text:p>61.75</text:p>
          </table:table-cell>
          <table:table-cell office:value-type="float" office:value="52.3" calcext:value-type="float">
            <text:p>52.3</text:p>
          </table:table-cell>
          <table:table-cell office:value-type="float" office:value="40.33" calcext:value-type="float">
            <text:p>40.33</text:p>
          </table:table-cell>
          <table:table-cell office:value-type="float" office:value="28.88" calcext:value-type="float">
            <text:p>28.88</text:p>
          </table:table-cell>
          <table:table-cell office:value-type="float" office:value="17.27" calcext:value-type="float">
            <text:p>17.27</text:p>
          </table:table-cell>
          <table:table-cell office:value-type="float" office:value="7.748" calcext:value-type="float">
            <text:p>7.748</text:p>
          </table:table-cell>
          <table:table-cell office:value-type="float" office:value="-0.4623" calcext:value-type="float">
            <text:p>-0.4623</text:p>
          </table:table-cell>
          <table:table-cell office:value-type="float" office:value="-7.953" calcext:value-type="float">
            <text:p>-7.9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dierite_hydr</text:p>
          </table:table-cell>
          <table:table-cell office:value-type="string" calcext:value-type="string">
            <text:p>Si(5)Al(4)Mg(2)O(19)H(2)</text:p>
          </table:table-cell>
          <table:table-cell office:value-type="float" office:value="241.2" calcext:value-type="float">
            <text:p>241.2</text:p>
          </table:table-cell>
          <table:table-cell office:value-type="float" office:value="59" calcext:value-type="float">
            <text:p>59</text:p>
          </table:table-cell>
          <table:table-cell office:value-type="float" office:value="49.82" calcext:value-type="float">
            <text:p>49.82</text:p>
          </table:table-cell>
          <table:table-cell office:value-type="float" office:value="38.17" calcext:value-type="float">
            <text:p>38.17</text:p>
          </table:table-cell>
          <table:table-cell office:value-type="float" office:value="27.05" calcext:value-type="float">
            <text:p>27.05</text:p>
          </table:table-cell>
          <table:table-cell office:value-type="float" office:value="15.77" calcext:value-type="float">
            <text:p>15.77</text:p>
          </table:table-cell>
          <table:table-cell office:value-type="float" office:value="6.53" calcext:value-type="float">
            <text:p>6.53</text:p>
          </table:table-cell>
          <table:table-cell office:value-type="float" office:value="-1.437" calcext:value-type="float">
            <text:p>-1.437</text:p>
          </table:table-cell>
          <table:table-cell office:value-type="float" office:value="-8.714" calcext:value-type="float">
            <text:p>-8.7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kite</text:p>
          </table:table-cell>
          <table:table-cell office:value-type="string" calcext:value-type="string">
            <text:p>Fe(3)P(1)S(1)Pb(1)O(14)H(6)</text:p>
          </table:table-cell>
          <table:table-cell office:value-type="float" office:value="151.1" calcext:value-type="float">
            <text:p>151.1</text:p>
          </table:table-cell>
          <table:table-cell office:value-type="float" office:value="500" calcext:value-type="float">
            <text:p>500</text:p>
          </table:table-cell>
          <table:table-cell office:value-type="float" office:value="-35.27" calcext:value-type="float">
            <text:p>-35.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float" office:value="25.57" calcext:value-type="float">
            <text:p>25.57</text:p>
          </table:table-cell>
          <table:table-cell office:value-type="float" office:value="22.34" calcext:value-type="float">
            <text:p>22.34</text:p>
          </table:table-cell>
          <table:table-cell office:value-type="float" office:value="18.31" calcext:value-type="float">
            <text:p>18.31</text:p>
          </table:table-cell>
          <table:table-cell office:value-type="float" office:value="13.39" calcext:value-type="float">
            <text:p>13.39</text:p>
          </table:table-cell>
          <table:table-cell office:value-type="float" office:value="8.54" calcext:value-type="float">
            <text:p>8.54</text:p>
          </table:table-cell>
          <table:table-cell office:value-type="float" office:value="3.304" calcext:value-type="float">
            <text:p>3.304</text:p>
          </table:table-cell>
          <table:table-cell office:value-type="float" office:value="-1.328" calcext:value-type="float">
            <text:p>-1.328</text:p>
          </table:table-cell>
          <table:table-cell office:value-type="float" office:value="-5.587" calcext:value-type="float">
            <text:p>-5.587</text:p>
          </table:table-cell>
          <table:table-cell office:value-type="float" office:value="-9.63" calcext:value-type="float">
            <text:p>-9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tunnite</text:p>
          </table:table-cell>
          <table:table-cell office:value-type="string" calcext:value-type="string">
            <text:p>Cl(2)Pb(1)</text:p>
          </table:table-cell>
          <table:table-cell office:value-type="float" office:value="47.09" calcext:value-type="float">
            <text:p>47.09</text:p>
          </table:table-cell>
          <table:table-cell office:value-type="float" office:value="-5.331" calcext:value-type="float">
            <text:p>-5.331</text:p>
          </table:table-cell>
          <table:table-cell office:value-type="float" office:value="-4.841" calcext:value-type="float">
            <text:p>-4.841</text:p>
          </table:table-cell>
          <table:table-cell office:value-type="float" office:value="-4.443" calcext:value-type="float">
            <text:p>-4.443</text:p>
          </table:table-cell>
          <table:table-cell office:value-type="float" office:value="-4.237" calcext:value-type="float">
            <text:p>-4.237</text:p>
          </table:table-cell>
          <table:table-cell office:value-type="float" office:value="-4.238" calcext:value-type="float">
            <text:p>-4.238</text:p>
          </table:table-cell>
          <table:table-cell office:value-type="float" office:value="-4.481" calcext:value-type="float">
            <text:p>-4.48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vellite</text:p>
          </table:table-cell>
          <table:table-cell office:value-type="string" calcext:value-type="string">
            <text:p>S(1)Cu(1)</text:p>
          </table:table-cell>
          <table:table-cell office:value-type="float" office:value="20.42" calcext:value-type="float">
            <text:p>20.42</text:p>
          </table:table-cell>
          <table:table-cell office:value-type="float" office:value="127.7" calcext:value-type="float">
            <text:p>127.7</text:p>
          </table:table-cell>
          <table:table-cell office:value-type="float" office:value="115.4" calcext:value-type="float">
            <text:p>115.4</text:p>
          </table:table-cell>
          <table:table-cell office:value-type="float" office:value="101.3" calcext:value-type="float">
            <text:p>101.3</text:p>
          </table:table-cell>
          <table:table-cell office:value-type="float" office:value="88.28" calcext:value-type="float">
            <text:p>88.28</text:p>
          </table:table-cell>
          <table:table-cell office:value-type="float" office:value="75.37" calcext:value-type="float">
            <text:p>75.37</text:p>
          </table:table-cell>
          <table:table-cell office:value-type="float" office:value="65.05" calcext:value-type="float">
            <text:p>65.05</text:p>
          </table:table-cell>
          <table:table-cell office:value-type="float" office:value="56.52" calcext:value-type="float">
            <text:p>56.52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(1)</text:p>
          </table:table-cell>
          <table:table-cell office:value-type="float" office:value="7.231" calcext:value-type="float">
            <text:p>7.231</text:p>
          </table:table-cell>
          <table:table-cell office:value-type="float" office:value="99.38" calcext:value-type="float">
            <text:p>99.38</text:p>
          </table:table-cell>
          <table:table-cell office:value-type="float" office:value="90.29" calcext:value-type="float">
            <text:p>90.29</text:p>
          </table:table-cell>
          <table:table-cell office:value-type="float" office:value="79.47" calcext:value-type="float">
            <text:p>79.47</text:p>
          </table:table-cell>
          <table:table-cell office:value-type="float" office:value="69.21" calcext:value-type="float">
            <text:p>69.21</text:p>
          </table:table-cell>
          <table:table-cell office:value-type="float" office:value="58.67" calcext:value-type="float">
            <text:p>58.67</text:p>
          </table:table-cell>
          <table:table-cell office:value-type="float" office:value="49.91" calcext:value-type="float">
            <text:p>49.91</text:p>
          </table:table-cell>
          <table:table-cell office:value-type="float" office:value="42.36" calcext:value-type="float">
            <text:p>42.36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Cl3</text:p>
          </table:table-cell>
          <table:table-cell office:value-type="string" calcext:value-type="string">
            <text:p>Cl(3)Cr(1)</text:p>
          </table:table-cell>
          <table:table-cell office:value-type="float" office:value="57.38" calcext:value-type="float">
            <text:p>57.38</text:p>
          </table:table-cell>
          <table:table-cell office:value-type="float" office:value="10.98" calcext:value-type="float">
            <text:p>10.98</text:p>
          </table:table-cell>
          <table:table-cell office:value-type="float" office:value="9.589" calcext:value-type="float">
            <text:p>9.589</text:p>
          </table:table-cell>
          <table:table-cell office:value-type="float" office:value="7.396" calcext:value-type="float">
            <text:p>7.396</text:p>
          </table:table-cell>
          <table:table-cell office:value-type="float" office:value="4.795" calcext:value-type="float">
            <text:p>4.795</text:p>
          </table:table-cell>
          <table:table-cell office:value-type="float" office:value="1.498" calcext:value-type="float">
            <text:p>1.498</text:p>
          </table:table-cell>
          <table:table-cell office:value-type="float" office:value="-1.878" calcext:value-type="float">
            <text:p>-1.878</text:p>
          </table:table-cell>
          <table:table-cell office:value-type="float" office:value="-5.465" calcext:value-type="float">
            <text:p>-5.465</text:p>
          </table:table-cell>
          <table:table-cell office:value-type="float" office:value="-9.608" calcext:value-type="float">
            <text:p>-9.6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F3</text:p>
          </table:table-cell>
          <table:table-cell office:value-type="string" calcext:value-type="string">
            <text:p>F(3)Cr(1)</text:p>
          </table:table-cell>
          <table:table-cell office:value-type="float" office:value="28.68" calcext:value-type="float">
            <text:p>28.68</text:p>
          </table:table-cell>
          <table:table-cell office:value-type="float" office:value="-17.12" calcext:value-type="float">
            <text:p>-17.12</text:p>
          </table:table-cell>
          <table:table-cell office:value-type="float" office:value="-16.96" calcext:value-type="float">
            <text:p>-16.96</text:p>
          </table:table-cell>
          <table:table-cell office:value-type="float" office:value="-17.34" calcext:value-type="float">
            <text:p>-17.34</text:p>
          </table:table-cell>
          <table:table-cell office:value-type="float" office:value="-18.25" calcext:value-type="float">
            <text:p>-18.25</text:p>
          </table:table-cell>
          <table:table-cell office:value-type="float" office:value="-19.84" calcext:value-type="float">
            <text:p>-19.84</text:p>
          </table:table-cell>
          <table:table-cell office:value-type="float" office:value="-21.85" calcext:value-type="float">
            <text:p>-21.85</text:p>
          </table:table-cell>
          <table:table-cell office:value-type="float" office:value="-24.32" calcext:value-type="float">
            <text:p>-24.32</text:p>
          </table:table-cell>
          <table:table-cell office:value-type="float" office:value="-27.55" calcext:value-type="float">
            <text:p>-27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F4</text:p>
          </table:table-cell>
          <table:table-cell office:value-type="string" calcext:value-type="string">
            <text:p>F(4)Cr(1)</text:p>
          </table:table-cell>
          <table:table-cell office:value-type="float" office:value="500" calcext:value-type="float">
            <text:p>500</text:p>
          </table:table-cell>
          <table:table-cell office:value-type="float" office:value="0.0588" calcext:value-type="float">
            <text:p>0.0588</text:p>
          </table:table-cell>
          <table:table-cell office:value-type="float" office:value="-1.495" calcext:value-type="float">
            <text:p>-1.495</text:p>
          </table:table-cell>
          <table:table-cell office:value-type="float" office:value="-3.857" calcext:value-type="float">
            <text:p>-3.857</text:p>
          </table:table-cell>
          <table:table-cell office:value-type="float" office:value="-6.579" calcext:value-type="float">
            <text:p>-6.579</text:p>
          </table:table-cell>
          <table:table-cell office:value-type="float" office:value="-9.945" calcext:value-type="float">
            <text:p>-9.945</text:p>
          </table:table-cell>
          <table:table-cell office:value-type="float" office:value="-13.35" calcext:value-type="float">
            <text:p>-13.3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2</text:p>
          </table:table-cell>
          <table:table-cell office:value-type="string" calcext:value-type="string">
            <text:p>Cr(1)O(2)</text:p>
          </table:table-cell>
          <table:table-cell office:value-type="float" office:value="16.95" calcext:value-type="float">
            <text:p>16.95</text:p>
          </table:table-cell>
          <table:table-cell office:value-type="float" office:value="-8.563" calcext:value-type="float">
            <text:p>-8.563</text:p>
          </table:table-cell>
          <table:table-cell office:value-type="float" office:value="-8.315" calcext:value-type="float">
            <text:p>-8.315</text:p>
          </table:table-cell>
          <table:table-cell office:value-type="float" office:value="-8.273" calcext:value-type="float">
            <text:p>-8.273</text:p>
          </table:table-cell>
          <table:table-cell office:value-type="float" office:value="-8.472" calcext:value-type="float">
            <text:p>-8.472</text:p>
          </table:table-cell>
          <table:table-cell office:value-type="float" office:value="-8.956" calcext:value-type="float">
            <text:p>-8.956</text:p>
          </table:table-cell>
          <table:table-cell office:value-type="float" office:value="-9.64" calcext:value-type="float">
            <text:p>-9.6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3</text:p>
          </table:table-cell>
          <table:table-cell office:value-type="string" calcext:value-type="string">
            <text:p>Cr(1)O(3)</text:p>
          </table:table-cell>
          <table:table-cell office:value-type="float" office:value="35.14" calcext:value-type="float">
            <text:p>35.14</text:p>
          </table:table-cell>
          <table:table-cell office:value-type="float" office:value="-3.52" calcext:value-type="float">
            <text:p>-3.52</text:p>
          </table:table-cell>
          <table:table-cell office:value-type="float" office:value="-3.522" calcext:value-type="float">
            <text:p>-3.522</text:p>
          </table:table-cell>
          <table:table-cell office:value-type="float" office:value="-3.742" calcext:value-type="float">
            <text:p>-3.742</text:p>
          </table:table-cell>
          <table:table-cell office:value-type="float" office:value="-4.165" calcext:value-type="float">
            <text:p>-4.165</text:p>
          </table:table-cell>
          <table:table-cell office:value-type="float" office:value="-4.855" calcext:value-type="float">
            <text:p>-4.855</text:p>
          </table:table-cell>
          <table:table-cell office:value-type="float" office:value="-5.693" calcext:value-type="float">
            <text:p>-5.693</text:p>
          </table:table-cell>
          <table:table-cell office:value-type="float" office:value="-6.697" calcext:value-type="float">
            <text:p>-6.697</text:p>
          </table:table-cell>
          <table:table-cell office:value-type="float" office:value="-7.975" calcext:value-type="float">
            <text:p>-7.9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S(1)Cr(1)</text:p>
          </table:table-cell>
          <table:table-cell office:value-type="float" office:value="17.33" calcext:value-type="float">
            <text:p>17.33</text:p>
          </table:table-cell>
          <table:table-cell office:value-type="float" office:value="175.9" calcext:value-type="float">
            <text:p>175.9</text:p>
          </table:table-cell>
          <table:table-cell office:value-type="float" office:value="159.3" calcext:value-type="float">
            <text:p>159.3</text:p>
          </table:table-cell>
          <table:table-cell office:value-type="float" office:value="139.8" calcext:value-type="float">
            <text:p>139.8</text:p>
          </table:table-cell>
          <table:table-cell office:value-type="float" office:value="121.5" calcext:value-type="float">
            <text:p>121.5</text:p>
          </table:table-cell>
          <table:table-cell office:value-type="float" office:value="103" calcext:value-type="float">
            <text:p>103</text:p>
          </table:table-cell>
          <table:table-cell office:value-type="float" office:value="87.92" calcext:value-type="float">
            <text:p>87.92</text:p>
          </table:table-cell>
          <table:table-cell office:value-type="float" office:value="75.11" calcext:value-type="float">
            <text:p>75.11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(1)O(2)</text:p>
          </table:table-cell>
          <table:table-cell office:value-type="float" office:value="25.74" calcext:value-type="float">
            <text:p>25.74</text:p>
          </table:table-cell>
          <table:table-cell office:value-type="float" office:value="-4.021" calcext:value-type="float">
            <text:p>-4.021</text:p>
          </table:table-cell>
          <table:table-cell office:value-type="float" office:value="-3.449" calcext:value-type="float">
            <text:p>-3.449</text:p>
          </table:table-cell>
          <table:table-cell office:value-type="float" office:value="-2.992" calcext:value-type="float">
            <text:p>-2.992</text:p>
          </table:table-cell>
          <table:table-cell office:value-type="float" office:value="-2.66" calcext:value-type="float">
            <text:p>-2.66</text:p>
          </table:table-cell>
          <table:table-cell office:value-type="float" office:value="-2.364" calcext:value-type="float">
            <text:p>-2.364</text:p>
          </table:table-cell>
          <table:table-cell office:value-type="float" office:value="-2.133" calcext:value-type="float">
            <text:p>-2.133</text:p>
          </table:table-cell>
          <table:table-cell office:value-type="float" office:value="-1.94" calcext:value-type="float">
            <text:p>-1.94</text:p>
          </table:table-cell>
          <table:table-cell office:value-type="float" office:value="-1.783" calcext:value-type="float">
            <text:p>-1.7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(1)O(2)</text:p>
          </table:table-cell>
          <table:table-cell office:value-type="float" office:value="27.38" calcext:value-type="float">
            <text:p>27.38</text:p>
          </table:table-cell>
          <table:table-cell office:value-type="float" office:value="-3.501" calcext:value-type="float">
            <text:p>-3.501</text:p>
          </table:table-cell>
          <table:table-cell office:value-type="float" office:value="-3.005" calcext:value-type="float">
            <text:p>-3.005</text:p>
          </table:table-cell>
          <table:table-cell office:value-type="float" office:value="-2.627" calcext:value-type="float">
            <text:p>-2.627</text:p>
          </table:table-cell>
          <table:table-cell office:value-type="float" office:value="-2.358" calcext:value-type="float">
            <text:p>-2.358</text:p>
          </table:table-cell>
          <table:table-cell office:value-type="float" office:value="-2.118" calcext:value-type="float">
            <text:p>-2.118</text:p>
          </table:table-cell>
          <table:table-cell office:value-type="float" office:value="-1.926" calcext:value-type="float">
            <text:p>-1.926</text:p>
          </table:table-cell>
          <table:table-cell office:value-type="float" office:value="-1.765" calcext:value-type="float">
            <text:p>-1.765</text:p>
          </table:table-cell>
          <table:table-cell office:value-type="float" office:value="-1.632" calcext:value-type="float">
            <text:p>-1.6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coite</text:p>
          </table:table-cell>
          <table:table-cell office:value-type="string" calcext:value-type="string">
            <text:p>Cr(1)Pb(1)O(4)</text:p>
          </table:table-cell>
          <table:table-cell office:value-type="float" office:value="52.81" calcext:value-type="float">
            <text:p>52.81</text:p>
          </table:table-cell>
          <table:table-cell office:value-type="float" office:value="-13.57" calcext:value-type="float">
            <text:p>-13.57</text:p>
          </table:table-cell>
          <table:table-cell office:value-type="float" office:value="-12.72" calcext:value-type="float">
            <text:p>-12.72</text:p>
          </table:table-cell>
          <table:table-cell office:value-type="float" office:value="-11.9" calcext:value-type="float">
            <text:p>-11.9</text:p>
          </table:table-cell>
          <table:table-cell office:value-type="float" office:value="-11.31" calcext:value-type="float">
            <text:p>-11.31</text:p>
          </table:table-cell>
          <table:table-cell office:value-type="float" office:value="-10.92" calcext:value-type="float">
            <text:p>-10.92</text:p>
          </table:table-cell>
          <table:table-cell office:value-type="float" office:value="-10.83" calcext:value-type="float">
            <text:p>-10.8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nstedtite-7A</text:p>
          </table:table-cell>
          <table:table-cell office:value-type="string" calcext:value-type="string">
            <text:p>Si(1)Fe(4)O(9)H(4)</text:p>
          </table:table-cell>
          <table:table-cell office:value-type="float" office:value="500" calcext:value-type="float">
            <text:p>500</text:p>
          </table:table-cell>
          <table:table-cell office:value-type="float" office:value="-0.00165" calcext:value-type="float">
            <text:p>-0.00165</text:p>
          </table:table-cell>
          <table:table-cell office:value-type="float" office:value="-0.7196" calcext:value-type="float">
            <text:p>-0.7196</text:p>
          </table:table-cell>
          <table:table-cell office:value-type="float" office:value="-1.674" calcext:value-type="float">
            <text:p>-1.674</text:p>
          </table:table-cell>
          <table:table-cell office:value-type="float" office:value="-2.54" calcext:value-type="float">
            <text:p>-2.54</text:p>
          </table:table-cell>
          <table:table-cell office:value-type="float" office:value="-3.343" calcext:value-type="float">
            <text:p>-3.343</text:p>
          </table:table-cell>
          <table:table-cell office:value-type="float" office:value="-3.973" calcext:value-type="float">
            <text:p>-3.973</text:p>
          </table:table-cell>
          <table:table-cell office:value-type="float" office:value="-4.552" calcext:value-type="float">
            <text:p>-4.552</text:p>
          </table:table-cell>
          <table:table-cell office:value-type="float" office:value="-5.185" calcext:value-type="float">
            <text:p>-5.1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float" office:value="7.113" calcext:value-type="float">
            <text:p>7.113</text:p>
          </table:table-cell>
          <table:table-cell office:value-type="float" office:value="34.92" calcext:value-type="float">
            <text:p>34.92</text:p>
          </table:table-cell>
          <table:table-cell office:value-type="float" office:value="31.51" calcext:value-type="float">
            <text:p>31.51</text:p>
          </table:table-cell>
          <table:table-cell office:value-type="float" office:value="27.55" calcext:value-type="float">
            <text:p>27.55</text:p>
          </table:table-cell>
          <table:table-cell office:value-type="float" office:value="23.91" calcext:value-type="float">
            <text:p>23.91</text:p>
          </table:table-cell>
          <table:table-cell office:value-type="float" office:value="20.28" calcext:value-type="float">
            <text:p>20.28</text:p>
          </table:table-cell>
          <table:table-cell office:value-type="float" office:value="17.36" calcext:value-type="float">
            <text:p>17.36</text:p>
          </table:table-cell>
          <table:table-cell office:value-type="float" office:value="14.92" calcext:value-type="float">
            <text:p>14.92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3(PO4)2</text:p>
          </table:table-cell>
          <table:table-cell office:value-type="string" calcext:value-type="string">
            <text:p>P(2)Cu(3)O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2.22" calcext:value-type="float">
            <text:p>-12.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3(PO4)2.3H2O</text:p>
          </table:table-cell>
          <table:table-cell office:value-type="string" calcext:value-type="string">
            <text:p>P(2)Cu(3)O(11)H(6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0.48" calcext:value-type="float">
            <text:p>-10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2</text:p>
          </table:table-cell>
          <table:table-cell office:value-type="string" calcext:value-type="string">
            <text:p>Cl(2)Cu(1)</text:p>
          </table:table-cell>
          <table:table-cell office:value-type="float" office:value="39.71" calcext:value-type="float">
            <text:p>39.71</text:p>
          </table:table-cell>
          <table:table-cell office:value-type="float" office:value="4.449" calcext:value-type="float">
            <text:p>4.449</text:p>
          </table:table-cell>
          <table:table-cell office:value-type="float" office:value="3.731" calcext:value-type="float">
            <text:p>3.731</text:p>
          </table:table-cell>
          <table:table-cell office:value-type="float" office:value="2.765" calcext:value-type="float">
            <text:p>2.765</text:p>
          </table:table-cell>
          <table:table-cell office:value-type="float" office:value="1.748" calcext:value-type="float">
            <text:p>1.748</text:p>
          </table:table-cell>
          <table:table-cell office:value-type="float" office:value="0.5631" calcext:value-type="float">
            <text:p>0.5631</text:p>
          </table:table-cell>
          <table:table-cell office:value-type="float" office:value="-0.6015" calcext:value-type="float">
            <text:p>-0.60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r2O4</text:p>
          </table:table-cell>
          <table:table-cell office:value-type="string" calcext:value-type="string">
            <text:p>Cr(2)Cu(1)O(4)</text:p>
          </table:table-cell>
          <table:table-cell office:value-type="float" office:value="42.74" calcext:value-type="float">
            <text:p>42.74</text:p>
          </table:table-cell>
          <table:table-cell office:value-type="float" office:value="0.937" calcext:value-type="float">
            <text:p>0.937</text:p>
          </table:table-cell>
          <table:table-cell office:value-type="float" office:value="-0.5509" calcext:value-type="float">
            <text:p>-0.5509</text:p>
          </table:table-cell>
          <table:table-cell office:value-type="float" office:value="-2.777" calcext:value-type="float">
            <text:p>-2.777</text:p>
          </table:table-cell>
          <table:table-cell office:value-type="float" office:value="-5.299" calcext:value-type="float">
            <text:p>-5.299</text:p>
          </table:table-cell>
          <table:table-cell office:value-type="float" office:value="-8.378" calcext:value-type="float">
            <text:p>-8.378</text:p>
          </table:table-cell>
          <table:table-cell office:value-type="float" office:value="-11.45" calcext:value-type="float">
            <text:p>-11.4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</text:p>
          </table:table-cell>
          <table:table-cell office:value-type="string" calcext:value-type="string">
            <text:p>F(1)Cu(1)</text:p>
          </table:table-cell>
          <table:table-cell office:value-type="float" office:value="11.67" calcext:value-type="float">
            <text:p>11.67</text:p>
          </table:table-cell>
          <table:table-cell office:value-type="float" office:value="500" calcext:value-type="float">
            <text:p>500</text:p>
          </table:table-cell>
          <table:table-cell office:value-type="float" office:value="25.85" calcext:value-type="float">
            <text:p>25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2</text:p>
          </table:table-cell>
          <table:table-cell office:value-type="string" calcext:value-type="string">
            <text:p>F(2)Cu(1)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-0.62" calcext:value-type="float">
            <text:p>-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2.2H2O</text:p>
          </table:table-cell>
          <table:table-cell office:value-type="string" calcext:value-type="string">
            <text:p>F(2)Cu(1)O(2)H(4)</text:p>
          </table:table-cell>
          <table:table-cell office:value-type="float" office:value="46.95" calcext:value-type="float">
            <text:p>46.95</text:p>
          </table:table-cell>
          <table:table-cell office:value-type="float" office:value="500" calcext:value-type="float">
            <text:p>500</text:p>
          </table:table-cell>
          <table:table-cell office:value-type="float" office:value="-4.55" calcext:value-type="float">
            <text:p>-4.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(2)O(1)</text:p>
          </table:table-cell>
          <table:table-cell office:value-type="float" office:value="23.44" calcext:value-type="float">
            <text:p>23.44</text:p>
          </table:table-cell>
          <table:table-cell office:value-type="float" office:value="39.84" calcext:value-type="float">
            <text:p>39.84</text:p>
          </table:table-cell>
          <table:table-cell office:value-type="float" office:value="35.64" calcext:value-type="float">
            <text:p>35.64</text:p>
          </table:table-cell>
          <table:table-cell office:value-type="float" office:value="30.78" calcext:value-type="float">
            <text:p>30.78</text:p>
          </table:table-cell>
          <table:table-cell office:value-type="float" office:value="26.34" calcext:value-type="float">
            <text:p>26.34</text:p>
          </table:table-cell>
          <table:table-cell office:value-type="float" office:value="21.94" calcext:value-type="float">
            <text:p>21.94</text:p>
          </table:table-cell>
          <table:table-cell office:value-type="float" office:value="18.42" calcext:value-type="float">
            <text:p>18.42</text:p>
          </table:table-cell>
          <table:table-cell office:value-type="float" office:value="15.46" calcext:value-type="float">
            <text:p>15.46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phnite-14A</text:p>
          </table:table-cell>
          <table:table-cell office:value-type="string" calcext:value-type="string">
            <text:p>Si(3)Al(2)Fe(5)O(18)H(8)</text:p>
          </table:table-cell>
          <table:table-cell office:value-type="float" office:value="213.4" calcext:value-type="float">
            <text:p>213.4</text:p>
          </table:table-cell>
          <table:table-cell office:value-type="float" office:value="60.25" calcext:value-type="float">
            <text:p>60.25</text:p>
          </table:table-cell>
          <table:table-cell office:value-type="float" office:value="52.28" calcext:value-type="float">
            <text:p>52.28</text:p>
          </table:table-cell>
          <table:table-cell office:value-type="float" office:value="42.51" calcext:value-type="float">
            <text:p>42.51</text:p>
          </table:table-cell>
          <table:table-cell office:value-type="float" office:value="33.36" calcext:value-type="float">
            <text:p>33.36</text:p>
          </table:table-cell>
          <table:table-cell office:value-type="float" office:value="24.19" calcext:value-type="float">
            <text:p>24.19</text:p>
          </table:table-cell>
          <table:table-cell office:value-type="float" office:value="16.72" calcext:value-type="float">
            <text:p>16.72</text:p>
          </table:table-cell>
          <table:table-cell office:value-type="float" office:value="10.26" calcext:value-type="float">
            <text:p>10.26</text:p>
          </table:table-cell>
          <table:table-cell office:value-type="float" office:value="4.311" calcext:value-type="float">
            <text:p>4.3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phnite-7A</text:p>
          </table:table-cell>
          <table:table-cell office:value-type="string" calcext:value-type="string">
            <text:p>Si(3)Al(2)Fe(5)O(18)H(8)</text:p>
          </table:table-cell>
          <table:table-cell office:value-type="float" office:value="221.2" calcext:value-type="float">
            <text:p>221.2</text:p>
          </table:table-cell>
          <table:table-cell office:value-type="float" office:value="63.86" calcext:value-type="float">
            <text:p>63.86</text:p>
          </table:table-cell>
          <table:table-cell office:value-type="float" office:value="55.66" calcext:value-type="float">
            <text:p>55.66</text:p>
          </table:table-cell>
          <table:table-cell office:value-type="float" office:value="45.62" calcext:value-type="float">
            <text:p>45.62</text:p>
          </table:table-cell>
          <table:table-cell office:value-type="float" office:value="36.23" calcext:value-type="float">
            <text:p>36.23</text:p>
          </table:table-cell>
          <table:table-cell office:value-type="float" office:value="26.84" calcext:value-type="float">
            <text:p>26.84</text:p>
          </table:table-cell>
          <table:table-cell office:value-type="float" office:value="19.2" calcext:value-type="float">
            <text:p>19.2</text:p>
          </table:table-cell>
          <table:table-cell office:value-type="float" office:value="12.62" calcext:value-type="float">
            <text:p>12.62</text:p>
          </table:table-cell>
          <table:table-cell office:value-type="float" office:value="6.562" calcext:value-type="float">
            <text:p>6.5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wsonite</text:p>
          </table:table-cell>
          <table:table-cell office:value-type="string" calcext:value-type="string">
            <text:p>Al(1)Na(1)C(1)O(5)H(2)</text:p>
          </table:table-cell>
          <table:table-cell office:value-type="float" office:value="500" calcext:value-type="float">
            <text:p>500</text:p>
          </table:table-cell>
          <table:table-cell office:value-type="float" office:value="5.567" calcext:value-type="float">
            <text:p>5.567</text:p>
          </table:table-cell>
          <table:table-cell office:value-type="float" office:value="4.346" calcext:value-type="float">
            <text:p>4.346</text:p>
          </table:table-cell>
          <table:table-cell office:value-type="float" office:value="2.953" calcext:value-type="float">
            <text:p>2.953</text:p>
          </table:table-cell>
          <table:table-cell office:value-type="float" office:value="1.717" calcext:value-type="float">
            <text:p>1.7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-0.395" calcext:value-type="float">
            <text:p>-0.39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elafossite</text:p>
          </table:table-cell>
          <table:table-cell office:value-type="string" calcext:value-type="string">
            <text:p>Fe(1)Cu(1)O(2)</text:p>
          </table:table-cell>
          <table:table-cell office:value-type="float" office:value="27.52" calcext:value-type="float">
            <text:p>27.52</text:p>
          </table:table-cell>
          <table:table-cell office:value-type="float" office:value="4.943" calcext:value-type="float">
            <text:p>4.943</text:p>
          </table:table-cell>
          <table:table-cell office:value-type="float" office:value="3.863" calcext:value-type="float">
            <text:p>3.863</text:p>
          </table:table-cell>
          <table:table-cell office:value-type="float" office:value="2.637" calcext:value-type="float">
            <text:p>2.637</text:p>
          </table:table-cell>
          <table:table-cell office:value-type="float" office:value="1.546" calcext:value-type="float">
            <text:p>1.546</text:p>
          </table:table-cell>
          <table:table-cell office:value-type="float" office:value="0.4853" calcext:value-type="float">
            <text:p>0.4853</text:p>
          </table:table-cell>
          <table:table-cell office:value-type="float" office:value="-0.3784" calcext:value-type="float">
            <text:p>-0.3784</text:p>
          </table:table-cell>
          <table:table-cell office:value-type="float" office:value="-1.153" calcext:value-type="float">
            <text:p>-1.153</text:p>
          </table:table-cell>
          <table:table-cell office:value-type="float" office:value="-1.927" calcext:value-type="float">
            <text:p>-1.9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float" office:value="17.76" calcext:value-type="float">
            <text:p>17.76</text:p>
          </table:table-cell>
          <table:table-cell office:value-type="float" office:value="8.917" calcext:value-type="float">
            <text:p>8.917</text:p>
          </table:table-cell>
          <table:table-cell office:value-type="float" office:value="7.16" calcext:value-type="float">
            <text:p>7.16</text:p>
          </table:table-cell>
          <table:table-cell office:value-type="float" office:value="5.116" calcext:value-type="float">
            <text:p>5.116</text:p>
          </table:table-cell>
          <table:table-cell office:value-type="float" office:value="3.229" calcext:value-type="float">
            <text:p>3.229</text:p>
          </table:table-cell>
          <table:table-cell office:value-type="float" office:value="1.33" calcext:value-type="float">
            <text:p>1.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-1.618" calcext:value-type="float">
            <text:p>-1.618</text:p>
          </table:table-cell>
          <table:table-cell office:value-type="float" office:value="-2.891" calcext:value-type="float">
            <text:p>-2.8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calcium_silicate</text:p>
          </table:table-cell>
          <table:table-cell office:value-type="string" calcext:value-type="string">
            <text:p>Si(1)Ca(2)O(4)</text:p>
          </table:table-cell>
          <table:table-cell office:value-type="float" office:value="59.11" calcext:value-type="float">
            <text:p>59.11</text:p>
          </table:table-cell>
          <table:table-cell office:value-type="float" office:value="40.56" calcext:value-type="float">
            <text:p>40.56</text:p>
          </table:table-cell>
          <table:table-cell office:value-type="float" office:value="37.17" calcext:value-type="float">
            <text:p>37.17</text:p>
          </table:table-cell>
          <table:table-cell office:value-type="float" office:value="33.09" calcext:value-type="float">
            <text:p>33.09</text:p>
          </table:table-cell>
          <table:table-cell office:value-type="float" office:value="29.28" calcext:value-type="float">
            <text:p>29.28</text:p>
          </table:table-cell>
          <table:table-cell office:value-type="float" office:value="25.49" calcext:value-type="float">
            <text:p>25.49</text:p>
          </table:table-cell>
          <table:table-cell office:value-type="float" office:value="22.45" calcext:value-type="float">
            <text:p>22.45</text:p>
          </table:table-cell>
          <table:table-cell office:value-type="float" office:value="19.91" calcext:value-type="float">
            <text:p>19.91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Si(2)Mg(1)Ca(1)O(6)</text:p>
          </table:table-cell>
          <table:table-cell office:value-type="float" office:value="66.09" calcext:value-type="float">
            <text:p>66.09</text:p>
          </table:table-cell>
          <table:table-cell office:value-type="float" office:value="22.9" calcext:value-type="float">
            <text:p>22.9</text:p>
          </table:table-cell>
          <table:table-cell office:value-type="float" office:value="20.96" calcext:value-type="float">
            <text:p>20.96</text:p>
          </table:table-cell>
          <table:table-cell office:value-type="float" office:value="18.35" calcext:value-type="float">
            <text:p>18.35</text:p>
          </table:table-cell>
          <table:table-cell office:value-type="float" office:value="15.82" calcext:value-type="float">
            <text:p>15.82</text:p>
          </table:table-cell>
          <table:table-cell office:value-type="float" office:value="13.28" calcext:value-type="float">
            <text:p>13.28</text:p>
          </table:table-cell>
          <table:table-cell office:value-type="float" office:value="11.24" calcext:value-type="float">
            <text:p>11.24</text:p>
          </table:table-cell>
          <table:table-cell office:value-type="float" office:value="9.523" calcext:value-type="float">
            <text:p>9.523</text:p>
          </table:table-cell>
          <table:table-cell office:value-type="float" office:value="7.959" calcext:value-type="float">
            <text:p>7.9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optase</text:p>
          </table:table-cell>
          <table:table-cell office:value-type="string" calcext:value-type="string">
            <text:p>Si(1)Cu(1)O(4)H(2)</text:p>
          </table:table-cell>
          <table:table-cell office:value-type="float" office:value="48.24" calcext:value-type="float">
            <text:p>48.24</text:p>
          </table:table-cell>
          <table:table-cell office:value-type="float" office:value="6.414" calcext:value-type="float">
            <text:p>6.414</text:p>
          </table:table-cell>
          <table:table-cell office:value-type="float" office:value="6.077" calcext:value-type="float">
            <text:p>6.077</text:p>
          </table:table-cell>
          <table:table-cell office:value-type="float" office:value="5.591" calcext:value-type="float">
            <text:p>5.591</text:p>
          </table:table-cell>
          <table:table-cell office:value-type="float" office:value="5.188" calcext:value-type="float">
            <text:p>5.188</text:p>
          </table:table-cell>
          <table:table-cell office:value-type="float" office:value="4.902" calcext:value-type="float">
            <text:p>4.902</text:p>
          </table:table-cell>
          <table:table-cell office:value-type="float" office:value="4.784" calcext:value-type="float">
            <text:p>4.78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float" office:value="64.36" calcext:value-type="float">
            <text:p>64.36</text:p>
          </table:table-cell>
          <table:table-cell office:value-type="float" office:value="3.406" calcext:value-type="float">
            <text:p>3.406</text:p>
          </table:table-cell>
          <table:table-cell office:value-type="float" office:value="2.514" calcext:value-type="float">
            <text:p>2.514</text:p>
          </table:table-cell>
          <table:table-cell office:value-type="float" office:value="1.331" calcext:value-type="float">
            <text:p>1.331</text:p>
          </table:table-cell>
          <table:table-cell office:value-type="float" office:value="0.0944" calcext:value-type="float">
            <text:p>0.0944</text:p>
          </table:table-cell>
          <table:table-cell office:value-type="float" office:value="-1.349" calcext:value-type="float">
            <text:p>-1.349</text:p>
          </table:table-cell>
          <table:table-cell office:value-type="float" office:value="-2.774" calcext:value-type="float">
            <text:p>-2.774</text:p>
          </table:table-cell>
          <table:table-cell office:value-type="float" office:value="-4.297" calcext:value-type="float">
            <text:p>-4.297</text:p>
          </table:table-cell>
          <table:table-cell office:value-type="float" office:value="-6.101" calcext:value-type="float">
            <text:p>-6.1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Mg(1)Ca(1)C(2)O(6)</text:p>
          </table:table-cell>
          <table:table-cell office:value-type="float" office:value="64.39" calcext:value-type="float">
            <text:p>64.39</text:p>
          </table:table-cell>
          <table:table-cell office:value-type="float" office:value="5.147" calcext:value-type="float">
            <text:p>5.147</text:p>
          </table:table-cell>
          <table:table-cell office:value-type="float" office:value="4.058" calcext:value-type="float">
            <text:p>4.058</text:p>
          </table:table-cell>
          <table:table-cell office:value-type="float" office:value="2.65" calcext:value-type="float">
            <text:p>2.65</text:p>
          </table:table-cell>
          <table:table-cell office:value-type="float" office:value="1.207" calcext:value-type="float">
            <text:p>1.207</text:p>
          </table:table-cell>
          <table:table-cell office:value-type="float" office:value="-0.44" calcext:value-type="float">
            <text:p>-0.44</text:p>
          </table:table-cell>
          <table:table-cell office:value-type="float" office:value="-2.025" calcext:value-type="float">
            <text:p>-2.025</text:p>
          </table:table-cell>
          <table:table-cell office:value-type="float" office:value="-3.677" calcext:value-type="float">
            <text:p>-3.677</text:p>
          </table:table-cell>
          <table:table-cell office:value-type="float" office:value="-5.586" calcext:value-type="float">
            <text:p>-5.5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Mg(1)Ca(1)C(2)O(6)</text:p>
          </table:table-cell>
          <table:table-cell office:value-type="float" office:value="64.34" calcext:value-type="float">
            <text:p>64.34</text:p>
          </table:table-cell>
          <table:table-cell office:value-type="float" office:value="3.406" calcext:value-type="float">
            <text:p>3.406</text:p>
          </table:table-cell>
          <table:table-cell office:value-type="float" office:value="2.514" calcext:value-type="float">
            <text:p>2.514</text:p>
          </table:table-cell>
          <table:table-cell office:value-type="float" office:value="1.331" calcext:value-type="float">
            <text:p>1.331</text:p>
          </table:table-cell>
          <table:table-cell office:value-type="float" office:value="0.0937" calcext:value-type="float">
            <text:p>0.0937</text:p>
          </table:table-cell>
          <table:table-cell office:value-type="float" office:value="-1.351" calcext:value-type="float">
            <text:p>-1.351</text:p>
          </table:table-cell>
          <table:table-cell office:value-type="float" office:value="-2.776" calcext:value-type="float">
            <text:p>-2.776</text:p>
          </table:table-cell>
          <table:table-cell office:value-type="float" office:value="-4.298" calcext:value-type="float">
            <text:p>-4.298</text:p>
          </table:table-cell>
          <table:table-cell office:value-type="float" office:value="-6.101" calcext:value-type="float">
            <text:p>-6.1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Si(1)Mg(1)O(3)</text:p>
          </table:table-cell>
          <table:table-cell office:value-type="float" office:value="31.28" calcext:value-type="float">
            <text:p>31.28</text:p>
          </table:table-cell>
          <table:table-cell office:value-type="float" office:value="12.55" calcext:value-type="float">
            <text:p>12.55</text:p>
          </table:table-cell>
          <table:table-cell office:value-type="float" office:value="11.33" calcext:value-type="float">
            <text:p>11.33</text:p>
          </table:table-cell>
          <table:table-cell office:value-type="float" office:value="9.732" calcext:value-type="float">
            <text:p>9.732</text:p>
          </table:table-cell>
          <table:table-cell office:value-type="float" office:value="8.211" calcext:value-type="float">
            <text:p>8.211</text:p>
          </table:table-cell>
          <table:table-cell office:value-type="float" office:value="6.698" calcext:value-type="float">
            <text:p>6.698</text:p>
          </table:table-cell>
          <table:table-cell office:value-type="float" office:value="5.495" calcext:value-type="float">
            <text:p>5.495</text:p>
          </table:table-cell>
          <table:table-cell office:value-type="float" office:value="4.493" calcext:value-type="float">
            <text:p>4.493</text:p>
          </table:table-cell>
          <table:table-cell office:value-type="float" office:value="3.599" calcext:value-type="float">
            <text:p>3.5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Si(3)Al(2)Fe(1)Ca(2)O(13)H(1)</text:p>
          </table:table-cell>
          <table:table-cell office:value-type="float" office:value="139.2" calcext:value-type="float">
            <text:p>139.2</text:p>
          </table:table-cell>
          <table:table-cell office:value-type="float" office:value="28.74" calcext:value-type="float">
            <text:p>28.74</text:p>
          </table:table-cell>
          <table:table-cell office:value-type="float" office:value="24.44" calcext:value-type="float">
            <text:p>24.44</text:p>
          </table:table-cell>
          <table:table-cell office:value-type="float" office:value="18.87" calcext:value-type="float">
            <text:p>18.87</text:p>
          </table:table-cell>
          <table:table-cell office:value-type="float" office:value="13.52" calcext:value-type="float">
            <text:p>13.52</text:p>
          </table:table-cell>
          <table:table-cell office:value-type="float" office:value="8.066" calcext:value-type="float">
            <text:p>8.066</text:p>
          </table:table-cell>
          <table:table-cell office:value-type="float" office:value="3.55" calcext:value-type="float">
            <text:p>3.55</text:p>
          </table:table-cell>
          <table:table-cell office:value-type="float" office:value="-0.4296" calcext:value-type="float">
            <text:p>-0.4296</text:p>
          </table:table-cell>
          <table:table-cell office:value-type="float" office:value="-4.199" calcext:value-type="float">
            <text:p>-4.1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idote-ord</text:p>
          </table:table-cell>
          <table:table-cell office:value-type="string" calcext:value-type="string">
            <text:p>Si(3)Al(2)Fe(1)Ca(2)O(13)H(1)</text:p>
          </table:table-cell>
          <table:table-cell office:value-type="float" office:value="139.2" calcext:value-type="float">
            <text:p>139.2</text:p>
          </table:table-cell>
          <table:table-cell office:value-type="float" office:value="28.74" calcext:value-type="float">
            <text:p>28.74</text:p>
          </table:table-cell>
          <table:table-cell office:value-type="float" office:value="24.44" calcext:value-type="float">
            <text:p>24.44</text:p>
          </table:table-cell>
          <table:table-cell office:value-type="float" office:value="18.87" calcext:value-type="float">
            <text:p>18.87</text:p>
          </table:table-cell>
          <table:table-cell office:value-type="float" office:value="13.52" calcext:value-type="float">
            <text:p>13.52</text:p>
          </table:table-cell>
          <table:table-cell office:value-type="float" office:value="8.077" calcext:value-type="float">
            <text:p>8.077</text:p>
          </table:table-cell>
          <table:table-cell office:value-type="float" office:value="3.571" calcext:value-type="float">
            <text:p>3.571</text:p>
          </table:table-cell>
          <table:table-cell office:value-type="float" office:value="-0.3978" calcext:value-type="float">
            <text:p>-0.3978</text:p>
          </table:table-cell>
          <table:table-cell office:value-type="float" office:value="-4.155" calcext:value-type="float">
            <text:p>-4.1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somite</text:p>
          </table:table-cell>
          <table:table-cell office:value-type="string" calcext:value-type="string">
            <text:p>Mg(1)S(1)O(11)H(14)</text:p>
          </table:table-cell>
          <table:table-cell office:value-type="float" office:value="146.8" calcext:value-type="float">
            <text:p>146.8</text:p>
          </table:table-cell>
          <table:table-cell office:value-type="float" office:value="500" calcext:value-type="float">
            <text:p>500</text:p>
          </table:table-cell>
          <table:table-cell office:value-type="float" office:value="-1.962" calcext:value-type="float">
            <text:p>-1.9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skolaite</text:p>
          </table:table-cell>
          <table:table-cell office:value-type="string" calcext:value-type="string">
            <text:p>Cr(2)O(3)</text:p>
          </table:table-cell>
          <table:table-cell office:value-type="float" office:value="29.09" calcext:value-type="float">
            <text:p>29.09</text:p>
          </table:table-cell>
          <table:table-cell office:value-type="float" office:value="-8.862" calcext:value-type="float">
            <text:p>-8.862</text:p>
          </table:table-cell>
          <table:table-cell office:value-type="float" office:value="-9.131" calcext:value-type="float">
            <text:p>-9.13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1.49" calcext:value-type="float">
            <text:p>-11.49</text:p>
          </table:table-cell>
          <table:table-cell office:value-type="float" office:value="-13.64" calcext:value-type="float">
            <text:p>-13.64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8.85" calcext:value-type="float">
            <text:p>-18.85</text:p>
          </table:table-cell>
          <table:table-cell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Al(2)Ca(6)S(3)O(50)H(64)</text:p>
          </table:table-cell>
          <table:table-cell office:value-type="float" office:value="500" calcext:value-type="float">
            <text:p>500</text:p>
          </table:table-cell>
          <table:table-cell office:value-type="float" office:value="68.98" calcext:value-type="float">
            <text:p>68.98</text:p>
          </table:table-cell>
          <table:table-cell office:value-type="float" office:value="62.54" calcext:value-type="float">
            <text:p>62.54</text:p>
          </table:table-cell>
          <table:table-cell office:value-type="float" office:value="56.01" calcext:value-type="float">
            <text:p>56.01</text:p>
          </table:table-cell>
          <table:table-cell office:value-type="float" office:value="51.2" calcext:value-type="float">
            <text:p>51.2</text:p>
          </table:table-cell>
          <table:table-cell office:value-type="float" office:value="47.71" calcext:value-type="float">
            <text:p>47.71</text:p>
          </table:table-cell>
          <table:table-cell office:value-type="float" office:value="45.75" calcext:value-type="float">
            <text:p>45.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Si(1)Fe(2)O(4)</text:p>
          </table:table-cell>
          <table:table-cell office:value-type="float" office:value="46.39" calcext:value-type="float">
            <text:p>46.39</text:p>
          </table:table-cell>
          <table:table-cell office:value-type="float" office:value="21.44" calcext:value-type="float">
            <text:p>21.44</text:p>
          </table:table-cell>
          <table:table-cell office:value-type="float" office:value="19.11" calcext:value-type="float">
            <text:p>19.11</text:p>
          </table:table-cell>
          <table:table-cell office:value-type="float" office:value="16.23" calcext:value-type="float">
            <text:p>16.23</text:p>
          </table:table-cell>
          <table:table-cell office:value-type="float" office:value="13.52" calcext:value-type="float">
            <text:p>13.52</text:p>
          </table:table-cell>
          <table:table-cell office:value-type="float" office:value="10.82" calcext:value-type="float">
            <text:p>10.82</text:p>
          </table:table-cell>
          <table:table-cell office:value-type="float" office:value="8.644" calcext:value-type="float">
            <text:p>8.644</text:p>
          </table:table-cell>
          <table:table-cell office:value-type="float" office:value="6.794" calcext:value-type="float">
            <text:p>6.794</text:p>
          </table:table-cell>
          <table:table-cell office:value-type="float" office:value="5.117" calcext:value-type="float">
            <text:p>5.1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float" office:value="7.092" calcext:value-type="float">
            <text:p>7.092</text:p>
          </table:table-cell>
          <table:table-cell office:value-type="float" office:value="64.97" calcext:value-type="float">
            <text:p>64.97</text:p>
          </table:table-cell>
          <table:table-cell office:value-type="float" office:value="59.03" calcext:value-type="float">
            <text:p>59.03</text:p>
          </table:table-cell>
          <table:table-cell office:value-type="float" office:value="52.16" calcext:value-type="float">
            <text:p>52.16</text:p>
          </table:table-cell>
          <table:table-cell office:value-type="float" office:value="45.84" calcext:value-type="float">
            <text:p>45.84</text:p>
          </table:table-cell>
          <table:table-cell office:value-type="float" office:value="39.56" calcext:value-type="float">
            <text:p>39.56</text:p>
          </table:table-cell>
          <table:table-cell office:value-type="float" office:value="34.53" calcext:value-type="float">
            <text:p>34.53</text:p>
          </table:table-cell>
          <table:table-cell office:value-type="float" office:value="30.38" calcext:value-type="float">
            <text:p>30.38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26.43" calcext:value-type="float">
            <text:p>26.43</text:p>
          </table:table-cell>
          <table:table-cell office:value-type="float" office:value="15.44" calcext:value-type="float">
            <text:p>15.44</text:p>
          </table:table-cell>
          <table:table-cell office:value-type="float" office:value="13.9" calcext:value-type="float">
            <text:p>13.9</text:p>
          </table:table-cell>
          <table:table-cell office:value-type="float" office:value="12.16" calcext:value-type="float">
            <text:p>12.16</text:p>
          </table:table-cell>
          <table:table-cell office:value-type="float" office:value="10.58" calcext:value-type="float">
            <text:p>10.58</text:p>
          </table:table-cell>
          <table:table-cell office:value-type="float" office:value="9.037" calcext:value-type="float">
            <text:p>9.037</text:p>
          </table:table-cell>
          <table:table-cell office:value-type="float" office:value="7.814" calcext:value-type="float">
            <text:p>7.814</text:p>
          </table:table-cell>
          <table:table-cell office:value-type="float" office:value="6.791" calcext:value-type="float">
            <text:p>6.791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Fe(1)O(3)H(3)</text:p>
          </table:table-cell>
          <table:table-cell office:value-type="float" office:value="34.36" calcext:value-type="float">
            <text:p>34.36</text:p>
          </table:table-cell>
          <table:table-cell office:value-type="float" office:value="-3.021" calcext:value-type="float">
            <text:p>-3.021</text:p>
          </table:table-cell>
          <table:table-cell office:value-type="float" office:value="-2.834" calcext:value-type="float">
            <text:p>-2.834</text:p>
          </table:table-cell>
          <table:table-cell office:value-type="float" office:value="-2.559" calcext:value-type="float">
            <text:p>-2.559</text:p>
          </table:table-cell>
          <table:table-cell office:value-type="float" office:value="-2.24" calcext:value-type="float">
            <text:p>-2.24</text:p>
          </table:table-cell>
          <table:table-cell office:value-type="float" office:value="-1.861" calcext:value-type="float">
            <text:p>-1.861</text:p>
          </table:table-cell>
          <table:table-cell office:value-type="float" office:value="-1.526" calcext:value-type="float">
            <text:p>-1.526</text:p>
          </table:table-cell>
          <table:table-cell office:value-type="float" office:value="-1.252" calcext:value-type="float">
            <text:p>-1.252</text:p>
          </table:table-cell>
          <table:table-cell office:value-type="float" office:value="-1.051" calcext:value-type="float">
            <text:p>-1.05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hydrite</text:p>
          </table:table-cell>
          <table:table-cell office:value-type="string" calcext:value-type="string">
            <text:p>Fe(1)O(3)H(3)</text:p>
          </table:table-cell>
          <table:table-cell office:value-type="float" office:value="34.36" calcext:value-type="float">
            <text:p>34.36</text:p>
          </table:table-cell>
          <table:table-cell office:value-type="float" office:value="500" calcext:value-type="float">
            <text:p>500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2(SO4)3</text:p>
          </table:table-cell>
          <table:table-cell office:value-type="string" calcext:value-type="string">
            <text:p>Fe(2)S(3)O(12)</text:p>
          </table:table-cell>
          <table:table-cell office:value-type="float" office:value="130.8" calcext:value-type="float">
            <text:p>130.8</text:p>
          </table:table-cell>
          <table:table-cell office:value-type="float" office:value="-13.14" calcext:value-type="float">
            <text:p>-13.14</text:p>
          </table:table-cell>
          <table:table-cell office:value-type="float" office:value="-13.77" calcext:value-type="float">
            <text:p>-13.77</text:p>
          </table:table-cell>
          <table:table-cell office:value-type="float" office:value="-15.14" calcext:value-type="float">
            <text:p>-15.14</text:p>
          </table:table-cell>
          <table:table-cell office:value-type="float" office:value="-17.01" calcext:value-type="float">
            <text:p>-17.01</text:p>
          </table:table-cell>
          <table:table-cell office:value-type="float" office:value="-19.63" calcext:value-type="float">
            <text:p>-19.63</text:p>
          </table:table-cell>
          <table:table-cell office:value-type="float" office:value="-22.57" calcext:value-type="float">
            <text:p>-22.57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0.22" calcext:value-type="float">
            <text:p>-30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2</text:p>
          </table:table-cell>
          <table:table-cell office:value-type="string" calcext:value-type="string">
            <text:p>Fe(1)F(2)</text:p>
          </table:table-cell>
          <table:table-cell office:value-type="float" office:value="22.94" calcext:value-type="float">
            <text:p>22.94</text:p>
          </table:table-cell>
          <table:table-cell office:value-type="float" office:value="-1.631" calcext:value-type="float">
            <text:p>-1.631</text:p>
          </table:table-cell>
          <table:table-cell office:value-type="float" office:value="-2.382" calcext:value-type="float">
            <text:p>-2.382</text:p>
          </table:table-cell>
          <table:table-cell office:value-type="float" office:value="-3.426" calcext:value-type="float">
            <text:p>-3.426</text:p>
          </table:table-cell>
          <table:table-cell office:value-type="float" office:value="-4.552" calcext:value-type="float">
            <text:p>-4.552</text:p>
          </table:table-cell>
          <table:table-cell office:value-type="float" office:value="-5.891" calcext:value-type="float">
            <text:p>-5.891</text:p>
          </table:table-cell>
          <table:table-cell office:value-type="float" office:value="-7.223" calcext:value-type="float">
            <text:p>-7.223</text:p>
          </table:table-cell>
          <table:table-cell office:value-type="float" office:value="-8.647" calcext:value-type="float">
            <text:p>-8.647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3</text:p>
          </table:table-cell>
          <table:table-cell office:value-type="string" calcext:value-type="string">
            <text:p>Fe(1)F(3)</text:p>
          </table:table-cell>
          <table:table-cell office:value-type="float" office:value="32.06" calcext:value-type="float">
            <text:p>32.06</text:p>
          </table:table-cell>
          <table:table-cell office:value-type="float" office:value="-29.15" calcext:value-type="float">
            <text:p>-29.15</text:p>
          </table:table-cell>
          <table:table-cell office:value-type="float" office:value="-27.73" calcext:value-type="float">
            <text:p>-27.73</text:p>
          </table:table-cell>
          <table:table-cell office:value-type="float" office:value="-26.29" calcext:value-type="float">
            <text:p>-26.29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3" calcext:value-type="float">
            <text:p>-24.3</text:p>
          </table:table-cell>
          <table:table-cell office:value-type="float" office:value="-23.94" calcext:value-type="float">
            <text:p>-23.9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float" office:value="12" calcext:value-type="float">
            <text:p>12</text:p>
          </table:table-cell>
          <table:table-cell office:value-type="float" office:value="15.23" calcext:value-type="float">
            <text:p>15.23</text:p>
          </table:table-cell>
          <table:table-cell office:value-type="float" office:value="13.53" calcext:value-type="float">
            <text:p>13.53</text:p>
          </table:table-cell>
          <table:table-cell office:value-type="float" office:value="11.58" calcext:value-type="float">
            <text:p>11.58</text:p>
          </table:table-cell>
          <table:table-cell office:value-type="float" office:value="9.799" calcext:value-type="float">
            <text:p>9.799</text:p>
          </table:table-cell>
          <table:table-cell office:value-type="float" office:value="8.038" calcext:value-type="float">
            <text:p>8.038</text:p>
          </table:table-cell>
          <table:table-cell office:value-type="float" office:value="6.625" calcext:value-type="float">
            <text:p>6.625</text:p>
          </table:table-cell>
          <table:table-cell office:value-type="float" office:value="5.434" calcext:value-type="float">
            <text:p>5.434</text:p>
          </table:table-cell>
          <table:table-cell office:value-type="float" office:value="4.376" calcext:value-type="float">
            <text:p>4.3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SO4</text:p>
          </table:table-cell>
          <table:table-cell office:value-type="string" calcext:value-type="string">
            <text:p>Fe(1)S(1)O(4)</text:p>
          </table:table-cell>
          <table:table-cell office:value-type="float" office:value="41.58" calcext:value-type="float">
            <text:p>41.58</text:p>
          </table:table-cell>
          <table:table-cell office:value-type="float" office:value="3.733" calcext:value-type="float">
            <text:p>3.733</text:p>
          </table:table-cell>
          <table:table-cell office:value-type="float" office:value="2.656" calcext:value-type="float">
            <text:p>2.656</text:p>
          </table:table-cell>
          <table:table-cell office:value-type="float" office:value="1.198" calcext:value-type="float">
            <text:p>1.198</text:p>
          </table:table-cell>
          <table:table-cell office:value-type="float" office:value="-0.3412" calcext:value-type="float">
            <text:p>-0.341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3.817" calcext:value-type="float">
            <text:p>-3.817</text:p>
          </table:table-cell>
          <table:table-cell office:value-type="float" office:value="-5.548" calcext:value-type="float">
            <text:p>-5.548</text:p>
          </table:table-cell>
          <table:table-cell office:value-type="float" office:value="-7.488" calcext:value-type="float">
            <text:p>-7.4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Ca</text:p>
          </table:table-cell>
          <table:table-cell office:value-type="string" calcext:value-type="string">
            <text:p>Fe(2)Ca(1)O(4)</text:p>
          </table:table-cell>
          <table:table-cell office:value-type="float" office:value="44.98" calcext:value-type="float">
            <text:p>44.98</text:p>
          </table:table-cell>
          <table:table-cell office:value-type="float" office:value="5.685" calcext:value-type="float">
            <text:p>5.685</text:p>
          </table:table-cell>
          <table:table-cell office:value-type="float" office:value="4.542" calcext:value-type="float">
            <text:p>4.542</text:p>
          </table:table-cell>
          <table:table-cell office:value-type="float" office:value="3.278" calcext:value-type="float">
            <text:p>3.278</text:p>
          </table:table-cell>
          <table:table-cell office:value-type="float" office:value="2.183" calcext:value-type="float">
            <text:p>2.183</text:p>
          </table:table-cell>
          <table:table-cell office:value-type="float" office:value="1.142" calcext:value-type="float">
            <text:p>1.142</text:p>
          </table:table-cell>
          <table:table-cell office:value-type="float" office:value="0.2994" calcext:value-type="float">
            <text:p>0.2994</text:p>
          </table:table-cell>
          <table:table-cell office:value-type="float" office:value="-0.4722" calcext:value-type="float">
            <text:p>-0.4722</text:p>
          </table:table-cell>
          <table:table-cell office:value-type="float" office:value="-1.274" calcext:value-type="float">
            <text:p>-1.2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Cu</text:p>
          </table:table-cell>
          <table:table-cell office:value-type="string" calcext:value-type="string">
            <text:p>Fe(2)Cu(1)O(4)</text:p>
          </table:table-cell>
          <table:table-cell office:value-type="float" office:value="44.53" calcext:value-type="float">
            <text:p>44.53</text:p>
          </table:table-cell>
          <table:table-cell office:value-type="float" office:value="-6.367" calcext:value-type="float">
            <text:p>-6.367</text:p>
          </table:table-cell>
          <table:table-cell office:value-type="float" office:value="-6.664" calcext:value-type="float">
            <text:p>-6.664</text:p>
          </table:table-cell>
          <table:table-cell office:value-type="float" office:value="-6.941" calcext:value-type="float">
            <text:p>-6.941</text:p>
          </table:table-cell>
          <table:table-cell office:value-type="float" office:value="-7.117" calcext:value-type="float">
            <text:p>-7.117</text:p>
          </table:table-cell>
          <table:table-cell office:value-type="float" office:value="-7.235" calcext:value-type="float">
            <text:p>-7.235</text:p>
          </table:table-cell>
          <table:table-cell office:value-type="float" office:value="-7.339" calcext:value-type="float">
            <text:p>-7.339</text:p>
          </table:table-cell>
          <table:table-cell office:value-type="float" office:value="-7.511" calcext:value-type="float">
            <text:p>-7.511</text:p>
          </table:table-cell>
          <table:table-cell office:value-type="float" office:value="-7.818" calcext:value-type="float">
            <text:p>-7.8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Dicalcium</text:p>
          </table:table-cell>
          <table:table-cell office:value-type="string" calcext:value-type="string">
            <text:p>Fe(2)Ca(2)O(5)</text:p>
          </table:table-cell>
          <table:table-cell office:value-type="float" office:value="67.18" calcext:value-type="float">
            <text:p>67.18</text:p>
          </table:table-cell>
          <table:table-cell office:value-type="float" office:value="44.37" calcext:value-type="float">
            <text:p>44.37</text:p>
          </table:table-cell>
          <table:table-cell office:value-type="float" office:value="39.85" calcext:value-type="float">
            <text:p>39.85</text:p>
          </table:table-cell>
          <table:table-cell office:value-type="float" office:value="34.72" calcext:value-type="float">
            <text:p>34.72</text:p>
          </table:table-cell>
          <table:table-cell office:value-type="float" office:value="30.08" calcext:value-type="float">
            <text:p>30.08</text:p>
          </table:table-cell>
          <table:table-cell office:value-type="float" office:value="25.55" calcext:value-type="float">
            <text:p>25.55</text:p>
          </table:table-cell>
          <table:table-cell office:value-type="float" office:value="21.92" calcext:value-type="float">
            <text:p>21.92</text:p>
          </table:table-cell>
          <table:table-cell office:value-type="float" office:value="18.85" calcext:value-type="float">
            <text:p>18.85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Mg</text:p>
          </table:table-cell>
          <table:table-cell office:value-type="string" calcext:value-type="string">
            <text:p>Fe(2)Mg(1)O(4)</text:p>
          </table:table-cell>
          <table:table-cell office:value-type="float" office:value="44.57" calcext:value-type="float">
            <text:p>44.57</text:p>
          </table:table-cell>
          <table:table-cell office:value-type="float" office:value="5.458" calcext:value-type="float">
            <text:p>5.458</text:p>
          </table:table-cell>
          <table:table-cell office:value-type="float" office:value="4.075" calcext:value-type="float">
            <text:p>4.075</text:p>
          </table:table-cell>
          <table:table-cell office:value-type="float" office:value="2.526" calcext:value-type="float">
            <text:p>2.526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258" calcext:value-type="float">
            <text:p>-0.1258</text:p>
          </table:table-cell>
          <table:table-cell office:value-type="float" office:value="-1.166" calcext:value-type="float">
            <text:p>-1.166</text:p>
          </table:table-cell>
          <table:table-cell office:value-type="float" office:value="-2.099" calcext:value-type="float">
            <text:p>-2.099</text:p>
          </table:table-cell>
          <table:table-cell office:value-type="float" office:value="-3.033" calcext:value-type="float">
            <text:p>-3.0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Zn</text:p>
          </table:table-cell>
          <table:table-cell office:value-type="string" calcext:value-type="string">
            <text:p>Fe(2)Zn(1)O(4)</text:p>
          </table:table-cell>
          <table:table-cell office:value-type="float" office:value="45.23" calcext:value-type="float">
            <text:p>45.23</text:p>
          </table:table-cell>
          <table:table-cell office:value-type="float" office:value="-4.712" calcext:value-type="float">
            <text:p>-4.712</text:p>
          </table:table-cell>
          <table:table-cell office:value-type="float" office:value="-5.246" calcext:value-type="float">
            <text:p>-5.246</text:p>
          </table:table-cell>
          <table:table-cell office:value-type="float" office:value="-5.805" calcext:value-type="float">
            <text:p>-5.805</text:p>
          </table:table-cell>
          <table:table-cell office:value-type="float" office:value="-6.248" calcext:value-type="float">
            <text:p>-6.248</text:p>
          </table:table-cell>
          <table:table-cell office:value-type="float" office:value="-6.637" calcext:value-type="float">
            <text:p>-6.637</text:p>
          </table:table-cell>
          <table:table-cell office:value-type="float" office:value="-6.958" calcext:value-type="float">
            <text:p>-6.958</text:p>
          </table:table-cell>
          <table:table-cell office:value-type="float" office:value="-7.306" calcext:value-type="float">
            <text:p>-7.306</text:p>
          </table:table-cell>
          <table:table-cell office:value-type="float" office:value="-7.757" calcext:value-type="float">
            <text:p>-7.7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Si(1)Fe(1)O(3)</text:p>
          </table:table-cell>
          <table:table-cell office:value-type="float" office:value="32.95" calcext:value-type="float">
            <text:p>32.95</text:p>
          </table:table-cell>
          <table:table-cell office:value-type="float" office:value="8.265" calcext:value-type="float">
            <text:p>8.265</text:p>
          </table:table-cell>
          <table:table-cell office:value-type="float" office:value="7.447" calcext:value-type="float">
            <text:p>7.447</text:p>
          </table:table-cell>
          <table:table-cell office:value-type="float" office:value="6.304" calcext:value-type="float">
            <text:p>6.304</text:p>
          </table:table-cell>
          <table:table-cell office:value-type="float" office:value="5.179" calcext:value-type="float">
            <text:p>5.179</text:p>
          </table:table-cell>
          <table:table-cell office:value-type="float" office:value="4.034" calcext:value-type="float">
            <text:p>4.034</text:p>
          </table:table-cell>
          <table:table-cell office:value-type="float" office:value="3.104" calcext:value-type="float">
            <text:p>3.104</text:p>
          </table:table-cell>
          <table:table-cell office:value-type="float" office:value="2.31" calcext:value-type="float">
            <text:p>2.3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luorapatite</text:p>
          </table:table-cell>
          <table:table-cell office:value-type="string" calcext:value-type="string">
            <text:p>Ca(5)F(1)P(3)O(12)</text:p>
          </table:table-cell>
          <table:table-cell office:value-type="float" office:value="500" calcext:value-type="float">
            <text:p>500</text:p>
          </table:table-cell>
          <table:table-cell office:value-type="float" office:value="-23.85" calcext:value-type="float">
            <text:p>-23.85</text:p>
          </table:table-cell>
          <table:table-cell office:value-type="float" office:value="-24.99" calcext:value-type="float">
            <text:p>-24.99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9.73" calcext:value-type="float">
            <text:p>-29.73</text:p>
          </table:table-cell>
          <table:table-cell office:value-type="float" office:value="-33.36" calcext:value-type="float">
            <text:p>-33.36</text:p>
          </table:table-cell>
          <table:table-cell office:value-type="float" office:value="-37.38" calcext:value-type="float">
            <text:p>-37.38</text:p>
          </table:table-cell>
          <table:table-cell office:value-type="float" office:value="-42" calcext:value-type="float">
            <text:p>-42</text:p>
          </table:table-cell>
          <table:table-cell office:value-type="float" office:value="-47.74" calcext:value-type="float">
            <text:p>-47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(1)F(2)</text:p>
          </table:table-cell>
          <table:table-cell office:value-type="float" office:value="24.54" calcext:value-type="float">
            <text:p>24.5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04" calcext:value-type="float">
            <text:p>-10.04</text:p>
          </table:table-cell>
          <table:table-cell office:value-type="float" office:value="-9.907" calcext:value-type="float">
            <text:p>-9.907</text:p>
          </table:table-cell>
          <table:table-cell office:value-type="float" office:value="-9.967" calcext:value-type="float">
            <text:p>-9.967</text:p>
          </table:table-cell>
          <table:table-cell office:value-type="float" office:value="-10.27" calcext:value-type="float">
            <text:p>-10.27</text:p>
          </table:table-cell>
          <table:table-cell office:value-type="float" office:value="-10.78" calcext:value-type="float">
            <text:p>-10.78</text:p>
          </table:table-cell>
          <table:table-cell office:value-type="float" office:value="-11.55" calcext:value-type="float">
            <text:p>-11.55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Si(1)Mg(2)O(4)</text:p>
          </table:table-cell>
          <table:table-cell office:value-type="float" office:value="43.79" calcext:value-type="float">
            <text:p>43.79</text:p>
          </table:table-cell>
          <table:table-cell office:value-type="float" office:value="31.05" calcext:value-type="float">
            <text:p>31.05</text:p>
          </table:table-cell>
          <table:table-cell office:value-type="float" office:value="27.86" calcext:value-type="float">
            <text:p>27.86</text:p>
          </table:table-cell>
          <table:table-cell office:value-type="float" office:value="24.01" calcext:value-type="float">
            <text:p>24.01</text:p>
          </table:table-cell>
          <table:table-cell office:value-type="float" office:value="20.45" calcext:value-type="float">
            <text:p>20.45</text:p>
          </table:table-cell>
          <table:table-cell office:value-type="float" office:value="16.94" calcext:value-type="float">
            <text:p>16.94</text:p>
          </table:table-cell>
          <table:table-cell office:value-type="float" office:value="14.15" calcext:value-type="float">
            <text:p>14.15</text:p>
          </table:table-cell>
          <table:table-cell office:value-type="float" office:value="11.83" calcext:value-type="float">
            <text:p>11.83</text:p>
          </table:table-cell>
          <table:table-cell office:value-type="float" office:value="9.787" calcext:value-type="float">
            <text:p>9.7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Si(3)Ca(4)O(11.5)H(3)</text:p>
          </table:table-cell>
          <table:table-cell office:value-type="float" office:value="154.2" calcext:value-type="float">
            <text:p>154.2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  <table:table-cell office:value-type="float" office:value="59.08" calcext:value-type="float">
            <text:p>59.08</text:p>
          </table:table-cell>
          <table:table-cell office:value-type="float" office:value="52.62" calcext:value-type="float">
            <text:p>52.62</text:p>
          </table:table-cell>
          <table:table-cell office:value-type="float" office:value="46.18" calcext:value-type="float">
            <text:p>46.18</text:p>
          </table:table-cell>
          <table:table-cell office:value-type="float" office:value="41.04" calcext:value-type="float">
            <text:p>41.04</text:p>
          </table:table-cell>
          <table:table-cell office:value-type="float" office:value="36.75" calcext:value-type="float">
            <text:p>36.75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rankdicksonite</text:p>
          </table:table-cell>
          <table:table-cell office:value-type="string" calcext:value-type="string">
            <text:p>F(2)Ba(1)</text:p>
          </table:table-cell>
          <table:table-cell office:value-type="float" office:value="35.82" calcext:value-type="float">
            <text:p>35.82</text:p>
          </table:table-cell>
          <table:table-cell office:value-type="float" office:value="500" calcext:value-type="float">
            <text:p>500</text:p>
          </table:table-cell>
          <table:table-cell office:value-type="float" office:value="-5.76" calcext:value-type="float">
            <text:p>-5.7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S(1)Pb(1)</text:p>
          </table:table-cell>
          <table:table-cell office:value-type="float" office:value="31.49" calcext:value-type="float">
            <text:p>31.49</text:p>
          </table:table-cell>
          <table:table-cell office:value-type="float" office:value="136" calcext:value-type="float">
            <text:p>136</text:p>
          </table:table-cell>
          <table:table-cell office:value-type="float" office:value="123.4" calcext:value-type="float">
            <text:p>123.4</text:p>
          </table:table-cell>
          <table:table-cell office:value-type="float" office:value="108.9" calcext:value-type="float">
            <text:p>108.9</text:p>
          </table:table-cell>
          <table:table-cell office:value-type="float" office:value="95.55" calcext:value-type="float">
            <text:p>95.55</text:p>
          </table:table-cell>
          <table:table-cell office:value-type="float" office:value="82.27" calcext:value-type="float">
            <text:p>82.27</text:p>
          </table:table-cell>
          <table:table-cell office:value-type="float" office:value="71.66" calcext:value-type="float">
            <text:p>71.66</text:p>
          </table:table-cell>
          <table:table-cell office:value-type="float" office:value="62.88" calcext:value-type="float">
            <text:p>62.88</text:p>
          </table:table-cell>
          <table:table-cell office:value-type="float" office:value="55.36" calcext:value-type="float">
            <text:p>55.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aylussite</text:p>
          </table:table-cell>
          <table:table-cell office:value-type="string" calcext:value-type="string">
            <text:p>Ca(1)Na(2)C(2)O(11)H(10)</text:p>
          </table:table-cell>
          <table:table-cell office:value-type="float" office:value="148.2" calcext:value-type="float">
            <text:p>148.2</text:p>
          </table:table-cell>
          <table:table-cell office:value-type="float" office:value="500" calcext:value-type="float">
            <text:p>500</text:p>
          </table:table-cell>
          <table:table-cell office:value-type="float" office:value="11.16" calcext:value-type="float">
            <text:p>11.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Si(1)Al(2)Ca(2)O(7)</text:p>
          </table:table-cell>
          <table:table-cell office:value-type="float" office:value="90.24" calcext:value-type="float">
            <text:p>90.24</text:p>
          </table:table-cell>
          <table:table-cell office:value-type="float" office:value="64.01" calcext:value-type="float">
            <text:p>64.01</text:p>
          </table:table-cell>
          <table:table-cell office:value-type="float" office:value="56.3" calcext:value-type="float">
            <text:p>56.3</text:p>
          </table:table-cell>
          <table:table-cell office:value-type="float" office:value="47.17" calcext:value-type="float">
            <text:p>47.17</text:p>
          </table:table-cell>
          <table:table-cell office:value-type="float" office:value="38.7" calcext:value-type="float">
            <text:p>38.7</text:p>
          </table:table-cell>
          <table:table-cell office:value-type="float" office:value="30.21" calcext:value-type="float">
            <text:p>30.21</text:p>
          </table:table-cell>
          <table:table-cell office:value-type="float" office:value="23.28" calcext:value-type="float">
            <text:p>23.28</text:p>
          </table:table-cell>
          <table:table-cell office:value-type="float" office:value="17.37" calcext:value-type="float">
            <text:p>17.3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1)O(3)H(3)</text:p>
          </table:table-cell>
          <table:table-cell office:value-type="float" office:value="31.96" calcext:value-type="float">
            <text:p>31.96</text:p>
          </table:table-cell>
          <table:table-cell office:value-type="float" office:value="9.379" calcext:value-type="float">
            <text:p>9.379</text:p>
          </table:table-cell>
          <table:table-cell office:value-type="float" office:value="7.756" calcext:value-type="float">
            <text:p>7.756</text:p>
          </table:table-cell>
          <table:table-cell office:value-type="float" office:value="5.829" calcext:value-type="float">
            <text:p>5.829</text:p>
          </table:table-cell>
          <table:table-cell office:value-type="float" office:value="3.998" calcext:value-type="float">
            <text:p>3.998</text:p>
          </table:table-cell>
          <table:table-cell office:value-type="float" office:value="2.085" calcext:value-type="float">
            <text:p>2.085</text:p>
          </table:table-cell>
          <table:table-cell office:value-type="float" office:value="0.4377" calcext:value-type="float">
            <text:p>0.4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-2.475" calcext:value-type="float">
            <text:p>-2.4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ismondine</text:p>
          </table:table-cell>
          <table:table-cell office:value-type="string" calcext:value-type="string">
            <text:p>Si(4)Al(4)Ca(2)O(25)H(1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1.72" calcext:value-type="float">
            <text:p>41.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lauberite</text:p>
          </table:table-cell>
          <table:table-cell office:value-type="string" calcext:value-type="string">
            <text:p>Ca(1)Na(2)S(2)O(8)</text:p>
          </table:table-cell>
          <table:table-cell office:value-type="float" office:value="101.1" calcext:value-type="float">
            <text:p>101.1</text:p>
          </table:table-cell>
          <table:table-cell office:value-type="float" office:value="500" calcext:value-type="float">
            <text:p>500</text:p>
          </table:table-cell>
          <table:table-cell office:value-type="float" office:value="-5.469" calcext:value-type="float">
            <text:p>-5.4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(1)O(2)H(1)</text:p>
          </table:table-cell>
          <table:table-cell office:value-type="float" office:value="20.82" calcext:value-type="float">
            <text:p>20.82</text:p>
          </table:table-cell>
          <table:table-cell office:value-type="float" office:value="-8.493" calcext:value-type="float">
            <text:p>-8.493</text:p>
          </table:table-cell>
          <table:table-cell office:value-type="float" office:value="-7.955" calcext:value-type="float">
            <text:p>-7.955</text:p>
          </table:table-cell>
          <table:table-cell office:value-type="float" office:value="-7.263" calcext:value-type="float">
            <text:p>-7.263</text:p>
          </table:table-cell>
          <table:table-cell office:value-type="float" office:value="-6.542" calcext:value-type="float">
            <text:p>-6.542</text:p>
          </table:table-cell>
          <table:table-cell office:value-type="float" office:value="-5.739" calcext:value-type="float">
            <text:p>-5.739</text:p>
          </table:table-cell>
          <table:table-cell office:value-type="float" office:value="-5.04" calcext:value-type="float">
            <text:p>-5.0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Si(2)Fe(3)O(9)H(4)</text:p>
          </table:table-cell>
          <table:table-cell office:value-type="float" office:value="115" calcext:value-type="float">
            <text:p>115</text:p>
          </table:table-cell>
          <table:table-cell office:value-type="float" office:value="25.12" calcext:value-type="float">
            <text:p>25.12</text:p>
          </table:table-cell>
          <table:table-cell office:value-type="float" office:value="22.67" calcext:value-type="float">
            <text:p>22.67</text:p>
          </table:table-cell>
          <table:table-cell office:value-type="float" office:value="19.49" calcext:value-type="float">
            <text:p>19.49</text:p>
          </table:table-cell>
          <table:table-cell office:value-type="float" office:value="16.46" calcext:value-type="float">
            <text:p>16.46</text:p>
          </table:table-cell>
          <table:table-cell office:value-type="float" office:value="13.44" calcext:value-type="float">
            <text:p>13.44</text:p>
          </table:table-cell>
          <table:table-cell office:value-type="float" office:value="11.02" calcext:value-type="float">
            <text:p>11.02</text:p>
          </table:table-cell>
          <table:table-cell office:value-type="float" office:value="8.964" calcext:value-type="float">
            <text:p>8.964</text:p>
          </table:table-cell>
          <table:table-cell office:value-type="float" office:value="7.059" calcext:value-type="float">
            <text:p>7.0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Si(3)Al(2)Ca(3)O(12)</text:p>
          </table:table-cell>
          <table:table-cell office:value-type="float" office:value="125.3" calcext:value-type="float">
            <text:p>125.3</text:p>
          </table:table-cell>
          <table:table-cell office:value-type="float" office:value="58.5" calcext:value-type="float">
            <text:p>58.5</text:p>
          </table:table-cell>
          <table:table-cell office:value-type="float" office:value="51.92" calcext:value-type="float">
            <text:p>51.92</text:p>
          </table:table-cell>
          <table:table-cell office:value-type="float" office:value="43.71" calcext:value-type="float">
            <text:p>43.71</text:p>
          </table:table-cell>
          <table:table-cell office:value-type="float" office:value="35.9" calcext:value-type="float">
            <text:p>35.9</text:p>
          </table:table-cell>
          <table:table-cell office:value-type="float" office:value="27.99" calcext:value-type="float">
            <text:p>27.99</text:p>
          </table:table-cell>
          <table:table-cell office:value-type="float" office:value="21.5" calcext:value-type="float">
            <text:p>21.5</text:p>
          </table:table-cell>
          <table:table-cell office:value-type="float" office:value="15.9" calcext:value-type="float">
            <text:p>15.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float" office:value="74.69" calcext:value-type="float">
            <text:p>74.69</text:p>
          </table:table-cell>
          <table:table-cell office:value-type="float" office:value="-4.533" calcext:value-type="float">
            <text:p>-4.533</text:p>
          </table:table-cell>
          <table:table-cell office:value-type="float" office:value="-4.482" calcext:value-type="float">
            <text:p>-4.482</text:p>
          </table:table-cell>
          <table:table-cell office:value-type="float" office:value="-4.609" calcext:value-type="float">
            <text:p>-4.609</text:p>
          </table:table-cell>
          <table:table-cell office:value-type="float" office:value="-4.904" calcext:value-type="float">
            <text:p>-4.904</text:p>
          </table:table-cell>
          <table:table-cell office:value-type="float" office:value="-5.43" calcext:value-type="float">
            <text:p>-5.43</text:p>
          </table:table-cell>
          <table:table-cell office:value-type="float" office:value="-6.127" calcext:value-type="float">
            <text:p>-6.127</text:p>
          </table:table-cell>
          <table:table-cell office:value-type="float" office:value="-7.039" calcext:value-type="float">
            <text:p>-7.039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Si(3)Ca(2)O(10.5)H(5)</text:p>
          </table:table-cell>
          <table:table-cell office:value-type="float" office:value="136.8" calcext:value-type="float">
            <text:p>136.8</text:p>
          </table:table-cell>
          <table:table-cell office:value-type="float" office:value="23.95" calcext:value-type="float">
            <text:p>23.95</text:p>
          </table:table-cell>
          <table:table-cell office:value-type="float" office:value="22.91" calcext:value-type="float">
            <text:p>22.91</text:p>
          </table:table-cell>
          <table:table-cell office:value-type="float" office:value="21.17" calcext:value-type="float">
            <text:p>21.17</text:p>
          </table:table-cell>
          <table:table-cell office:value-type="float" office:value="19.4" calcext:value-type="float">
            <text:p>19.4</text:p>
          </table:table-cell>
          <table:table-cell office:value-type="float" office:value="17.63" calcext:value-type="float">
            <text:p>17.63</text:p>
          </table:table-cell>
          <table:table-cell office:value-type="float" office:value="16.24" calcext:value-type="float">
            <text:p>16.24</text:p>
          </table:table-cell>
          <table:table-cell office:value-type="float" office:value="15.08" calcext:value-type="float">
            <text:p>15.08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(1)Cl(1)</text:p>
          </table:table-cell>
          <table:table-cell office:value-type="float" office:value="27.02" calcext:value-type="float">
            <text:p>27.02</text:p>
          </table:table-cell>
          <table:table-cell office:value-type="float" office:value="1.492" calcext:value-type="float">
            <text:p>1.492</text:p>
          </table:table-cell>
          <table:table-cell office:value-type="float" office:value="1.585" calcext:value-type="float">
            <text:p>1.5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78" calcext:value-type="float">
            <text:p>1.578</text:p>
          </table:table-cell>
          <table:table-cell office:value-type="float" office:value="1.45" calcext:value-type="float">
            <text:p>1.45</text:p>
          </table:table-cell>
          <table:table-cell office:value-type="float" office:value="1.242" calcext:value-type="float">
            <text:p>1.242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trurite</text:p>
          </table:table-cell>
          <table:table-cell office:value-type="string" calcext:value-type="string">
            <text:p>Si(1)Ca(3)O(5)</text:p>
          </table:table-cell>
          <table:table-cell office:value-type="float" office:value="75.6" calcext:value-type="float">
            <text:p>75.6</text:p>
          </table:table-cell>
          <table:table-cell office:value-type="float" office:value="80.27" calcext:value-type="float">
            <text:p>80.27</text:p>
          </table:table-cell>
          <table:table-cell office:value-type="float" office:value="73.41" calcext:value-type="float">
            <text:p>73.41</text:p>
          </table:table-cell>
          <table:table-cell office:value-type="float" office:value="65.33" calcext:value-type="float">
            <text:p>65.33</text:p>
          </table:table-cell>
          <table:table-cell office:value-type="float" office:value="57.87" calcext:value-type="float">
            <text:p>57.87</text:p>
          </table:table-cell>
          <table:table-cell office:value-type="float" office:value="50.47" calcext:value-type="float">
            <text:p>50.47</text:p>
          </table:table-cell>
          <table:table-cell office:value-type="float" office:value="44.56" calcext:value-type="float">
            <text:p>44.56</text:p>
          </table:table-cell>
          <table:table-cell office:value-type="float" office:value="39.64" calcext:value-type="float">
            <text:p>39.64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usmannite</text:p>
          </table:table-cell>
          <table:table-cell office:value-type="string" calcext:value-type="string">
            <text:p>Mn(3)O(4)</text:p>
          </table:table-cell>
          <table:table-cell office:value-type="float" office:value="500" calcext:value-type="float">
            <text:p>500</text:p>
          </table:table-cell>
          <table:table-cell office:value-type="float" office:value="20.56" calcext:value-type="float">
            <text:p>20.56</text:p>
          </table:table-cell>
          <table:table-cell office:value-type="float" office:value="18.32" calcext:value-type="float">
            <text:p>18.32</text:p>
          </table:table-cell>
          <table:table-cell office:value-type="float" office:value="15.84" calcext:value-type="float">
            <text:p>15.84</text:p>
          </table:table-cell>
          <table:table-cell office:value-type="float" office:value="13.66" calcext:value-type="float">
            <text:p>13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04" calcext:value-type="float">
            <text:p>10.04</text:p>
          </table:table-cell>
          <table:table-cell office:value-type="float" office:value="8.758" calcext:value-type="float">
            <text:p>8.758</text:p>
          </table:table-cell>
          <table:table-cell office:value-type="float" office:value="7.641" calcext:value-type="float">
            <text:p>7.6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azlewoodite</text:p>
          </table:table-cell>
          <table:table-cell office:value-type="string" calcext:value-type="string">
            <text:p>S(2)Ni(3)</text:p>
          </table:table-cell>
          <table:table-cell office:value-type="float" office:value="40.95" calcext:value-type="float">
            <text:p>40.95</text:p>
          </table:table-cell>
          <table:table-cell office:value-type="float" office:value="336.9" calcext:value-type="float">
            <text:p>336.9</text:p>
          </table:table-cell>
          <table:table-cell office:value-type="float" office:value="304.8" calcext:value-type="float">
            <text:p>304.8</text:p>
          </table:table-cell>
          <table:table-cell office:value-type="float" office:value="267.7" calcext:value-type="float">
            <text:p>267.7</text:p>
          </table:table-cell>
          <table:table-cell office:value-type="float" office:value="233.5" calcext:value-type="float">
            <text:p>233.5</text:p>
          </table:table-cell>
          <table:table-cell office:value-type="float" office:value="199.6" calcext:value-type="float">
            <text:p>199.6</text:p>
          </table:table-cell>
          <table:table-cell office:value-type="float" office:value="172.5" calcext:value-type="float">
            <text:p>172.5</text:p>
          </table:table-cell>
          <table:table-cell office:value-type="float" office:value="150" calcext:value-type="float">
            <text:p>150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Si(2)Fe(1)Ca(1)O(6)</text:p>
          </table:table-cell>
          <table:table-cell office:value-type="float" office:value="68.27" calcext:value-type="float">
            <text:p>68.27</text:p>
          </table:table-cell>
          <table:table-cell office:value-type="float" office:value="21.39" calcext:value-type="float">
            <text:p>21.39</text:p>
          </table:table-cell>
          <table:table-cell office:value-type="float" office:value="19.61" calcext:value-type="float">
            <text:p>19.61</text:p>
          </table:table-cell>
          <table:table-cell office:value-type="float" office:value="17.16" calcext:value-type="float">
            <text:p>17.16</text:p>
          </table:table-cell>
          <table:table-cell office:value-type="float" office:value="14.76" calcext:value-type="float">
            <text:p>14.7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36" calcext:value-type="float">
            <text:p>10.36</text:p>
          </table:table-cell>
          <table:table-cell office:value-type="float" office:value="8.678" calcext:value-type="float">
            <text:p>8.678</text:p>
          </table:table-cell>
          <table:table-cell office:value-type="float" office:value="7.139" calcext:value-type="float">
            <text:p>7.1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float" office:value="30.27" calcext:value-type="float">
            <text:p>30.27</text:p>
          </table:table-cell>
          <table:table-cell office:value-type="float" office:value="-17.9" calcext:value-type="float">
            <text:p>-17.9</text:p>
          </table:table-cell>
          <table:table-cell office:value-type="float" office:value="-16.87" calcext:value-type="float">
            <text:p>-16.87</text:p>
          </table:table-cell>
          <table:table-cell office:value-type="float" office:value="-15.64" calcext:value-type="float">
            <text:p>-15.64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3.26" calcext:value-type="float">
            <text:p>-13.26</text:p>
          </table:table-cell>
          <table:table-cell office:value-type="float" office:value="-12.3" calcext:value-type="float">
            <text:p>-12.3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1.08" calcext:value-type="float">
            <text:p>-11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rcynite</text:p>
          </table:table-cell>
          <table:table-cell office:value-type="string" calcext:value-type="string">
            <text:p>Al(2)Fe(1)O(4)</text:p>
          </table:table-cell>
          <table:table-cell office:value-type="float" office:value="40.75" calcext:value-type="float">
            <text:p>40.75</text:p>
          </table:table-cell>
          <table:table-cell office:value-type="float" office:value="34.36" calcext:value-type="float">
            <text:p>34.36</text:p>
          </table:table-cell>
          <table:table-cell office:value-type="float" office:value="28.85" calcext:value-type="float">
            <text:p>28.85</text:p>
          </table:table-cell>
          <table:table-cell office:value-type="float" office:value="22.45" calcext:value-type="float">
            <text:p>22.45</text:p>
          </table:table-cell>
          <table:table-cell office:value-type="float" office:value="16.56" calcext:value-type="float">
            <text:p>16.56</text:p>
          </table:table-cell>
          <table:table-cell office:value-type="float" office:value="10.65" calcext:value-type="float">
            <text:p>10.65</text:p>
          </table:table-cell>
          <table:table-cell office:value-type="float" office:value="5.819" calcext:value-type="float">
            <text:p>5.819</text:p>
          </table:table-cell>
          <table:table-cell office:value-type="float" office:value="1.644" calcext:value-type="float">
            <text:p>1.644</text:p>
          </table:table-cell>
          <table:table-cell office:value-type="float" office:value="-2.152" calcext:value-type="float">
            <text:p>-2.1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Si(6.835)Al(2.165)Ca(0.585)Na(0.383)K(0.132)Sr(0.175)Ba(0.065)O(24)H(12)</text:p>
          </table:table-cell>
          <table:table-cell office:value-type="float" office:value="311.3" calcext:value-type="float">
            <text:p>311.3</text:p>
          </table:table-cell>
          <table:table-cell office:value-type="float" office:value="4.195" calcext:value-type="float">
            <text:p>4.195</text:p>
          </table:table-cell>
          <table:table-cell office:value-type="float" office:value="3.351" calcext:value-type="float">
            <text:p>3.351</text:p>
          </table:table-cell>
          <table:table-cell office:value-type="float" office:value="1.004" calcext:value-type="float">
            <text:p>1.004</text:p>
          </table:table-cell>
          <table:table-cell office:value-type="float" office:value="-1.712" calcext:value-type="float">
            <text:p>-1.712</text:p>
          </table:table-cell>
          <table:table-cell office:value-type="float" office:value="-4.642" calcext:value-type="float">
            <text:p>-4.642</text:p>
          </table:table-cell>
          <table:table-cell office:value-type="float" office:value="-7.118" calcext:value-type="float">
            <text:p>-7.118</text:p>
          </table:table-cell>
          <table:table-cell office:value-type="float" office:value="-9.344" calcext:value-type="float">
            <text:p>-9.344</text:p>
          </table:table-cell>
          <table:table-cell office:value-type="float" office:value="-11.55" calcext:value-type="float">
            <text:p>-11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xahydrite</text:p>
          </table:table-cell>
          <table:table-cell office:value-type="string" calcext:value-type="string">
            <text:p>Mg(1)S(1)O(10)H(12)</text:p>
          </table:table-cell>
          <table:table-cell office:value-type="float" office:value="132.6" calcext:value-type="float">
            <text:p>132.6</text:p>
          </table:table-cell>
          <table:table-cell office:value-type="float" office:value="500" calcext:value-type="float">
            <text:p>500</text:p>
          </table:table-cell>
          <table:table-cell office:value-type="float" office:value="-1.727" calcext:value-type="float">
            <text:p>-1.7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Si(1)Ca(2)O(5.17)H(2.34)</text:p>
          </table:table-cell>
          <table:table-cell office:value-type="float" office:value="71.79" calcext:value-type="float">
            <text:p>71.79</text:p>
          </table:table-cell>
          <table:table-cell office:value-type="float" office:value="39.98" calcext:value-type="float">
            <text:p>39.98</text:p>
          </table:table-cell>
          <table:table-cell office:value-type="float" office:value="36.82" calcext:value-type="float">
            <text:p>36.82</text:p>
          </table:table-cell>
          <table:table-cell office:value-type="float" office:value="33.02" calcext:value-type="float">
            <text:p>33.02</text:p>
          </table:table-cell>
          <table:table-cell office:value-type="float" office:value="29.49" calcext:value-type="float">
            <text:p>29.49</text:p>
          </table:table-cell>
          <table:table-cell office:value-type="float" office:value="26.02" calcext:value-type="float">
            <text:p>26.02</text:p>
          </table:table-cell>
          <table:table-cell office:value-type="float" office:value="23.25" calcext:value-type="float">
            <text:p>23.25</text:p>
          </table:table-cell>
          <table:table-cell office:value-type="float" office:value="20.95" calcext:value-type="float">
            <text:p>20.95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insdalite</text:p>
          </table:table-cell>
          <table:table-cell office:value-type="string" calcext:value-type="string">
            <text:p>Al(3)P(1)S(1)Pb(1)O(14)H(6)</text:p>
          </table:table-cell>
          <table:table-cell office:value-type="float" office:value="142.8" calcext:value-type="float">
            <text:p>142.8</text:p>
          </table:table-cell>
          <table:table-cell office:value-type="float" office:value="500" calcext:value-type="float">
            <text:p>500</text:p>
          </table:table-cell>
          <table:table-cell office:value-type="float" office:value="9.822" calcext:value-type="float">
            <text:p>9.8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opeite</text:p>
          </table:table-cell>
          <table:table-cell office:value-type="string" calcext:value-type="string">
            <text:p>P(2)Zn(3)O(12)H(8)</text:p>
          </table:table-cell>
          <table:table-cell office:value-type="float" office:value="150.7" calcext:value-type="float">
            <text:p>150.7</text:p>
          </table:table-cell>
          <table:table-cell office:value-type="float" office:value="500" calcext:value-type="float">
            <text:p>500</text:p>
          </table:table-cell>
          <table:table-cell office:value-type="float" office:value="-10.66" calcext:value-type="float">
            <text:p>-10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Mg(3)Ca(1)C(4)O(12)</text:p>
          </table:table-cell>
          <table:table-cell office:value-type="float" office:value="122.9" calcext:value-type="float">
            <text:p>122.9</text:p>
          </table:table-cell>
          <table:table-cell office:value-type="float" office:value="12.91" calcext:value-type="float">
            <text:p>12.91</text:p>
          </table:table-cell>
          <table:table-cell office:value-type="float" office:value="10.3" calcext:value-type="float">
            <text:p>10.3</text:p>
          </table:table-cell>
          <table:table-cell office:value-type="float" office:value="7.001" calcext:value-type="float">
            <text:p>7.001</text:p>
          </table:table-cell>
          <table:table-cell office:value-type="float" office:value="3.689" calcext:value-type="float">
            <text:p>3.68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.465" calcext:value-type="float">
            <text:p>-3.465</text:p>
          </table:table-cell>
          <table:table-cell office:value-type="float" office:value="-6.995" calcext:value-type="float">
            <text:p>-6.99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boracite</text:p>
          </table:table-cell>
          <table:table-cell office:value-type="string" calcext:value-type="string">
            <text:p>Mg(1)Ca(1)B(6)O(17)H(12)</text:p>
          </table:table-cell>
          <table:table-cell office:value-type="float" office:value="188.1" calcext:value-type="float">
            <text:p>188.1</text:p>
          </table:table-cell>
          <table:table-cell office:value-type="float" office:value="500" calcext:value-type="float">
            <text:p>500</text:p>
          </table:table-cell>
          <table:table-cell office:value-type="float" office:value="20.36" calcext:value-type="float">
            <text:p>20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cerussite</text:p>
          </table:table-cell>
          <table:table-cell office:value-type="string" calcext:value-type="string">
            <text:p>C(2)Pb(3)O(8)H(2)</text:p>
          </table:table-cell>
          <table:table-cell office:value-type="float" office:value="126.3" calcext:value-type="float">
            <text:p>126.3</text:p>
          </table:table-cell>
          <table:table-cell office:value-type="float" office:value="500" calcext:value-type="float">
            <text:p>500</text:p>
          </table:table-cell>
          <table:table-cell office:value-type="float" office:value="1.848" calcext:value-type="float">
            <text:p>1.8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(5)C(4)O(18)H(10)</text:p>
          </table:table-cell>
          <table:table-cell office:value-type="float" office:value="208.8" calcext:value-type="float">
            <text:p>208.8</text:p>
          </table:table-cell>
          <table:table-cell office:value-type="float" office:value="35.57" calcext:value-type="float">
            <text:p>35.57</text:p>
          </table:table-cell>
          <table:table-cell office:value-type="float" office:value="30.85" calcext:value-type="float">
            <text:p>30.85</text:p>
          </table:table-cell>
          <table:table-cell office:value-type="float" office:value="25.22" calcext:value-type="float">
            <text:p>25.22</text:p>
          </table:table-cell>
          <table:table-cell office:value-type="float" office:value="19.91" calcext:value-type="float">
            <text:p>19.91</text:p>
          </table:table-cell>
          <table:table-cell office:value-type="float" office:value="14.4" calcext:value-type="float">
            <text:p>14.4</text:p>
          </table:table-cell>
          <table:table-cell office:value-type="float" office:value="9.595" calcext:value-type="float">
            <text:p>9.595</text:p>
          </table:table-cell>
          <table:table-cell office:value-type="float" office:value="5.04" calcext:value-type="float">
            <text:p>5.04</text:p>
          </table:table-cell>
          <table:table-cell office:value-type="float" office:value="0.2069" calcext:value-type="float">
            <text:p>0.20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philite</text:p>
          </table:table-cell>
          <table:table-cell office:value-type="string" calcext:value-type="string">
            <text:p>Ca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13.02" calcext:value-type="float">
            <text:p>13.02</text:p>
          </table:table-cell>
          <table:table-cell office:value-type="float" office:value="11.79" calcext:value-type="float">
            <text:p>11.79</text:p>
          </table:table-cell>
          <table:table-cell office:value-type="float" office:value="10.19" calcext:value-type="float">
            <text:p>10.19</text:p>
          </table:table-cell>
          <table:table-cell office:value-type="float" office:value="8.528" calcext:value-type="float">
            <text:p>8.528</text:p>
          </table:table-cell>
          <table:table-cell office:value-type="float" office:value="6.652" calcext:value-type="float">
            <text:p>6.652</text:p>
          </table:table-cell>
          <table:table-cell office:value-type="float" office:value="4.91" calcext:value-type="float">
            <text:p>4.91</text:p>
          </table:table-cell>
          <table:table-cell office:value-type="float" office:value="3.21" calcext:value-type="float">
            <text:p>3.21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xylapatite</text:p>
          </table:table-cell>
          <table:table-cell office:value-type="string" calcext:value-type="string">
            <text:p>Ca(5)P(3)O(13)H(1)</text:p>
          </table:table-cell>
          <table:table-cell office:value-type="float" office:value="500" calcext:value-type="float">
            <text:p>500</text:p>
          </table:table-cell>
          <table:table-cell office:value-type="float" office:value="-0.2732" calcext:value-type="float">
            <text:p>-0.2732</text:p>
          </table:table-cell>
          <table:table-cell office:value-type="float" office:value="-3.075" calcext:value-type="float">
            <text:p>-3.075</text:p>
          </table:table-cell>
          <table:table-cell office:value-type="float" office:value="-6.955" calcext:value-type="float">
            <text:p>-6.955</text:p>
          </table:table-cell>
          <table:table-cell office:value-type="float" office:value="-11.18" calcext:value-type="float">
            <text:p>-11.18</text:p>
          </table:table-cell>
          <table:table-cell office:value-type="float" office:value="-16.22" calcext:value-type="float">
            <text:p>-16.22</text:p>
          </table:table-cell>
          <table:table-cell office:value-type="float" office:value="-21.22" calcext:value-type="float">
            <text:p>-21.22</text:p>
          </table:table-cell>
          <table:table-cell office:value-type="float" office:value="-26.48" calcext:value-type="float">
            <text:p>-26.48</text:p>
          </table:table-cell>
          <table:table-cell office:value-type="float" office:value="-32.52" calcext:value-type="float">
            <text:p>-32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zincite</text:p>
          </table:table-cell>
          <table:table-cell office:value-type="string" calcext:value-type="string">
            <text:p>C(2)Zn(5)O(12)H(6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.31" calcext:value-type="float">
            <text:p>30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(1)H(2)</text:p>
          </table:table-cell>
          <table:table-cell office:value-type="float" office:value="19.64" calcext:value-type="float">
            <text:p>19.6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67" calcext:value-type="float">
            <text:p>0.467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9378" calcext:value-type="float">
            <text:p>0.937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Illite</text:p>
          </table:table-cell>
          <table:table-cell office:value-type="string" calcext:value-type="string">
            <text:p>Si(3.5)Al(2.3)Mg(0.25)K(0.6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11.39" calcext:value-type="float">
            <text:p>11.39</text:p>
          </table:table-cell>
          <table:table-cell office:value-type="float" office:value="9.026" calcext:value-type="float">
            <text:p>9.026</text:p>
          </table:table-cell>
          <table:table-cell office:value-type="float" office:value="5.555" calcext:value-type="float">
            <text:p>5.555</text:p>
          </table:table-cell>
          <table:table-cell office:value-type="float" office:value="2.047" calcext:value-type="float">
            <text:p>2.047</text:p>
          </table:table-cell>
          <table:table-cell office:value-type="float" office:value="-1.59" calcext:value-type="float">
            <text:p>-1.59</text:p>
          </table:table-cell>
          <table:table-cell office:value-type="float" office:value="-4.612" calcext:value-type="float">
            <text:p>-4.612</text:p>
          </table:table-cell>
          <table:table-cell office:value-type="float" office:value="-7.253" calcext:value-type="float">
            <text:p>-7.253</text:p>
          </table:table-cell>
          <table:table-cell office:value-type="float" office:value="-9.711" calcext:value-type="float">
            <text:p>-9.7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Si(2)Al(1)Na(1)O(6)</text:p>
          </table:table-cell>
          <table:table-cell office:value-type="float" office:value="60.4" calcext:value-type="float">
            <text:p>60.4</text:p>
          </table:table-cell>
          <table:table-cell office:value-type="float" office:value="9.524" calcext:value-type="float">
            <text:p>9.524</text:p>
          </table:table-cell>
          <table:table-cell office:value-type="float" office:value="8.389" calcext:value-type="float">
            <text:p>8.389</text:p>
          </table:table-cell>
          <table:table-cell office:value-type="float" office:value="6.673" calcext:value-type="float">
            <text:p>6.673</text:p>
          </table:table-cell>
          <table:table-cell office:value-type="float" office:value="4.94" calcext:value-type="float">
            <text:p>4.94</text:p>
          </table:table-cell>
          <table:table-cell office:value-type="float" office:value="3.158" calcext:value-type="float">
            <text:p>3.158</text:p>
          </table:table-cell>
          <table:table-cell office:value-type="float" office:value="1.694" calcext:value-type="float">
            <text:p>1.694</text:p>
          </table:table-cell>
          <table:table-cell office:value-type="float" office:value="0.4184" calcext:value-type="float">
            <text:p>0.4184</text:p>
          </table:table-cell>
          <table:table-cell office:value-type="float" office:value="-0.7838" calcext:value-type="float">
            <text:p>-0.78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rosite</text:p>
          </table:table-cell>
          <table:table-cell office:value-type="string" calcext:value-type="string">
            <text:p>Fe(3)K(1)S(2)O(14)H(6)</text:p>
          </table:table-cell>
          <table:table-cell office:value-type="float" office:value="156.8" calcext:value-type="float">
            <text:p>156.8</text:p>
          </table:table-cell>
          <table:table-cell office:value-type="float" office:value="-36.49" calcext:value-type="float">
            <text:p>-36.49</text:p>
          </table:table-cell>
          <table:table-cell office:value-type="float" office:value="-34.84" calcext:value-type="float">
            <text:p>-34.84</text:p>
          </table:table-cell>
          <table:table-cell office:value-type="float" office:value="-33.01" calcext:value-type="float">
            <text:p>-33.01</text:p>
          </table:table-cell>
          <table:table-cell office:value-type="float" office:value="-31.32" calcext:value-type="float">
            <text:p>-31.32</text:p>
          </table:table-cell>
          <table:table-cell office:value-type="float" office:value="-29.7" calcext:value-type="float">
            <text:p>-29.7</text:p>
          </table:table-cell>
          <table:table-cell office:value-type="float" office:value="-28.59" calcext:value-type="float">
            <text:p>-28.5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rosite-Na</text:p>
          </table:table-cell>
          <table:table-cell office:value-type="string" calcext:value-type="string">
            <text:p>Fe(3)Na(1)S(2)O(14)H(6)</text:p>
          </table:table-cell>
          <table:table-cell office:value-type="float" office:value="168.4" calcext:value-type="float">
            <text:p>168.4</text:p>
          </table:table-cell>
          <table:table-cell office:value-type="float" office:value="500" calcext:value-type="float">
            <text:p>500</text:p>
          </table:table-cell>
          <table:table-cell office:value-type="float" office:value="-30.92" calcext:value-type="float">
            <text:p>-30.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urbanite</text:p>
          </table:table-cell>
          <table:table-cell office:value-type="string" calcext:value-type="string">
            <text:p>Al(1)S(1)O(10)H(11)</text:p>
          </table:table-cell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-3.23" calcext:value-type="float">
            <text:p>-3.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(1)</text:p>
          </table:table-cell>
          <table:table-cell office:value-type="float" office:value="45.36" calcext:value-type="float">
            <text:p>45.36</text:p>
          </table:table-cell>
          <table:table-cell office:value-type="float" office:value="77.26" calcext:value-type="float">
            <text:p>77.26</text:p>
          </table:table-cell>
          <table:table-cell office:value-type="float" office:value="70.99" calcext:value-type="float">
            <text:p>70.99</text:p>
          </table:table-cell>
          <table:table-cell office:value-type="float" office:value="63.76" calcext:value-type="float">
            <text:p>63.76</text:p>
          </table:table-cell>
          <table:table-cell office:value-type="float" office:value="57.15" calcext:value-type="float">
            <text:p>57.15</text:p>
          </table:table-cell>
          <table:table-cell office:value-type="float" office:value="50.63" calcext:value-type="float">
            <text:p>50.63</text:p>
          </table:table-cell>
          <table:table-cell office:value-type="float" office:value="45.49" calcext:value-type="float">
            <text:p>45.49</text:p>
          </table:table-cell>
          <table:table-cell office:value-type="float" office:value="41.24" calcext:value-type="float">
            <text:p>41.24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Si(3)Al(1)K(1)O(8)</text:p>
          </table:table-cell>
          <table:table-cell office:value-type="float" office:value="108.9" calcext:value-type="float">
            <text:p>108.9</text:p>
          </table:table-cell>
          <table:table-cell office:value-type="float" office:value="-0.2168" calcext:value-type="float">
            <text:p>-0.2168</text:p>
          </table:table-cell>
          <table:table-cell office:value-type="float" office:value="-0.2753" calcext:value-type="float">
            <text:p>-0.2753</text:p>
          </table:table-cell>
          <table:table-cell office:value-type="float" office:value="-0.961" calcext:value-type="float">
            <text:p>-0.961</text:p>
          </table:table-cell>
          <table:table-cell office:value-type="float" office:value="-1.855" calcext:value-type="float">
            <text:p>-1.855</text:p>
          </table:table-cell>
          <table:table-cell office:value-type="float" office:value="-2.868" calcext:value-type="float">
            <text:p>-2.868</text:p>
          </table:table-cell>
          <table:table-cell office:value-type="float" office:value="-3.753" calcext:value-type="float">
            <text:p>-3.753</text:p>
          </table:table-cell>
          <table:table-cell office:value-type="float" office:value="-4.574" calcext:value-type="float">
            <text:p>-4.574</text:p>
          </table:table-cell>
          <table:table-cell office:value-type="float" office:value="-5.414" calcext:value-type="float">
            <text:p>-5.4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2CO3.1.5H2O</text:p>
          </table:table-cell>
          <table:table-cell office:value-type="string" calcext:value-type="string">
            <text:p>K(2)C(1)O(4.5)H(3)</text:p>
          </table:table-cell>
          <table:table-cell office:value-type="float" office:value="80.88" calcext:value-type="float">
            <text:p>80.88</text:p>
          </table:table-cell>
          <table:table-cell office:value-type="float" office:value="500" calcext:value-type="float">
            <text:p>500</text:p>
          </table:table-cell>
          <table:table-cell office:value-type="float" office:value="13.38" calcext:value-type="float">
            <text:p>13.3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float" office:value="40.38" calcext:value-type="float">
            <text:p>40.38</text:p>
          </table:table-cell>
          <table:table-cell office:value-type="float" office:value="90.88" calcext:value-type="float">
            <text:p>90.88</text:p>
          </table:table-cell>
          <table:table-cell office:value-type="float" office:value="84.04" calcext:value-type="float">
            <text:p>84.04</text:p>
          </table:table-cell>
          <table:table-cell office:value-type="float" office:value="76.19" calcext:value-type="float">
            <text:p>76.19</text:p>
          </table:table-cell>
          <table:table-cell office:value-type="float" office:value="69.04" calcext:value-type="float">
            <text:p>69.04</text:p>
          </table:table-cell>
          <table:table-cell office:value-type="float" office:value="62.01" calcext:value-type="float">
            <text:p>62.01</text:p>
          </table:table-cell>
          <table:table-cell office:value-type="float" office:value="56.47" calcext:value-type="float">
            <text:p>56.47</text:p>
          </table:table-cell>
          <table:table-cell office:value-type="float" office:value="51.99" calcext:value-type="float">
            <text:p>51.99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3H(SO4)2</text:p>
          </table:table-cell>
          <table:table-cell office:value-type="string" calcext:value-type="string">
            <text:p>K(3)S(2)O(8)H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3.623" calcext:value-type="float">
            <text:p>-3.6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8H4(CO3)6.3H2O</text:p>
          </table:table-cell>
          <table:table-cell office:value-type="string" calcext:value-type="string">
            <text:p>K(8)C(6)O(21)H(10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7.71" calcext:value-type="float">
            <text:p>27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(SO4)2</text:p>
          </table:table-cell>
          <table:table-cell office:value-type="string" calcext:value-type="string">
            <text:p>Al(1)K(1)S(2)O(8)</text:p>
          </table:table-cell>
          <table:table-cell office:value-type="float" office:value="500" calcext:value-type="float">
            <text:p>500</text:p>
          </table:table-cell>
          <table:table-cell office:value-type="float" office:value="5.402" calcext:value-type="float">
            <text:p>5.402</text:p>
          </table:table-cell>
          <table:table-cell office:value-type="float" office:value="3.365" calcext:value-type="float">
            <text:p>3.365</text:p>
          </table:table-cell>
          <table:table-cell office:value-type="float" office:value="0.5536" calcext:value-type="float">
            <text:p>0.5536</text:p>
          </table:table-cell>
          <table:table-cell office:value-type="float" office:value="-2.471" calcext:value-type="float">
            <text:p>-2.471</text:p>
          </table:table-cell>
          <table:table-cell office:value-type="float" office:value="-6.013" calcext:value-type="float">
            <text:p>-6.013</text:p>
          </table:table-cell>
          <table:table-cell office:value-type="float" office:value="-9.431" calcext:value-type="float">
            <text:p>-9.431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6.75" calcext:value-type="float">
            <text:p>-16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MgCl3</text:p>
          </table:table-cell>
          <table:table-cell office:value-type="string" calcext:value-type="string">
            <text:p>Mg(1)K(1)Cl(3)</text:p>
          </table:table-cell>
          <table:table-cell office:value-type="float" office:value="500" calcext:value-type="float">
            <text:p>500</text:p>
          </table:table-cell>
          <table:table-cell office:value-type="float" office:value="23.3" calcext:value-type="float">
            <text:p>23.3</text:p>
          </table:table-cell>
          <table:table-cell office:value-type="float" office:value="21.26" calcext:value-type="float">
            <text:p>21.26</text:p>
          </table:table-cell>
          <table:table-cell office:value-type="float" office:value="18.71" calcext:value-type="float">
            <text:p>18.71</text:p>
          </table:table-cell>
          <table:table-cell office:value-type="float" office:value="16.19" calcext:value-type="float">
            <text:p>16.19</text:p>
          </table:table-cell>
          <table:table-cell office:value-type="float" office:value="13.46" calcext:value-type="float">
            <text:p>13.46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MgCl3.2H2O</text:p>
          </table:table-cell>
          <table:table-cell office:value-type="string" calcext:value-type="string">
            <text:p>Mg(1)K(1)Cl(3)O(2)H(4)</text:p>
          </table:table-cell>
          <table:table-cell office:value-type="float" office:value="500" calcext:value-type="float">
            <text:p>50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98" calcext:value-type="float">
            <text:p>13.98</text:p>
          </table:table-cell>
          <table:table-cell office:value-type="float" office:value="12.5" calcext:value-type="float">
            <text:p>12.5</text:p>
          </table:table-cell>
          <table:table-cell office:value-type="float" office:value="11.05" calcext:value-type="float">
            <text:p>11.05</text:p>
          </table:table-cell>
          <table:table-cell office:value-type="float" office:value="9.491" calcext:value-type="float">
            <text:p>9.491</text:p>
          </table:table-cell>
          <table:table-cell office:value-type="float" office:value="8.066" calcext:value-type="float">
            <text:p>8.06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NaCO3.6H2O</text:p>
          </table:table-cell>
          <table:table-cell office:value-type="string" calcext:value-type="string">
            <text:p>Na(1)K(1)C(1)O(9)H(1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.26" calcext:value-type="float">
            <text:p>10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inite</text:p>
          </table:table-cell>
          <table:table-cell office:value-type="string" calcext:value-type="string">
            <text:p>Mg(1)K(1)Cl(1)S(1)O(7)H(6)</text:p>
          </table:table-cell>
          <table:table-cell office:value-type="float" office:value="115.3" calcext:value-type="float">
            <text:p>115.3</text:p>
          </table:table-cell>
          <table:table-cell office:value-type="float" office:value="500" calcext:value-type="float">
            <text:p>500</text:p>
          </table:table-cell>
          <table:table-cell office:value-type="float" office:value="-0.3114" calcext:value-type="float">
            <text:p>-0.31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icinite</text:p>
          </table:table-cell>
          <table:table-cell office:value-type="string" calcext:value-type="string">
            <text:p>K(1)C(1)O(3)H(1)</text:p>
          </table:table-cell>
          <table:table-cell office:value-type="float" office:value="46.14" calcext:value-type="float">
            <text:p>46.14</text:p>
          </table:table-cell>
          <table:table-cell office:value-type="float" office:value="500" calcext:value-type="float">
            <text:p>500</text:p>
          </table:table-cell>
          <table:table-cell office:value-type="float" office:value="0.2837" calcext:value-type="float">
            <text:p>0.28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Si(1)Al(1)K(1)O(4)</text:p>
          </table:table-cell>
          <table:table-cell office:value-type="float" office:value="59.89" calcext:value-type="float">
            <text:p>59.89</text:p>
          </table:table-cell>
          <table:table-cell office:value-type="float" office:value="12.52" calcext:value-type="float">
            <text:p>12.52</text:p>
          </table:table-cell>
          <table:table-cell office:value-type="float" office:value="10.9" calcext:value-type="float">
            <text:p>10.9</text:p>
          </table:table-cell>
          <table:table-cell office:value-type="float" office:value="8.811" calcext:value-type="float">
            <text:p>8.811</text:p>
          </table:table-cell>
          <table:table-cell office:value-type="float" office:value="6.8" calcext:value-type="float">
            <text:p>6.8</text:p>
          </table:table-cell>
          <table:table-cell office:value-type="float" office:value="4.747" calcext:value-type="float">
            <text:p>4.747</text:p>
          </table:table-cell>
          <table:table-cell office:value-type="float" office:value="3.05" calcext:value-type="float">
            <text:p>3.05</text:p>
          </table:table-cell>
          <table:table-cell office:value-type="float" office:value="1.567" calcext:value-type="float">
            <text:p>1.567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Si(2)Al(2)O(9)H(4)</text:p>
          </table:table-cell>
          <table:table-cell office:value-type="float" office:value="99.52" calcext:value-type="float">
            <text:p>99.52</text:p>
          </table:table-cell>
          <table:table-cell office:value-type="float" office:value="9.018" calcext:value-type="float">
            <text:p>9.018</text:p>
          </table:table-cell>
          <table:table-cell office:value-type="float" office:value="6.81" calcext:value-type="float">
            <text:p>6.81</text:p>
          </table:table-cell>
          <table:table-cell office:value-type="float" office:value="3.847" calcext:value-type="float">
            <text:p>3.847</text:p>
          </table:table-cell>
          <table:table-cell office:value-type="float" office:value="0.9541" calcext:value-type="float">
            <text:p>0.9541</text:p>
          </table:table-cell>
          <table:table-cell office:value-type="float" office:value="-2.019" calcext:value-type="float">
            <text:p>-2.019</text:p>
          </table:table-cell>
          <table:table-cell office:value-type="float" office:value="-4.502" calcext:value-type="float">
            <text:p>-4.502</text:p>
          </table:table-cell>
          <table:table-cell office:value-type="float" office:value="-6.708" calcext:value-type="float">
            <text:p>-6.708</text:p>
          </table:table-cell>
          <table:table-cell office:value-type="float" office:value="-8.802" calcext:value-type="float">
            <text:p>-8.8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Al(2)Ca(3)O(12)H(12)</text:p>
          </table:table-cell>
          <table:table-cell office:value-type="float" office:value="149.5" calcext:value-type="float">
            <text:p>149.5</text:p>
          </table:table-cell>
          <table:table-cell office:value-type="float" office:value="500" calcext:value-type="float">
            <text:p>500</text:p>
          </table:table-cell>
          <table:table-cell office:value-type="float" office:value="78.94" calcext:value-type="float">
            <text:p>78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garnet</text:p>
          </table:table-cell>
          <table:table-cell office:value-type="string" calcext:value-type="string">
            <text:p>Al(2)Ca(3)O(8)H(4)</text:p>
          </table:table-cell>
          <table:table-cell office:value-type="float" office:value="149.5" calcext:value-type="float">
            <text:p>149.5</text:p>
          </table:table-cell>
          <table:table-cell office:value-type="float" office:value="500" calcext:value-type="float">
            <text:p>500</text:p>
          </table:table-cell>
          <table:table-cell office:value-type="float" office:value="78.75" calcext:value-type="float">
            <text:p>78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ttringiteMarchand</text:p>
          </table:table-cell>
          <table:table-cell office:value-type="string" calcext:value-type="string">
            <text:p>Al(2)Ca(6)S(3)O(20)H(4)</text:p>
          </table:table-cell>
          <table:table-cell office:value-type="float" office:value="569.9" calcext:value-type="float">
            <text:p>569.9</text:p>
          </table:table-cell>
          <table:table-cell office:value-type="float" office:value="500" calcext:value-type="float">
            <text:p>500</text:p>
          </table:table-cell>
          <table:table-cell office:value-type="float" office:value="57.75" calcext:value-type="float">
            <text:p>57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SHMarchand</text:p>
          </table:table-cell>
          <table:table-cell office:value-type="string" calcext:value-type="string">
            <text:p>Ca(1)O(2)H(2)</text:p>
          </table:table-cell>
          <table:table-cell office:value-type="float" office:value="95.1" calcext:value-type="float">
            <text:p>95.1</text:p>
          </table:table-cell>
          <table:table-cell office:value-type="float" office:value="500" calcext:value-type="float">
            <text:p>500</text:p>
          </table:table-cell>
          <table:table-cell office:value-type="float" office:value="22.39" calcext:value-type="float">
            <text:p>22.3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rtlanditeMarchand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500" calcext:value-type="float">
            <text:p>500</text:p>
          </table:table-cell>
          <table:table-cell office:value-type="float" office:value="22.79" calcext:value-type="float">
            <text:p>22.7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psumMarchand</text:p>
          </table:table-cell>
          <table:table-cell office:value-type="string" calcext:value-type="string">
            <text:p>Ca(1)S(1)O(6)H(4)</text:p>
          </table:table-cell>
          <table:table-cell office:value-type="float" office:value="74.69" calcext:value-type="float">
            <text:p>74.69</text:p>
          </table:table-cell>
          <table:table-cell office:value-type="float" office:value="500" calcext:value-type="float">
            <text:p>500</text:p>
          </table:table-cell>
          <table:table-cell office:value-type="float" office:value="-4.6" calcext:value-type="float">
            <text:p>-4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ieserite</text:p>
          </table:table-cell>
          <table:table-cell office:value-type="string" calcext:value-type="string">
            <text:p>Mg(1)S(1)O(5)H(2)</text:p>
          </table:table-cell>
          <table:table-cell office:value-type="float" office:value="56.6" calcext:value-type="float">
            <text:p>56.6</text:p>
          </table:table-cell>
          <table:table-cell office:value-type="float" office:value="500" calcext:value-type="float">
            <text:p>500</text:p>
          </table:table-cell>
          <table:table-cell office:value-type="float" office:value="-0.267" calcext:value-type="float">
            <text:p>-0.2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Si(1)Al(2)O(5)</text:p>
          </table:table-cell>
          <table:table-cell office:value-type="float" office:value="44.09" calcext:value-type="float">
            <text:p>44.09</text:p>
          </table:table-cell>
          <table:table-cell office:value-type="float" office:value="19.24" calcext:value-type="float">
            <text:p>19.24</text:p>
          </table:table-cell>
          <table:table-cell office:value-type="float" office:value="15.67" calcext:value-type="float">
            <text:p>15.67</text:p>
          </table:table-cell>
          <table:table-cell office:value-type="float" office:value="11.31" calcext:value-type="float">
            <text:p>11.31</text:p>
          </table:table-cell>
          <table:table-cell office:value-type="float" office:value="7.183" calcext:value-type="float">
            <text:p>7.183</text:p>
          </table:table-cell>
          <table:table-cell office:value-type="float" office:value="2.977" calcext:value-type="float">
            <text:p>2.977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-3.572" calcext:value-type="float">
            <text:p>-3.572</text:p>
          </table:table-cell>
          <table:table-cell office:value-type="float" office:value="-6.391" calcext:value-type="float">
            <text:p>-6.3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mmerite</text:p>
          </table:table-cell>
          <table:table-cell office:value-type="string" calcext:value-type="string">
            <text:p>Cu(3)As(2)O(8)</text:p>
          </table:table-cell>
          <table:table-cell office:value-type="float" office:value="89.06" calcext:value-type="float">
            <text:p>89.06</text:p>
          </table:table-cell>
          <table:table-cell office:value-type="float" office:value="500" calcext:value-type="float">
            <text:p>500</text:p>
          </table:table-cell>
          <table:table-cell office:value-type="float" office:value="1.554" calcext:value-type="float">
            <text:p>1.5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narkite</text:p>
          </table:table-cell>
          <table:table-cell office:value-type="string" calcext:value-type="string">
            <text:p>S(1)Pb(2)O(5)</text:p>
          </table:table-cell>
          <table:table-cell office:value-type="float" office:value="76.08" calcext:value-type="float">
            <text:p>76.08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0.4692" calcext:value-type="float">
            <text:p>-0.4692</text:p>
          </table:table-cell>
          <table:table-cell office:value-type="float" office:value="-0.9502" calcext:value-type="float">
            <text:p>-0.9502</text:p>
          </table:table-cell>
          <table:table-cell office:value-type="float" office:value="-1.517" calcext:value-type="float">
            <text:p>-1.517</text:p>
          </table:table-cell>
          <table:table-cell office:value-type="float" office:value="-2.239" calcext:value-type="float">
            <text:p>-2.239</text:p>
          </table:table-cell>
          <table:table-cell office:value-type="float" office:value="-3.026" calcext:value-type="float">
            <text:p>-3.02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nsfordite</text:p>
          </table:table-cell>
          <table:table-cell office:value-type="string" calcext:value-type="string">
            <text:p>Mg(1)C(1)O(8)H(10)</text:p>
          </table:table-cell>
          <table:table-cell office:value-type="float" office:value="100.8" calcext:value-type="float">
            <text:p>100.8</text:p>
          </table:table-cell>
          <table:table-cell office:value-type="float" office:value="500" calcext:value-type="float">
            <text:p>500</text:p>
          </table:table-cell>
          <table:table-cell office:value-type="float" office:value="4.841" calcext:value-type="float">
            <text:p>4.8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rnite</text:p>
          </table:table-cell>
          <table:table-cell office:value-type="string" calcext:value-type="string">
            <text:p>Si(1)Ca(2)O(4)</text:p>
          </table:table-cell>
          <table:table-cell office:value-type="float" office:value="51.6" calcext:value-type="float">
            <text:p>51.6</text:p>
          </table:table-cell>
          <table:table-cell office:value-type="float" office:value="42" calcext:value-type="float">
            <text:p>42</text:p>
          </table:table-cell>
          <table:table-cell office:value-type="float" office:value="38.47" calcext:value-type="float">
            <text:p>38.47</text:p>
          </table:table-cell>
          <table:table-cell office:value-type="float" office:value="34.21" calcext:value-type="float">
            <text:p>34.21</text:p>
          </table:table-cell>
          <table:table-cell office:value-type="float" office:value="30.24" calcext:value-type="float">
            <text:p>30.24</text:p>
          </table:table-cell>
          <table:table-cell office:value-type="float" office:value="26.29" calcext:value-type="float">
            <text:p>26.29</text:p>
          </table:table-cell>
          <table:table-cell office:value-type="float" office:value="23.12" calcext:value-type="float">
            <text:p>23.12</text:p>
          </table:table-cell>
          <table:table-cell office:value-type="float" office:value="20.47" calcext:value-type="float">
            <text:p>20.47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Si(4)Al(2)Ca(1)O(16)H(8)</text:p>
          </table:table-cell>
          <table:table-cell office:value-type="float" office:value="207.6" calcext:value-type="float">
            <text:p>207.6</text:p>
          </table:table-cell>
          <table:table-cell office:value-type="float" office:value="16.2" calcext:value-type="float">
            <text:p>16.2</text:p>
          </table:table-cell>
          <table:table-cell office:value-type="float" office:value="13.67" calcext:value-type="float">
            <text:p>13.67</text:p>
          </table:table-cell>
          <table:table-cell office:value-type="float" office:value="9.95" calcext:value-type="float">
            <text:p>9.95</text:p>
          </table:table-cell>
          <table:table-cell office:value-type="float" office:value="6.225" calcext:value-type="float">
            <text:p>6.225</text:p>
          </table:table-cell>
          <table:table-cell office:value-type="float" office:value="2.404" calcext:value-type="float">
            <text:p>2.404</text:p>
          </table:table-cell>
          <table:table-cell office:value-type="float" office:value="-0.7365" calcext:value-type="float">
            <text:p>-0.7365</text:p>
          </table:table-cell>
          <table:table-cell office:value-type="float" office:value="-3.47" calcext:value-type="float">
            <text:p>-3.47</text:p>
          </table:table-cell>
          <table:table-cell office:value-type="float" office:value="-6.039" calcext:value-type="float">
            <text:p>-6.0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wrencite</text:p>
          </table:table-cell>
          <table:table-cell office:value-type="string" calcext:value-type="string">
            <text:p>Fe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10.37" calcext:value-type="float">
            <text:p>10.37</text:p>
          </table:table-cell>
          <table:table-cell office:value-type="float" office:value="9.095" calcext:value-type="float">
            <text:p>9.095</text:p>
          </table:table-cell>
          <table:table-cell office:value-type="float" office:value="7.432" calcext:value-type="float">
            <text:p>7.432</text:p>
          </table:table-cell>
          <table:table-cell office:value-type="float" office:value="5.715" calcext:value-type="float">
            <text:p>5.715</text:p>
          </table:table-cell>
          <table:table-cell office:value-type="float" office:value="3.786" calcext:value-type="float">
            <text:p>3.786</text:p>
          </table:table-cell>
          <table:table-cell office:value-type="float" office:value="2.003" calcext:value-type="float">
            <text:p>2.003</text:p>
          </table:table-cell>
          <table:table-cell office:value-type="float" office:value="0.2684" calcext:value-type="float">
            <text:p>0.2684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Si(2)Al(2)Ca(1)O(10)H(4)</text:p>
          </table:table-cell>
          <table:table-cell office:value-type="float" office:value="101.3" calcext:value-type="float">
            <text:p>101.3</text:p>
          </table:table-cell>
          <table:table-cell office:value-type="float" office:value="25.91" calcext:value-type="float">
            <text:p>25.91</text:p>
          </table:table-cell>
          <table:table-cell office:value-type="float" office:value="22.21" calcext:value-type="float">
            <text:p>22.21</text:p>
          </table:table-cell>
          <table:table-cell office:value-type="float" office:value="17.54" calcext:value-type="float">
            <text:p>17.54</text:p>
          </table:table-cell>
          <table:table-cell office:value-type="float" office:value="13.08" calcext:value-type="float">
            <text:p>13.08</text:p>
          </table:table-cell>
          <table:table-cell office:value-type="float" office:value="8.556" calcext:value-type="float">
            <text:p>8.556</text:p>
          </table:table-cell>
          <table:table-cell office:value-type="float" office:value="4.83" calcext:value-type="float">
            <text:p>4.83</text:p>
          </table:table-cell>
          <table:table-cell office:value-type="float" office:value="1.577" calcext:value-type="float">
            <text:p>1.577</text:p>
          </table:table-cell>
          <table:table-cell office:value-type="float" office:value="-1.448" calcext:value-type="float">
            <text:p>-1.4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eonite</text:p>
          </table:table-cell>
          <table:table-cell office:value-type="string" calcext:value-type="string">
            <text:p>Mg(1)K(2)S(2)O(12)H(8)</text:p>
          </table:table-cell>
          <table:table-cell office:value-type="float" office:value="166.3" calcext:value-type="float">
            <text:p>166.3</text:p>
          </table:table-cell>
          <table:table-cell office:value-type="float" office:value="500" calcext:value-type="float">
            <text:p>500</text:p>
          </table:table-cell>
          <table:table-cell office:value-type="float" office:value="-4.112" calcext:value-type="float">
            <text:p>-4.1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float" office:value="16.76" calcext:value-type="float">
            <text:p>16.76</text:p>
          </table:table-cell>
          <table:table-cell office:value-type="float" office:value="35.68" calcext:value-type="float">
            <text:p>35.68</text:p>
          </table:table-cell>
          <table:table-cell office:value-type="float" office:value="32.58" calcext:value-type="float">
            <text:p>32.58</text:p>
          </table:table-cell>
          <table:table-cell office:value-type="float" office:value="29.01" calcext:value-type="float">
            <text:p>29.01</text:p>
          </table:table-cell>
          <table:table-cell office:value-type="float" office:value="25.76" calcext:value-type="float">
            <text:p>25.76</text:p>
          </table:table-cell>
          <table:table-cell office:value-type="float" office:value="22.55" calcext:value-type="float">
            <text:p>22.55</text:p>
          </table:table-cell>
          <table:table-cell office:value-type="float" office:value="19.99" calcext:value-type="float">
            <text:p>19.99</text:p>
          </table:table-cell>
          <table:table-cell office:value-type="float" office:value="17.87" calcext:value-type="float">
            <text:p>17.87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float" office:value="23.91" calcext:value-type="float">
            <text:p>23.91</text:p>
          </table:table-cell>
          <table:table-cell office:value-type="float" office:value="13.7" calcext:value-type="float">
            <text:p>13.7</text:p>
          </table:table-cell>
          <table:table-cell office:value-type="float" office:value="12.64" calcext:value-type="float">
            <text:p>12.64</text:p>
          </table:table-cell>
          <table:table-cell office:value-type="float" office:value="11.44" calcext:value-type="float">
            <text:p>11.44</text:p>
          </table:table-cell>
          <table:table-cell office:value-type="float" office:value="10.36" calcext:value-type="float">
            <text:p>10.36</text:p>
          </table:table-cell>
          <table:table-cell office:value-type="float" office:value="9.335" calcext:value-type="float">
            <text:p>9.335</text:p>
          </table:table-cell>
          <table:table-cell office:value-type="float" office:value="8.535" calcext:value-type="float">
            <text:p>8.53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opezite</text:p>
          </table:table-cell>
          <table:table-cell office:value-type="string" calcext:value-type="string">
            <text:p>K(2)Cr(2)O(7)</text:p>
          </table:table-cell>
          <table:table-cell office:value-type="float" office:value="109.9" calcext:value-type="float">
            <text:p>109.9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4" calcext:value-type="float">
            <text:p>-17.44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5.13" calcext:value-type="float">
            <text:p>-15.1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4.49" calcext:value-type="float">
            <text:p>-14.4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ochromite</text:p>
          </table:table-cell>
          <table:table-cell office:value-type="string" calcext:value-type="string">
            <text:p>Mg(1)Cr(2)O(4)</text:p>
          </table:table-cell>
          <table:table-cell office:value-type="float" office:value="43.56" calcext:value-type="float">
            <text:p>43.56</text:p>
          </table:table-cell>
          <table:table-cell office:value-type="float" office:value="6.952" calcext:value-type="float">
            <text:p>6.952</text:p>
          </table:table-cell>
          <table:table-cell office:value-type="float" office:value="4.924" calcext:value-type="float">
            <text:p>4.924</text:p>
          </table:table-cell>
          <table:table-cell office:value-type="float" office:value="2.071" calcext:value-type="float">
            <text:p>2.071</text:p>
          </table:table-cell>
          <table:table-cell office:value-type="float" office:value="-1.028" calcext:value-type="float">
            <text:p>-1.028</text:p>
          </table:table-cell>
          <table:table-cell office:value-type="float" office:value="-4.678" calcext:value-type="float">
            <text:p>-4.678</text:p>
          </table:table-cell>
          <table:table-cell office:value-type="float" office:value="-8.205" calcext:value-type="float">
            <text:p>-8.20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(1)C(1)O(3)</text:p>
          </table:table-cell>
          <table:table-cell office:value-type="float" office:value="28.02" calcext:value-type="float">
            <text:p>28.02</text:p>
          </table:table-cell>
          <table:table-cell office:value-type="float" office:value="2.973" calcext:value-type="float">
            <text:p>2.973</text:p>
          </table:table-cell>
          <table:table-cell office:value-type="float" office:value="2.294" calcext:value-type="float">
            <text:p>2.294</text:p>
          </table:table-cell>
          <table:table-cell office:value-type="float" office:value="1.438" calcext:value-type="float">
            <text:p>1.438</text:p>
          </table:table-cell>
          <table:table-cell office:value-type="float" office:value="0.5875" calcext:value-type="float">
            <text:p>0.5875</text:p>
          </table:table-cell>
          <table:table-cell office:value-type="float" office:value="-0.352" calcext:value-type="float">
            <text:p>-0.352</text:p>
          </table:table-cell>
          <table:table-cell office:value-type="float" office:value="-1.228" calcext:value-type="float">
            <text:p>-1.228</text:p>
          </table:table-cell>
          <table:table-cell office:value-type="float" office:value="-2.115" calcext:value-type="float">
            <text:p>-2.115</text:p>
          </table:table-cell>
          <table:table-cell office:value-type="float" office:value="-3.118" calcext:value-type="float">
            <text:p>-3.1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teLiLi</text:p>
          </table:table-cell>
          <table:table-cell office:value-type="string" calcext:value-type="string">
            <text:p>Mg(1)C(1)O(3)</text:p>
          </table:table-cell>
          <table:table-cell office:value-type="float" office:value="28.02" calcext:value-type="float">
            <text:p>28.02</text:p>
          </table:table-cell>
          <table:table-cell office:value-type="float" office:value="500" calcext:value-type="float">
            <text:p>500</text:p>
          </table:table-cell>
          <table:table-cell office:value-type="float" office:value="2.299" calcext:value-type="float">
            <text:p>2.2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float" office:value="44.52" calcext:value-type="float">
            <text:p>44.52</text:p>
          </table:table-cell>
          <table:table-cell office:value-type="float" office:value="-6.138" calcext:value-type="float">
            <text:p>-6.138</text:p>
          </table:table-cell>
          <table:table-cell office:value-type="float" office:value="-6.508" calcext:value-type="float">
            <text:p>-6.508</text:p>
          </table:table-cell>
          <table:table-cell office:value-type="float" office:value="-6.884" calcext:value-type="float">
            <text:p>-6.884</text:p>
          </table:table-cell>
          <table:table-cell office:value-type="float" office:value="-7.164" calcext:value-type="float">
            <text:p>-7.164</text:p>
          </table:table-cell>
          <table:table-cell office:value-type="float" office:value="-7.401" calcext:value-type="float">
            <text:p>-7.401</text:p>
          </table:table-cell>
          <table:table-cell office:value-type="float" office:value="-7.614" calcext:value-type="float">
            <text:p>-7.614</text:p>
          </table:table-cell>
          <table:table-cell office:value-type="float" office:value="-7.885" calcext:value-type="float">
            <text:p>-7.885</text:p>
          </table:table-cell>
          <table:table-cell office:value-type="float" office:value="-8.286" calcext:value-type="float">
            <text:p>-8.2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(1)Cu(2)O(5)H(2)</text:p>
          </table:table-cell>
          <table:table-cell office:value-type="float" office:value="54.86" calcext:value-type="float">
            <text:p>54.86</text:p>
          </table:table-cell>
          <table:table-cell office:value-type="float" office:value="7.141" calcext:value-type="float">
            <text:p>7.141</text:p>
          </table:table-cell>
          <table:table-cell office:value-type="float" office:value="5.94" calcext:value-type="float">
            <text:p>5.94</text:p>
          </table:table-cell>
          <table:table-cell office:value-type="float" office:value="4.522" calcext:value-type="float">
            <text:p>4.522</text:p>
          </table:table-cell>
          <table:table-cell office:value-type="float" office:value="3.199" calcext:value-type="float">
            <text:p>3.199</text:p>
          </table:table-cell>
          <table:table-cell office:value-type="float" office:value="1.834" calcext:value-type="float">
            <text:p>1.834</text:p>
          </table:table-cell>
          <table:table-cell office:value-type="float" office:value="0.6354" calcext:value-type="float">
            <text:p>0.6354</text:p>
          </table:table-cell>
          <table:table-cell office:value-type="float" office:value="-0.5306" calcext:value-type="float">
            <text:p>-0.5306</text:p>
          </table:table-cell>
          <table:table-cell office:value-type="float" office:value="-1.813" calcext:value-type="float">
            <text:p>-1.8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nganite</text:p>
          </table:table-cell>
          <table:table-cell office:value-type="string" calcext:value-type="string">
            <text:p>Mn(1)O(2)H(1)</text:p>
          </table:table-cell>
          <table:table-cell office:value-type="float" office:value="20.45" calcext:value-type="float">
            <text:p>20.45</text:p>
          </table:table-cell>
          <table:table-cell office:value-type="float" office:value="500" calcext:value-type="float">
            <text:p>500</text:p>
          </table:table-cell>
          <table:table-cell office:value-type="float" office:value="3.917" calcext:value-type="float">
            <text:p>3.9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(1)O(1)</text:p>
          </table:table-cell>
          <table:table-cell office:value-type="float" office:value="13.22" calcext:value-type="float">
            <text:p>13.22</text:p>
          </table:table-cell>
          <table:table-cell office:value-type="float" office:value="19.87" calcext:value-type="float">
            <text:p>19.87</text:p>
          </table:table-cell>
          <table:table-cell office:value-type="float" office:value="17.92" calcext:value-type="float">
            <text:p>17.92</text:p>
          </table:table-cell>
          <table:table-cell office:value-type="float" office:value="15.7" calcext:value-type="float">
            <text:p>15.7</text:p>
          </table:table-cell>
          <table:table-cell office:value-type="float" office:value="13.68" calcext:value-type="float">
            <text:p>13.68</text:p>
          </table:table-cell>
          <table:table-cell office:value-type="float" office:value="11.7" calcext:value-type="float">
            <text:p>11.7</text:p>
          </table:table-cell>
          <table:table-cell office:value-type="float" office:value="10.12" calcext:value-type="float">
            <text:p>10.12</text:p>
          </table:table-cell>
          <table:table-cell office:value-type="float" office:value="8.806" calcext:value-type="float">
            <text:p>8.806</text:p>
          </table:table-cell>
          <table:table-cell office:value-type="float" office:value="7.653" calcext:value-type="float">
            <text:p>7.6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Si(2)Al(4)Ca(1)O(12)H(2)</text:p>
          </table:table-cell>
          <table:table-cell office:value-type="float" office:value="129.4" calcext:value-type="float">
            <text:p>129.4</text:p>
          </table:table-cell>
          <table:table-cell office:value-type="float" office:value="49.17" calcext:value-type="float">
            <text:p>49.17</text:p>
          </table:table-cell>
          <table:table-cell office:value-type="float" office:value="41.07" calcext:value-type="float">
            <text:p>41.07</text:p>
          </table:table-cell>
          <table:table-cell office:value-type="float" office:value="31.25" calcext:value-type="float">
            <text:p>31.25</text:p>
          </table:table-cell>
          <table:table-cell office:value-type="float" office:value="22.02" calcext:value-type="float">
            <text:p>22.02</text:p>
          </table:table-cell>
          <table:table-cell office:value-type="float" office:value="12.67" calcext:value-type="float">
            <text:p>12.67</text:p>
          </table:table-cell>
          <table:table-cell office:value-type="float" office:value="4.952" calcext:value-type="float">
            <text:p>4.952</text:p>
          </table:table-cell>
          <table:table-cell office:value-type="float" office:value="-1.775" calcext:value-type="float">
            <text:p>-1.775</text:p>
          </table:table-cell>
          <table:table-cell office:value-type="float" office:value="-7.968" calcext:value-type="float">
            <text:p>-7.9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ssicot</text:p>
          </table:table-cell>
          <table:table-cell office:value-type="string" calcext:value-type="string">
            <text:p>Pb(1)O(1)</text:p>
          </table:table-cell>
          <table:table-cell office:value-type="float" office:value="23.15" calcext:value-type="float">
            <text:p>23.15</text:p>
          </table:table-cell>
          <table:table-cell office:value-type="float" office:value="13.91" calcext:value-type="float">
            <text:p>13.91</text:p>
          </table:table-cell>
          <table:table-cell office:value-type="float" office:value="12.82" calcext:value-type="float">
            <text:p>12.82</text:p>
          </table:table-cell>
          <table:table-cell office:value-type="float" office:value="11.59" calcext:value-type="float">
            <text:p>11.59</text:p>
          </table:table-cell>
          <table:table-cell office:value-type="float" office:value="10.49" calcext:value-type="float">
            <text:p>10.49</text:p>
          </table:table-cell>
          <table:table-cell office:value-type="float" office:value="9.429" calcext:value-type="float">
            <text:p>9.429</text:p>
          </table:table-cell>
          <table:table-cell office:value-type="float" office:value="8.607" calcext:value-type="float">
            <text:p>8.60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tlockite</text:p>
          </table:table-cell>
          <table:table-cell office:value-type="string" calcext:value-type="string">
            <text:p>Cl(1)F(1)Pb(1)</text:p>
          </table:table-cell>
          <table:table-cell office:value-type="float" office:value="36.7" calcext:value-type="float">
            <text:p>36.7</text:p>
          </table:table-cell>
          <table:table-cell office:value-type="float" office:value="500" calcext:value-type="float">
            <text:p>500</text:p>
          </table:table-cell>
          <table:table-cell office:value-type="float" office:value="-9.43" calcext:value-type="float">
            <text:p>-9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ximum_Microcline</text:p>
          </table:table-cell>
          <table:table-cell office:value-type="string" calcext:value-type="string">
            <text:p>Si(3)Al(1)K(1)O(8)</text:p>
          </table:table-cell>
          <table:table-cell office:value-type="float" office:value="108.7" calcext:value-type="float">
            <text:p>108.7</text:p>
          </table:table-cell>
          <table:table-cell office:value-type="float" office:value="-0.2212" calcext:value-type="float">
            <text:p>-0.2212</text:p>
          </table:table-cell>
          <table:table-cell office:value-type="float" office:value="-0.2753" calcext:value-type="float">
            <text:p>-0.2753</text:p>
          </table:table-cell>
          <table:table-cell office:value-type="float" office:value="-0.9654" calcext:value-type="float">
            <text:p>-0.9654</text:p>
          </table:table-cell>
          <table:table-cell office:value-type="float" office:value="-1.868" calcext:value-type="float">
            <text:p>-1.868</text:p>
          </table:table-cell>
          <table:table-cell office:value-type="float" office:value="-2.888" calcext:value-type="float">
            <text:p>-2.888</text:p>
          </table:table-cell>
          <table:table-cell office:value-type="float" office:value="-3.773" calcext:value-type="float">
            <text:p>-3.773</text:p>
          </table:table-cell>
          <table:table-cell office:value-type="float" office:value="-4.588" calcext:value-type="float">
            <text:p>-4.588</text:p>
          </table:table-cell>
          <table:table-cell office:value-type="float" office:value="-5.417" calcext:value-type="float">
            <text:p>-5.4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yenite</text:p>
          </table:table-cell>
          <table:table-cell office:value-type="string" calcext:value-type="string">
            <text:p>Al(14)Ca(12)O(33)</text:p>
          </table:table-cell>
          <table:table-cell office:value-type="float" office:value="517.4" calcext:value-type="float">
            <text:p>517.4</text:p>
          </table:table-cell>
          <table:table-cell office:value-type="float" office:value="559.2" calcext:value-type="float">
            <text:p>559.2</text:p>
          </table:table-cell>
          <table:table-cell office:value-type="float" office:value="494.2" calcext:value-type="float">
            <text:p>494.2</text:p>
          </table:table-cell>
          <table:table-cell office:value-type="float" office:value="419.7" calcext:value-type="float">
            <text:p>419.7</text:p>
          </table:table-cell>
          <table:table-cell office:value-type="float" office:value="351.9" calcext:value-type="float">
            <text:p>351.9</text:p>
          </table:table-cell>
          <table:table-cell office:value-type="float" office:value="285.2" calcext:value-type="float">
            <text:p>285.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lanterite</text:p>
          </table:table-cell>
          <table:table-cell office:value-type="string" calcext:value-type="string">
            <text:p>Fe(1)S(1)O(11)H(14)</text:p>
          </table:table-cell>
          <table:table-cell office:value-type="float" office:value="146.5" calcext:value-type="float">
            <text:p>146.5</text:p>
          </table:table-cell>
          <table:table-cell office:value-type="float" office:value="-2.579" calcext:value-type="float">
            <text:p>-2.579</text:p>
          </table:table-cell>
          <table:table-cell office:value-type="float" office:value="-2.349" calcext:value-type="float">
            <text:p>-2.349</text:p>
          </table:table-cell>
          <table:table-cell office:value-type="float" office:value="-2.179" calcext:value-type="float">
            <text:p>-2.179</text:p>
          </table:table-cell>
          <table:table-cell office:value-type="float" office:value="-2.084" calcext:value-type="float">
            <text:p>-2.084</text:p>
          </table:table-cell>
          <table:table-cell office:value-type="float" office:value="-2.077" calcext:value-type="float">
            <text:p>-2.077</text:p>
          </table:table-cell>
          <table:table-cell office:value-type="float" office:value="-2.209" calcext:value-type="float">
            <text:p>-2.209</text:p>
          </table:table-cell>
          <table:table-cell office:value-type="float" office:value="-2.538" calcext:value-type="float">
            <text:p>-2.538</text:p>
          </table:table-cell>
          <table:table-cell office:value-type="float" office:value="-3.201" calcext:value-type="float">
            <text:p>-3.2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rcallite</text:p>
          </table:table-cell>
          <table:table-cell office:value-type="string" calcext:value-type="string">
            <text:p>K(1)S(1)O(4)H(1)</text:p>
          </table:table-cell>
          <table:table-cell office:value-type="float" office:value="58.59" calcext:value-type="float">
            <text:p>58.59</text:p>
          </table:table-cell>
          <table:table-cell office:value-type="float" office:value="500" calcext:value-type="float">
            <text:p>500</text:p>
          </table:table-cell>
          <table:table-cell office:value-type="float" office:value="-1.439" calcext:value-type="float">
            <text:p>-1.43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Si(2)Mg(1)Ca(3)O(8)</text:p>
          </table:table-cell>
          <table:table-cell office:value-type="float" office:value="104.4" calcext:value-type="float">
            <text:p>104.4</text:p>
          </table:table-cell>
          <table:table-cell office:value-type="float" office:value="75.19" calcext:value-type="float">
            <text:p>75.19</text:p>
          </table:table-cell>
          <table:table-cell office:value-type="float" office:value="68.51" calcext:value-type="float">
            <text:p>68.51</text:p>
          </table:table-cell>
          <table:table-cell office:value-type="float" office:value="60.45" calcext:value-type="float">
            <text:p>60.45</text:p>
          </table:table-cell>
          <table:table-cell office:value-type="float" office:value="52.94" calcext:value-type="float">
            <text:p>52.94</text:p>
          </table:table-cell>
          <table:table-cell office:value-type="float" office:value="45.48" calcext:value-type="float">
            <text:p>45.48</text:p>
          </table:table-cell>
          <table:table-cell office:value-type="float" office:value="39.52" calcext:value-type="float">
            <text:p>39.52</text:p>
          </table:table-cell>
          <table:table-cell office:value-type="float" office:value="34.53" calcext:value-type="float">
            <text:p>34.53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solite</text:p>
          </table:table-cell>
          <table:table-cell office:value-type="string" calcext:value-type="string">
            <text:p>Si(3.01)Al(1.99)Ca(0.657)Na(0.676)O(12.647)H(5.294)</text:p>
          </table:table-cell>
          <table:table-cell office:value-type="float" office:value="171.2" calcext:value-type="float">
            <text:p>171.2</text:p>
          </table:table-cell>
          <table:table-cell office:value-type="float" office:value="16.18" calcext:value-type="float">
            <text:p>16.18</text:p>
          </table:table-cell>
          <table:table-cell office:value-type="float" office:value="13.62" calcext:value-type="float">
            <text:p>13.62</text:p>
          </table:table-cell>
          <table:table-cell office:value-type="float" office:value="10.07" calcext:value-type="float">
            <text:p>10.07</text:p>
          </table:table-cell>
          <table:table-cell office:value-type="float" office:value="6.612" calcext:value-type="float">
            <text:p>6.612</text:p>
          </table:table-cell>
          <table:table-cell office:value-type="float" office:value="3.124" calcext:value-type="float">
            <text:p>3.124</text:p>
          </table:table-cell>
          <table:table-cell office:value-type="float" office:value="0.3009" calcext:value-type="float">
            <text:p>0.3009</text:p>
          </table:table-cell>
          <table:table-cell office:value-type="float" office:value="-2.128" calcext:value-type="float">
            <text:p>-2.128</text:p>
          </table:table-cell>
          <table:table-cell office:value-type="float" office:value="-4.39" calcext:value-type="float">
            <text:p>-4.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(1)</text:p>
          </table:table-cell>
          <table:table-cell office:value-type="float" office:value="14" calcext:value-type="float">
            <text:p>14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5" calcext:value-type="float">
            <text:p>122.5</text:p>
          </table:table-cell>
          <table:table-cell office:value-type="float" office:value="108.8" calcext:value-type="float">
            <text:p>108.8</text:p>
          </table:table-cell>
          <table:table-cell office:value-type="float" office:value="96.2" calcext:value-type="float">
            <text:p>96.2</text:p>
          </table:table-cell>
          <table:table-cell office:value-type="float" office:value="83.77" calcext:value-type="float">
            <text:p>83.77</text:p>
          </table:table-cell>
          <table:table-cell office:value-type="float" office:value="73.9" calcext:value-type="float">
            <text:p>73.9</text:p>
          </table:table-cell>
          <table:table-cell office:value-type="float" office:value="65.84" calcext:value-type="float">
            <text:p>65.84</text:p>
          </table:table-cell>
          <table:table-cell office:value-type="float" office:value="59.07" calcext:value-type="float">
            <text:p>59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1.25SO4(OH)0.5.0.5H2O</text:p>
          </table:table-cell>
          <table:table-cell office:value-type="string" calcext:value-type="string">
            <text:p>Mg(1.25)S(1)O(5)H(1.5)</text:p>
          </table:table-cell>
          <table:table-cell office:value-type="float" office:value="500" calcext:value-type="float">
            <text:p>500</text:p>
          </table:table-cell>
          <table:table-cell office:value-type="float" office:value="6.731" calcext:value-type="float">
            <text:p>6.731</text:p>
          </table:table-cell>
          <table:table-cell office:value-type="float" office:value="5.26" calcext:value-type="float">
            <text:p>5.26</text:p>
          </table:table-cell>
          <table:table-cell office:value-type="float" office:value="3.376" calcext:value-type="float">
            <text:p>3.376</text:p>
          </table:table-cell>
          <table:table-cell office:value-type="float" office:value="1.48" calcext:value-type="float">
            <text:p>1.48</text:p>
          </table:table-cell>
          <table:table-cell office:value-type="float" office:value="-0.5935" calcext:value-type="float">
            <text:p>-0.5935</text:p>
          </table:table-cell>
          <table:table-cell office:value-type="float" office:value="-2.47" calcext:value-type="float">
            <text:p>-2.47</text:p>
          </table:table-cell>
          <table:table-cell office:value-type="float" office:value="-4.279" calcext:value-type="float">
            <text:p>-4.279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1.5SO4(OH)</text:p>
          </table:table-cell>
          <table:table-cell office:value-type="string" calcext:value-type="string">
            <text:p>Mg(1.5)S(1)O(5)H(1)</text:p>
          </table:table-cell>
          <table:table-cell office:value-type="float" office:value="500" calcext:value-type="float">
            <text:p>500</text:p>
          </table:table-cell>
          <table:table-cell office:value-type="float" office:value="11.18" calcext:value-type="float">
            <text:p>11.18</text:p>
          </table:table-cell>
          <table:table-cell office:value-type="float" office:value="9.255" calcext:value-type="float">
            <text:p>9.255</text:p>
          </table:table-cell>
          <table:table-cell office:value-type="float" office:value="6.841" calcext:value-type="float">
            <text:p>6.841</text:p>
          </table:table-cell>
          <table:table-cell office:value-type="float" office:value="4.458" calcext:value-type="float">
            <text:p>4.458</text:p>
          </table:table-cell>
          <table:table-cell office:value-type="float" office:value="1.901" calcext:value-type="float">
            <text:p>1.901</text:p>
          </table:table-cell>
          <table:table-cell office:value-type="float" office:value="-0.3678" calcext:value-type="float">
            <text:p>-0.3678</text:p>
          </table:table-cell>
          <table:table-cell office:value-type="float" office:value="-2.509" calcext:value-type="float">
            <text:p>-2.509</text:p>
          </table:table-cell>
          <table:table-cell office:value-type="float" office:value="-4.726" calcext:value-type="float">
            <text:p>-4.7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2H2O</text:p>
          </table:table-cell>
          <table:table-cell office:value-type="string" calcext:value-type="string">
            <text:p>Mg(1)Cl(2)O(2)H(4)</text:p>
          </table:table-cell>
          <table:table-cell office:value-type="float" office:value="500" calcext:value-type="float">
            <text:p>500</text:p>
          </table:table-cell>
          <table:table-cell office:value-type="float" office:value="14.19" calcext:value-type="float">
            <text:p>14.19</text:p>
          </table:table-cell>
          <table:table-cell office:value-type="float" office:value="12.78" calcext:value-type="float">
            <text:p>12.78</text:p>
          </table:table-cell>
          <table:table-cell office:value-type="float" office:value="11" calcext:value-type="float">
            <text:p>11</text:p>
          </table:table-cell>
          <table:table-cell office:value-type="float" office:value="9.239" calcext:value-type="float">
            <text:p>9.239</text:p>
          </table:table-cell>
          <table:table-cell office:value-type="float" office:value="7.329" calcext:value-type="float">
            <text:p>7.329</text:p>
          </table:table-cell>
          <table:table-cell office:value-type="float" office:value="5.62" calcext:value-type="float">
            <text:p>5.62</text:p>
          </table:table-cell>
          <table:table-cell office:value-type="float" office:value="3.99" calcext:value-type="float">
            <text:p>3.99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4H2O</text:p>
          </table:table-cell>
          <table:table-cell office:value-type="string" calcext:value-type="string">
            <text:p>Mg(1)Cl(2)O(4)H(8)</text:p>
          </table:table-cell>
          <table:table-cell office:value-type="float" office:value="500" calcext:value-type="float">
            <text:p>500</text:p>
          </table:table-cell>
          <table:table-cell office:value-type="float" office:value="8.021" calcext:value-type="float">
            <text:p>8.021</text:p>
          </table:table-cell>
          <table:table-cell office:value-type="float" office:value="7.358" calcext:value-type="float">
            <text:p>7.358</text:p>
          </table:table-cell>
          <table:table-cell office:value-type="float" office:value="6.481" calcext:value-type="float">
            <text:p>6.481</text:p>
          </table:table-cell>
          <table:table-cell office:value-type="float" office:value="5.579" calcext:value-type="float">
            <text:p>5.579</text:p>
          </table:table-cell>
          <table:table-cell office:value-type="float" office:value="4.567" calcext:value-type="float">
            <text:p>4.567</text:p>
          </table:table-cell>
          <table:table-cell office:value-type="float" office:value="3.611" calcext:value-type="float">
            <text:p>3.611</text:p>
          </table:table-cell>
          <table:table-cell office:value-type="float" office:value="2.625" calcext:value-type="float">
            <text:p>2.625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H2O</text:p>
          </table:table-cell>
          <table:table-cell office:value-type="string" calcext:value-type="string">
            <text:p>Mg(1)Cl(2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17.96" calcext:value-type="float">
            <text:p>17.96</text:p>
          </table:table-cell>
          <table:table-cell office:value-type="float" office:value="16.12" calcext:value-type="float">
            <text:p>16.12</text:p>
          </table:table-cell>
          <table:table-cell office:value-type="float" office:value="13.83" calcext:value-type="float">
            <text:p>13.83</text:p>
          </table:table-cell>
          <table:table-cell office:value-type="float" office:value="11.59" calcext:value-type="float">
            <text:p>11.59</text:p>
          </table:table-cell>
          <table:table-cell office:value-type="float" office:value="9.175" calcext:value-type="float">
            <text:p>9.175</text:p>
          </table:table-cell>
          <table:table-cell office:value-type="float" office:value="7.05" calcext:value-type="float">
            <text:p>7.05</text:p>
          </table:table-cell>
          <table:table-cell office:value-type="float" office:value="5.068" calcext:value-type="float">
            <text:p>5.068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OHCl</text:p>
          </table:table-cell>
          <table:table-cell office:value-type="string" calcext:value-type="string">
            <text:p>Mg(1)Cl(1)O(1)H(1)</text:p>
          </table:table-cell>
          <table:table-cell office:value-type="float" office:value="33.23" calcext:value-type="float">
            <text:p>33.23</text:p>
          </table:table-cell>
          <table:table-cell office:value-type="float" office:value="17.78" calcext:value-type="float">
            <text:p>17.78</text:p>
          </table:table-cell>
          <table:table-cell office:value-type="float" office:value="15.91" calcext:value-type="float">
            <text:p>15.91</text:p>
          </table:table-cell>
          <table:table-cell office:value-type="float" office:value="13.69" calcext:value-type="float">
            <text:p>13.69</text:p>
          </table:table-cell>
          <table:table-cell office:value-type="float" office:value="11.58" calcext:value-type="float">
            <text:p>11.58</text:p>
          </table:table-cell>
          <table:table-cell office:value-type="float" office:value="9.404" calcext:value-type="float">
            <text:p>9.404</text:p>
          </table:table-cell>
          <table:table-cell office:value-type="float" office:value="7.554" calcext:value-type="float">
            <text:p>7.554</text:p>
          </table:table-cell>
          <table:table-cell office:value-type="float" office:value="5.875" calcext:value-type="float">
            <text:p>5.875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(1)S(1)O(4)</text:p>
          </table:table-cell>
          <table:table-cell office:value-type="float" office:value="45.25" calcext:value-type="float">
            <text:p>45.25</text:p>
          </table:table-cell>
          <table:table-cell office:value-type="float" office:value="6.239" calcext:value-type="float">
            <text:p>6.239</text:p>
          </table:table-cell>
          <table:table-cell office:value-type="float" office:value="4.878" calcext:value-type="float">
            <text:p>4.878</text:p>
          </table:table-cell>
          <table:table-cell office:value-type="float" office:value="3.102" calcext:value-type="float">
            <text:p>3.102</text:p>
          </table:table-cell>
          <table:table-cell office:value-type="float" office:value="1.281" calcext:value-type="float">
            <text:p>1.281</text:p>
          </table:table-cell>
          <table:table-cell office:value-type="float" office:value="-0.7659" calcext:value-type="float">
            <text:p>-0.7659</text:p>
          </table:table-cell>
          <table:table-cell office:value-type="float" office:value="-2.675" calcext:value-type="float">
            <text:p>-2.675</text:p>
          </table:table-cell>
          <table:table-cell office:value-type="float" office:value="-4.577" calcext:value-type="float">
            <text:p>-4.577</text:p>
          </table:table-cell>
          <table:table-cell office:value-type="float" office:value="-6.66" calcext:value-type="float">
            <text:p>-6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llerite</text:p>
          </table:table-cell>
          <table:table-cell office:value-type="string" calcext:value-type="string">
            <text:p>S(1)Ni(1)</text:p>
          </table:table-cell>
          <table:table-cell office:value-type="float" office:value="16.89" calcext:value-type="float">
            <text:p>16.89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2" calcext:value-type="float">
            <text:p>130.2</text:p>
          </table:table-cell>
          <table:table-cell office:value-type="float" office:value="114.4" calcext:value-type="float">
            <text:p>114.4</text:p>
          </table:table-cell>
          <table:table-cell office:value-type="float" office:value="99.87" calcext:value-type="float">
            <text:p>99.87</text:p>
          </table:table-cell>
          <table:table-cell office:value-type="float" office:value="85.41" calcext:value-type="float">
            <text:p>85.41</text:p>
          </table:table-cell>
          <table:table-cell office:value-type="float" office:value="73.86" calcext:value-type="float">
            <text:p>73.86</text:p>
          </table:table-cell>
          <table:table-cell office:value-type="float" office:value="64.31" calcext:value-type="float">
            <text:p>64.31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nium</text:p>
          </table:table-cell>
          <table:table-cell office:value-type="string" calcext:value-type="string">
            <text:p>Pb(3)O(4)</text:p>
          </table:table-cell>
          <table:table-cell office:value-type="float" office:value="76.81" calcext:value-type="float">
            <text:p>76.81</text:p>
          </table:table-cell>
          <table:table-cell office:value-type="float" office:value="500" calcext:value-type="float">
            <text:p>500</text:p>
          </table:table-cell>
          <table:table-cell office:value-type="float" office:value="30.44" calcext:value-type="float">
            <text:p>30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Si(4)Fe(3)O(12)H(2)</text:p>
          </table:table-cell>
          <table:table-cell office:value-type="float" office:value="147.9" calcext:value-type="float">
            <text:p>147.9</text:p>
          </table:table-cell>
          <table:table-cell office:value-type="float" office:value="15.25" calcext:value-type="float">
            <text:p>15.25</text:p>
          </table:table-cell>
          <table:table-cell office:value-type="float" office:value="13.98" calcext:value-type="float">
            <text:p>13.98</text:p>
          </table:table-cell>
          <table:table-cell office:value-type="float" office:value="11.73" calcext:value-type="float">
            <text:p>11.73</text:p>
          </table:table-cell>
          <table:table-cell office:value-type="float" office:value="9.355" calcext:value-type="float">
            <text:p>9.355</text:p>
          </table:table-cell>
          <table:table-cell office:value-type="float" office:value="6.906" calcext:value-type="float">
            <text:p>6.906</text:p>
          </table:table-cell>
          <table:table-cell office:value-type="float" office:value="4.915" calcext:value-type="float">
            <text:p>4.915</text:p>
          </table:table-cell>
          <table:table-cell office:value-type="float" office:value="3.201" calcext:value-type="float">
            <text:p>3.201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rabilite</text:p>
          </table:table-cell>
          <table:table-cell office:value-type="string" calcext:value-type="string">
            <text:p>Na(2)S(1)O(14)H(20)</text:p>
          </table:table-cell>
          <table:table-cell office:value-type="float" office:value="219.8" calcext:value-type="float">
            <text:p>219.8</text:p>
          </table:table-cell>
          <table:table-cell office:value-type="float" office:value="-2.303" calcext:value-type="float">
            <text:p>-2.303</text:p>
          </table:table-cell>
          <table:table-cell office:value-type="float" office:value="-1.14" calcext:value-type="float">
            <text:p>-1.14</text:p>
          </table:table-cell>
          <table:table-cell office:value-type="float" office:value="0.5015" calcext:value-type="float">
            <text:p>0.5015</text:p>
          </table:table-cell>
          <table:table-cell office:value-type="float" office:value="2.405" calcext:value-type="float">
            <text:p>2.405</text:p>
          </table:table-cell>
          <table:table-cell office:value-type="float" office:value="4.752" calcext:value-type="float">
            <text:p>4.752</text:p>
          </table:table-cell>
          <table:table-cell office:value-type="float" office:value="6.975" calcext:value-type="float">
            <text:p>6.9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senite</text:p>
          </table:table-cell>
          <table:table-cell office:value-type="string" calcext:value-type="string">
            <text:p>K(8)S(7)O(28)H(6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1.08" calcext:value-type="float">
            <text:p>-11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(1)</text:p>
          </table:table-cell>
          <table:table-cell office:value-type="float" office:value="7.354" calcext:value-type="float">
            <text:p>7.354</text:p>
          </table:table-cell>
          <table:table-cell office:value-type="float" office:value="90.95" calcext:value-type="float">
            <text:p>90.95</text:p>
          </table:table-cell>
          <table:table-cell office:value-type="float" office:value="82.95" calcext:value-type="float">
            <text:p>82.95</text:p>
          </table:table-cell>
          <table:table-cell office:value-type="float" office:value="73.72" calcext:value-type="float">
            <text:p>73.72</text:p>
          </table:table-cell>
          <table:table-cell office:value-type="float" office:value="65.25" calcext:value-type="float">
            <text:p>65.25</text:p>
          </table:table-cell>
          <table:table-cell office:value-type="float" office:value="56.87" calcext:value-type="float">
            <text:p>56.87</text:p>
          </table:table-cell>
          <table:table-cell office:value-type="float" office:value="50.19" calcext:value-type="float">
            <text:p>50.19</text:p>
          </table:table-cell>
          <table:table-cell office:value-type="float" office:value="44.71" calcext:value-type="float">
            <text:p>44.71</text:p>
          </table:table-cell>
          <table:table-cell office:value-type="float" office:value="40.06" calcext:value-type="float">
            <text:p>40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2(am)</text:p>
          </table:table-cell>
          <table:table-cell office:value-type="string" calcext:value-type="string">
            <text:p>Mn(1)O(2)H(2)</text:p>
          </table:table-cell>
          <table:table-cell office:value-type="float" office:value="22.36" calcext:value-type="float">
            <text:p>22.36</text:p>
          </table:table-cell>
          <table:table-cell office:value-type="float" office:value="16.89" calcext:value-type="float">
            <text:p>16.89</text:p>
          </table:table-cell>
          <table:table-cell office:value-type="float" office:value="15.31" calcext:value-type="float">
            <text:p>15.31</text:p>
          </table:table-cell>
          <table:table-cell office:value-type="float" office:value="13.56" calcext:value-type="float">
            <text:p>13.56</text:p>
          </table:table-cell>
          <table:table-cell office:value-type="float" office:value="12.06" calcext:value-type="float">
            <text:p>12.06</text:p>
          </table:table-cell>
          <table:table-cell office:value-type="float" office:value="10.67" calcext:value-type="float">
            <text:p>10.67</text:p>
          </table:table-cell>
          <table:table-cell office:value-type="float" office:value="9.646" calcext:value-type="float">
            <text:p>9.64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3</text:p>
          </table:table-cell>
          <table:table-cell office:value-type="string" calcext:value-type="string">
            <text:p>Mn(1)O(3)H(3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.42" calcext:value-type="float">
            <text:p>10.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3(PO4)2</text:p>
          </table:table-cell>
          <table:table-cell office:value-type="string" calcext:value-type="string">
            <text:p>P(2)Mn(3)O(8)</text:p>
          </table:table-cell>
          <table:table-cell office:value-type="float" office:value="110.4" calcext:value-type="float">
            <text:p>110.4</text:p>
          </table:table-cell>
          <table:table-cell office:value-type="float" office:value="500" calcext:value-type="float">
            <text:p>500</text:p>
          </table:table-cell>
          <table:table-cell office:value-type="float" office:value="0.8167" calcext:value-type="float">
            <text:p>0.81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2H2O</text:p>
          </table:table-cell>
          <table:table-cell office:value-type="string" calcext:value-type="string">
            <text:p>Cl(2)Mn(1)O(2)H(4)</text:p>
          </table:table-cell>
          <table:table-cell office:value-type="float" office:value="71.12" calcext:value-type="float">
            <text:p>71.12</text:p>
          </table:table-cell>
          <table:table-cell office:value-type="float" office:value="4.528" calcext:value-type="float">
            <text:p>4.528</text:p>
          </table:table-cell>
          <table:table-cell office:value-type="float" office:value="4.007" calcext:value-type="float">
            <text:p>4.007</text:p>
          </table:table-cell>
          <table:table-cell office:value-type="float" office:value="3.344" calcext:value-type="float">
            <text:p>3.344</text:p>
          </table:table-cell>
          <table:table-cell office:value-type="float" office:value="2.693" calcext:value-type="float">
            <text:p>2.693</text:p>
          </table:table-cell>
          <table:table-cell office:value-type="float" office:value="1.973" calcext:value-type="float">
            <text:p>1.973</text:p>
          </table:table-cell>
          <table:table-cell office:value-type="float" office:value="1.269" calcext:value-type="float">
            <text:p>1.26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4H2O</text:p>
          </table:table-cell>
          <table:table-cell office:value-type="string" calcext:value-type="string">
            <text:p>Cl(2)Mn(1)O(4)H(8)</text:p>
          </table:table-cell>
          <table:table-cell office:value-type="float" office:value="98.46" calcext:value-type="float">
            <text:p>98.46</text:p>
          </table:table-cell>
          <table:table-cell office:value-type="float" office:value="2.93" calcext:value-type="float">
            <text:p>2.93</text:p>
          </table:table-cell>
          <table:table-cell office:value-type="float" office:value="2.756" calcext:value-type="float">
            <text:p>2.756</text:p>
          </table:table-cell>
          <table:table-cell office:value-type="float" office:value="2.576" calcext:value-type="float">
            <text:p>2.576</text:p>
          </table:table-cell>
          <table:table-cell office:value-type="float" office:value="2.459" calcext:value-type="float">
            <text:p>2.459</text:p>
          </table:table-cell>
          <table:table-cell office:value-type="float" office:value="2.377" calcext:value-type="float">
            <text:p>2.377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H2O</text:p>
          </table:table-cell>
          <table:table-cell office:value-type="string" calcext:value-type="string">
            <text:p>Cl(2)Mn(1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6.32" calcext:value-type="float">
            <text:p>6.32</text:p>
          </table:table-cell>
          <table:table-cell office:value-type="float" office:value="5.552" calcext:value-type="float">
            <text:p>5.552</text:p>
          </table:table-cell>
          <table:table-cell office:value-type="float" office:value="4.565" calcext:value-type="float">
            <text:p>4.565</text:p>
          </table:table-cell>
          <table:table-cell office:value-type="float" office:value="3.571" calcext:value-type="float">
            <text:p>3.571</text:p>
          </table:table-cell>
          <table:table-cell office:value-type="float" office:value="2.477" calcext:value-type="float">
            <text:p>2.477</text:p>
          </table:table-cell>
          <table:table-cell office:value-type="float" office:value="1.463" calcext:value-type="float">
            <text:p>1.46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HPO4</text:p>
          </table:table-cell>
          <table:table-cell office:value-type="string" calcext:value-type="string">
            <text:p>P(1)Mn(1)O(4)H(1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2.95" calcext:value-type="float">
            <text:p>-12.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O2(gamma)</text:p>
          </table:table-cell>
          <table:table-cell office:value-type="string" calcext:value-type="string">
            <text:p>Mn(1)O(2)</text:p>
          </table:table-cell>
          <table:table-cell office:value-type="float" office:value="17.89" calcext:value-type="float">
            <text:p>17.89</text:p>
          </table:table-cell>
          <table:table-cell office:value-type="float" office:value="500" calcext:value-type="float">
            <text:p>500</text:p>
          </table:table-cell>
          <table:table-cell office:value-type="float" office:value="0.0812" calcext:value-type="float">
            <text:p>0.08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SO4</text:p>
          </table:table-cell>
          <table:table-cell office:value-type="string" calcext:value-type="string">
            <text:p>S(1)Mn(1)O(4)</text:p>
          </table:table-cell>
          <table:table-cell office:value-type="float" office:value="500" calcext:value-type="float">
            <text:p>500</text:p>
          </table:table-cell>
          <table:table-cell office:value-type="float" office:value="3.606" calcext:value-type="float">
            <text:p>3.606</text:p>
          </table:table-cell>
          <table:table-cell office:value-type="float" office:value="2.656" calcext:value-type="float">
            <text:p>2.656</text:p>
          </table:table-cell>
          <table:table-cell office:value-type="float" office:value="1.353" calcext:value-type="float">
            <text:p>1.353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1.657" calcext:value-type="float">
            <text:p>-1.657</text:p>
          </table:table-cell>
          <table:table-cell office:value-type="float" office:value="-3.198" calcext:value-type="float">
            <text:p>-3.198</text:p>
          </table:table-cell>
          <table:table-cell office:value-type="float" office:value="-4.747" calcext:value-type="float">
            <text:p>-4.747</text:p>
          </table:table-cell>
          <table:table-cell office:value-type="float" office:value="-6.455" calcext:value-type="float">
            <text:p>-6.4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(1)</text:p>
          </table:table-cell>
          <table:table-cell office:value-type="float" office:value="9.387" calcext:value-type="float">
            <text:p>9.387</text:p>
          </table:table-cell>
          <table:table-cell office:value-type="float" office:value="120.3" calcext:value-type="float">
            <text:p>120.3</text:p>
          </table:table-cell>
          <table:table-cell office:value-type="float" office:value="109.3" calcext:value-type="float">
            <text:p>109.3</text:p>
          </table:table-cell>
          <table:table-cell office:value-type="float" office:value="96.36" calcext:value-type="float">
            <text:p>96.36</text:p>
          </table:table-cell>
          <table:table-cell office:value-type="float" office:value="84.17" calcext:value-type="float">
            <text:p>84.17</text:p>
          </table:table-cell>
          <table:table-cell office:value-type="float" office:value="71.76" calcext:value-type="float">
            <text:p>71.76</text:p>
          </table:table-cell>
          <table:table-cell office:value-type="float" office:value="61.54" calcext:value-type="float">
            <text:p>61.54</text:p>
          </table:table-cell>
          <table:table-cell office:value-type="float" office:value="52.83" calcext:value-type="float">
            <text:p>52.83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lysite</text:p>
          </table:table-cell>
          <table:table-cell office:value-type="string" calcext:value-type="string">
            <text:p>Fe(1)Cl(3)</text:p>
          </table:table-cell>
          <table:table-cell office:value-type="float" office:value="500" calcext:value-type="float">
            <text:p>500</text:p>
          </table:table-cell>
          <table:table-cell office:value-type="float" office:value="5.819" calcext:value-type="float">
            <text:p>5.819</text:p>
          </table:table-cell>
          <table:table-cell office:value-type="float" office:value="5.062" calcext:value-type="float">
            <text:p>5.062</text:p>
          </table:table-cell>
          <table:table-cell office:value-type="float" office:value="3.914" calcext:value-type="float">
            <text:p>3.914</text:p>
          </table:table-cell>
          <table:table-cell office:value-type="float" office:value="2.579" calcext:value-type="float">
            <text:p>2.579</text:p>
          </table:table-cell>
          <table:table-cell office:value-type="float" office:value="0.9126" calcext:value-type="float">
            <text:p>0.9126</text:p>
          </table:table-cell>
          <table:table-cell office:value-type="float" office:value="-0.7869" calcext:value-type="float">
            <text:p>-0.7869</text:p>
          </table:table-cell>
          <table:table-cell office:value-type="float" office:value="-2.598" calcext:value-type="float">
            <text:p>-2.598</text:p>
          </table:table-cell>
          <table:table-cell office:value-type="float" office:value="-4.71" calcext:value-type="float">
            <text:p>-4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ohydrocalcite</text:p>
          </table:table-cell>
          <table:table-cell office:value-type="string" calcext:value-type="string">
            <text:p>Ca(1)C(1)O(4)H(2)</text:p>
          </table:table-cell>
          <table:table-cell office:value-type="float" office:value="500" calcext:value-type="float">
            <text:p>500</text:p>
          </table:table-cell>
          <table:table-cell office:value-type="float" office:value="3.011" calcext:value-type="float">
            <text:p>3.011</text:p>
          </table:table-cell>
          <table:table-cell office:value-type="float" office:value="2.682" calcext:value-type="float">
            <text:p>2.682</text:p>
          </table:table-cell>
          <table:table-cell office:value-type="float" office:value="2.308" calcext:value-type="float">
            <text:p>2.308</text:p>
          </table:table-cell>
          <table:table-cell office:value-type="float" office:value="1.982" calcext:value-type="float">
            <text:p>1.982</text:p>
          </table:table-cell>
          <table:table-cell office:value-type="float" office:value="1.683" calcext:value-type="float">
            <text:p>1.683</text:p>
          </table:table-cell>
          <table:table-cell office:value-type="float" office:value="1.445" calcext:value-type="float">
            <text:p>1.44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Si(1)Mg(1)Ca(1)O(4)</text:p>
          </table:table-cell>
          <table:table-cell office:value-type="float" office:value="51.47" calcext:value-type="float">
            <text:p>51.47</text:p>
          </table:table-cell>
          <table:table-cell office:value-type="float" office:value="32.62" calcext:value-type="float">
            <text:p>32.62</text:p>
          </table:table-cell>
          <table:table-cell office:value-type="float" office:value="29.59" calcext:value-type="float">
            <text:p>29.59</text:p>
          </table:table-cell>
          <table:table-cell office:value-type="float" office:value="25.91" calcext:value-type="float">
            <text:p>25.91</text:p>
          </table:table-cell>
          <table:table-cell office:value-type="float" office:value="22.49" calcext:value-type="float">
            <text:p>22.49</text:p>
          </table:table-cell>
          <table:table-cell office:value-type="float" office:value="19.11" calcext:value-type="float">
            <text:p>19.11</text:p>
          </table:table-cell>
          <table:table-cell office:value-type="float" office:value="16.4" calcext:value-type="float">
            <text:p>16.4</text:p>
          </table:table-cell>
          <table:table-cell office:value-type="float" office:value="14.13" calcext:value-type="float">
            <text:p>14.13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Ca</text:p>
          </table:table-cell>
          <table:table-cell office:value-type="string" calcext:value-type="string">
            <text:p>Si(4)Al(1.67)Mg(0.33)Ca(0.165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666" calcext:value-type="float">
            <text:p>3.666</text:p>
          </table:table-cell>
          <table:table-cell office:value-type="float" office:value="2.495" calcext:value-type="float">
            <text:p>2.495</text:p>
          </table:table-cell>
          <table:table-cell office:value-type="float" office:value="0.3114" calcext:value-type="float">
            <text:p>0.3114</text:p>
          </table:table-cell>
          <table:table-cell office:value-type="float" office:value="-2.046" calcext:value-type="float">
            <text:p>-2.046</text:p>
          </table:table-cell>
          <table:table-cell office:value-type="float" office:value="-4.535" calcext:value-type="float">
            <text:p>-4.535</text:p>
          </table:table-cell>
          <table:table-cell office:value-type="float" office:value="-6.604" calcext:value-type="float">
            <text:p>-6.604</text:p>
          </table:table-cell>
          <table:table-cell office:value-type="float" office:value="-8.407" calcext:value-type="float">
            <text:p>-8.407</text:p>
          </table:table-cell>
          <table:table-cell office:value-type="float" office:value="-10.09" calcext:value-type="float">
            <text:p>-10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K</text:p>
          </table:table-cell>
          <table:table-cell office:value-type="string" calcext:value-type="string">
            <text:p>Si(4)Al(1.67)Mg(0.33)K(0.33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118" calcext:value-type="float">
            <text:p>3.118</text:p>
          </table:table-cell>
          <table:table-cell office:value-type="float" office:value="2.142" calcext:value-type="float">
            <text:p>2.142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99" calcext:value-type="float">
            <text:p>-1.99</text:p>
          </table:table-cell>
          <table:table-cell office:value-type="float" office:value="-4.296" calcext:value-type="float">
            <text:p>-4.296</text:p>
          </table:table-cell>
          <table:table-cell office:value-type="float" office:value="-6.224" calcext:value-type="float">
            <text:p>-6.224</text:p>
          </table:table-cell>
          <table:table-cell office:value-type="float" office:value="-7.912" calcext:value-type="float">
            <text:p>-7.912</text:p>
          </table:table-cell>
          <table:table-cell office:value-type="float" office:value="-9.501" calcext:value-type="float">
            <text:p>-9.5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Mg</text:p>
          </table:table-cell>
          <table:table-cell office:value-type="string" calcext:value-type="string">
            <text:p>Si(4)Al(1.67)Mg(0.495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598" calcext:value-type="float">
            <text:p>3.598</text:p>
          </table:table-cell>
          <table:table-cell office:value-type="float" office:value="2.388" calcext:value-type="float">
            <text:p>2.388</text:p>
          </table:table-cell>
          <table:table-cell office:value-type="float" office:value="0.1599" calcext:value-type="float">
            <text:p>0.1599</text:p>
          </table:table-cell>
          <table:table-cell office:value-type="float" office:value="-2.235" calcext:value-type="float">
            <text:p>-2.235</text:p>
          </table:table-cell>
          <table:table-cell office:value-type="float" office:value="-4.757" calcext:value-type="float">
            <text:p>-4.757</text:p>
          </table:table-cell>
          <table:table-cell office:value-type="float" office:value="-6.85" calcext:value-type="float">
            <text:p>-6.85</text:p>
          </table:table-cell>
          <table:table-cell office:value-type="float" office:value="-8.669" calcext:value-type="float">
            <text:p>-8.669</text:p>
          </table:table-cell>
          <table:table-cell office:value-type="float" office:value="-10.37" calcext:value-type="float">
            <text:p>-10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Na</text:p>
          </table:table-cell>
          <table:table-cell office:value-type="string" calcext:value-type="string">
            <text:p>Si(4)Al(1.67)Mg(0.33)Na(0.33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546" calcext:value-type="float">
            <text:p>3.546</text:p>
          </table:table-cell>
          <table:table-cell office:value-type="float" office:value="2.484" calcext:value-type="float">
            <text:p>2.484</text:p>
          </table:table-cell>
          <table:table-cell office:value-type="float" office:value="0.4328" calcext:value-type="float">
            <text:p>0.4328</text:p>
          </table:table-cell>
          <table:table-cell office:value-type="float" office:value="-1.794" calcext:value-type="float">
            <text:p>-1.794</text:p>
          </table:table-cell>
          <table:table-cell office:value-type="float" office:value="-4.14" calcext:value-type="float">
            <text:p>-4.14</text:p>
          </table:table-cell>
          <table:table-cell office:value-type="float" office:value="-6.083" calcext:value-type="float">
            <text:p>-6.083</text:p>
          </table:table-cell>
          <table:table-cell office:value-type="float" office:value="-7.772" calcext:value-type="float">
            <text:p>-7.772</text:p>
          </table:table-cell>
          <table:table-cell office:value-type="float" office:value="-9.35" calcext:value-type="float">
            <text:p>-9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denite</text:p>
          </table:table-cell>
          <table:table-cell office:value-type="string" calcext:value-type="string">
            <text:p>Si(5.06)Al(0.94)Ca(0.2895)Na(0.361)O(15.468)H(6.936)</text:p>
          </table:table-cell>
          <table:table-cell office:value-type="float" office:value="209.9" calcext:value-type="float">
            <text:p>209.9</text:p>
          </table:table-cell>
          <table:table-cell office:value-type="float" office:value="-5.988" calcext:value-type="float">
            <text:p>-5.988</text:p>
          </table:table-cell>
          <table:table-cell office:value-type="float" office:value="-5.197" calcext:value-type="float">
            <text:p>-5.197</text:p>
          </table:table-cell>
          <table:table-cell office:value-type="float" office:value="-5.293" calcext:value-type="float">
            <text:p>-5.293</text:p>
          </table:table-cell>
          <table:table-cell office:value-type="float" office:value="-5.787" calcext:value-type="float">
            <text:p>-5.787</text:p>
          </table:table-cell>
          <table:table-cell office:value-type="float" office:value="-6.417" calcext:value-type="float">
            <text:p>-6.417</text:p>
          </table:table-cell>
          <table:table-cell office:value-type="float" office:value="-6.955" calcext:value-type="float">
            <text:p>-6.955</text:p>
          </table:table-cell>
          <table:table-cell office:value-type="float" office:value="-7.442" calcext:value-type="float">
            <text:p>-7.442</text:p>
          </table:table-cell>
          <table:table-cell office:value-type="float" office:value="-7.975" calcext:value-type="float">
            <text:p>-7.9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denite-dehy</text:p>
          </table:table-cell>
          <table:table-cell office:value-type="string" calcext:value-type="string">
            <text:p>Si(5.06)Al(0.94)Ca(0.2895)Na(0.361)O(12)</text:p>
          </table:table-cell>
          <table:table-cell office:value-type="float" office:value="500" calcext:value-type="float">
            <text:p>500</text:p>
          </table:table-cell>
          <table:table-cell office:value-type="float" office:value="10.77" calcext:value-type="float">
            <text:p>10.77</text:p>
          </table:table-cell>
          <table:table-cell office:value-type="float" office:value="9.932" calcext:value-type="float">
            <text:p>9.932</text:p>
          </table:table-cell>
          <table:table-cell office:value-type="float" office:value="7.922" calcext:value-type="float">
            <text:p>7.922</text:p>
          </table:table-cell>
          <table:table-cell office:value-type="float" office:value="5.634" calcext:value-type="float">
            <text:p>5.634</text:p>
          </table:table-cell>
          <table:table-cell office:value-type="float" office:value="3.199" calcext:value-type="float">
            <text:p>3.199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448" calcext:value-type="float">
            <text:p>-0.4448</text:p>
          </table:table-cell>
          <table:table-cell office:value-type="float" office:value="-1.915" calcext:value-type="float">
            <text:p>-1.9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enosite</text:p>
          </table:table-cell>
          <table:table-cell office:value-type="string" calcext:value-type="string">
            <text:p>S(1)Ni(1)O(11)H(14)</text:p>
          </table:table-cell>
          <table:table-cell office:value-type="float" office:value="144.2" calcext:value-type="float">
            <text:p>144.2</text:p>
          </table:table-cell>
          <table:table-cell office:value-type="float" office:value="-2.245" calcext:value-type="float">
            <text:p>-2.245</text:p>
          </table:table-cell>
          <table:table-cell office:value-type="float" office:value="-2.014" calcext:value-type="float">
            <text:p>-2.014</text:p>
          </table:table-cell>
          <table:table-cell office:value-type="float" office:value="-1.834" calcext:value-type="float">
            <text:p>-1.834</text:p>
          </table:table-cell>
          <table:table-cell office:value-type="float" office:value="-1.72" calcext:value-type="float">
            <text:p>-1.72</text:p>
          </table:table-cell>
          <table:table-cell office:value-type="float" office:value="-1.681" calcext:value-type="float">
            <text:p>-1.681</text:p>
          </table:table-cell>
          <table:table-cell office:value-type="float" office:value="-1.775" calcext:value-type="float">
            <text:p>-1.775</text:p>
          </table:table-cell>
          <table:table-cell office:value-type="float" office:value="-2.064" calcext:value-type="float">
            <text:p>-2.064</text:p>
          </table:table-cell>
          <table:table-cell office:value-type="float" office:value="-2.686" calcext:value-type="float">
            <text:p>-2.6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Si(3)Al(3)K(1)O(12)H(2)</text:p>
          </table:table-cell>
          <table:table-cell office:value-type="float" office:value="140.7" calcext:value-type="float">
            <text:p>140.7</text:p>
          </table:table-cell>
          <table:table-cell office:value-type="float" office:value="17.13" calcext:value-type="float">
            <text:p>17.13</text:p>
          </table:table-cell>
          <table:table-cell office:value-type="float" office:value="13.59" calcext:value-type="float">
            <text:p>13.59</text:p>
          </table:table-cell>
          <table:table-cell office:value-type="float" office:value="8.839" calcext:value-type="float">
            <text:p>8.839</text:p>
          </table:table-cell>
          <table:table-cell office:value-type="float" office:value="4.192" calcext:value-type="float">
            <text:p>4.192</text:p>
          </table:table-cell>
          <table:table-cell office:value-type="float" office:value="-0.6018" calcext:value-type="float">
            <text:p>-0.6018</text:p>
          </table:table-cell>
          <table:table-cell office:value-type="float" office:value="-4.617" calcext:value-type="float">
            <text:p>-4.617</text:p>
          </table:table-cell>
          <table:table-cell office:value-type="float" office:value="-8.184" calcext:value-type="float">
            <text:p>-8.184</text:p>
          </table:table-cell>
          <table:table-cell office:value-type="float" office:value="-11.56" calcext:value-type="float">
            <text:p>-11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(1)</text:p>
          </table:table-cell>
          <table:table-cell office:value-type="float" office:value="23.81" calcext:value-type="float">
            <text:p>23.81</text:p>
          </table:table-cell>
          <table:table-cell office:value-type="float" office:value="73.47" calcext:value-type="float">
            <text:p>73.47</text:p>
          </table:table-cell>
          <table:table-cell office:value-type="float" office:value="67.38" calcext:value-type="float">
            <text:p>67.38</text:p>
          </table:table-cell>
          <table:table-cell office:value-type="float" office:value="60.38" calcext:value-type="float">
            <text:p>60.38</text:p>
          </table:table-cell>
          <table:table-cell office:value-type="float" office:value="54" calcext:value-type="float">
            <text:p>54</text:p>
          </table:table-cell>
          <table:table-cell office:value-type="float" office:value="47.73" calcext:value-type="float">
            <text:p>47.73</text:p>
          </table:table-cell>
          <table:table-cell office:value-type="float" office:value="42.8" calcext:value-type="float">
            <text:p>42.8</text:p>
          </table:table-cell>
          <table:table-cell office:value-type="float" office:value="38.76" calcext:value-type="float">
            <text:p>38.76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O3</text:p>
          </table:table-cell>
          <table:table-cell office:value-type="string" calcext:value-type="string">
            <text:p>Na(2)C(1)O(3)</text:p>
          </table:table-cell>
          <table:table-cell office:value-type="float" office:value="41.86" calcext:value-type="float">
            <text:p>4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18" calcext:value-type="float">
            <text:p>11.18</text:p>
          </table:table-cell>
          <table:table-cell office:value-type="float" office:value="10.43" calcext:value-type="float">
            <text:p>10.43</text:p>
          </table:table-cell>
          <table:table-cell office:value-type="float" office:value="9.715" calcext:value-type="float">
            <text:p>9.715</text:p>
          </table:table-cell>
          <table:table-cell office:value-type="float" office:value="8.961" calcext:value-type="float">
            <text:p>8.961</text:p>
          </table:table-cell>
          <table:table-cell office:value-type="float" office:value="8.286" calcext:value-type="float">
            <text:p>8.286</text:p>
          </table:table-cell>
          <table:table-cell office:value-type="float" office:value="7.598" calcext:value-type="float">
            <text:p>7.598</text:p>
          </table:table-cell>
          <table:table-cell office:value-type="float" office:value="6.827" calcext:value-type="float">
            <text:p>6.8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O3.7H2O</text:p>
          </table:table-cell>
          <table:table-cell office:value-type="string" calcext:value-type="string">
            <text:p>Na(2)C(1)O(10)H(14)</text:p>
          </table:table-cell>
          <table:table-cell office:value-type="float" office:value="153.7" calcext:value-type="float">
            <text:p>153.7</text:p>
          </table:table-cell>
          <table:table-cell office:value-type="float" office:value="9.617" calcext:value-type="float">
            <text:p>9.617</text:p>
          </table:table-cell>
          <table:table-cell office:value-type="float" office:value="9.946" calcext:value-type="float">
            <text:p>9.946</text:p>
          </table:table-cell>
          <table:table-cell office:value-type="float" office:value="10.63" calcext:value-type="float">
            <text:p>10.63</text:p>
          </table:table-cell>
          <table:table-cell office:value-type="float" office:value="11.64" calcext:value-type="float">
            <text:p>11.64</text:p>
          </table:table-cell>
          <table:table-cell office:value-type="float" office:value="13.07" calcext:value-type="float">
            <text:p>13.07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r2O7</text:p>
          </table:table-cell>
          <table:table-cell office:value-type="string" calcext:value-type="string">
            <text:p>Na(2)Cr(2)O(7)</text:p>
          </table:table-cell>
          <table:table-cell office:value-type="float" office:value="500" calcext:value-type="float">
            <text:p>500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16" calcext:value-type="float">
            <text:p>-10.16</text:p>
          </table:table-cell>
          <table:table-cell office:value-type="float" office:value="-9.888" calcext:value-type="float">
            <text:p>-9.888</text:p>
          </table:table-cell>
          <table:table-cell office:value-type="float" office:value="-9.88" calcext:value-type="float">
            <text:p>-9.88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0.72" calcext:value-type="float">
            <text:p>-10.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rO4</text:p>
          </table:table-cell>
          <table:table-cell office:value-type="string" calcext:value-type="string">
            <text:p>Na(2)Cr(1)O(4)</text:p>
          </table:table-cell>
          <table:table-cell office:value-type="float" office:value="59.48" calcext:value-type="float">
            <text:p>59.48</text:p>
          </table:table-cell>
          <table:table-cell office:value-type="float" office:value="3.174" calcext:value-type="float">
            <text:p>3.174</text:p>
          </table:table-cell>
          <table:table-cell office:value-type="float" office:value="2.91" calcext:value-type="float">
            <text:p>2.91</text:p>
          </table:table-cell>
          <table:table-cell office:value-type="float" office:value="2.51" calcext:value-type="float">
            <text:p>2.51</text:p>
          </table:table-cell>
          <table:table-cell office:value-type="float" office:value="2.079" calcext:value-type="float">
            <text:p>2.079</text:p>
          </table:table-cell>
          <table:table-cell office:value-type="float" office:value="1.567" calcext:value-type="float">
            <text:p>1.567</text:p>
          </table:table-cell>
          <table:table-cell office:value-type="float" office:value="1.033" calcext:value-type="float">
            <text:p>1.03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float" office:value="25" calcext:value-type="float">
            <text:p>25</text:p>
          </table:table-cell>
          <table:table-cell office:value-type="float" office:value="73.08" calcext:value-type="float">
            <text:p>73.08</text:p>
          </table:table-cell>
          <table:table-cell office:value-type="float" office:value="67.43" calcext:value-type="float">
            <text:p>67.43</text:p>
          </table:table-cell>
          <table:table-cell office:value-type="float" office:value="60.98" calcext:value-type="float">
            <text:p>60.98</text:p>
          </table:table-cell>
          <table:table-cell office:value-type="float" office:value="55.17" calcext:value-type="float">
            <text:p>55.17</text:p>
          </table:table-cell>
          <table:table-cell office:value-type="float" office:value="49.51" calcext:value-type="float">
            <text:p>49.51</text:p>
          </table:table-cell>
          <table:table-cell office:value-type="float" office:value="45.11" calcext:value-type="float">
            <text:p>45.11</text:p>
          </table:table-cell>
          <table:table-cell office:value-type="float" office:value="41.59" calcext:value-type="float">
            <text:p>41.59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SiO3</text:p>
          </table:table-cell>
          <table:table-cell office:value-type="string" calcext:value-type="string">
            <text:p>Si(1)Na(2)O(3)</text:p>
          </table:table-cell>
          <table:table-cell office:value-type="float" office:value="50.86" calcext:value-type="float">
            <text:p>50.86</text:p>
          </table:table-cell>
          <table:table-cell office:value-type="float" office:value="23.48" calcext:value-type="float">
            <text:p>23.48</text:p>
          </table:table-cell>
          <table:table-cell office:value-type="float" office:value="22.24" calcext:value-type="float">
            <text:p>22.24</text:p>
          </table:table-cell>
          <table:table-cell office:value-type="float" office:value="20.67" calcext:value-type="float">
            <text:p>20.67</text:p>
          </table:table-cell>
          <table:table-cell office:value-type="float" office:value="19.21" calcext:value-type="float">
            <text:p>19.21</text:p>
          </table:table-cell>
          <table:table-cell office:value-type="float" office:value="17.82" calcext:value-type="float">
            <text:p>17.82</text:p>
          </table:table-cell>
          <table:table-cell office:value-type="float" office:value="16.78" calcext:value-type="float">
            <text:p>16.78</text:p>
          </table:table-cell>
          <table:table-cell office:value-type="float" office:value="15.98" calcext:value-type="float">
            <text:p>15.98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3H(SO4)2</text:p>
          </table:table-cell>
          <table:table-cell office:value-type="string" calcext:value-type="string">
            <text:p>Na(3)S(2)O(8)H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0.8906" calcext:value-type="float">
            <text:p>-0.89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4Ca(SO4)3.2H2O</text:p>
          </table:table-cell>
          <table:table-cell office:value-type="string" calcext:value-type="string">
            <text:p>Ca(1)Na(4)S(3)O(14)H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5.894" calcext:value-type="float">
            <text:p>-5.8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4SiO4</text:p>
          </table:table-cell>
          <table:table-cell office:value-type="string" calcext:value-type="string">
            <text:p>Si(1)Na(4)O(4)</text:p>
          </table:table-cell>
          <table:table-cell office:value-type="float" office:value="500" calcext:value-type="float">
            <text:p>500</text:p>
          </table:table-cell>
          <table:table-cell office:value-type="float" office:value="75.82" calcext:value-type="float">
            <text:p>75.82</text:p>
          </table:table-cell>
          <table:table-cell office:value-type="float" office:value="70.64" calcext:value-type="float">
            <text:p>70.64</text:p>
          </table:table-cell>
          <table:table-cell office:value-type="float" office:value="64.59" calcext:value-type="float">
            <text:p>64.59</text:p>
          </table:table-cell>
          <table:table-cell office:value-type="float" office:value="59.1" calcext:value-type="float">
            <text:p>59.1</text:p>
          </table:table-cell>
          <table:table-cell office:value-type="float" office:value="53.85" calcext:value-type="float">
            <text:p>53.85</text:p>
          </table:table-cell>
          <table:table-cell office:value-type="float" office:value="49.87" calcext:value-type="float">
            <text:p>49.87</text:p>
          </table:table-cell>
          <table:table-cell office:value-type="float" office:value="46.79" calcext:value-type="float">
            <text:p>46.79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6Si2O7</text:p>
          </table:table-cell>
          <table:table-cell office:value-type="string" calcext:value-type="string">
            <text:p>Si(2)Na(6)O(7)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01.6" calcext:value-type="float">
            <text:p>101.6</text:p>
          </table:table-cell>
          <table:table-cell office:value-type="float" office:value="92.85" calcext:value-type="float">
            <text:p>92.85</text:p>
          </table:table-cell>
          <table:table-cell office:value-type="float" office:value="84.87" calcext:value-type="float">
            <text:p>84.87</text:p>
          </table:table-cell>
          <table:table-cell office:value-type="float" office:value="77.2" calcext:value-type="float">
            <text:p>77.2</text:p>
          </table:table-cell>
          <table:table-cell office:value-type="float" office:value="71.35" calcext:value-type="float">
            <text:p>71.35</text:p>
          </table:table-cell>
          <table:table-cell office:value-type="float" office:value="66.78" calcext:value-type="float">
            <text:p>66.78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FeO2</text:p>
          </table:table-cell>
          <table:table-cell office:value-type="string" calcext:value-type="string">
            <text:p>Fe(1)Na(1)O(2)</text:p>
          </table:table-cell>
          <table:table-cell office:value-type="float" office:value="33.48" calcext:value-type="float">
            <text:p>33.48</text:p>
          </table:table-cell>
          <table:table-cell office:value-type="float" office:value="12.49" calcext:value-type="float">
            <text:p>12.49</text:p>
          </table:table-cell>
          <table:table-cell office:value-type="float" office:value="11.4" calcext:value-type="float">
            <text:p>11.4</text:p>
          </table:table-cell>
          <table:table-cell office:value-type="float" office:value="10.24" calcext:value-type="float">
            <text:p>10.24</text:p>
          </table:table-cell>
          <table:table-cell office:value-type="float" office:value="9.3" calcext:value-type="float">
            <text:p>9.3</text:p>
          </table:table-cell>
          <table:table-cell office:value-type="float" office:value="8.506" calcext:value-type="float">
            <text:p>8.506</text:p>
          </table:table-cell>
          <table:table-cell office:value-type="float" office:value="7.975" calcext:value-type="float">
            <text:p>7.9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colite</text:p>
          </table:table-cell>
          <table:table-cell office:value-type="string" calcext:value-type="string">
            <text:p>Na(1)C(1)O(3)H(1)</text:p>
          </table:table-cell>
          <table:table-cell office:value-type="float" office:value="38.62" calcext:value-type="float">
            <text:p>38.62</text:p>
          </table:table-cell>
          <table:table-cell office:value-type="float" office:value="-0.4055" calcext:value-type="float">
            <text:p>-0.4055</text:p>
          </table:table-cell>
          <table:table-cell office:value-type="float" office:value="-0.1118" calcext:value-type="float">
            <text:p>-0.111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ntokite</text:p>
          </table:table-cell>
          <table:table-cell office:value-type="string" calcext:value-type="string">
            <text:p>Cl(1)Cu(1)</text:p>
          </table:table-cell>
          <table:table-cell office:value-type="float" office:value="23.92" calcext:value-type="float">
            <text:p>23.92</text:p>
          </table:table-cell>
          <table:table-cell office:value-type="float" office:value="13.64" calcext:value-type="float">
            <text:p>13.64</text:p>
          </table:table-cell>
          <table:table-cell office:value-type="float" office:value="12.01" calcext:value-type="float">
            <text:p>12.01</text:p>
          </table:table-cell>
          <table:table-cell office:value-type="float" office:value="10.05" calcext:value-type="float">
            <text:p>10.05</text:p>
          </table:table-cell>
          <table:table-cell office:value-type="float" office:value="8.194" calcext:value-type="float">
            <text:p>8.194</text:p>
          </table:table-cell>
          <table:table-cell office:value-type="float" office:value="6.261" calcext:value-type="float">
            <text:p>6.261</text:p>
          </table:table-cell>
          <table:table-cell office:value-type="float" office:value="4.601" calcext:value-type="float">
            <text:p>4.60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Si(3)Al(2)Na(2)O(12)H(4)</text:p>
          </table:table-cell>
          <table:table-cell office:value-type="float" office:value="169.2" calcext:value-type="float">
            <text:p>169.2</text:p>
          </table:table-cell>
          <table:table-cell office:value-type="float" office:value="21.2" calcext:value-type="float">
            <text:p>21.2</text:p>
          </table:table-cell>
          <table:table-cell office:value-type="float" office:value="18.52" calcext:value-type="float">
            <text:p>18.52</text:p>
          </table:table-cell>
          <table:table-cell office:value-type="float" office:value="14.85" calcext:value-type="float">
            <text:p>14.85</text:p>
          </table:table-cell>
          <table:table-cell office:value-type="float" office:value="11.29" calcext:value-type="float">
            <text:p>11.29</text:p>
          </table:table-cell>
          <table:table-cell office:value-type="float" office:value="7.717" calcext:value-type="float">
            <text:p>7.717</text:p>
          </table:table-cell>
          <table:table-cell office:value-type="float" office:value="4.817" calcext:value-type="float">
            <text:p>4.817</text:p>
          </table:table-cell>
          <table:table-cell office:value-type="float" office:value="2.314" calcext:value-type="float">
            <text:p>2.314</text:p>
          </table:table-cell>
          <table:table-cell office:value-type="float" office:value="-0.0236" calcext:value-type="float">
            <text:p>-0.02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n</text:p>
          </table:table-cell>
          <table:table-cell office:value-type="string" calcext:value-type="string">
            <text:p>Na(2)C(1)O(13)H(20)</text:p>
          </table:table-cell>
          <table:table-cell office:value-type="float" office:value="196" calcext:value-type="float">
            <text:p>196</text:p>
          </table:table-cell>
          <table:table-cell office:value-type="float" office:value="8.852" calcext:value-type="float">
            <text:p>8.852</text:p>
          </table:table-cell>
          <table:table-cell office:value-type="float" office:value="9.61" calcext:value-type="float">
            <text:p>9.61</text:p>
          </table:table-cell>
          <table:table-cell office:value-type="float" office:value="10.61" calcext:value-type="float">
            <text:p>10.61</text:p>
          </table:table-cell>
          <table:table-cell office:value-type="float" office:value="11.7" calcext:value-type="float">
            <text:p>11.7</text:p>
          </table:table-cell>
          <table:table-cell office:value-type="float" office:value="12.98" calcext:value-type="float">
            <text:p>12.98</text:p>
          </table:table-cell>
          <table:table-cell office:value-type="float" office:value="14.15" calcext:value-type="float">
            <text:p>14.15</text:p>
          </table:table-cell>
          <table:table-cell office:value-type="float" office:value="15.17" calcext:value-type="float">
            <text:p>15.17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silite</text:p>
          </table:table-cell>
          <table:table-cell office:value-type="string" calcext:value-type="string">
            <text:p>Si(2)Na(2)O(5)</text:p>
          </table:table-cell>
          <table:table-cell office:value-type="float" office:value="72.57" calcext:value-type="float">
            <text:p>72.57</text:p>
          </table:table-cell>
          <table:table-cell office:value-type="float" office:value="18.77" calcext:value-type="float">
            <text:p>18.77</text:p>
          </table:table-cell>
          <table:table-cell office:value-type="float" office:value="18.13" calcext:value-type="float">
            <text:p>18.13</text:p>
          </table:table-cell>
          <table:table-cell office:value-type="float" office:value="17.05" calcext:value-type="float">
            <text:p>17.05</text:p>
          </table:table-cell>
          <table:table-cell office:value-type="float" office:value="15.95" calcext:value-type="float">
            <text:p>15.95</text:p>
          </table:table-cell>
          <table:table-cell office:value-type="float" office:value="14.88" calcext:value-type="float">
            <text:p>14.88</text:p>
          </table:table-cell>
          <table:table-cell office:value-type="float" office:value="14.09" calcext:value-type="float">
            <text:p>14.09</text:p>
          </table:table-cell>
          <table:table-cell office:value-type="float" office:value="13.49" calcext:value-type="float">
            <text:p>13.49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Si(1)Al(1)Na(1)O(4)</text:p>
          </table:table-cell>
          <table:table-cell office:value-type="float" office:value="54.16" calcext:value-type="float">
            <text:p>54.16</text:p>
          </table:table-cell>
          <table:table-cell office:value-type="float" office:value="15.85" calcext:value-type="float">
            <text:p>15.85</text:p>
          </table:table-cell>
          <table:table-cell office:value-type="float" office:value="13.8" calcext:value-type="float">
            <text:p>13.8</text:p>
          </table:table-cell>
          <table:table-cell office:value-type="float" office:value="11.23" calcext:value-type="float">
            <text:p>11.23</text:p>
          </table:table-cell>
          <table:table-cell office:value-type="float" office:value="8.799" calcext:value-type="float">
            <text:p>8.799</text:p>
          </table:table-cell>
          <table:table-cell office:value-type="float" office:value="6.356" calcext:value-type="float">
            <text:p>6.356</text:p>
          </table:table-cell>
          <table:table-cell office:value-type="float" office:value="4.369" calcext:value-type="float">
            <text:p>4.369</text:p>
          </table:table-cell>
          <table:table-cell office:value-type="float" office:value="2.666" calcext:value-type="float">
            <text:p>2.66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(1)C(1)O(6)H(6)</text:p>
          </table:table-cell>
          <table:table-cell office:value-type="float" office:value="74.79" calcext:value-type="float">
            <text:p>74.79</text:p>
          </table:table-cell>
          <table:table-cell office:value-type="float" office:value="6.416" calcext:value-type="float">
            <text:p>6.416</text:p>
          </table:table-cell>
          <table:table-cell office:value-type="float" office:value="4.995" calcext:value-type="float">
            <text:p>4.995</text:p>
          </table:table-cell>
          <table:table-cell office:value-type="float" office:value="4.819" calcext:value-type="float">
            <text:p>4.819</text:p>
          </table:table-cell>
          <table:table-cell office:value-type="float" office:value="4.71" calcext:value-type="float">
            <text:p>4.71</text:p>
          </table:table-cell>
          <table:table-cell office:value-type="float" office:value="4.559" calcext:value-type="float">
            <text:p>4.559</text:p>
          </table:table-cell>
          <table:table-cell office:value-type="float" office:value="4.35" calcext:value-type="float">
            <text:p>4.35</text:p>
          </table:table-cell>
          <table:table-cell office:value-type="float" office:value="4.031" calcext:value-type="float">
            <text:p>4.031</text:p>
          </table:table-cell>
          <table:table-cell office:value-type="float" office:value="3.519" calcext:value-type="float">
            <text:p>3.5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float" office:value="6.588" calcext:value-type="float">
            <text:p>6.588</text:p>
          </table:table-cell>
          <table:table-cell office:value-type="float" office:value="56.31" calcext:value-type="float">
            <text:p>56.31</text:p>
          </table:table-cell>
          <table:table-cell office:value-type="float" office:value="50.99" calcext:value-type="float">
            <text:p>50.99</text:p>
          </table:table-cell>
          <table:table-cell office:value-type="float" office:value="44.82" calcext:value-type="float">
            <text:p>44.82</text:p>
          </table:table-cell>
          <table:table-cell office:value-type="float" office:value="39.13" calcext:value-type="float">
            <text:p>39.13</text:p>
          </table:table-cell>
          <table:table-cell office:value-type="float" office:value="33.46" calcext:value-type="float">
            <text:p>33.46</text:p>
          </table:table-cell>
          <table:table-cell office:value-type="float" office:value="28.9" calcext:value-type="float">
            <text:p>28.9</text:p>
          </table:table-cell>
          <table:table-cell office:value-type="float" office:value="25.13" calcext:value-type="float">
            <text:p>25.13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22.34" calcext:value-type="float">
            <text:p>22.34</text:p>
          </table:table-cell>
          <table:table-cell office:value-type="float" office:value="14.3" calcext:value-type="float">
            <text:p>14.3</text:p>
          </table:table-cell>
          <table:table-cell office:value-type="float" office:value="12.75" calcext:value-type="float">
            <text:p>12.75</text:p>
          </table:table-cell>
          <table:table-cell office:value-type="float" office:value="11.02" calcext:value-type="float">
            <text:p>11.02</text:p>
          </table:table-cell>
          <table:table-cell office:value-type="float" office:value="9.516" calcext:value-type="float">
            <text:p>9.516</text:p>
          </table:table-cell>
          <table:table-cell office:value-type="float" office:value="8.114" calcext:value-type="float">
            <text:p>8.114</text:p>
          </table:table-cell>
          <table:table-cell office:value-type="float" office:value="7.059" calcext:value-type="float">
            <text:p>7.05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2P2O7</text:p>
          </table:table-cell>
          <table:table-cell office:value-type="string" calcext:value-type="string">
            <text:p>P(2)Ni(2)O(7)</text:p>
          </table:table-cell>
          <table:table-cell office:value-type="float" office:value="70.73" calcext:value-type="float">
            <text:p>70.73</text:p>
          </table:table-cell>
          <table:table-cell office:value-type="float" office:value="500" calcext:value-type="float">
            <text:p>500</text:p>
          </table:table-cell>
          <table:table-cell office:value-type="float" office:value="-8.899" calcext:value-type="float">
            <text:p>-8.8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2SiO4</text:p>
          </table:table-cell>
          <table:table-cell office:value-type="string" calcext:value-type="string">
            <text:p>Si(1)Ni(2)O(4)</text:p>
          </table:table-cell>
          <table:table-cell office:value-type="float" office:value="42.61" calcext:value-type="float">
            <text:p>42.61</text:p>
          </table:table-cell>
          <table:table-cell office:value-type="float" office:value="16.27" calcext:value-type="float">
            <text:p>16.27</text:p>
          </table:table-cell>
          <table:table-cell office:value-type="float" office:value="14.34" calcext:value-type="float">
            <text:p>14.34</text:p>
          </table:table-cell>
          <table:table-cell office:value-type="float" office:value="11.9" calcext:value-type="float">
            <text:p>11.9</text:p>
          </table:table-cell>
          <table:table-cell office:value-type="float" office:value="9.559" calcext:value-type="float">
            <text:p>9.559</text:p>
          </table:table-cell>
          <table:table-cell office:value-type="float" office:value="7.191" calcext:value-type="float">
            <text:p>7.191</text:p>
          </table:table-cell>
          <table:table-cell office:value-type="float" office:value="5.255" calcext:value-type="float">
            <text:p>5.255</text:p>
          </table:table-cell>
          <table:table-cell office:value-type="float" office:value="3.586" calcext:value-type="float">
            <text:p>3.58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3(PO4)2</text:p>
          </table:table-cell>
          <table:table-cell office:value-type="string" calcext:value-type="string">
            <text:p>P(2)Ni(3)O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6.641" calcext:value-type="float">
            <text:p>-6.6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O3</text:p>
          </table:table-cell>
          <table:table-cell office:value-type="string" calcext:value-type="string">
            <text:p>C(1)Ni(1)O(3)</text:p>
          </table:table-cell>
          <table:table-cell office:value-type="float" office:value="27.05" calcext:value-type="float">
            <text:p>27.05</text:p>
          </table:table-cell>
          <table:table-cell office:value-type="float" office:value="500" calcext:value-type="float">
            <text:p>500</text:p>
          </table:table-cell>
          <table:table-cell office:value-type="float" office:value="3.512" calcext:value-type="float">
            <text:p>3.5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</text:p>
          </table:table-cell>
          <table:table-cell office:value-type="string" calcext:value-type="string">
            <text:p>Cl(2)Ni(1)</text:p>
          </table:table-cell>
          <table:table-cell office:value-type="float" office:value="36.7" calcext:value-type="float">
            <text:p>36.7</text:p>
          </table:table-cell>
          <table:table-cell office:value-type="float" office:value="9.869" calcext:value-type="float">
            <text:p>9.869</text:p>
          </table:table-cell>
          <table:table-cell office:value-type="float" office:value="8.611" calcext:value-type="float">
            <text:p>8.611</text:p>
          </table:table-cell>
          <table:table-cell office:value-type="float" office:value="7.004" calcext:value-type="float">
            <text:p>7.004</text:p>
          </table:table-cell>
          <table:table-cell office:value-type="float" office:value="5.379" calcext:value-type="float">
            <text:p>5.379</text:p>
          </table:table-cell>
          <table:table-cell office:value-type="float" office:value="3.571" calcext:value-type="float">
            <text:p>3.571</text:p>
          </table:table-cell>
          <table:table-cell office:value-type="float" office:value="1.893" calcext:value-type="float">
            <text:p>1.8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.2H2O</text:p>
          </table:table-cell>
          <table:table-cell office:value-type="string" calcext:value-type="string">
            <text:p>Cl(2)Ni(1)O(2)H(4)</text:p>
          </table:table-cell>
          <table:table-cell office:value-type="float" office:value="64.07" calcext:value-type="float">
            <text:p>64.07</text:p>
          </table:table-cell>
          <table:table-cell office:value-type="float" office:value="4.5" calcext:value-type="float">
            <text:p>4.5</text:p>
          </table:table-cell>
          <table:table-cell office:value-type="float" office:value="3.933" calcext:value-type="float">
            <text:p>3.933</text:p>
          </table:table-cell>
          <table:table-cell office:value-type="float" office:value="3.201" calcext:value-type="float">
            <text:p>3.201</text:p>
          </table:table-cell>
          <table:table-cell office:value-type="float" office:value="2.47" calcext:value-type="float">
            <text:p>2.47</text:p>
          </table:table-cell>
          <table:table-cell office:value-type="float" office:value="1.655" calcext:value-type="float">
            <text:p>1.655</text:p>
          </table:table-cell>
          <table:table-cell office:value-type="float" office:value="0.8598" calcext:value-type="float">
            <text:p>0.859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.4H2O</text:p>
          </table:table-cell>
          <table:table-cell office:value-type="string" calcext:value-type="string">
            <text:p>Cl(2)Ni(1)O(4)H(8)</text:p>
          </table:table-cell>
          <table:table-cell office:value-type="float" office:value="500" calcext:value-type="float">
            <text:p>500</text:p>
          </table:table-cell>
          <table:table-cell office:value-type="float" office:value="4.099" calcext:value-type="float">
            <text:p>4.099</text:p>
          </table:table-cell>
          <table:table-cell office:value-type="float" office:value="3.856" calcext:value-type="float">
            <text:p>3.856</text:p>
          </table:table-cell>
          <table:table-cell office:value-type="float" office:value="3.579" calcext:value-type="float">
            <text:p>3.579</text:p>
          </table:table-cell>
          <table:table-cell office:value-type="float" office:value="3.358" calcext:value-type="float">
            <text:p>3.358</text:p>
          </table:table-cell>
          <table:table-cell office:value-type="float" office:value="3.175" calcext:value-type="float">
            <text:p>3.175</text:p>
          </table:table-cell>
          <table:table-cell office:value-type="float" office:value="3.011" calcext:value-type="float">
            <text:p>3.01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F2</text:p>
          </table:table-cell>
          <table:table-cell office:value-type="string" calcext:value-type="string">
            <text:p>F(2)Ni(1)</text:p>
          </table:table-cell>
          <table:table-cell office:value-type="float" office:value="20.88" calcext:value-type="float">
            <text:p>20.88</text:p>
          </table:table-cell>
          <table:table-cell office:value-type="float" office:value="1.968" calcext:value-type="float">
            <text:p>1.968</text:p>
          </table:table-cell>
          <table:table-cell office:value-type="float" office:value="0.8772" calcext:value-type="float">
            <text:p>0.8772</text:p>
          </table:table-cell>
          <table:table-cell office:value-type="float" office:value="-0.5666" calcext:value-type="float">
            <text:p>-0.5666</text:p>
          </table:table-cell>
          <table:table-cell office:value-type="float" office:value="-2.066" calcext:value-type="float">
            <text:p>-2.066</text:p>
          </table:table-cell>
          <table:table-cell office:value-type="float" office:value="-3.782" calcext:value-type="float">
            <text:p>-3.782</text:p>
          </table:table-cell>
          <table:table-cell office:value-type="float" office:value="-5.42" calcext:value-type="float">
            <text:p>-5.42</text:p>
          </table:table-cell>
          <table:table-cell office:value-type="float" office:value="-7.101" calcext:value-type="float">
            <text:p>-7.101</text:p>
          </table:table-cell>
          <table:table-cell office:value-type="float" office:value="-9.002" calcext:value-type="float">
            <text:p>-9.0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F2.4H2O</text:p>
          </table:table-cell>
          <table:table-cell office:value-type="string" calcext:value-type="string">
            <text:p>F(2)Ni(1)O(4)H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4.059" calcext:value-type="float">
            <text:p>-4.0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SO4</text:p>
          </table:table-cell>
          <table:table-cell office:value-type="string" calcext:value-type="string">
            <text:p>S(1)Ni(1)O(4)</text:p>
          </table:table-cell>
          <table:table-cell office:value-type="float" office:value="42.05" calcext:value-type="float">
            <text:p>42.05</text:p>
          </table:table-cell>
          <table:table-cell office:value-type="float" office:value="6.665" calcext:value-type="float">
            <text:p>6.665</text:p>
          </table:table-cell>
          <table:table-cell office:value-type="float" office:value="5.32" calcext:value-type="float">
            <text:p>5.32</text:p>
          </table:table-cell>
          <table:table-cell office:value-type="float" office:value="3.524" calcext:value-type="float">
            <text:p>3.524</text:p>
          </table:table-cell>
          <table:table-cell office:value-type="float" office:value="1.646" calcext:value-type="float">
            <text:p>1.646</text:p>
          </table:table-cell>
          <table:table-cell office:value-type="float" office:value="-0.5015" calcext:value-type="float">
            <text:p>-0.5015</text:p>
          </table:table-cell>
          <table:table-cell office:value-type="float" office:value="-2.524" calcext:value-type="float">
            <text:p>-2.524</text:p>
          </table:table-cell>
          <table:table-cell office:value-type="float" office:value="-4.542" calcext:value-type="float">
            <text:p>-4.542</text:p>
          </table:table-cell>
          <table:table-cell office:value-type="float" office:value="-6.74" calcext:value-type="float">
            <text:p>-6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SO4.6H2O(alpha)</text:p>
          </table:table-cell>
          <table:table-cell office:value-type="string" calcext:value-type="string">
            <text:p>S(1)Ni(1)O(10)H(12)</text:p>
          </table:table-cell>
          <table:table-cell office:value-type="float" office:value="126.6" calcext:value-type="float">
            <text:p>126.6</text:p>
          </table:table-cell>
          <table:table-cell office:value-type="float" office:value="-2.057" calcext:value-type="float">
            <text:p>-2.057</text:p>
          </table:table-cell>
          <table:table-cell office:value-type="float" office:value="-2.007" calcext:value-type="float">
            <text:p>-2.007</text:p>
          </table:table-cell>
          <table:table-cell office:value-type="float" office:value="-1.877" calcext:value-type="float">
            <text:p>-1.877</text:p>
          </table:table-cell>
          <table:table-cell office:value-type="float" office:value="-1.627" calcext:value-type="float">
            <text:p>-1.627</text:p>
          </table:table-cell>
          <table:table-cell office:value-type="float" office:value="-1.241" calcext:value-type="float">
            <text:p>-1.241</text:p>
          </table:table-cell>
          <table:table-cell office:value-type="float" office:value="-0.8739" calcext:value-type="float">
            <text:p>-0.873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kelbischofite</text:p>
          </table:table-cell>
          <table:table-cell office:value-type="string" calcext:value-type="string">
            <text:p>Cl(2)Ni(1)O(6)H(12)</text:p>
          </table:table-cell>
          <table:table-cell office:value-type="float" office:value="123.2" calcext:value-type="float">
            <text:p>123.2</text:p>
          </table:table-cell>
          <table:table-cell office:value-type="float" office:value="3.195" calcext:value-type="float">
            <text:p>3.195</text:p>
          </table:table-cell>
          <table:table-cell office:value-type="float" office:value="3.168" calcext:value-type="float">
            <text:p>3.168</text:p>
          </table:table-cell>
          <table:table-cell office:value-type="float" office:value="3.221" calcext:value-type="float">
            <text:p>3.221</text:p>
          </table:table-cell>
          <table:table-cell office:value-type="float" office:value="3.397" calcext:value-type="float">
            <text:p>3.397</text:p>
          </table:table-cell>
          <table:table-cell office:value-type="float" office:value="3.698" calcext:value-type="float">
            <text:p>3.698</text:p>
          </table:table-cell>
          <table:table-cell office:value-type="float" office:value="3.985" calcext:value-type="float">
            <text:p>3.98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K(1)N(1)O(3)</text:p>
          </table:table-cell>
          <table:table-cell office:value-type="float" office:value="500" calcext:value-type="float">
            <text:p>500</text:p>
          </table:table-cell>
          <table:table-cell office:value-type="float" office:value="-0.8107" calcext:value-type="float">
            <text:p>-0.8107</text:p>
          </table:table-cell>
          <table:table-cell office:value-type="float" office:value="-0.2061" calcext:value-type="float">
            <text:p>-0.2061</text:p>
          </table:table-cell>
          <table:table-cell office:value-type="float" office:value="0.403" calcext:value-type="float">
            <text:p>0.403</text:p>
          </table:table-cell>
          <table:table-cell office:value-type="float" office:value="0.88" calcext:value-type="float">
            <text:p>0.88</text:p>
          </table:table-cell>
          <table:table-cell office:value-type="float" office:value="1.275" calcext:value-type="float">
            <text:p>1.275</text:p>
          </table:table-cell>
          <table:table-cell office:value-type="float" office:value="1.518" calcext:value-type="float">
            <text:p>1.518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trobarite</text:p>
          </table:table-cell>
          <table:table-cell office:value-type="string" calcext:value-type="string">
            <text:p>N(2)Ba(1)O(6)</text:p>
          </table:table-cell>
          <table:table-cell office:value-type="float" office:value="80.58" calcext:value-type="float">
            <text:p>80.58</text:p>
          </table:table-cell>
          <table:table-cell office:value-type="float" office:value="-3.184" calcext:value-type="float">
            <text:p>-3.184</text:p>
          </table:table-cell>
          <table:table-cell office:value-type="float" office:value="-2.452" calcext:value-type="float">
            <text:p>-2.452</text:p>
          </table:table-cell>
          <table:table-cell office:value-type="float" office:value="-1.798" calcext:value-type="float">
            <text:p>-1.798</text:p>
          </table:table-cell>
          <table:table-cell office:value-type="float" office:value="-1.385" calcext:value-type="float">
            <text:p>-1.385</text:p>
          </table:table-cell>
          <table:table-cell office:value-type="float" office:value="-1.212" calcext:value-type="float">
            <text:p>-1.212</text:p>
          </table:table-cell>
          <table:table-cell office:value-type="float" office:value="-1.336" calcext:value-type="float">
            <text:p>-1.336</text:p>
          </table:table-cell>
          <table:table-cell office:value-type="float" office:value="-1.744" calcext:value-type="float">
            <text:p>-1.744</text:p>
          </table:table-cell>
          <table:table-cell office:value-type="float" office:value="-2.522" calcext:value-type="float">
            <text:p>-2.5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Ca</text:p>
          </table:table-cell>
          <table:table-cell office:value-type="string" calcext:value-type="string">
            <text:p>Si(3.67)Al(0.33)Fe(2)Ca(0.165)O(12)H(2)</text:p>
          </table:table-cell>
          <table:table-cell office:value-type="float" office:value="131.1" calcext:value-type="float">
            <text:p>131.1</text:p>
          </table:table-cell>
          <table:table-cell office:value-type="float" office:value="-31.43" calcext:value-type="float">
            <text:p>-31.43</text:p>
          </table:table-cell>
          <table:table-cell office:value-type="float" office:value="-28.56" calcext:value-type="float">
            <text:p>-28.56</text:p>
          </table:table-cell>
          <table:table-cell office:value-type="float" office:value="-25.95" calcext:value-type="float">
            <text:p>-25.95</text:p>
          </table:table-cell>
          <table:table-cell office:value-type="float" office:value="-23.8" calcext:value-type="float">
            <text:p>-23.8</text:p>
          </table:table-cell>
          <table:table-cell office:value-type="float" office:value="-21.75" calcext:value-type="float">
            <text:p>-21.75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8.91" calcext:value-type="float">
            <text:p>-18.91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H</text:p>
          </table:table-cell>
          <table:table-cell office:value-type="string" calcext:value-type="string">
            <text:p>Si(3.67)Al(0.33)Fe(2)O(12)H(2.33)</text:p>
          </table:table-cell>
          <table:table-cell office:value-type="float" office:value="500" calcext:value-type="float">
            <text:p>500</text:p>
          </table:table-cell>
          <table:table-cell office:value-type="float" office:value="-32.51" calcext:value-type="float">
            <text:p>-32.51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6.76" calcext:value-type="float">
            <text:p>-26.76</text:p>
          </table:table-cell>
          <table:table-cell office:value-type="float" office:value="-24.48" calcext:value-type="float">
            <text:p>-24.48</text:p>
          </table:table-cell>
          <table:table-cell office:value-type="float" office:value="-22.28" calcext:value-type="float">
            <text:p>-22.28</text:p>
          </table:table-cell>
          <table:table-cell office:value-type="float" office:value="-20.52" calcext:value-type="float">
            <text:p>-20.52</text:p>
          </table:table-cell>
          <table:table-cell office:value-type="float" office:value="-19.09" calcext:value-type="float">
            <text:p>-19.09</text:p>
          </table:table-cell>
          <table:table-cell office:value-type="float" office:value="-17.98" calcext:value-type="float">
            <text:p>-17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K</text:p>
          </table:table-cell>
          <table:table-cell office:value-type="string" calcext:value-type="string">
            <text:p>Si(3.67)Al(0.33)Fe(2)K(0.33)O(12)H(2)</text:p>
          </table:table-cell>
          <table:table-cell office:value-type="float" office:value="135.3" calcext:value-type="float">
            <text:p>135.3</text:p>
          </table:table-cell>
          <table:table-cell office:value-type="float" office:value="-31.9" calcext:value-type="float">
            <text:p>-31.9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6.02" calcext:value-type="float">
            <text:p>-26.02</text:p>
          </table:table-cell>
          <table:table-cell office:value-type="float" office:value="-23.68" calcext:value-type="float">
            <text:p>-23.68</text:p>
          </table:table-cell>
          <table:table-cell office:value-type="float" office:value="-21.43" calcext:value-type="float">
            <text:p>-21.43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8.29" calcext:value-type="float">
            <text:p>-18.29</text:p>
          </table:table-cell>
          <table:table-cell office:value-type="float" office:value="-17.3" calcext:value-type="float">
            <text:p>-17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Mg</text:p>
          </table:table-cell>
          <table:table-cell office:value-type="string" calcext:value-type="string">
            <text:p>Si(3.67)Al(0.33)Fe(2)Mg(0.165)O(12)H(2)</text:p>
          </table:table-cell>
          <table:table-cell office:value-type="float" office:value="129.8" calcext:value-type="float">
            <text:p>129.8</text:p>
          </table:table-cell>
          <table:table-cell office:value-type="float" office:value="-31.42" calcext:value-type="float">
            <text:p>-31.42</text:p>
          </table:table-cell>
          <table:table-cell office:value-type="float" office:value="-28.6" calcext:value-type="float">
            <text:p>-28.6</text:p>
          </table:table-cell>
          <table:table-cell office:value-type="float" office:value="-26.04" calcext:value-type="float">
            <text:p>-26.04</text:p>
          </table:table-cell>
          <table:table-cell office:value-type="float" office:value="-23.94" calcext:value-type="float">
            <text:p>-23.94</text:p>
          </table:table-cell>
          <table:table-cell office:value-type="float" office:value="-21.93" calcext:value-type="float">
            <text:p>-21.93</text:p>
          </table:table-cell>
          <table:table-cell office:value-type="float" office:value="-20.36" calcext:value-type="float">
            <text:p>-20.36</text:p>
          </table:table-cell>
          <table:table-cell office:value-type="float" office:value="-19.15" calcext:value-type="float">
            <text:p>-19.15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Na</text:p>
          </table:table-cell>
          <table:table-cell office:value-type="string" calcext:value-type="string">
            <text:p>Si(3.67)Al(0.33)Fe(2)Na(0.33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-31.48" calcext:value-type="float">
            <text:p>-31.48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5.77" calcext:value-type="float">
            <text:p>-25.77</text:p>
          </table:table-cell>
          <table:table-cell office:value-type="float" office:value="-23.5" calcext:value-type="float">
            <text:p>-23.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24" calcext:value-type="float">
            <text:p>-18.24</text:p>
          </table:table-cell>
          <table:table-cell office:value-type="float" office:value="-17.27" calcext:value-type="float">
            <text:p>-17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Si(2)Ca(1)O(7)H(4)</text:p>
          </table:table-cell>
          <table:table-cell office:value-type="float" office:value="94.77" calcext:value-type="float">
            <text:p>94.7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38" calcext:value-type="float">
            <text:p>10.38</text:p>
          </table:table-cell>
          <table:table-cell office:value-type="float" office:value="9.934" calcext:value-type="float">
            <text:p>9.934</text:p>
          </table:table-cell>
          <table:table-cell office:value-type="float" office:value="9.511" calcext:value-type="float">
            <text:p>9.511</text:p>
          </table:table-cell>
          <table:table-cell office:value-type="float" office:value="9.215" calcext:value-type="float">
            <text:p>9.215</text:p>
          </table:table-cell>
          <table:table-cell office:value-type="float" office:value="9.125" calcext:value-type="float">
            <text:p>9.125</text:p>
          </table:table-cell>
          <table:table-cell office:value-type="float" office:value="9.162" calcext:value-type="float">
            <text:p>9.162</text:p>
          </table:table-cell>
          <table:table-cell office:value-type="float" office:value="9.239" calcext:value-type="float">
            <text:p>9.2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rpiment</text:p>
          </table:table-cell>
          <table:table-cell office:value-type="string" calcext:value-type="string">
            <text:p>S(3)As(2)</text:p>
          </table:table-cell>
          <table:table-cell office:value-type="float" office:value="70.51" calcext:value-type="float">
            <text:p>70.51</text:p>
          </table:table-cell>
          <table:table-cell office:value-type="float" office:value="437.5" calcext:value-type="float">
            <text:p>437.5</text:p>
          </table:table-cell>
          <table:table-cell office:value-type="float" office:value="396.5" calcext:value-type="float">
            <text:p>396.5</text:p>
          </table:table-cell>
          <table:table-cell office:value-type="float" office:value="348.7" calcext:value-type="float">
            <text:p>348.7</text:p>
          </table:table-cell>
          <table:table-cell office:value-type="float" office:value="304.5" calcext:value-type="float">
            <text:p>304.5</text:p>
          </table:table-cell>
          <table:table-cell office:value-type="float" office:value="260.2" calcext:value-type="float">
            <text:p>260.2</text:p>
          </table:table-cell>
          <table:table-cell office:value-type="float" office:value="224.5" calcext:value-type="float">
            <text:p>224.5</text:p>
          </table:table-cell>
          <table:table-cell office:value-type="float" office:value="194.7" calcext:value-type="float">
            <text:p>194.7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xychloride-Mg</text:p>
          </table:table-cell>
          <table:table-cell office:value-type="string" calcext:value-type="string">
            <text:p>Mg(2)Cl(1)O(7)H(1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.83" calcext:value-type="float">
            <text:p>25.8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1)</text:p>
          </table:table-cell>
          <table:table-cell office:value-type="float" office:value="17.2" calcext:value-type="float">
            <text:p>17.2</text:p>
          </table:table-cell>
          <table:table-cell office:value-type="float" office:value="145.5" calcext:value-type="float">
            <text:p>145.5</text:p>
          </table:table-cell>
          <table:table-cell office:value-type="float" office:value="132.1" calcext:value-type="float">
            <text:p>132.1</text:p>
          </table:table-cell>
          <table:table-cell office:value-type="float" office:value="116.3" calcext:value-type="float">
            <text:p>116.3</text:p>
          </table:table-cell>
          <table:table-cell office:value-type="float" office:value="101.5" calcext:value-type="float">
            <text:p>101.5</text:p>
          </table:table-cell>
          <table:table-cell office:value-type="float" office:value="86.5" calcext:value-type="float">
            <text:p>86.5</text:p>
          </table:table-cell>
          <table:table-cell office:value-type="float" office:value="74.23" calcext:value-type="float">
            <text:p>74.23</text:p>
          </table:table-cell>
          <table:table-cell office:value-type="float" office:value="63.84" calcext:value-type="float">
            <text:p>63.84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Si(3)Al(3)Na(1)O(12)H(2)</text:p>
          </table:table-cell>
          <table:table-cell office:value-type="float" office:value="132.5" calcext:value-type="float">
            <text:p>132.5</text:p>
          </table:table-cell>
          <table:table-cell office:value-type="float" office:value="21.59" calcext:value-type="float">
            <text:p>21.59</text:p>
          </table:table-cell>
          <table:table-cell office:value-type="float" office:value="17.52" calcext:value-type="float">
            <text:p>17.52</text:p>
          </table:table-cell>
          <table:table-cell office:value-type="float" office:value="12.19" calcext:value-type="float">
            <text:p>12.19</text:p>
          </table:table-cell>
          <table:table-cell office:value-type="float" office:value="7.044" calcext:value-type="float">
            <text:p>7.044</text:p>
          </table:table-cell>
          <table:table-cell office:value-type="float" office:value="1.784" calcext:value-type="float">
            <text:p>1.784</text:p>
          </table:table-cell>
          <table:table-cell office:value-type="float" office:value="-2.573" calcext:value-type="float">
            <text:p>-2.573</text:p>
          </table:table-cell>
          <table:table-cell office:value-type="float" office:value="-6.399" calcext:value-type="float">
            <text:p>-6.399</text:p>
          </table:table-cell>
          <table:table-cell office:value-type="float" office:value="-9.983" calcext:value-type="float">
            <text:p>-9.9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alaurionite</text:p>
          </table:table-cell>
          <table:table-cell office:value-type="string" calcext:value-type="string">
            <text:p>Cl(1)Pb(1)O(1)H(1)</text:p>
          </table:table-cell>
          <table:table-cell office:value-type="float" office:value="41.35" calcext:value-type="float">
            <text:p>41.3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3457" calcext:value-type="float">
            <text:p>0.34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Si(6)Al(3)Mg(4)Ca(2)Na(1)O(24)H(2)</text:p>
          </table:table-cell>
          <table:table-cell office:value-type="float" office:value="273.5" calcext:value-type="float">
            <text:p>273.5</text:p>
          </table:table-cell>
          <table:table-cell office:value-type="float" office:value="115.4" calcext:value-type="float">
            <text:p>115.4</text:p>
          </table:table-cell>
          <table:table-cell office:value-type="float" office:value="102" calcext:value-type="float">
            <text:p>102</text:p>
          </table:table-cell>
          <table:table-cell office:value-type="float" office:value="85.33" calcext:value-type="float">
            <text:p>85.33</text:p>
          </table:table-cell>
          <table:table-cell office:value-type="float" office:value="69.65" calcext:value-type="float">
            <text:p>69.65</text:p>
          </table:table-cell>
          <table:table-cell office:value-type="float" office:value="53.97" calcext:value-type="float">
            <text:p>53.97</text:p>
          </table:table-cell>
          <table:table-cell office:value-type="float" office:value="41.31" calcext:value-type="float">
            <text:p>41.31</text:p>
          </table:table-cell>
          <table:table-cell office:value-type="float" office:value="30.56" calcext:value-type="float">
            <text:p>30.56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(1)</text:p>
          </table:table-cell>
          <table:table-cell office:value-type="float" office:value="18.27" calcext:value-type="float">
            <text:p>18.27</text:p>
          </table:table-cell>
          <table:table-cell office:value-type="float" office:value="51.63" calcext:value-type="float">
            <text:p>51.63</text:p>
          </table:table-cell>
          <table:table-cell office:value-type="float" office:value="47.19" calcext:value-type="float">
            <text:p>47.19</text:p>
          </table:table-cell>
          <table:table-cell office:value-type="float" office:value="42.02" calcext:value-type="float">
            <text:p>42.02</text:p>
          </table:table-cell>
          <table:table-cell office:value-type="float" office:value="37.25" calcext:value-type="float">
            <text:p>37.25</text:p>
          </table:table-cell>
          <table:table-cell office:value-type="float" office:value="32.5" calcext:value-type="float">
            <text:p>32.5</text:p>
          </table:table-cell>
          <table:table-cell office:value-type="float" office:value="28.68" calcext:value-type="float">
            <text:p>28.68</text:p>
          </table:table-cell>
          <table:table-cell office:value-type="float" office:value="25.51" calcext:value-type="float">
            <text:p>25.51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(H2PO4)2</text:p>
          </table:table-cell>
          <table:table-cell office:value-type="string" calcext:value-type="string">
            <text:p>P(2)Pb(1)O(8)H(4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9.84" calcext:value-type="float">
            <text:p>-9.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2Cl2CO3</text:p>
          </table:table-cell>
          <table:table-cell office:value-type="string" calcext:value-type="string">
            <text:p>C(1)Cl(2)Pb(2)O(3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9.618" calcext:value-type="float">
            <text:p>-9.6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2SiO4</text:p>
          </table:table-cell>
          <table:table-cell office:value-type="string" calcext:value-type="string">
            <text:p>Si(1)Pb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9.29" calcext:value-type="float">
            <text:p>19.29</text:p>
          </table:table-cell>
          <table:table-cell office:value-type="float" office:value="18.04" calcext:value-type="float">
            <text:p>18.04</text:p>
          </table:table-cell>
          <table:table-cell office:value-type="float" office:value="16.45" calcext:value-type="float">
            <text:p>16.45</text:p>
          </table:table-cell>
          <table:table-cell office:value-type="float" office:value="14.99" calcext:value-type="float">
            <text:p>14.99</text:p>
          </table:table-cell>
          <table:table-cell office:value-type="float" office:value="13.64" calcext:value-type="float">
            <text:p>13.64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3(PO4)2</text:p>
          </table:table-cell>
          <table:table-cell office:value-type="string" calcext:value-type="string">
            <text:p>P(2)Pb(3)O(8)</text:p>
          </table:table-cell>
          <table:table-cell office:value-type="float" office:value="115.8" calcext:value-type="float">
            <text:p>115.8</text:p>
          </table:table-cell>
          <table:table-cell office:value-type="float" office:value="500" calcext:value-type="float">
            <text:p>500</text:p>
          </table:table-cell>
          <table:table-cell office:value-type="float" office:value="-19.97" calcext:value-type="float">
            <text:p>-19.9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3SO6</text:p>
          </table:table-cell>
          <table:table-cell office:value-type="string" calcext:value-type="string">
            <text:p>S(1)Pb(3)O(6)</text:p>
          </table:table-cell>
          <table:table-cell office:value-type="float" office:value="500" calcext:value-type="float">
            <text:p>50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" calcext:value-type="float">
            <text:p>10.6</text:p>
          </table:table-cell>
          <table:table-cell office:value-type="float" office:value="9.073" calcext:value-type="float">
            <text:p>9.073</text:p>
          </table:table-cell>
          <table:table-cell office:value-type="float" office:value="7.577" calcext:value-type="float">
            <text:p>7.577</text:p>
          </table:table-cell>
          <table:table-cell office:value-type="float" office:value="5.987" calcext:value-type="float">
            <text:p>5.987</text:p>
          </table:table-cell>
          <table:table-cell office:value-type="float" office:value="4.558" calcext:value-type="float">
            <text:p>4.55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Cl2(OH)6</text:p>
          </table:table-cell>
          <table:table-cell office:value-type="string" calcext:value-type="string">
            <text:p>Cl(2)Pb(4)O(6)H(6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7.28" calcext:value-type="float">
            <text:p>17.2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O(PO4)2</text:p>
          </table:table-cell>
          <table:table-cell office:value-type="string" calcext:value-type="string">
            <text:p>P(2)Pb(4)O(9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2.57" calcext:value-type="float">
            <text:p>-12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SO7</text:p>
          </table:table-cell>
          <table:table-cell office:value-type="string" calcext:value-type="string">
            <text:p>S(1)Pb(4)O(7)</text:p>
          </table:table-cell>
          <table:table-cell office:value-type="float" office:value="500" calcext:value-type="float">
            <text:p>500</text:p>
          </table:table-cell>
          <table:table-cell office:value-type="float" office:value="23.85" calcext:value-type="float">
            <text:p>23.85</text:p>
          </table:table-cell>
          <table:table-cell office:value-type="float" office:value="21.74" calcext:value-type="float">
            <text:p>21.74</text:p>
          </table:table-cell>
          <table:table-cell office:value-type="float" office:value="19.17" calcext:value-type="float">
            <text:p>19.17</text:p>
          </table:table-cell>
          <table:table-cell office:value-type="float" office:value="16.75" calcext:value-type="float">
            <text:p>16.75</text:p>
          </table:table-cell>
          <table:table-cell office:value-type="float" office:value="14.27" calcext:value-type="float">
            <text:p>14.27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O3.PbO</text:p>
          </table:table-cell>
          <table:table-cell office:value-type="string" calcext:value-type="string">
            <text:p>C(1)Pb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0.54" calcext:value-type="float">
            <text:p>10.54</text:p>
          </table:table-cell>
          <table:table-cell office:value-type="float" office:value="9.671" calcext:value-type="float">
            <text:p>9.671</text:p>
          </table:table-cell>
          <table:table-cell office:value-type="float" office:value="8.64" calcext:value-type="float">
            <text:p>8.64</text:p>
          </table:table-cell>
          <table:table-cell office:value-type="float" office:value="7.687" calcext:value-type="float">
            <text:p>7.687</text:p>
          </table:table-cell>
          <table:table-cell office:value-type="float" office:value="6.743" calcext:value-type="float">
            <text:p>6.743</text:p>
          </table:table-cell>
          <table:table-cell office:value-type="float" office:value="5.962" calcext:value-type="float">
            <text:p>5.96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29.76" calcext:value-type="float">
            <text:p>29.76</text:p>
          </table:table-cell>
          <table:table-cell office:value-type="float" office:value="-5.196" calcext:value-type="float">
            <text:p>-5.196</text:p>
          </table:table-cell>
          <table:table-cell office:value-type="float" office:value="-5.205" calcext:value-type="float">
            <text:p>-5.205</text:p>
          </table:table-cell>
          <table:table-cell office:value-type="float" office:value="-5.411" calcext:value-type="float">
            <text:p>-5.411</text:p>
          </table:table-cell>
          <table:table-cell office:value-type="float" office:value="-5.785" calcext:value-type="float">
            <text:p>-5.785</text:p>
          </table:table-cell>
          <table:table-cell office:value-type="float" office:value="-6.393" calcext:value-type="float">
            <text:p>-6.393</text:p>
          </table:table-cell>
          <table:table-cell office:value-type="float" office:value="-7.152" calcext:value-type="float">
            <text:p>-7.152</text:p>
          </table:table-cell>
          <table:table-cell office:value-type="float" office:value="-8.11" calcext:value-type="float">
            <text:p>-8.11</text:p>
          </table:table-cell>
          <table:table-cell office:value-type="float" office:value="-9.403" calcext:value-type="float">
            <text:p>-9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Cl</text:p>
          </table:table-cell>
          <table:table-cell office:value-type="string" calcext:value-type="string">
            <text:p>Cl(1)F(1)Pb(1)</text:p>
          </table:table-cell>
          <table:table-cell office:value-type="float" office:value="500" calcext:value-type="float">
            <text:p>500</text:p>
          </table:table-cell>
          <table:table-cell office:value-type="float" office:value="-9.584" calcext:value-type="float">
            <text:p>-9.584</text:p>
          </table:table-cell>
          <table:table-cell office:value-type="float" office:value="-8.982" calcext:value-type="float">
            <text:p>-8.982</text:p>
          </table:table-cell>
          <table:table-cell office:value-type="float" office:value="-8.451" calcext:value-type="float">
            <text:p>-8.451</text:p>
          </table:table-cell>
          <table:table-cell office:value-type="float" office:value="-8.114" calcext:value-type="float">
            <text:p>-8.114</text:p>
          </table:table-cell>
          <table:table-cell office:value-type="float" office:value="-7.955" calcext:value-type="float">
            <text:p>-7.955</text:p>
          </table:table-cell>
          <table:table-cell office:value-type="float" office:value="-8.029" calcext:value-type="float">
            <text:p>-8.02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HPO4</text:p>
          </table:table-cell>
          <table:table-cell office:value-type="string" calcext:value-type="string">
            <text:p>P(1)Pb(1)O(4)H(1)</text:p>
          </table:table-cell>
          <table:table-cell office:value-type="float" office:value="53.56" calcext:value-type="float">
            <text:p>53.56</text:p>
          </table:table-cell>
          <table:table-cell office:value-type="float" office:value="500" calcext:value-type="float">
            <text:p>500</text:p>
          </table:table-cell>
          <table:table-cell office:value-type="float" office:value="-15.73" calcext:value-type="float">
            <text:p>-15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entahydrite</text:p>
          </table:table-cell>
          <table:table-cell office:value-type="string" calcext:value-type="string">
            <text:p>Mg(1)S(1)O(9)H(10)</text:p>
          </table:table-cell>
          <table:table-cell office:value-type="float" office:value="110.8" calcext:value-type="float">
            <text:p>110.8</text:p>
          </table:table-cell>
          <table:table-cell office:value-type="float" office:value="500" calcext:value-type="float">
            <text:p>500</text:p>
          </table:table-cell>
          <table:table-cell office:value-type="float" office:value="-1.387" calcext:value-type="float">
            <text:p>-1.3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float" office:value="11.25" calcext:value-type="float">
            <text:p>11.25</text:p>
          </table:table-cell>
          <table:table-cell office:value-type="float" office:value="23.74" calcext:value-type="float">
            <text:p>23.74</text:p>
          </table:table-cell>
          <table:table-cell office:value-type="float" office:value="21.34" calcext:value-type="float">
            <text:p>21.34</text:p>
          </table:table-cell>
          <table:table-cell office:value-type="float" office:value="18.58" calcext:value-type="float">
            <text:p>18.58</text:p>
          </table:table-cell>
          <table:table-cell office:value-type="float" office:value="16.08" calcext:value-type="float">
            <text:p>16.08</text:p>
          </table:table-cell>
          <table:table-cell office:value-type="float" office:value="13.64" calcext:value-type="float">
            <text:p>13.64</text:p>
          </table:table-cell>
          <table:table-cell office:value-type="float" office:value="11.7" calcext:value-type="float">
            <text:p>11.7</text:p>
          </table:table-cell>
          <table:table-cell office:value-type="float" office:value="10.1" calcext:value-type="float">
            <text:p>10.1</text:p>
          </table:table-cell>
          <table:table-cell office:value-type="float" office:value="8.716" calcext:value-type="float">
            <text:p>8.7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Si(3)Al(1)Mg(3)K(1)O(12)H(2)</text:p>
          </table:table-cell>
          <table:table-cell office:value-type="float" office:value="149.7" calcext:value-type="float">
            <text:p>149.7</text:p>
          </table:table-cell>
          <table:table-cell office:value-type="float" office:value="42.09" calcext:value-type="float">
            <text:p>42.09</text:p>
          </table:table-cell>
          <table:table-cell office:value-type="float" office:value="37.44" calcext:value-type="float">
            <text:p>37.44</text:p>
          </table:table-cell>
          <table:table-cell office:value-type="float" office:value="31.51" calcext:value-type="float">
            <text:p>31.51</text:p>
          </table:table-cell>
          <table:table-cell office:value-type="float" office:value="25.9" calcext:value-type="float">
            <text:p>25.9</text:p>
          </table:table-cell>
          <table:table-cell office:value-type="float" office:value="20.31" calcext:value-type="float">
            <text:p>20.31</text:p>
          </table:table-cell>
          <table:table-cell office:value-type="float" office:value="15.82" calcext:value-type="float">
            <text:p>15.82</text:p>
          </table:table-cell>
          <table:table-cell office:value-type="float" office:value="12" calcext:value-type="float">
            <text:p>12</text:p>
          </table:table-cell>
          <table:table-cell office:value-type="float" office:value="8.512" calcext:value-type="float">
            <text:p>8.5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hosgenite</text:p>
          </table:table-cell>
          <table:table-cell office:value-type="string" calcext:value-type="string">
            <text:p>C(1)Cl(2)Pb(2)O(3)</text:p>
          </table:table-cell>
          <table:table-cell office:value-type="float" office:value="88.91" calcext:value-type="float">
            <text:p>88.91</text:p>
          </table:table-cell>
          <table:table-cell office:value-type="float" office:value="-10.52" calcext:value-type="float">
            <text:p>-10.52</text:p>
          </table:table-cell>
          <table:table-cell office:value-type="float" office:value="-9.636" calcext:value-type="float">
            <text:p>-9.636</text:p>
          </table:table-cell>
          <table:table-cell office:value-type="float" office:value="-8.837" calcext:value-type="float">
            <text:p>-8.837</text:p>
          </table:table-cell>
          <table:table-cell office:value-type="float" office:value="-8.302" calcext:value-type="float">
            <text:p>-8.302</text:p>
          </table:table-cell>
          <table:table-cell office:value-type="float" office:value="-8.033" calcext:value-type="float">
            <text:p>-8.033</text:p>
          </table:table-cell>
          <table:table-cell office:value-type="float" office:value="-8.144" calcext:value-type="float">
            <text:p>-8.14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icromerite</text:p>
          </table:table-cell>
          <table:table-cell office:value-type="string" calcext:value-type="string">
            <text:p>Mg(1)K(2)S(2)O(14)H(12)</text:p>
          </table:table-cell>
          <table:table-cell office:value-type="float" office:value="197.5" calcext:value-type="float">
            <text:p>197.5</text:p>
          </table:table-cell>
          <table:table-cell office:value-type="float" office:value="500" calcext:value-type="float">
            <text:p>500</text:p>
          </table:table-cell>
          <table:table-cell office:value-type="float" office:value="-4.44" calcext:value-type="float">
            <text:p>-4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irssonite</text:p>
          </table:table-cell>
          <table:table-cell office:value-type="string" calcext:value-type="string">
            <text:p>Ca(1)Na(2)C(2)O(8)H(4)</text:p>
          </table:table-cell>
          <table:table-cell office:value-type="float" office:value="102.3" calcext:value-type="float">
            <text:p>102.3</text:p>
          </table:table-cell>
          <table:table-cell office:value-type="float" office:value="500" calcext:value-type="float">
            <text:p>500</text:p>
          </table:table-cell>
          <table:table-cell office:value-type="float" office:value="11.32" calcext:value-type="float">
            <text:p>11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Or5</text:p>
          </table:table-cell>
          <table:table-cell office:value-type="string" calcext:value-type="string">
            <text:p>Si(2.9)Al(1.05)Ca(0.05)Na(0.9)K(0.05)O(8)H(0.2)</text:p>
          </table:table-cell>
          <table:table-cell office:value-type="float" office:value="100.6" calcext:value-type="float">
            <text:p>100.6</text:p>
          </table:table-cell>
          <table:table-cell office:value-type="float" office:value="4.494" calcext:value-type="float">
            <text:p>4.494</text:p>
          </table:table-cell>
          <table:table-cell office:value-type="float" office:value="3.803" calcext:value-type="float">
            <text:p>3.803</text:p>
          </table:table-cell>
          <table:table-cell office:value-type="float" office:value="2.403" calcext:value-type="float">
            <text:p>2.403</text:p>
          </table:table-cell>
          <table:table-cell office:value-type="float" office:value="0.8741" calcext:value-type="float">
            <text:p>0.87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-2.082" calcext:value-type="float">
            <text:p>-2.082</text:p>
          </table:table-cell>
          <table:table-cell office:value-type="float" office:value="-3.26" calcext:value-type="float">
            <text:p>-3.26</text:p>
          </table:table-cell>
          <table:table-cell office:value-type="float" office:value="-4.391" calcext:value-type="float">
            <text:p>-4.3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10Or5</text:p>
          </table:table-cell>
          <table:table-cell office:value-type="string" calcext:value-type="string">
            <text:p>Si(2.95)Al(1.1)Ca(0.1)Na(0.85)K(0.05)O(8)H(-0.2)</text:p>
          </table:table-cell>
          <table:table-cell office:value-type="float" office:value="100.6" calcext:value-type="float">
            <text:p>100.6</text:p>
          </table:table-cell>
          <table:table-cell office:value-type="float" office:value="5.89" calcext:value-type="float">
            <text:p>5.89</text:p>
          </table:table-cell>
          <table:table-cell office:value-type="float" office:value="4.994" calcext:value-type="float">
            <text:p>4.994</text:p>
          </table:table-cell>
          <table:table-cell office:value-type="float" office:value="3.365" calcext:value-type="float">
            <text:p>3.365</text:p>
          </table:table-cell>
          <table:table-cell office:value-type="float" office:value="1.628" calcext:value-type="float">
            <text:p>1.628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1.707" calcext:value-type="float">
            <text:p>-1.707</text:p>
          </table:table-cell>
          <table:table-cell office:value-type="float" office:value="-3.032" calcext:value-type="float">
            <text:p>-3.032</text:p>
          </table:table-cell>
          <table:table-cell office:value-type="float" office:value="-4.296" calcext:value-type="float">
            <text:p>-4.2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0Ab50</text:p>
          </table:table-cell>
          <table:table-cell office:value-type="string" calcext:value-type="string">
            <text:p>Si(2.5)Al(1.5)Ca(0.5)Na(0.5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17.53" calcext:value-type="float">
            <text:p>17.53</text:p>
          </table:table-cell>
          <table:table-cell office:value-type="float" office:value="14.21" calcext:value-type="float">
            <text:p>14.21</text:p>
          </table:table-cell>
          <table:table-cell office:value-type="float" office:value="10.48" calcext:value-type="float">
            <text:p>10.48</text:p>
          </table:table-cell>
          <table:table-cell office:value-type="float" office:value="7.085" calcext:value-type="float">
            <text:p>7.085</text:p>
          </table:table-cell>
          <table:table-cell office:value-type="float" office:value="3.659" calcext:value-type="float">
            <text:p>3.659</text:p>
          </table:table-cell>
          <table:table-cell office:value-type="float" office:value="0.7595" calcext:value-type="float">
            <text:p>0.7595</text:p>
          </table:table-cell>
          <table:table-cell office:value-type="float" office:value="-1.841" calcext:value-type="float">
            <text:p>-1.841</text:p>
          </table:table-cell>
          <table:table-cell office:value-type="float" office:value="-4.221" calcext:value-type="float">
            <text:p>-4.2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b50Or50</text:p>
          </table:table-cell>
          <table:table-cell office:value-type="string" calcext:value-type="string">
            <text:p>Si(3)Al(1)Na(0.5)K(0.5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5.91" calcext:value-type="float">
            <text:p>5.91</text:p>
          </table:table-cell>
          <table:table-cell office:value-type="float" office:value="4.421" calcext:value-type="float">
            <text:p>4.421</text:p>
          </table:table-cell>
          <table:table-cell office:value-type="float" office:value="2.804" calcext:value-type="float">
            <text:p>2.804</text:p>
          </table:table-cell>
          <table:table-cell office:value-type="float" office:value="1.374" calcext:value-type="float">
            <text:p>1.374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-1.339" calcext:value-type="float">
            <text:p>-1.339</text:p>
          </table:table-cell>
          <table:table-cell office:value-type="float" office:value="-2.551" calcext:value-type="float">
            <text:p>-2.551</text:p>
          </table:table-cell>
          <table:table-cell office:value-type="float" office:value="-3.735" calcext:value-type="float">
            <text:p>-3.7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10Ab90</text:p>
          </table:table-cell>
          <table:table-cell office:value-type="string" calcext:value-type="string">
            <text:p>Si(2.9)Al(1.1)Ca(0.1)Na(0.9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7.018" calcext:value-type="float">
            <text:p>7.018</text:p>
          </table:table-cell>
          <table:table-cell office:value-type="float" office:value="5.186" calcext:value-type="float">
            <text:p>5.186</text:p>
          </table:table-cell>
          <table:table-cell office:value-type="float" office:value="3.177" calcext:value-type="float">
            <text:p>3.177</text:p>
          </table:table-cell>
          <table:table-cell office:value-type="float" office:value="1.393" calcext:value-type="float">
            <text:p>1.393</text:p>
          </table:table-cell>
          <table:table-cell office:value-type="float" office:value="-0.4002" calcext:value-type="float">
            <text:p>-0.4002</text:p>
          </table:table-cell>
          <table:table-cell office:value-type="float" office:value="-1.951" calcext:value-type="float">
            <text:p>-1.951</text:p>
          </table:table-cell>
          <table:table-cell office:value-type="float" office:value="-3.402" calcext:value-type="float">
            <text:p>-3.402</text:p>
          </table:table-cell>
          <table:table-cell office:value-type="float" office:value="-4.787" calcext:value-type="float">
            <text:p>-4.7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29Ab71</text:p>
          </table:table-cell>
          <table:table-cell office:value-type="string" calcext:value-type="string">
            <text:p>Si(2.71)Al(1.29)Ca(0.29)Na(0.71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13.14" calcext:value-type="float">
            <text:p>13.14</text:p>
          </table:table-cell>
          <table:table-cell office:value-type="float" office:value="10.72" calcext:value-type="float">
            <text:p>10.72</text:p>
          </table:table-cell>
          <table:table-cell office:value-type="float" office:value="7.416" calcext:value-type="float">
            <text:p>7.416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0Ab502</text:p>
          </table:table-cell>
          <table:table-cell office:value-type="string" calcext:value-type="string">
            <text:p>Si(2.503)Al(1.497)Ca(0.497)Na(0.503)O(10.994)H(5.988)</text:p>
          </table:table-cell>
          <table:table-cell office:value-type="float" office:value="100.6" calcext:value-type="float">
            <text:p>100.6</text:p>
          </table:table-cell>
          <table:table-cell office:value-type="float" office:value="18.66" calcext:value-type="float">
            <text:p>18.66</text:p>
          </table:table-cell>
          <table:table-cell office:value-type="float" office:value="15.45" calcext:value-type="float">
            <text:p>15.45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Hekpoort</text:p>
          </table:table-cell>
          <table:table-cell office:value-type="string" calcext:value-type="string">
            <text:p>Si(2.503)Al(1.497)Ca(0.497)Na(0.503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500" calcext:value-type="float">
            <text:p>500</text:p>
          </table:table-cell>
          <table:table-cell office:value-type="float" office:value="14.9" calcext:value-type="float">
            <text:p>14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Labra</text:p>
          </table:table-cell>
          <table:table-cell office:value-type="string" calcext:value-type="string">
            <text:p>Si(2.3)Al(1.7)Ca(0.7)Na(0.3)O(14)H(12)</text:p>
          </table:table-cell>
          <table:table-cell office:value-type="float" office:value="0.1006" calcext:value-type="float">
            <text:p>0.1006</text:p>
          </table:table-cell>
          <table:table-cell office:value-type="float" office:value="500" calcext:value-type="float">
            <text:p>500</text:p>
          </table:table-cell>
          <table:table-cell office:value-type="float" office:value="20.08" calcext:value-type="float">
            <text:p>20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Stefansson</text:p>
          </table:table-cell>
          <table:table-cell office:value-type="string" calcext:value-type="string">
            <text:p>Si(2.71)Al(1.29)Ca(0.29)Na(0.71)O(14)H(12)</text:p>
          </table:table-cell>
          <table:table-cell office:value-type="float" office:value="0.1006" calcext:value-type="float">
            <text:p>0.1006</text:p>
          </table:table-cell>
          <table:table-cell office:value-type="float" office:value="500" calcext:value-type="float">
            <text:p>500</text:p>
          </table:table-cell>
          <table:table-cell office:value-type="float" office:value="10.72" calcext:value-type="float">
            <text:p>10.72</text:p>
          </table:table-cell>
          <table:table-cell office:value-type="float" office:value="7.446" calcext:value-type="float">
            <text:p>7.446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ttnerite</text:p>
          </table:table-cell>
          <table:table-cell office:value-type="string" calcext:value-type="string">
            <text:p>Pb(1)O(2)</text:p>
          </table:table-cell>
          <table:table-cell office:value-type="float" office:value="25.01" calcext:value-type="float">
            <text:p>25.01</text:p>
          </table:table-cell>
          <table:table-cell office:value-type="float" office:value="500" calcext:value-type="float">
            <text:p>500</text:p>
          </table:table-cell>
          <table:table-cell office:value-type="float" office:value="6.214" calcext:value-type="float">
            <text:p>6.2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umbogummite</text:p>
          </table:table-cell>
          <table:table-cell office:value-type="string" calcext:value-type="string">
            <text:p>Al(3)P(2)Pb(1)O(14)H(7)</text:p>
          </table:table-cell>
          <table:table-cell office:value-type="float" office:value="142.8" calcext:value-type="float">
            <text:p>142.8</text:p>
          </table:table-cell>
          <table:table-cell office:value-type="float" office:value="500" calcext:value-type="float">
            <text:p>500</text:p>
          </table:table-cell>
          <table:table-cell office:value-type="float" office:value="-8.146" calcext:value-type="float">
            <text:p>-8.1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lydymite</text:p>
          </table:table-cell>
          <table:table-cell office:value-type="string" calcext:value-type="string">
            <text:p>S(4)Ni(3)</text:p>
          </table:table-cell>
          <table:table-cell office:value-type="float" office:value="64.14" calcext:value-type="float">
            <text:p>64.14</text:p>
          </table:table-cell>
          <table:table-cell office:value-type="float" office:value="520.4" calcext:value-type="float">
            <text:p>520.4</text:p>
          </table:table-cell>
          <table:table-cell office:value-type="float" office:value="470.9" calcext:value-type="float">
            <text:p>470.9</text:p>
          </table:table-cell>
          <table:table-cell office:value-type="float" office:value="413.8" calcext:value-type="float">
            <text:p>413.8</text:p>
          </table:table-cell>
          <table:table-cell office:value-type="float" office:value="361.4" calcext:value-type="float">
            <text:p>361.4</text:p>
          </table:table-cell>
          <table:table-cell office:value-type="float" office:value="309.5" calcext:value-type="float">
            <text:p>309.5</text:p>
          </table:table-cell>
          <table:table-cell office:value-type="float" office:value="268.1" calcext:value-type="float">
            <text:p>268.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lyhalite</text:p>
          </table:table-cell>
          <table:table-cell office:value-type="string" calcext:value-type="string">
            <text:p>Mg(1)Ca(2)K(2)S(4)O(18)H(4)</text:p>
          </table:table-cell>
          <table:table-cell office:value-type="float" office:value="218.1" calcext:value-type="float">
            <text:p>218.1</text:p>
          </table:table-cell>
          <table:table-cell office:value-type="float" office:value="500" calcext:value-type="float">
            <text:p>500</text:p>
          </table:table-cell>
          <table:table-cell office:value-type="float" office:value="-14.31" calcext:value-type="float">
            <text:p>-14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24.62" calcext:value-type="float">
            <text:p>24.62</text:p>
          </table:table-cell>
          <table:table-cell office:value-type="float" office:value="22.56" calcext:value-type="float">
            <text:p>22.56</text:p>
          </table:table-cell>
          <table:table-cell office:value-type="float" office:value="20.2" calcext:value-type="float">
            <text:p>20.2</text:p>
          </table:table-cell>
          <table:table-cell office:value-type="float" office:value="18.06" calcext:value-type="float">
            <text:p>18.06</text:p>
          </table:table-cell>
          <table:table-cell office:value-type="float" office:value="15.97" calcext:value-type="float">
            <text:p>15.97</text:p>
          </table:table-cell>
          <table:table-cell office:value-type="float" office:value="14.31" calcext:value-type="float">
            <text:p>14.31</text:p>
          </table:table-cell>
          <table:table-cell office:value-type="float" office:value="12.94" calcext:value-type="float">
            <text:p>12.94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Si(3)Al(2)Ca(2)O(12)H(2)</text:p>
          </table:table-cell>
          <table:table-cell office:value-type="float" office:value="140.3" calcext:value-type="float">
            <text:p>140.3</text:p>
          </table:table-cell>
          <table:table-cell office:value-type="float" office:value="37.59" calcext:value-type="float">
            <text:p>37.59</text:p>
          </table:table-cell>
          <table:table-cell office:value-type="float" office:value="32.93" calcext:value-type="float">
            <text:p>32.93</text:p>
          </table:table-cell>
          <table:table-cell office:value-type="float" office:value="26.93" calcext:value-type="float">
            <text:p>26.93</text:p>
          </table:table-cell>
          <table:table-cell office:value-type="float" office:value="21.16" calcext:value-type="float">
            <text:p>21.16</text:p>
          </table:table-cell>
          <table:table-cell office:value-type="float" office:value="15.29" calcext:value-type="float">
            <text:p>15.29</text:p>
          </table:table-cell>
          <table:table-cell office:value-type="float" office:value="10.45" calcext:value-type="float">
            <text:p>10.45</text:p>
          </table:table-cell>
          <table:table-cell office:value-type="float" office:value="6.237" calcext:value-type="float">
            <text:p>6.237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Si(1)Ca(1)O(3)</text:p>
          </table:table-cell>
          <table:table-cell office:value-type="float" office:value="40.08" calcext:value-type="float">
            <text:p>40.08</text:p>
          </table:table-cell>
          <table:table-cell office:value-type="float" office:value="15.17" calcext:value-type="float">
            <text:p>15.17</text:p>
          </table:table-cell>
          <table:table-cell office:value-type="float" office:value="14" calcext:value-type="float">
            <text:p>14</text:p>
          </table:table-cell>
          <table:table-cell office:value-type="float" office:value="12.46" calcext:value-type="float">
            <text:p>12.46</text:p>
          </table:table-cell>
          <table:table-cell office:value-type="float" office:value="10.97" calcext:value-type="float">
            <text:p>10.97</text:p>
          </table:table-cell>
          <table:table-cell office:value-type="float" office:value="9.461" calcext:value-type="float">
            <text:p>9.461</text:p>
          </table:table-cell>
          <table:table-cell office:value-type="float" office:value="8.249" calcext:value-type="float">
            <text:p>8.249</text:p>
          </table:table-cell>
          <table:table-cell office:value-type="float" office:value="7.229" calcext:value-type="float">
            <text:p>7.229</text:p>
          </table:table-cell>
          <table:table-cell office:value-type="float" office:value="6.314" calcext:value-type="float">
            <text:p>6.3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(1)S(2)</text:p>
          </table:table-cell>
          <table:table-cell office:value-type="float" office:value="23.94" calcext:value-type="float">
            <text:p>23.94</text:p>
          </table:table-cell>
          <table:table-cell office:value-type="float" office:value="239.8" calcext:value-type="float">
            <text:p>239.8</text:p>
          </table:table-cell>
          <table:table-cell office:value-type="float" office:value="217.3" calcext:value-type="float">
            <text:p>217.3</text:p>
          </table:table-cell>
          <table:table-cell office:value-type="float" office:value="191.2" calcext:value-type="float">
            <text:p>191.2</text:p>
          </table:table-cell>
          <table:table-cell office:value-type="float" office:value="167.2" calcext:value-type="float">
            <text:p>167.2</text:p>
          </table:table-cell>
          <table:table-cell office:value-type="float" office:value="143.3" calcext:value-type="float">
            <text:p>143.3</text:p>
          </table:table-cell>
          <table:table-cell office:value-type="float" office:value="124.1" calcext:value-type="float">
            <text:p>124.1</text:p>
          </table:table-cell>
          <table:table-cell office:value-type="float" office:value="108.1" calcext:value-type="float">
            <text:p>108.1</text:p>
          </table:table-cell>
          <table:table-cell office:value-type="float" office:value="94.43" calcext:value-type="float">
            <text:p>94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lusite</text:p>
          </table:table-cell>
          <table:table-cell office:value-type="string" calcext:value-type="string">
            <text:p>Mn(1)O(2)</text:p>
          </table:table-cell>
          <table:table-cell office:value-type="float" office:value="500" calcext:value-type="float">
            <text:p>500</text:p>
          </table:table-cell>
          <table:table-cell office:value-type="float" office:value="-1.532" calcext:value-type="float">
            <text:p>-1.532</text:p>
          </table:table-cell>
          <table:table-cell office:value-type="float" office:value="-1.437" calcext:value-type="float">
            <text:p>-1.437</text:p>
          </table:table-cell>
          <table:table-cell office:value-type="float" office:value="-1.262" calcext:value-type="float">
            <text:p>-1.262</text:p>
          </table:table-cell>
          <table:table-cell office:value-type="float" office:value="-1.035" calcext:value-type="float">
            <text:p>-1.035</text:p>
          </table:table-cell>
          <table:table-cell office:value-type="float" office:value="-0.7254" calcext:value-type="float">
            <text:p>-0.7254</text:p>
          </table:table-cell>
          <table:table-cell office:value-type="float" office:value="-0.4068" calcext:value-type="float">
            <text:p>-0.4068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0.2789" calcext:value-type="float">
            <text:p>0.27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morphite</text:p>
          </table:table-cell>
          <table:table-cell office:value-type="string" calcext:value-type="string">
            <text:p>Cl(1)P(3)Pb(5)O(12)</text:p>
          </table:table-cell>
          <table:table-cell office:value-type="float" office:value="192.7" calcext:value-type="float">
            <text:p>192.7</text:p>
          </table:table-cell>
          <table:table-cell office:value-type="float" office:value="500" calcext:value-type="float">
            <text:p>500</text:p>
          </table:table-cell>
          <table:table-cell office:value-type="float" office:value="-47.9" calcext:value-type="float">
            <text:p>-47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morphite-OH</text:p>
          </table:table-cell>
          <table:table-cell office:value-type="string" calcext:value-type="string">
            <text:p>P(3)Pb(5)O(13)H(1)</text:p>
          </table:table-cell>
          <table:table-cell office:value-type="float" office:value="187.4" calcext:value-type="float">
            <text:p>187.4</text:p>
          </table:table-cell>
          <table:table-cell office:value-type="float" office:value="500" calcext:value-type="float">
            <text:p>500</text:p>
          </table:table-cell>
          <table:table-cell office:value-type="float" office:value="-26.27" calcext:value-type="float">
            <text:p>-26.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Si(4)Al(2)O(12)H(2)</text:p>
          </table:table-cell>
          <table:table-cell office:value-type="float" office:value="126.6" calcext:value-type="float">
            <text:p>126.6</text:p>
          </table:table-cell>
          <table:table-cell office:value-type="float" office:value="1.634" calcext:value-type="float">
            <text:p>1.634</text:p>
          </table:table-cell>
          <table:table-cell office:value-type="float" office:value="0.4397" calcext:value-type="float">
            <text:p>0.4397</text:p>
          </table:table-cell>
          <table:table-cell office:value-type="float" office:value="-1.785" calcext:value-type="float">
            <text:p>-1.785</text:p>
          </table:table-cell>
          <table:table-cell office:value-type="float" office:value="-4.197" calcext:value-type="float">
            <text:p>-4.197</text:p>
          </table:table-cell>
          <table:table-cell office:value-type="float" office:value="-6.777" calcext:value-type="float">
            <text:p>-6.777</text:p>
          </table:table-cell>
          <table:table-cell office:value-type="float" office:value="-8.97" calcext:value-type="float">
            <text:p>-8.97</text:p>
          </table:table-cell>
          <table:table-cell office:value-type="float" office:value="-10.94" calcext:value-type="float">
            <text:p>-10.94</text:p>
          </table:table-cell>
          <table:table-cell office:value-type="float" office:value="-12.86" calcext:value-type="float">
            <text:p>-12.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(1)S(1)</text:p>
          </table:table-cell>
          <table:table-cell office:value-type="float" office:value="18.2" calcext:value-type="float">
            <text:p>18.2</text:p>
          </table:table-cell>
          <table:table-cell office:value-type="float" office:value="148.6" calcext:value-type="float">
            <text:p>148.6</text:p>
          </table:table-cell>
          <table:table-cell office:value-type="float" office:value="134.6" calcext:value-type="float">
            <text:p>134.6</text:p>
          </table:table-cell>
          <table:table-cell office:value-type="float" office:value="118.4" calcext:value-type="float">
            <text:p>118.4</text:p>
          </table:table-cell>
          <table:table-cell office:value-type="float" office:value="103.5" calcext:value-type="float">
            <text:p>103.5</text:p>
          </table:table-cell>
          <table:table-cell office:value-type="float" office:value="88.69" calcext:value-type="float">
            <text:p>88.69</text:p>
          </table:table-cell>
          <table:table-cell office:value-type="float" office:value="76.84" calcext:value-type="float">
            <text:p>76.84</text:p>
          </table:table-cell>
          <table:table-cell office:value-type="float" office:value="67.04" calcext:value-type="float">
            <text:p>67.04</text:p>
          </table:table-cell>
          <table:table-cell office:value-type="float" office:value="58.66" calcext:value-type="float">
            <text:p>58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-4.632" calcext:value-type="float">
            <text:p>-4.632</text:p>
          </table:table-cell>
          <table:table-cell office:value-type="float" office:value="-3.999" calcext:value-type="float">
            <text:p>-3.999</text:p>
          </table:table-cell>
          <table:table-cell office:value-type="float" office:value="-3.473" calcext:value-type="float">
            <text:p>-3.473</text:p>
          </table:table-cell>
          <table:table-cell office:value-type="float" office:value="-3.078" calcext:value-type="float">
            <text:p>-3.078</text:p>
          </table:table-cell>
          <table:table-cell office:value-type="float" office:value="-2.719" calcext:value-type="float">
            <text:p>-2.719</text:p>
          </table:table-cell>
          <table:table-cell office:value-type="float" office:value="-2.438" calcext:value-type="float">
            <text:p>-2.438</text:p>
          </table:table-cell>
          <table:table-cell office:value-type="float" office:value="-2.206" calcext:value-type="float">
            <text:p>-2.206</text:p>
          </table:table-cell>
          <table:table-cell office:value-type="float" office:value="-2.017" calcext:value-type="float">
            <text:p>-2.0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ankinite</text:p>
          </table:table-cell>
          <table:table-cell office:value-type="string" calcext:value-type="string">
            <text:p>Si(2)Ca(3)O(7)</text:p>
          </table:table-cell>
          <table:table-cell office:value-type="float" office:value="96.13" calcext:value-type="float">
            <text:p>96.13</text:p>
          </table:table-cell>
          <table:table-cell office:value-type="float" office:value="56.54" calcext:value-type="float">
            <text:p>56.54</text:p>
          </table:table-cell>
          <table:table-cell office:value-type="float" office:value="51.91" calcext:value-type="float">
            <text:p>51.91</text:p>
          </table:table-cell>
          <table:table-cell office:value-type="float" office:value="46.19" calcext:value-type="float">
            <text:p>46.19</text:p>
          </table:table-cell>
          <table:table-cell office:value-type="float" office:value="40.8" calcext:value-type="float">
            <text:p>40.8</text:p>
          </table:table-cell>
          <table:table-cell office:value-type="float" office:value="35.42" calcext:value-type="float">
            <text:p>35.42</text:p>
          </table:table-cell>
          <table:table-cell office:value-type="float" office:value="31.09" calcext:value-type="float">
            <text:p>31.09</text:p>
          </table:table-cell>
          <table:table-cell office:value-type="float" office:value="27.47" calcext:value-type="float">
            <text:p>27.47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ealgar</text:p>
          </table:table-cell>
          <table:table-cell office:value-type="string" calcext:value-type="string">
            <text:p>S(1)As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54.1" calcext:value-type="float">
            <text:p>154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C(1)Mn(1)O(3)</text:p>
          </table:table-cell>
          <table:table-cell office:value-type="float" office:value="31.07" calcext:value-type="float">
            <text:p>31.07</text:p>
          </table:table-cell>
          <table:table-cell office:value-type="float" office:value="0.1167" calcext:value-type="float">
            <text:p>0.1167</text:p>
          </table:table-cell>
          <table:table-cell office:value-type="float" office:value="-0.1928" calcext:value-type="float">
            <text:p>-0.1928</text:p>
          </table:table-cell>
          <table:table-cell office:value-type="float" office:value="-0.6228" calcext:value-type="float">
            <text:p>-0.6228</text:p>
          </table:table-cell>
          <table:table-cell office:value-type="float" office:value="-1.091" calcext:value-type="float">
            <text:p>-1.091</text:p>
          </table:table-cell>
          <table:table-cell office:value-type="float" office:value="-1.66" calcext:value-type="float">
            <text:p>-1.66</text:p>
          </table:table-cell>
          <table:table-cell office:value-type="float" office:value="-2.249" calcext:value-type="float">
            <text:p>-2.249</text:p>
          </table:table-cell>
          <table:table-cell office:value-type="float" office:value="-2.908" calcext:value-type="float">
            <text:p>-2.908</text:p>
          </table:table-cell>
          <table:table-cell office:value-type="float" office:value="-3.723" calcext:value-type="float">
            <text:p>-3.7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hodonite</text:p>
          </table:table-cell>
          <table:table-cell office:value-type="string" calcext:value-type="string">
            <text:p>Si(1)Mn(1)O(3)</text:p>
          </table:table-cell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9.73" calcext:value-type="float">
            <text:p>9.73</text:p>
          </table:table-cell>
          <table:table-cell office:value-type="float" office:value="8.464" calcext:value-type="float">
            <text:p>8.464</text:p>
          </table:table-cell>
          <table:table-cell office:value-type="float" office:value="7.237" calcext:value-type="float">
            <text:p>7.237</text:p>
          </table:table-cell>
          <table:table-cell office:value-type="float" office:value="6.025" calcext:value-type="float">
            <text:p>6.025</text:p>
          </table:table-cell>
          <table:table-cell office:value-type="float" office:value="5.089" calcext:value-type="float">
            <text:p>5.089</text:p>
          </table:table-cell>
          <table:table-cell office:value-type="float" office:value="4.36" calcext:value-type="float">
            <text:p>4.36</text:p>
          </table:table-cell>
          <table:table-cell office:value-type="float" office:value="3.781" calcext:value-type="float">
            <text:p>3.7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ipidolite-14A</text:p>
          </table:table-cell>
          <table:table-cell office:value-type="string" calcext:value-type="string">
            <text:p>Si(3)Al(2)Fe(2)Mg(3)O(18)H(8)</text:p>
          </table:table-cell>
          <table:table-cell office:value-type="float" office:value="209.6" calcext:value-type="float">
            <text:p>209.6</text:p>
          </table:table-cell>
          <table:table-cell office:value-type="float" office:value="69.82" calcext:value-type="float">
            <text:p>69.82</text:p>
          </table:table-cell>
          <table:table-cell office:value-type="float" office:value="60.96" calcext:value-type="float">
            <text:p>60.96</text:p>
          </table:table-cell>
          <table:table-cell office:value-type="float" office:value="50.21" calcext:value-type="float">
            <text:p>50.21</text:p>
          </table:table-cell>
          <table:table-cell office:value-type="float" office:value="40.2" calcext:value-type="float">
            <text:p>40.2</text:p>
          </table:table-cell>
          <table:table-cell office:value-type="float" office:value="30.26" calcext:value-type="float">
            <text:p>30.26</text:p>
          </table:table-cell>
          <table:table-cell office:value-type="float" office:value="22.23" calcext:value-type="float">
            <text:p>22.23</text:p>
          </table:table-cell>
          <table:table-cell office:value-type="float" office:value="15.36" calcext:value-type="float">
            <text:p>15.3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ipidolite-7A</text:p>
          </table:table-cell>
          <table:table-cell office:value-type="string" calcext:value-type="string">
            <text:p>Si(3)Al(2)Fe(2)Mg(3)O(18)H(8)</text:p>
          </table:table-cell>
          <table:table-cell office:value-type="float" office:value="215.4" calcext:value-type="float">
            <text:p>215.4</text:p>
          </table:table-cell>
          <table:table-cell office:value-type="float" office:value="73.42" calcext:value-type="float">
            <text:p>73.42</text:p>
          </table:table-cell>
          <table:table-cell office:value-type="float" office:value="64.34" calcext:value-type="float">
            <text:p>64.34</text:p>
          </table:table-cell>
          <table:table-cell office:value-type="float" office:value="53.33" calcext:value-type="float">
            <text:p>53.33</text:p>
          </table:table-cell>
          <table:table-cell office:value-type="float" office:value="43.11" calcext:value-type="float">
            <text:p>43.11</text:p>
          </table:table-cell>
          <table:table-cell office:value-type="float" office:value="32.96" calcext:value-type="float">
            <text:p>32.96</text:p>
          </table:table-cell>
          <table:table-cell office:value-type="float" office:value="24.77" calcext:value-type="float">
            <text:p>24.77</text:p>
          </table:table-cell>
          <table:table-cell office:value-type="float" office:value="17.79" calcext:value-type="float">
            <text:p>17.79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(1)</text:p>
          </table:table-cell>
          <table:table-cell office:value-type="float" office:value="15.51" calcext:value-type="float">
            <text:p>15.51</text:p>
          </table:table-cell>
          <table:table-cell office:value-type="float" office:value="102.9" calcext:value-type="float">
            <text:p>102.9</text:p>
          </table:table-cell>
          <table:table-cell office:value-type="float" office:value="93.17" calcext:value-type="float">
            <text:p>93.17</text:p>
          </table:table-cell>
          <table:table-cell office:value-type="float" office:value="82.01" calcext:value-type="float">
            <text:p>82.01</text:p>
          </table:table-cell>
          <table:table-cell office:value-type="float" office:value="71.77" calcext:value-type="float">
            <text:p>71.77</text:p>
          </table:table-cell>
          <table:table-cell office:value-type="float" office:value="61.63" calcext:value-type="float">
            <text:p>61.63</text:p>
          </table:table-cell>
          <table:table-cell office:value-type="float" office:value="53.55" calcext:value-type="float">
            <text:p>53.55</text:p>
          </table:table-cell>
          <table:table-cell office:value-type="float" office:value="46.91" calcext:value-type="float">
            <text:p>46.91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nbornite</text:p>
          </table:table-cell>
          <table:table-cell office:value-type="string" calcext:value-type="string">
            <text:p>Si(2)Ba(1)O(5)</text:p>
          </table:table-cell>
          <table:table-cell office:value-type="float" office:value="72.55" calcext:value-type="float">
            <text:p>72.55</text:p>
          </table:table-cell>
          <table:table-cell office:value-type="float" office:value="9.758" calcext:value-type="float">
            <text:p>9.758</text:p>
          </table:table-cell>
          <table:table-cell office:value-type="float" office:value="9.475" calcext:value-type="float">
            <text:p>9.475</text:p>
          </table:table-cell>
          <table:table-cell office:value-type="float" office:value="8.737" calcext:value-type="float">
            <text:p>8.737</text:p>
          </table:table-cell>
          <table:table-cell office:value-type="float" office:value="7.891" calcext:value-type="float">
            <text:p>7.891</text:p>
          </table:table-cell>
          <table:table-cell office:value-type="float" office:value="6.994" calcext:value-type="float">
            <text:p>6.994</text:p>
          </table:table-cell>
          <table:table-cell office:value-type="float" office:value="6.273" calcext:value-type="float">
            <text:p>6.273</text:p>
          </table:table-cell>
          <table:table-cell office:value-type="float" office:value="5.673" calcext:value-type="float">
            <text:p>5.673</text:p>
          </table:table-cell>
          <table:table-cell office:value-type="float" office:value="5.122" calcext:value-type="float">
            <text:p>5.1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nidine_high</text:p>
          </table:table-cell>
          <table:table-cell office:value-type="string" calcext:value-type="string">
            <text:p>Si(3)Al(1)K(1)O(8)</text:p>
          </table:table-cell>
          <table:table-cell office:value-type="float" office:value="109" calcext:value-type="float">
            <text:p>109</text:p>
          </table:table-cell>
          <table:table-cell office:value-type="float" office:value="1.156" calcext:value-type="float">
            <text:p>1.156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06" calcext:value-type="float">
            <text:p>-1.06</text:p>
          </table:table-cell>
          <table:table-cell office:value-type="float" office:value="-2.263" calcext:value-type="float">
            <text:p>-2.263</text:p>
          </table:table-cell>
          <table:table-cell office:value-type="float" office:value="-3.293" calcext:value-type="float">
            <text:p>-3.293</text:p>
          </table:table-cell>
          <table:table-cell office:value-type="float" office:value="-4.224" calcext:value-type="float">
            <text:p>-4.224</text:p>
          </table:table-cell>
          <table:table-cell office:value-type="float" office:value="-5.149" calcext:value-type="float">
            <text:p>-5.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Ca</text:p>
          </table:table-cell>
          <table:table-cell office:value-type="string" calcext:value-type="string">
            <text:p>Si(3.67)Al(0.33)Mg(3)Ca(0.165)O(12)H(2)</text:p>
          </table:table-cell>
          <table:table-cell office:value-type="float" office:value="135.7" calcext:value-type="float">
            <text:p>135.7</text:p>
          </table:table-cell>
          <table:table-cell office:value-type="float" office:value="29.24" calcext:value-type="float">
            <text:p>29.24</text:p>
          </table:table-cell>
          <table:table-cell office:value-type="float" office:value="26.29" calcext:value-type="float">
            <text:p>26.29</text:p>
          </table:table-cell>
          <table:table-cell office:value-type="float" office:value="22.19" calcext:value-type="float">
            <text:p>22.19</text:p>
          </table:table-cell>
          <table:table-cell office:value-type="float" office:value="18.2" calcext:value-type="float">
            <text:p>18.2</text:p>
          </table:table-cell>
          <table:table-cell office:value-type="float" office:value="14.21" calcext:value-type="float">
            <text:p>14.21</text:p>
          </table:table-cell>
          <table:table-cell office:value-type="float" office:value="11.03" calcext:value-type="float">
            <text:p>11.03</text:p>
          </table:table-cell>
          <table:table-cell office:value-type="float" office:value="8.338" calcext:value-type="float">
            <text:p>8.338</text:p>
          </table:table-cell>
          <table:table-cell office:value-type="float" office:value="5.872" calcext:value-type="float">
            <text:p>5.8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H</text:p>
          </table:table-cell>
          <table:table-cell office:value-type="string" calcext:value-type="string">
            <text:p>Si(3.67)Al(0.33)Mg(3)O(12)H(2.33)</text:p>
          </table:table-cell>
          <table:table-cell office:value-type="float" office:value="136.8" calcext:value-type="float">
            <text:p>136.8</text:p>
          </table:table-cell>
          <table:table-cell office:value-type="float" office:value="28.16" calcext:value-type="float">
            <text:p>28.16</text:p>
          </table:table-cell>
          <table:table-cell office:value-type="float" office:value="25.33" calcext:value-type="float">
            <text:p>25.33</text:p>
          </table:table-cell>
          <table:table-cell office:value-type="float" office:value="21.38" calcext:value-type="float">
            <text:p>21.38</text:p>
          </table:table-cell>
          <table:table-cell office:value-type="float" office:value="17.52" calcext:value-type="float">
            <text:p>17.52</text:p>
          </table:table-cell>
          <table:table-cell office:value-type="float" office:value="13.67" calcext:value-type="float">
            <text:p>13.67</text:p>
          </table:table-cell>
          <table:table-cell office:value-type="float" office:value="10.6" calcext:value-type="float">
            <text:p>10.6</text:p>
          </table:table-cell>
          <table:table-cell office:value-type="float" office:value="8.018" calcext:value-type="float">
            <text:p>8.018</text:p>
          </table:table-cell>
          <table:table-cell office:value-type="float" office:value="5.653" calcext:value-type="float">
            <text:p>5.6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K</text:p>
          </table:table-cell>
          <table:table-cell office:value-type="string" calcext:value-type="string">
            <text:p>Si(3.67)Al(0.33)Mg(3)K(0.33)O(12)H(2)</text:p>
          </table:table-cell>
          <table:table-cell office:value-type="float" office:value="139.8" calcext:value-type="float">
            <text:p>139.8</text:p>
          </table:table-cell>
          <table:table-cell office:value-type="float" office:value="28.78" calcext:value-type="float">
            <text:p>28.78</text:p>
          </table:table-cell>
          <table:table-cell office:value-type="float" office:value="26.01" calcext:value-type="float">
            <text:p>26.01</text:p>
          </table:table-cell>
          <table:table-cell office:value-type="float" office:value="22.12" calcext:value-type="float">
            <text:p>22.12</text:p>
          </table:table-cell>
          <table:table-cell office:value-type="float" office:value="18.33" calcext:value-type="float">
            <text:p>18.33</text:p>
          </table:table-cell>
          <table:table-cell office:value-type="float" office:value="14.54" calcext:value-type="float">
            <text:p>14.54</text:p>
          </table:table-cell>
          <table:table-cell office:value-type="float" office:value="11.51" calcext:value-type="float">
            <text:p>11.51</text:p>
          </table:table-cell>
          <table:table-cell office:value-type="float" office:value="8.961" calcext:value-type="float">
            <text:p>8.961</text:p>
          </table:table-cell>
          <table:table-cell office:value-type="float" office:value="6.617" calcext:value-type="float">
            <text:p>6.6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Mg</text:p>
          </table:table-cell>
          <table:table-cell office:value-type="string" calcext:value-type="string">
            <text:p>Si(3.67)Al(0.33)Mg(3.165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29.25" calcext:value-type="float">
            <text:p>29.25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" calcext:value-type="float">
            <text:p>22.1</text:p>
          </table:table-cell>
          <table:table-cell office:value-type="float" office:value="18.07" calcext:value-type="float">
            <text:p>18.07</text:p>
          </table:table-cell>
          <table:table-cell office:value-type="float" office:value="14.04" calcext:value-type="float">
            <text:p>14.04</text:p>
          </table:table-cell>
          <table:table-cell office:value-type="float" office:value="10.83" calcext:value-type="float">
            <text:p>10.83</text:p>
          </table:table-cell>
          <table:table-cell office:value-type="float" office:value="8.115" calcext:value-type="float">
            <text:p>8.115</text:p>
          </table:table-cell>
          <table:table-cell office:value-type="float" office:value="5.632" calcext:value-type="float">
            <text:p>5.6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Na</text:p>
          </table:table-cell>
          <table:table-cell office:value-type="string" calcext:value-type="string">
            <text:p>Si(3.67)Al(0.33)Mg(3)Na(0.33)O(12)H(2)</text:p>
          </table:table-cell>
          <table:table-cell office:value-type="float" office:value="136.7" calcext:value-type="float">
            <text:p>136.7</text:p>
          </table:table-cell>
          <table:table-cell office:value-type="float" office:value="29.2" calcext:value-type="float">
            <text:p>29.2</text:p>
          </table:table-cell>
          <table:table-cell office:value-type="float" office:value="26.35" calcext:value-type="float">
            <text:p>26.35</text:p>
          </table:table-cell>
          <table:table-cell office:value-type="float" office:value="22.37" calcext:value-type="float">
            <text:p>22.37</text:p>
          </table:table-cell>
          <table:table-cell office:value-type="float" office:value="18.51" calcext:value-type="float">
            <text:p>18.51</text:p>
          </table:table-cell>
          <table:table-cell office:value-type="float" office:value="14.66" calcext:value-type="float">
            <text:p>14.66</text:p>
          </table:table-cell>
          <table:table-cell office:value-type="float" office:value="11.59" calcext:value-type="float">
            <text:p>11.59</text:p>
          </table:table-cell>
          <table:table-cell office:value-type="float" office:value="9.013" calcext:value-type="float">
            <text:p>9.013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cacchite</text:p>
          </table:table-cell>
          <table:table-cell office:value-type="string" calcext:value-type="string">
            <text:p>Cl(2)Mn(1)</text:p>
          </table:table-cell>
          <table:table-cell office:value-type="float" office:value="500" calcext:value-type="float">
            <text:p>500</text:p>
          </table:table-cell>
          <table:table-cell office:value-type="float" office:value="9.878" calcext:value-type="float">
            <text:p>9.878</text:p>
          </table:table-cell>
          <table:table-cell office:value-type="float" office:value="8.778" calcext:value-type="float">
            <text:p>8.778</text:p>
          </table:table-cell>
          <table:table-cell office:value-type="float" office:value="7.33" calcext:value-type="float">
            <text:p>7.33</text:p>
          </table:table-cell>
          <table:table-cell office:value-type="float" office:value="5.819" calcext:value-type="float">
            <text:p>5.819</text:p>
          </table:table-cell>
          <table:table-cell office:value-type="float" office:value="4.104" calcext:value-type="float">
            <text:p>4.104</text:p>
          </table:table-cell>
          <table:table-cell office:value-type="float" office:value="2.501" calcext:value-type="float">
            <text:p>2.501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7978" calcext:value-type="float">
            <text:p>-0.79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colecite</text:p>
          </table:table-cell>
          <table:table-cell office:value-type="string" calcext:value-type="string">
            <text:p>Si(3)Al(2)Ca(1)O(13)H(6)</text:p>
          </table:table-cell>
          <table:table-cell office:value-type="float" office:value="172.3" calcext:value-type="float">
            <text:p>172.3</text:p>
          </table:table-cell>
          <table:table-cell office:value-type="float" office:value="18.84" calcext:value-type="float">
            <text:p>18.84</text:p>
          </table:table-cell>
          <table:table-cell office:value-type="float" office:value="15.88" calcext:value-type="float">
            <text:p>15.88</text:p>
          </table:table-cell>
          <table:table-cell office:value-type="float" office:value="11.86" calcext:value-type="float">
            <text:p>11.86</text:p>
          </table:table-cell>
          <table:table-cell office:value-type="float" office:value="7.928" calcext:value-type="float">
            <text:p>7.928</text:p>
          </table:table-cell>
          <table:table-cell office:value-type="float" office:value="3.907" calcext:value-type="float">
            <text:p>3.907</text:p>
          </table:table-cell>
          <table:table-cell office:value-type="float" office:value="0.5701" calcext:value-type="float">
            <text:p>0.5701</text:p>
          </table:table-cell>
          <table:table-cell office:value-type="float" office:value="-2.375" calcext:value-type="float">
            <text:p>-2.375</text:p>
          </table:table-cell>
          <table:table-cell office:value-type="float" office:value="-5.169" calcext:value-type="float">
            <text:p>-5.1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ellaite</text:p>
          </table:table-cell>
          <table:table-cell office:value-type="string" calcext:value-type="string">
            <text:p>Mg(1)F(2)</text:p>
          </table:table-cell>
          <table:table-cell office:value-type="float" office:value="19.61" calcext:value-type="float">
            <text:p>19.61</text:p>
          </table:table-cell>
          <table:table-cell office:value-type="float" office:value="-9.26" calcext:value-type="float">
            <text:p>-9.26</text:p>
          </table:table-cell>
          <table:table-cell office:value-type="float" office:value="-9.384" calcext:value-type="float">
            <text:p>-9.384</text:p>
          </table:table-cell>
          <table:table-cell office:value-type="float" office:value="-9.7" calcext:value-type="float">
            <text:p>-9.7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3.89" calcext:value-type="float">
            <text:p>-13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Si(6)Mg(4)O(23)H(14)</text:p>
          </table:table-cell>
          <table:table-cell office:value-type="float" office:value="285.6" calcext:value-type="float">
            <text:p>285.6</text:p>
          </table:table-cell>
          <table:table-cell office:value-type="float" office:value="32.39" calcext:value-type="float">
            <text:p>32.39</text:p>
          </table:table-cell>
          <table:table-cell office:value-type="float" office:value="30.44" calcext:value-type="float">
            <text:p>30.44</text:p>
          </table:table-cell>
          <table:table-cell office:value-type="float" office:value="27.17" calcext:value-type="float">
            <text:p>27.17</text:p>
          </table:table-cell>
          <table:table-cell office:value-type="float" office:value="23.9" calcext:value-type="float">
            <text:p>23.9</text:p>
          </table:table-cell>
          <table:table-cell office:value-type="float" office:value="20.72" calcext:value-type="float">
            <text:p>20.72</text:p>
          </table:table-cell>
          <table:table-cell office:value-type="float" office:value="18.33" calcext:value-type="float">
            <text:p>18.33</text:p>
          </table:table-cell>
          <table:table-cell office:value-type="float" office:value="16.41" calcext:value-type="float">
            <text:p>16.41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(1)</text:p>
          </table:table-cell>
          <table:table-cell office:value-type="float" office:value="12.06" calcext:value-type="float">
            <text:p>12.06</text:p>
          </table:table-cell>
          <table:table-cell office:value-type="float" office:value="162.6" calcext:value-type="float">
            <text:p>162.6</text:p>
          </table:table-cell>
          <table:table-cell office:value-type="float" office:value="148.9" calcext:value-type="float">
            <text:p>148.9</text:p>
          </table:table-cell>
          <table:table-cell office:value-type="float" office:value="132.8" calcext:value-type="float">
            <text:p>132.8</text:p>
          </table:table-cell>
          <table:table-cell office:value-type="float" office:value="118" calcext:value-type="float">
            <text:p>118</text:p>
          </table:table-cell>
          <table:table-cell office:value-type="float" office:value="103.2" calcext:value-type="float">
            <text:p>103.2</text:p>
          </table:table-cell>
          <table:table-cell office:value-type="float" office:value="91.42" calcext:value-type="float">
            <text:p>91.4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78" calcext:value-type="float">
            <text:p>73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O2(am)</text:p>
          </table:table-cell>
          <table:table-cell office:value-type="string" calcext:value-type="string">
            <text:p>Si(1)O(2)</text:p>
          </table:table-cell>
          <table:table-cell office:value-type="float" office:value="29" calcext:value-type="float">
            <text:p>29</text:p>
          </table:table-cell>
          <table:table-cell office:value-type="float" office:value="-3.124" calcext:value-type="float">
            <text:p>-3.124</text:p>
          </table:table-cell>
          <table:table-cell office:value-type="float" office:value="-2.714" calcext:value-type="float">
            <text:p>-2.714</text:p>
          </table:table-cell>
          <table:table-cell office:value-type="float" office:value="-2.407" calcext:value-type="float">
            <text:p>-2.407</text:p>
          </table:table-cell>
          <table:table-cell office:value-type="float" office:value="-2.184" calcext:value-type="float">
            <text:p>-2.184</text:p>
          </table:table-cell>
          <table:table-cell office:value-type="float" office:value="-1.98" calcext:value-type="float">
            <text:p>-1.98</text:p>
          </table:table-cell>
          <table:table-cell office:value-type="float" office:value="-1.819" calcext:value-type="float">
            <text:p>-1.819</text:p>
          </table:table-cell>
          <table:table-cell office:value-type="float" office:value="-1.693" calcext:value-type="float">
            <text:p>-1.693</text:p>
          </table:table-cell>
          <table:table-cell office:value-type="float" office:value="-1.604" calcext:value-type="float">
            <text:p>-1.6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(1)C(1)O(3)</text:p>
          </table:table-cell>
          <table:table-cell office:value-type="float" office:value="29.38" calcext:value-type="float">
            <text:p>29.38</text:p>
          </table:table-cell>
          <table:table-cell office:value-type="float" office:value="0.2914" calcext:value-type="float">
            <text:p>0.291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8309" calcext:value-type="float">
            <text:p>-0.8309</text:p>
          </table:table-cell>
          <table:table-cell office:value-type="float" office:value="-1.497" calcext:value-type="float">
            <text:p>-1.497</text:p>
          </table:table-cell>
          <table:table-cell office:value-type="float" office:value="-2.268" calcext:value-type="float">
            <text:p>-2.268</text:p>
          </table:table-cell>
          <table:table-cell office:value-type="float" office:value="-3.024" calcext:value-type="float">
            <text:p>-3.024</text:p>
          </table:table-cell>
          <table:table-cell office:value-type="float" office:value="-3.824" calcext:value-type="float">
            <text:p>-3.824</text:p>
          </table:table-cell>
          <table:table-cell office:value-type="float" office:value="-4.763" calcext:value-type="float">
            <text:p>-4.7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Si(1)Al(2)O(5)</text:p>
          </table:table-cell>
          <table:table-cell office:value-type="float" office:value="49.9" calcext:value-type="float">
            <text:p>49.9</text:p>
          </table:table-cell>
          <table:table-cell office:value-type="float" office:value="19.99" calcext:value-type="float">
            <text:p>19.99</text:p>
          </table:table-cell>
          <table:table-cell office:value-type="float" office:value="16.31" calcext:value-type="float">
            <text:p>16.31</text:p>
          </table:table-cell>
          <table:table-cell office:value-type="float" office:value="11.81" calcext:value-type="float">
            <text:p>11.81</text:p>
          </table:table-cell>
          <table:table-cell office:value-type="float" office:value="7.552" calcext:value-type="float">
            <text:p>7.552</text:p>
          </table:table-cell>
          <table:table-cell office:value-type="float" office:value="3.223" calcext:value-type="float">
            <text:p>3.223</text:p>
          </table:table-cell>
          <table:table-cell office:value-type="float" office:value="-0.3649" calcext:value-type="float">
            <text:p>-0.3649</text:p>
          </table:table-cell>
          <table:table-cell office:value-type="float" office:value="-3.497" calcext:value-type="float">
            <text:p>-3.497</text:p>
          </table:table-cell>
          <table:table-cell office:value-type="float" office:value="-6.375" calcext:value-type="float">
            <text:p>-6.3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ectite-high-Fe-Mg</text:p>
          </table:table-cell>
          <table:table-cell office:value-type="string" calcext:value-type="string">
            <text:p>Si(3.5)Al(1.25)Fe(0.7)Mg(1.15)Ca(0.025)Na(0.1)K(0.2)O(12)H(2)</text:p>
          </table:table-cell>
          <table:table-cell office:value-type="float" office:value="139.1" calcext:value-type="float">
            <text:p>139.1</text:p>
          </table:table-cell>
          <table:table-cell office:value-type="float" office:value="18.24" calcext:value-type="float">
            <text:p>18.24</text:p>
          </table:table-cell>
          <table:table-cell office:value-type="float" office:value="15.72" calcext:value-type="float">
            <text:p>15.72</text:p>
          </table:table-cell>
          <table:table-cell office:value-type="float" office:value="12.12" calcext:value-type="float">
            <text:p>12.12</text:p>
          </table:table-cell>
          <table:table-cell office:value-type="float" office:value="8.548" calcext:value-type="float">
            <text:p>8.548</text:p>
          </table:table-cell>
          <table:table-cell office:value-type="float" office:value="4.905" calcext:value-type="float">
            <text:p>4.905</text:p>
          </table:table-cell>
          <table:table-cell office:value-type="float" office:value="1.922" calcext:value-type="float">
            <text:p>1.922</text:p>
          </table:table-cell>
          <table:table-cell office:value-type="float" office:value="-0.6707" calcext:value-type="float">
            <text:p>-0.6707</text:p>
          </table:table-cell>
          <table:table-cell office:value-type="float" office:value="-3.11" calcext:value-type="float">
            <text:p>-3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ectite-low-Fe-Mg</text:p>
          </table:table-cell>
          <table:table-cell office:value-type="string" calcext:value-type="string">
            <text:p>Si(3.75)Al(1.25)Fe(0.45)Mg(0.9)Ca(0.02)Na(0.15)K(0.2)O(12)H(2)</text:p>
          </table:table-cell>
          <table:table-cell office:value-type="float" office:value="139.4" calcext:value-type="float">
            <text:p>139.4</text:p>
          </table:table-cell>
          <table:table-cell office:value-type="float" office:value="11.35" calcext:value-type="float">
            <text:p>11.35</text:p>
          </table:table-cell>
          <table:table-cell office:value-type="float" office:value="9.682" calcext:value-type="float">
            <text:p>9.682</text:p>
          </table:table-cell>
          <table:table-cell office:value-type="float" office:value="7" calcext:value-type="float">
            <text:p>7</text:p>
          </table:table-cell>
          <table:table-cell office:value-type="float" office:value="4.242" calcext:value-type="float">
            <text:p>4.242</text:p>
          </table:table-cell>
          <table:table-cell office:value-type="float" office:value="1.392" calcext:value-type="float">
            <text:p>1.392</text:p>
          </table:table-cell>
          <table:table-cell office:value-type="float" office:value="-0.9571" calcext:value-type="float">
            <text:p>-0.9571</text:p>
          </table:table-cell>
          <table:table-cell office:value-type="float" office:value="-3.015" calcext:value-type="float">
            <text:p>-3.015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C(1)Zn(1)O(3)</text:p>
          </table:table-cell>
          <table:table-cell office:value-type="float" office:value="28.27" calcext:value-type="float">
            <text:p>28.2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4633" calcext:value-type="float">
            <text:p>0.4633</text:p>
          </table:table-cell>
          <table:table-cell office:value-type="float" office:value="-0.1387" calcext:value-type="float">
            <text:p>-0.1387</text:p>
          </table:table-cell>
          <table:table-cell office:value-type="float" office:value="-0.7669" calcext:value-type="float">
            <text:p>-0.7669</text:p>
          </table:table-cell>
          <table:table-cell office:value-type="float" office:value="-1.498" calcext:value-type="float">
            <text:p>-1.498</text:p>
          </table:table-cell>
          <table:table-cell office:value-type="float" office:value="-2.22" calcext:value-type="float">
            <text:p>-2.22</text:p>
          </table:table-cell>
          <table:table-cell office:value-type="float" office:value="-2.991" calcext:value-type="float">
            <text:p>-2.991</text:p>
          </table:table-cell>
          <table:table-cell office:value-type="float" office:value="-3.906" calcext:value-type="float">
            <text:p>-3.9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phalerite</text:p>
          </table:table-cell>
          <table:table-cell office:value-type="string" calcext:value-type="string">
            <text:p>S(1)Zn(1)</text:p>
          </table:table-cell>
          <table:table-cell office:value-type="float" office:value="23.83" calcext:value-type="float">
            <text:p>23.83</text:p>
          </table:table-cell>
          <table:table-cell office:value-type="float" office:value="140.2" calcext:value-type="float">
            <text:p>140.2</text:p>
          </table:table-cell>
          <table:table-cell office:value-type="float" office:value="126.8" calcext:value-type="float">
            <text:p>126.8</text:p>
          </table:table-cell>
          <table:table-cell office:value-type="float" office:value="111.4" calcext:value-type="float">
            <text:p>111.4</text:p>
          </table:table-cell>
          <table:table-cell office:value-type="float" office:value="97.31" calcext:value-type="float">
            <text:p>97.31</text:p>
          </table:table-cell>
          <table:table-cell office:value-type="float" office:value="83.28" calcext:value-type="float">
            <text:p>83.28</text:p>
          </table:table-cell>
          <table:table-cell office:value-type="float" office:value="72.06" calcext:value-type="float">
            <text:p>72.06</text:p>
          </table:table-cell>
          <table:table-cell office:value-type="float" office:value="62.8" calcext:value-type="float">
            <text:p>62.8</text:p>
          </table:table-cell>
          <table:table-cell office:value-type="float" office:value="54.87" calcext:value-type="float">
            <text:p>54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Al(2)Mg(1)O(4)</text:p>
          </table:table-cell>
          <table:table-cell office:value-type="float" office:value="39.71" calcext:value-type="float">
            <text:p>39.71</text:p>
          </table:table-cell>
          <table:table-cell office:value-type="float" office:value="43.98" calcext:value-type="float">
            <text:p>43.98</text:p>
          </table:table-cell>
          <table:table-cell office:value-type="float" office:value="37.63" calcext:value-type="float">
            <text:p>37.63</text:p>
          </table:table-cell>
          <table:table-cell office:value-type="float" office:value="30.28" calcext:value-type="float">
            <text:p>30.28</text:p>
          </table:table-cell>
          <table:table-cell office:value-type="float" office:value="23.52" calcext:value-type="float">
            <text:p>23.52</text:p>
          </table:table-cell>
          <table:table-cell office:value-type="float" office:value="16.78" calcext:value-type="float">
            <text:p>16.78</text:p>
          </table:table-cell>
          <table:table-cell office:value-type="float" office:value="11.27" calcext:value-type="float">
            <text:p>11.27</text:p>
          </table:table-cell>
          <table:table-cell office:value-type="float" office:value="6.552" calcext:value-type="float">
            <text:p>6.5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(1)</text:p>
          </table:table-cell>
          <table:table-cell office:value-type="float" office:value="33.92" calcext:value-type="float">
            <text:p>33.92</text:p>
          </table:table-cell>
          <table:table-cell office:value-type="float" office:value="155.1" calcext:value-type="float">
            <text:p>155.1</text:p>
          </table:table-cell>
          <table:table-cell office:value-type="float" office:value="141.8" calcext:value-type="float">
            <text:p>141.8</text:p>
          </table:table-cell>
          <table:table-cell office:value-type="float" office:value="126.5" calcext:value-type="float">
            <text:p>126.5</text:p>
          </table:table-cell>
          <table:table-cell office:value-type="float" office:value="112.4" calcext:value-type="float">
            <text:p>112.4</text:p>
          </table:table-cell>
          <table:table-cell office:value-type="float" office:value="98.55" calcext:value-type="float">
            <text:p>98.55</text:p>
          </table:table-cell>
          <table:table-cell office:value-type="float" office:value="87.55" calcext:value-type="float">
            <text:p>87.5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500" calcext:value-type="float">
            <text:p>500</text:p>
          </table:table-cell>
          <table:table-cell office:value-type="float" office:value="0.8835" calcext:value-type="float">
            <text:p>0.8835</text:p>
          </table:table-cell>
          <table:table-cell office:value-type="float" office:value="1.149" calcext:value-type="float">
            <text:p>1.149</text:p>
          </table:table-cell>
          <table:table-cell office:value-type="float" office:value="1.357" calcext:value-type="float">
            <text:p>1.357</text:p>
          </table:table-cell>
          <table:table-cell office:value-type="float" office:value="1.473" calcext:value-type="float">
            <text:p>1.473</text:p>
          </table:table-cell>
          <table:table-cell office:value-type="float" office:value="1.511" calcext:value-type="float">
            <text:p>1.511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NO3)2.4H2O</text:p>
          </table:table-cell>
          <table:table-cell office:value-type="string" calcext:value-type="string">
            <text:p>N(2)Sr(1)O(10)H(8)</text:p>
          </table:table-cell>
          <table:table-cell office:value-type="float" office:value="128.9" calcext:value-type="float">
            <text:p>128.9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6976" calcext:value-type="float">
            <text:p>0.6976</text:p>
          </table:table-cell>
          <table:table-cell office:value-type="float" office:value="1.623" calcext:value-type="float">
            <text:p>1.623</text:p>
          </table:table-cell>
          <table:table-cell office:value-type="float" office:value="2.585" calcext:value-type="float">
            <text:p>2.585</text:p>
          </table:table-cell>
          <table:table-cell office:value-type="float" office:value="3.66" calcext:value-type="float">
            <text:p>3.66</text:p>
          </table:table-cell>
          <table:table-cell office:value-type="float" office:value="4.574" calcext:value-type="float">
            <text:p>4.57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OH)2</text:p>
          </table:table-cell>
          <table:table-cell office:value-type="string" calcext:value-type="string">
            <text:p>Sr(1)O(2)H(2)</text:p>
          </table:table-cell>
          <table:table-cell office:value-type="float" office:value="33.55" calcext:value-type="float">
            <text:p>33.55</text:p>
          </table:table-cell>
          <table:table-cell office:value-type="float" office:value="30.01" calcext:value-type="float">
            <text:p>30.01</text:p>
          </table:table-cell>
          <table:table-cell office:value-type="float" office:value="27.52" calcext:value-type="float">
            <text:p>27.52</text:p>
          </table:table-cell>
          <table:table-cell office:value-type="float" office:value="24.73" calcext:value-type="float">
            <text:p>24.73</text:p>
          </table:table-cell>
          <table:table-cell office:value-type="float" office:value="22.26" calcext:value-type="float">
            <text:p>22.26</text:p>
          </table:table-cell>
          <table:table-cell office:value-type="float" office:value="19.91" calcext:value-type="float">
            <text:p>19.91</text:p>
          </table:table-cell>
          <table:table-cell office:value-type="float" office:value="18.13" calcext:value-type="float">
            <text:p>18.1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2SiO4</text:p>
          </table:table-cell>
          <table:table-cell office:value-type="string" calcext:value-type="string">
            <text:p>Si(1)Sr(2)O(4)</text:p>
          </table:table-cell>
          <table:table-cell office:value-type="float" office:value="59.14" calcext:value-type="float">
            <text:p>59.14</text:p>
          </table:table-cell>
          <table:table-cell office:value-type="float" office:value="46.61" calcext:value-type="float">
            <text:p>46.61</text:p>
          </table:table-cell>
          <table:table-cell office:value-type="float" office:value="42.81" calcext:value-type="float">
            <text:p>42.81</text:p>
          </table:table-cell>
          <table:table-cell office:value-type="float" office:value="38.22" calcext:value-type="float">
            <text:p>38.22</text:p>
          </table:table-cell>
          <table:table-cell office:value-type="float" office:value="33.96" calcext:value-type="float">
            <text:p>33.96</text:p>
          </table:table-cell>
          <table:table-cell office:value-type="float" office:value="29.72" calcext:value-type="float">
            <text:p>29.72</text:p>
          </table:table-cell>
          <table:table-cell office:value-type="float" office:value="26.35" calcext:value-type="float">
            <text:p>26.35</text:p>
          </table:table-cell>
          <table:table-cell office:value-type="float" office:value="23.55" calcext:value-type="float">
            <text:p>23.55</text:p>
          </table:table-cell>
          <table:table-cell office:value-type="float" office:value="21.11" calcext:value-type="float">
            <text:p>21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3(AsO4)2</text:p>
          </table:table-cell>
          <table:table-cell office:value-type="string" calcext:value-type="string">
            <text:p>As(2)Sr(3)O(8)</text:p>
          </table:table-cell>
          <table:table-cell office:value-type="float" office:value="108.5" calcext:value-type="float">
            <text:p>108.5</text:p>
          </table:table-cell>
          <table:table-cell office:value-type="float" office:value="23.02" calcext:value-type="float">
            <text:p>23.02</text:p>
          </table:table-cell>
          <table:table-cell office:value-type="float" office:value="20.63" calcext:value-type="float">
            <text:p>20.63</text:p>
          </table:table-cell>
          <table:table-cell office:value-type="float" office:value="17.8" calcext:value-type="float">
            <text:p>17.8</text:p>
          </table:table-cell>
          <table:table-cell office:value-type="float" office:value="15.17" calcext:value-type="float">
            <text:p>15.17</text:p>
          </table:table-cell>
          <table:table-cell office:value-type="float" office:value="12.49" calcext:value-type="float">
            <text:p>12.49</text:p>
          </table:table-cell>
          <table:table-cell office:value-type="float" office:value="10.22" calcext:value-type="float">
            <text:p>10.2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</text:p>
          </table:table-cell>
          <table:table-cell office:value-type="string" calcext:value-type="string">
            <text:p>Cl(2)Sr(1)</text:p>
          </table:table-cell>
          <table:table-cell office:value-type="float" office:value="51.94" calcext:value-type="float">
            <text:p>51.94</text:p>
          </table:table-cell>
          <table:table-cell office:value-type="float" office:value="8.738" calcext:value-type="float">
            <text:p>8.738</text:p>
          </table:table-cell>
          <table:table-cell office:value-type="float" office:value="7.939" calcext:value-type="float">
            <text:p>7.939</text:p>
          </table:table-cell>
          <table:table-cell office:value-type="float" office:value="6.82" calcext:value-type="float">
            <text:p>6.82</text:p>
          </table:table-cell>
          <table:table-cell office:value-type="float" office:value="5.598" calcext:value-type="float">
            <text:p>5.598</text:p>
          </table:table-cell>
          <table:table-cell office:value-type="float" office:value="4.138" calcext:value-type="float">
            <text:p>4.138</text:p>
          </table:table-cell>
          <table:table-cell office:value-type="float" office:value="2.695" calcext:value-type="float">
            <text:p>2.695</text:p>
          </table:table-cell>
          <table:table-cell office:value-type="float" office:value="1.182" calcext:value-type="float">
            <text:p>1.182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2H2O</text:p>
          </table:table-cell>
          <table:table-cell office:value-type="string" calcext:value-type="string">
            <text:p>Cl(2)Sr(1)O(2)H(4)</text:p>
          </table:table-cell>
          <table:table-cell office:value-type="float" office:value="72.83" calcext:value-type="float">
            <text:p>72.83</text:p>
          </table:table-cell>
          <table:table-cell office:value-type="float" office:value="3.54" calcext:value-type="float">
            <text:p>3.54</text:p>
          </table:table-cell>
          <table:table-cell office:value-type="float" office:value="3.325" calcext:value-type="float">
            <text:p>3.325</text:p>
          </table:table-cell>
          <table:table-cell office:value-type="float" office:value="2.913" calcext:value-type="float">
            <text:p>2.913</text:p>
          </table:table-cell>
          <table:table-cell office:value-type="float" office:value="2.379" calcext:value-type="float">
            <text:p>2.379</text:p>
          </table:table-cell>
          <table:table-cell office:value-type="float" office:value="1.647" calcext:value-type="float">
            <text:p>1.647</text:p>
          </table:table-cell>
          <table:table-cell office:value-type="float" office:value="0.8274" calcext:value-type="float">
            <text:p>0.8274</text:p>
          </table:table-cell>
          <table:table-cell office:value-type="float" office:value="-0.1411" calcext:value-type="float">
            <text:p>-0.1411</text:p>
          </table:table-cell>
          <table:table-cell office:value-type="float" office:value="-1.403" calcext:value-type="float">
            <text:p>-1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6H2O</text:p>
          </table:table-cell>
          <table:table-cell office:value-type="string" calcext:value-type="string">
            <text:p>Cl(2)Sr(1)O(6)H(12)</text:p>
          </table:table-cell>
          <table:table-cell office:value-type="float" office:value="138.1" calcext:value-type="float">
            <text:p>138.1</text:p>
          </table:table-cell>
          <table:table-cell office:value-type="float" office:value="1.137" calcext:value-type="float">
            <text:p>1.137</text:p>
          </table:table-cell>
          <table:table-cell office:value-type="float" office:value="1.504" calcext:value-type="float">
            <text:p>1.504</text:p>
          </table:table-cell>
          <table:table-cell office:value-type="float" office:value="2.013" calcext:value-type="float">
            <text:p>2.013</text:p>
          </table:table-cell>
          <table:table-cell office:value-type="float" office:value="2.611" calcext:value-type="float">
            <text:p>2.611</text:p>
          </table:table-cell>
          <table:table-cell office:value-type="float" office:value="3.335" calcext:value-type="float">
            <text:p>3.335</text:p>
          </table:table-cell>
          <table:table-cell office:value-type="float" office:value="3.97" calcext:value-type="float">
            <text:p>3.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H2O</text:p>
          </table:table-cell>
          <table:table-cell office:value-type="string" calcext:value-type="string">
            <text:p>Cl(2)Sr(1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5.238" calcext:value-type="float">
            <text:p>5.238</text:p>
          </table:table-cell>
          <table:table-cell office:value-type="float" office:value="4.782" calcext:value-type="float">
            <text:p>4.782</text:p>
          </table:table-cell>
          <table:table-cell office:value-type="float" office:value="4.075" calcext:value-type="float">
            <text:p>4.075</text:p>
          </table:table-cell>
          <table:table-cell office:value-type="float" office:value="3.249" calcext:value-type="float">
            <text:p>3.249</text:p>
          </table:table-cell>
          <table:table-cell office:value-type="float" office:value="2.224" calcext:value-type="float">
            <text:p>2.224</text:p>
          </table:table-cell>
          <table:table-cell office:value-type="float" office:value="1.183" calcext:value-type="float">
            <text:p>1.183</text:p>
          </table:table-cell>
          <table:table-cell office:value-type="float" office:value="0.0751" calcext:value-type="float">
            <text:p>0.0751</text:p>
          </table:table-cell>
          <table:table-cell office:value-type="float" office:value="-1.232" calcext:value-type="float">
            <text:p>-1.2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rO4</text:p>
          </table:table-cell>
          <table:table-cell office:value-type="string" calcext:value-type="string">
            <text:p>Cr(1)Sr(1)O(4)</text:p>
          </table:table-cell>
          <table:table-cell office:value-type="float" office:value="52.27" calcext:value-type="float">
            <text:p>52.27</text:p>
          </table:table-cell>
          <table:table-cell office:value-type="float" office:value="-3.93" calcext:value-type="float">
            <text:p>-3.93</text:p>
          </table:table-cell>
          <table:table-cell office:value-type="float" office:value="-3.885" calcext:value-type="float">
            <text:p>-3.885</text:p>
          </table:table-cell>
          <table:table-cell office:value-type="float" office:value="-3.995" calcext:value-type="float">
            <text:p>-3.995</text:p>
          </table:table-cell>
          <table:table-cell office:value-type="float" office:value="-4.241" calcext:value-type="float">
            <text:p>-4.241</text:p>
          </table:table-cell>
          <table:table-cell office:value-type="float" office:value="-4.668" calcext:value-type="float">
            <text:p>-4.668</text:p>
          </table:table-cell>
          <table:table-cell office:value-type="float" office:value="-5.23" calcext:value-type="float">
            <text:p>-5.2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F2</text:p>
          </table:table-cell>
          <table:table-cell office:value-type="string" calcext:value-type="string">
            <text:p>F(2)Sr(1)</text:p>
          </table:table-cell>
          <table:table-cell office:value-type="float" office:value="29.63" calcext:value-type="float">
            <text:p>29.63</text:p>
          </table:table-cell>
          <table:table-cell office:value-type="float" office:value="500" calcext:value-type="float">
            <text:p>500</text:p>
          </table:table-cell>
          <table:table-cell office:value-type="float" office:value="-8.54" calcext:value-type="float">
            <text:p>-8.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HPO4</text:p>
          </table:table-cell>
          <table:table-cell office:value-type="string" calcext:value-type="string">
            <text:p>P(1)Sr(1)O(4)H(1)</text:p>
          </table:table-cell>
          <table:table-cell office:value-type="float" office:value="51.81" calcext:value-type="float">
            <text:p>51.81</text:p>
          </table:table-cell>
          <table:table-cell office:value-type="float" office:value="-5.994" calcext:value-type="float">
            <text:p>-5.994</text:p>
          </table:table-cell>
          <table:table-cell office:value-type="float" office:value="-6.242" calcext:value-type="float">
            <text:p>-6.242</text:p>
          </table:table-cell>
          <table:table-cell office:value-type="float" office:value="-6.684" calcext:value-type="float">
            <text:p>-6.684</text:p>
          </table:table-cell>
          <table:table-cell office:value-type="float" office:value="-7.231" calcext:value-type="float">
            <text:p>-7.231</text:p>
          </table:table-cell>
          <table:table-cell office:value-type="float" office:value="-7.955" calcext:value-type="float">
            <text:p>-7.955</text:p>
          </table:table-cell>
          <table:table-cell office:value-type="float" office:value="-8.756" calcext:value-type="float">
            <text:p>-8.7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Sr(1)O(1)</text:p>
          </table:table-cell>
          <table:table-cell office:value-type="float" office:value="20.69" calcext:value-type="float">
            <text:p>20.69</text:p>
          </table:table-cell>
          <table:table-cell office:value-type="float" office:value="45.8" calcext:value-type="float">
            <text:p>45.8</text:p>
          </table:table-cell>
          <table:table-cell office:value-type="float" office:value="41.89" calcext:value-type="float">
            <text:p>41.89</text:p>
          </table:table-cell>
          <table:table-cell office:value-type="float" office:value="37.4" calcext:value-type="float">
            <text:p>37.4</text:p>
          </table:table-cell>
          <table:table-cell office:value-type="float" office:value="33.3" calcext:value-type="float">
            <text:p>33.3</text:p>
          </table:table-cell>
          <table:table-cell office:value-type="float" office:value="29.27" calcext:value-type="float">
            <text:p>29.27</text:p>
          </table:table-cell>
          <table:table-cell office:value-type="float" office:value="26.06" calcext:value-type="float">
            <text:p>26.06</text:p>
          </table:table-cell>
          <table:table-cell office:value-type="float" office:value="23.44" calcext:value-type="float">
            <text:p>23.44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S(1)Sr(1)</text:p>
          </table:table-cell>
          <table:table-cell office:value-type="float" office:value="32.35" calcext:value-type="float">
            <text:p>32.35</text:p>
          </table:table-cell>
          <table:table-cell office:value-type="float" office:value="168.4" calcext:value-type="float">
            <text:p>168.4</text:p>
          </table:table-cell>
          <table:table-cell office:value-type="float" office:value="153" calcext:value-type="float">
            <text:p>153</text:p>
          </table:table-cell>
          <table:table-cell office:value-type="float" office:value="135.2" calcext:value-type="float">
            <text:p>135.2</text:p>
          </table:table-cell>
          <table:table-cell office:value-type="float" office:value="118.9" calcext:value-type="float">
            <text:p>118.9</text:p>
          </table:table-cell>
          <table:table-cell office:value-type="float" office:value="102.7" calcext:value-type="float">
            <text:p>102.7</text:p>
          </table:table-cell>
          <table:table-cell office:value-type="float" office:value="89.83" calcext:value-type="float">
            <text:p>89.83</text:p>
          </table:table-cell>
          <table:table-cell office:value-type="float" office:value="79.19" calcext:value-type="float">
            <text:p>79.19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SiO3</text:p>
          </table:table-cell>
          <table:table-cell office:value-type="string" calcext:value-type="string">
            <text:p>Si(1)Sr(1)O(3)</text:p>
          </table:table-cell>
          <table:table-cell office:value-type="float" office:value="500" calcext:value-type="float">
            <text:p>500</text:p>
          </table:table-cell>
          <table:table-cell office:value-type="float" office:value="16.01" calcext:value-type="float">
            <text:p>16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3.3" calcext:value-type="float">
            <text:p>13.3</text:p>
          </table:table-cell>
          <table:table-cell office:value-type="float" office:value="11.8" calcext:value-type="float">
            <text:p>11.8</text:p>
          </table:table-cell>
          <table:table-cell office:value-type="float" office:value="10.32" calcext:value-type="float">
            <text:p>10.32</text:p>
          </table:table-cell>
          <table:table-cell office:value-type="float" office:value="9.16" calcext:value-type="float">
            <text:p>9.16</text:p>
          </table:table-cell>
          <table:table-cell office:value-type="float" office:value="8.254" calcext:value-type="float">
            <text:p>8.254</text:p>
          </table:table-cell>
          <table:table-cell office:value-type="float" office:value="7.531" calcext:value-type="float">
            <text:p>7.5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arkeyite</text:p>
          </table:table-cell>
          <table:table-cell office:value-type="string" calcext:value-type="string">
            <text:p>Mg(1)S(1)O(8)H(8)</text:p>
          </table:table-cell>
          <table:table-cell office:value-type="float" office:value="95.74" calcext:value-type="float">
            <text:p>95.74</text:p>
          </table:table-cell>
          <table:table-cell office:value-type="float" office:value="500" calcext:value-type="float">
            <text:p>500</text:p>
          </table:table-cell>
          <table:table-cell office:value-type="float" office:value="-0.9999" calcext:value-type="float">
            <text:p>-0.99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Si(6.82)Al(2.18)Ca(1.019)Na(0.136)K(0.006)O(25.33)H(14.66)</text:p>
          </table:table-cell>
          <table:table-cell office:value-type="float" office:value="333.5" calcext:value-type="float">
            <text:p>333.5</text:p>
          </table:table-cell>
          <table:table-cell office:value-type="float" office:value="1.685" calcext:value-type="float">
            <text:p>1.685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1" calcext:value-type="float">
            <text:p>-1.01</text:p>
          </table:table-cell>
          <table:table-cell office:value-type="float" office:value="-3.429" calcext:value-type="float">
            <text:p>-3.429</text:p>
          </table:table-cell>
          <table:table-cell office:value-type="float" office:value="-6.021" calcext:value-type="float">
            <text:p>-6.021</text:p>
          </table:table-cell>
          <table:table-cell office:value-type="float" office:value="-8.189" calcext:value-type="float">
            <text:p>-8.18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rengite</text:p>
          </table:table-cell>
          <table:table-cell office:value-type="string" calcext:value-type="string">
            <text:p>Fe(1)P(1)O(6)H(4)</text:p>
          </table:table-cell>
          <table:table-cell office:value-type="float" office:value="500" calcext:value-type="float">
            <text:p>500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9.83" calcext:value-type="float">
            <text:p>-19.83</text:p>
          </table:table-cell>
          <table:table-cell office:value-type="float" office:value="-18.81" calcext:value-type="float">
            <text:p>-18.81</text:p>
          </table:table-cell>
          <table:table-cell office:value-type="float" office:value="-18.02" calcext:value-type="float">
            <text:p>-18.02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7.18" calcext:value-type="float">
            <text:p>-17.18</text:p>
          </table:table-cell>
          <table:table-cell office:value-type="float" office:value="-17.23" calcext:value-type="float">
            <text:p>-17.23</text:p>
          </table:table-cell>
          <table:table-cell office:value-type="float" office:value="-17.66" calcext:value-type="float">
            <text:p>-17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C(1)Sr(1)O(3)</text:p>
          </table:table-cell>
          <table:table-cell office:value-type="float" office:value="39.01" calcext:value-type="float">
            <text:p>39.01</text:p>
          </table:table-cell>
          <table:table-cell office:value-type="float" office:value="-0.2367" calcext:value-type="float">
            <text:p>-0.2367</text:p>
          </table:table-cell>
          <table:table-cell office:value-type="float" office:value="-0.3137" calcext:value-type="float">
            <text:p>-0.3137</text:p>
          </table:table-cell>
          <table:table-cell office:value-type="float" office:value="-0.4909" calcext:value-type="float">
            <text:p>-0.4909</text:p>
          </table:table-cell>
          <table:table-cell office:value-type="float" office:value="-0.7393" calcext:value-type="float">
            <text:p>-0.7393</text:p>
          </table:table-cell>
          <table:table-cell office:value-type="float" office:value="-1.101" calcext:value-type="float">
            <text:p>-1.101</text:p>
          </table:table-cell>
          <table:table-cell office:value-type="float" office:value="-1.529" calcext:value-type="float">
            <text:p>-1.529</text:p>
          </table:table-cell>
          <table:table-cell office:value-type="float" office:value="-2.054" calcext:value-type="float">
            <text:p>-2.054</text:p>
          </table:table-cell>
          <table:table-cell office:value-type="float" office:value="-2.755" calcext:value-type="float">
            <text:p>-2.7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(1)Cl(1)</text:p>
          </table:table-cell>
          <table:table-cell office:value-type="float" office:value="37.52" calcext:value-type="float">
            <text:p>37.52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8459" calcext:value-type="float">
            <text:p>0.8459</text:p>
          </table:table-cell>
          <table:table-cell office:value-type="float" office:value="1.122" calcext:value-type="float">
            <text:p>1.1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33" calcext:value-type="float">
            <text:p>1.33</text:p>
          </table:table-cell>
          <table:table-cell office:value-type="float" office:value="1.238" calcext:value-type="float">
            <text:p>1.238</text:p>
          </table:table-cell>
          <table:table-cell office:value-type="float" office:value="1.013" calcext:value-type="float">
            <text:p>1.013</text:p>
          </table:table-cell>
          <table:table-cell office:value-type="float" office:value="0.6044" calcext:value-type="float">
            <text:p>0.60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Ca(1)K(2)S(2)O(9)H(2)</text:p>
          </table:table-cell>
          <table:table-cell office:value-type="float" office:value="124.2" calcext:value-type="float">
            <text:p>124.2</text:p>
          </table:table-cell>
          <table:table-cell office:value-type="float" office:value="500" calcext:value-type="float">
            <text:p>500</text:p>
          </table:table-cell>
          <table:table-cell office:value-type="float" office:value="-7.6" calcext:value-type="float">
            <text:p>-7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chyhydrite</text:p>
          </table:table-cell>
          <table:table-cell office:value-type="string" calcext:value-type="string">
            <text:p>Mg(2)Ca(1)Cl(6)O(12)H(24)</text:p>
          </table:table-cell>
          <table:table-cell office:value-type="float" office:value="203.8" calcext:value-type="float">
            <text:p>203.8</text:p>
          </table:table-cell>
          <table:table-cell office:value-type="float" office:value="500" calcext:value-type="float">
            <text:p>500</text:p>
          </table:table-cell>
          <table:table-cell office:value-type="float" office:value="17.14" calcext:value-type="float">
            <text:p>17.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Si(4)Mg(3)O(12)H(2)</text:p>
          </table:table-cell>
          <table:table-cell office:value-type="float" office:value="136.2" calcext:value-type="float">
            <text:p>136.2</text:p>
          </table:table-cell>
          <table:table-cell office:value-type="float" office:value="23.11" calcext:value-type="float">
            <text:p>23.11</text:p>
          </table:table-cell>
          <table:table-cell office:value-type="float" office:value="21.14" calcext:value-type="float">
            <text:p>21.14</text:p>
          </table:table-cell>
          <table:table-cell office:value-type="float" office:value="18.11" calcext:value-type="float">
            <text:p>18.11</text:p>
          </table:table-cell>
          <table:table-cell office:value-type="float" office:value="15.09" calcext:value-type="float">
            <text:p>15.09</text:p>
          </table:table-cell>
          <table:table-cell office:value-type="float" office:value="12.05" calcext:value-type="float">
            <text:p>12.05</text:p>
          </table:table-cell>
          <table:table-cell office:value-type="float" office:value="9.653" calcext:value-type="float">
            <text:p>9.653</text:p>
          </table:table-cell>
          <table:table-cell office:value-type="float" office:value="7.647" calcext:value-type="float">
            <text:p>7.647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rapacaite</text:p>
          </table:table-cell>
          <table:table-cell office:value-type="string" calcext:value-type="string">
            <text:p>K(2)Cr(1)O(4)</text:p>
          </table:table-cell>
          <table:table-cell office:value-type="float" office:value="69.43" calcext:value-type="float">
            <text:p>69.43</text:p>
          </table:table-cell>
          <table:table-cell office:value-type="float" office:value="-0.7496" calcext:value-type="float">
            <text:p>-0.7496</text:p>
          </table:table-cell>
          <table:table-cell office:value-type="float" office:value="-0.4037" calcext:value-type="float">
            <text:p>-0.4037</text:p>
          </table:table-cell>
          <table:table-cell office:value-type="float" office:value="-0.1362" calcext:value-type="float">
            <text:p>-0.136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182" calcext:value-type="float">
            <text:p>-0.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(1)O(1)</text:p>
          </table:table-cell>
          <table:table-cell office:value-type="float" office:value="12.22" calcext:value-type="float">
            <text:p>12.22</text:p>
          </table:table-cell>
          <table:table-cell office:value-type="float" office:value="8.692" calcext:value-type="float">
            <text:p>8.692</text:p>
          </table:table-cell>
          <table:table-cell office:value-type="float" office:value="7.656" calcext:value-type="float">
            <text:p>7.656</text:p>
          </table:table-cell>
          <table:table-cell office:value-type="float" office:value="6.478" calcext:value-type="float">
            <text:p>6.478</text:p>
          </table:table-cell>
          <table:table-cell office:value-type="float" office:value="5.423" calcext:value-type="float">
            <text:p>5.423</text:p>
          </table:table-cell>
          <table:table-cell office:value-type="float" office:value="4.397" calcext:value-type="float">
            <text:p>4.397</text:p>
          </table:table-cell>
          <table:table-cell office:value-type="float" office:value="3.58" calcext:value-type="float">
            <text:p>3.58</text:p>
          </table:table-cell>
          <table:table-cell office:value-type="float" office:value="2.886" calcext:value-type="float">
            <text:p>2.886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phroite</text:p>
          </table:table-cell>
          <table:table-cell office:value-type="string" calcext:value-type="string">
            <text:p>Si(1)Mn(2)O(4)</text:p>
          </table:table-cell>
          <table:table-cell office:value-type="float" office:value="500" calcext:value-type="float">
            <text:p>500</text:p>
          </table:table-cell>
          <table:table-cell office:value-type="float" office:value="25.55" calcext:value-type="float">
            <text:p>25.55</text:p>
          </table:table-cell>
          <table:table-cell office:value-type="float" office:value="23.08" calcext:value-type="float">
            <text:p>23.08</text:p>
          </table:table-cell>
          <table:table-cell office:value-type="float" office:value="20.08" calcext:value-type="float">
            <text:p>20.08</text:p>
          </table:table-cell>
          <table:table-cell office:value-type="float" office:value="17.31" calcext:value-type="float">
            <text:p>17.31</text:p>
          </table:table-cell>
          <table:table-cell office:value-type="float" office:value="14.61" calcext:value-type="float">
            <text:p>14.61</text:p>
          </table:table-cell>
          <table:table-cell office:value-type="float" office:value="12.51" calcext:value-type="float">
            <text:p>12.51</text:p>
          </table:table-cell>
          <table:table-cell office:value-type="float" office:value="10.81" calcext:value-type="float">
            <text:p>10.81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henardite</text:p>
          </table:table-cell>
          <table:table-cell office:value-type="string" calcext:value-type="string">
            <text:p>Na(2)S(1)O(4)</text:p>
          </table:table-cell>
          <table:table-cell office:value-type="float" office:value="53.33" calcext:value-type="float">
            <text:p>53.33</text:p>
          </table:table-cell>
          <table:table-cell office:value-type="float" office:value="-0.3503" calcext:value-type="float">
            <text:p>-0.3503</text:p>
          </table:table-cell>
          <table:table-cell office:value-type="float" office:value="-0.3091" calcext:value-type="float">
            <text:p>-0.3091</text:p>
          </table:table-cell>
          <table:table-cell office:value-type="float" office:value="-0.4382" calcext:value-type="float">
            <text:p>-0.4382</text:p>
          </table:table-cell>
          <table:table-cell office:value-type="float" office:value="-0.7048" calcext:value-type="float">
            <text:p>-0.7048</text:p>
          </table:table-cell>
          <table:table-cell office:value-type="float" office:value="-1.15" calcext:value-type="float">
            <text:p>-1.15</text:p>
          </table:table-cell>
          <table:table-cell office:value-type="float" office:value="-1.716" calcext:value-type="float">
            <text:p>-1.716</text:p>
          </table:table-cell>
          <table:table-cell office:value-type="float" office:value="-2.473" calcext:value-type="float">
            <text:p>-2.473</text:p>
          </table:table-cell>
          <table:table-cell office:value-type="float" office:value="-3.548" calcext:value-type="float">
            <text:p>-3.5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hermonatrite</text:p>
          </table:table-cell>
          <table:table-cell office:value-type="string" calcext:value-type="string">
            <text:p>Na(2)C(1)O(4)H(2)</text:p>
          </table:table-cell>
          <table:table-cell office:value-type="float" office:value="54.92" calcext:value-type="float">
            <text:p>54.92</text:p>
          </table:table-cell>
          <table:table-cell office:value-type="float" office:value="11.39" calcext:value-type="float">
            <text:p>11.39</text:p>
          </table:table-cell>
          <table:table-cell office:value-type="float" office:value="10.96" calcext:value-type="float">
            <text:p>10.96</text:p>
          </table:table-cell>
          <table:table-cell office:value-type="float" office:value="10.45" calcext:value-type="float">
            <text:p>10.45</text:p>
          </table:table-cell>
          <table:table-cell office:value-type="float" office:value="9.986" calcext:value-type="float">
            <text:p>9.986</text:p>
          </table:table-cell>
          <table:table-cell office:value-type="float" office:value="9.527" calcext:value-type="float">
            <text:p>9.527</text:p>
          </table:table-cell>
          <table:table-cell office:value-type="float" office:value="9.135" calcext:value-type="float">
            <text:p>9.135</text:p>
          </table:table-cell>
          <table:table-cell office:value-type="float" office:value="8.74" calcext:value-type="float">
            <text:p>8.74</text:p>
          </table:table-cell>
          <table:table-cell office:value-type="float" office:value="8.243" calcext:value-type="float">
            <text:p>8.2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Si(6)Ca(5)O(22.5)H(11)</text:p>
          </table:table-cell>
          <table:table-cell office:value-type="float" office:value="286.8" calcext:value-type="float">
            <text:p>286.8</text:p>
          </table:table-cell>
          <table:table-cell office:value-type="float" office:value="69.63" calcext:value-type="float">
            <text:p>69.63</text:p>
          </table:table-cell>
          <table:table-cell office:value-type="float" office:value="65.61" calcext:value-type="float">
            <text:p>65.61</text:p>
          </table:table-cell>
          <table:table-cell office:value-type="float" office:value="59.91" calcext:value-type="float">
            <text:p>59.91</text:p>
          </table:table-cell>
          <table:table-cell office:value-type="float" office:value="54.32" calcext:value-type="float">
            <text:p>54.32</text:p>
          </table:table-cell>
          <table:table-cell office:value-type="float" office:value="48.74" calcext:value-type="float">
            <text:p>48.74</text:p>
          </table:table-cell>
          <table:table-cell office:value-type="float" office:value="44.33" calcext:value-type="float">
            <text:p>44.33</text:p>
          </table:table-cell>
          <table:table-cell office:value-type="float" office:value="40.67" calcext:value-type="float">
            <text:p>40.67</text:p>
          </table:table-cell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Si(6)Ca(5)O(27.5)H(21)</text:p>
          </table:table-cell>
          <table:table-cell office:value-type="float" office:value="500" calcext:value-type="float">
            <text:p>500</text:p>
          </table:table-cell>
          <table:table-cell office:value-type="float" office:value="67.03" calcext:value-type="float">
            <text:p>67.03</text:p>
          </table:table-cell>
          <table:table-cell office:value-type="float" office:value="63.84" calcext:value-type="float">
            <text:p>63.84</text:p>
          </table:table-cell>
          <table:table-cell office:value-type="float" office:value="59.26" calcext:value-type="float">
            <text:p>59.26</text:p>
          </table:table-cell>
          <table:table-cell office:value-type="float" office:value="54.89" calcext:value-type="float">
            <text:p>54.89</text:p>
          </table:table-cell>
          <table:table-cell office:value-type="float" office:value="50.76" calcext:value-type="float">
            <text:p>50.76</text:p>
          </table:table-cell>
          <table:table-cell office:value-type="float" office:value="47.72" calcext:value-type="float">
            <text:p>47.72</text:p>
          </table:table-cell>
          <table:table-cell office:value-type="float" office:value="45.35" calcext:value-type="float">
            <text:p>45.35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Si(6)Ca(5)O(20)H(6)</text:p>
          </table:table-cell>
          <table:table-cell office:value-type="float" office:value="500" calcext:value-type="float">
            <text:p>500</text:p>
          </table:table-cell>
          <table:table-cell office:value-type="float" office:value="73.76" calcext:value-type="float">
            <text:p>73.76</text:p>
          </table:table-cell>
          <table:table-cell office:value-type="float" office:value="69.08" calcext:value-type="float">
            <text:p>69.08</text:p>
          </table:table-cell>
          <table:table-cell office:value-type="float" office:value="62.56" calcext:value-type="float">
            <text:p>62.56</text:p>
          </table:table-cell>
          <table:table-cell office:value-type="float" office:value="56.18" calcext:value-type="float">
            <text:p>56.18</text:p>
          </table:table-cell>
          <table:table-cell office:value-type="float" office:value="49.77" calcext:value-type="float">
            <text:p>49.77</text:p>
          </table:table-cell>
          <table:table-cell office:value-type="float" office:value="44.67" calcext:value-type="float">
            <text:p>44.67</text:p>
          </table:table-cell>
          <table:table-cell office:value-type="float" office:value="40.44" calcext:value-type="float">
            <text:p>40.44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dorokite</text:p>
          </table:table-cell>
          <table:table-cell office:value-type="string" calcext:value-type="string">
            <text:p>Mn(7)O(15)H(6)</text:p>
          </table:table-cell>
          <table:table-cell office:value-type="float" office:value="163.8" calcext:value-type="float">
            <text:p>163.8</text:p>
          </table:table-cell>
          <table:table-cell office:value-type="float" office:value="500" calcext:value-type="float">
            <text:p>500</text:p>
          </table:table-cell>
          <table:table-cell office:value-type="float" office:value="11.08" calcext:value-type="float">
            <text:p>11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Si(8)Mg(5)Ca(2)O(24)H(2)</text:p>
          </table:table-cell>
          <table:table-cell office:value-type="float" office:value="272.9" calcext:value-type="float">
            <text:p>272.9</text:p>
          </table:table-cell>
          <table:table-cell office:value-type="float" office:value="66.92" calcext:value-type="float">
            <text:p>66.92</text:p>
          </table:table-cell>
          <table:table-cell office:value-type="float" office:value="61.24" calcext:value-type="float">
            <text:p>61.24</text:p>
          </table:table-cell>
          <table:table-cell office:value-type="float" office:value="53.17" calcext:value-type="float">
            <text:p>53.17</text:p>
          </table:table-cell>
          <table:table-cell office:value-type="float" office:value="45.25" calcext:value-type="float">
            <text:p>45.25</text:p>
          </table:table-cell>
          <table:table-cell office:value-type="float" office:value="37.3" calcext:value-type="float">
            <text:p>37.3</text:p>
          </table:table-cell>
          <table:table-cell office:value-type="float" office:value="30.95" calcext:value-type="float">
            <text:p>30.95</text:p>
          </table:table-cell>
          <table:table-cell office:value-type="float" office:value="25.61" calcext:value-type="float">
            <text:p>25.61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evorite</text:p>
          </table:table-cell>
          <table:table-cell office:value-type="string" calcext:value-type="string">
            <text:p>Fe(2)Ni(1)O(4)</text:p>
          </table:table-cell>
          <table:table-cell office:value-type="float" office:value="500" calcext:value-type="float">
            <text:p>500</text:p>
          </table:table-cell>
          <table:table-cell office:value-type="float" office:value="-6.814" calcext:value-type="float">
            <text:p>-6.814</text:p>
          </table:table-cell>
          <table:table-cell office:value-type="float" office:value="-7.192" calcext:value-type="float">
            <text:p>-7.192</text:p>
          </table:table-cell>
          <table:table-cell office:value-type="float" office:value="-7.503" calcext:value-type="float">
            <text:p>-7.503</text:p>
          </table:table-cell>
          <table:table-cell office:value-type="float" office:value="-7.632" calcext:value-type="float">
            <text:p>-7.632</text:p>
          </table:table-cell>
          <table:table-cell office:value-type="float" office:value="-7.583" calcext:value-type="float">
            <text:p>-7.583</text:p>
          </table:table-cell>
          <table:table-cell office:value-type="float" office:value="-7.427" calcext:value-type="float">
            <text:p>-7.42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idymite</text:p>
          </table:table-cell>
          <table:table-cell office:value-type="string" calcext:value-type="string">
            <text:p>Si(1)O(2)</text:p>
          </table:table-cell>
          <table:table-cell office:value-type="float" office:value="500" calcext:value-type="float">
            <text:p>500</text:p>
          </table:table-cell>
          <table:table-cell office:value-type="float" office:value="-4.425" calcext:value-type="float">
            <text:p>-4.425</text:p>
          </table:table-cell>
          <table:table-cell office:value-type="float" office:value="-3.828" calcext:value-type="float">
            <text:p>-3.828</text:p>
          </table:table-cell>
          <table:table-cell office:value-type="float" office:value="-3.317" calcext:value-type="float">
            <text:p>-3.317</text:p>
          </table:table-cell>
          <table:table-cell office:value-type="float" office:value="-2.906" calcext:value-type="float">
            <text:p>-2.906</text:p>
          </table:table-cell>
          <table:table-cell office:value-type="float" office:value="-2.471" calcext:value-type="float">
            <text:p>-2.471</text:p>
          </table:table-cell>
          <table:table-cell office:value-type="float" office:value="-2.057" calcext:value-type="float">
            <text:p>-2.0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oilite</text:p>
          </table:table-cell>
          <table:table-cell office:value-type="string" calcext:value-type="string">
            <text:p>Fe(1)S(1)</text:p>
          </table:table-cell>
          <table:table-cell office:value-type="float" office:value="500" calcext:value-type="float">
            <text:p>500</text:p>
          </table:table-cell>
          <table:table-cell office:value-type="float" office:value="148.5" calcext:value-type="float">
            <text:p>148.5</text:p>
          </table:table-cell>
          <table:table-cell office:value-type="float" office:value="134.5" calcext:value-type="float">
            <text:p>134.5</text:p>
          </table:table-cell>
          <table:table-cell office:value-type="float" office:value="118.3" calcext:value-type="float">
            <text:p>118.3</text:p>
          </table:table-cell>
          <table:table-cell office:value-type="float" office:value="103.4" calcext:value-type="float">
            <text:p>103.4</text:p>
          </table:table-cell>
          <table:table-cell office:value-type="float" office:value="88.86" calcext:value-type="float">
            <text:p>8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66.97" calcext:value-type="float">
            <text:p>66.97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ona-K</text:p>
          </table:table-cell>
          <table:table-cell office:value-type="string" calcext:value-type="string">
            <text:p>Na(1)K(2)C(2)O(8)H(5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.59" calcext:value-type="float">
            <text:p>11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sumebite</text:p>
          </table:table-cell>
          <table:table-cell office:value-type="string" calcext:value-type="string">
            <text:p>P(1)Cu(1)Pb(2)O(10)H(9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532" calcext:value-type="float">
            <text:p>2.5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Vaesite</text:p>
          </table:table-cell>
          <table:table-cell office:value-type="string" calcext:value-type="string">
            <text:p>S(2)Ni(1)</text:p>
          </table:table-cell>
          <table:table-cell office:value-type="float" office:value="27.7" calcext:value-type="float">
            <text:p>27.7</text:p>
          </table:table-cell>
          <table:table-cell office:value-type="float" office:value="237.7" calcext:value-type="float">
            <text:p>237.7</text:p>
          </table:table-cell>
          <table:table-cell office:value-type="float" office:value="215.2" calcext:value-type="float">
            <text:p>215.2</text:p>
          </table:table-cell>
          <table:table-cell office:value-type="float" office:value="189.2" calcext:value-type="float">
            <text:p>189.2</text:p>
          </table:table-cell>
          <table:table-cell office:value-type="float" office:value="165.2" calcext:value-type="float">
            <text:p>165.2</text:p>
          </table:table-cell>
          <table:table-cell office:value-type="float" office:value="141.3" calcext:value-type="float">
            <text:p>141.3</text:p>
          </table:table-cell>
          <table:table-cell office:value-type="float" office:value="122.3" calcext:value-type="float">
            <text:p>122.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Vivianite</text:p>
          </table:table-cell>
          <table:table-cell office:value-type="string" calcext:value-type="string">
            <text:p>Fe(3)P(2)O(16)H(16)</text:p>
          </table:table-cell>
          <table:table-cell office:value-type="float" office:value="194.4" calcext:value-type="float">
            <text:p>194.4</text:p>
          </table:table-cell>
          <table:table-cell office:value-type="float" office:value="500" calcext:value-type="float">
            <text:p>500</text:p>
          </table:table-cell>
          <table:table-cell office:value-type="float" office:value="-4.724" calcext:value-type="float">
            <text:p>-4.7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Si(4)Al(2)Ca(1)O(14)H(4)</text:p>
          </table:table-cell>
          <table:table-cell office:value-type="float" office:value="186.9" calcext:value-type="float">
            <text:p>186.9</text:p>
          </table:table-cell>
          <table:table-cell office:value-type="float" office:value="21.45" calcext:value-type="float">
            <text:p>21.45</text:p>
          </table:table-cell>
          <table:table-cell office:value-type="float" office:value="18.08" calcext:value-type="float">
            <text:p>18.08</text:p>
          </table:table-cell>
          <table:table-cell office:value-type="float" office:value="13.36" calcext:value-type="float">
            <text:p>13.36</text:p>
          </table:table-cell>
          <table:table-cell office:value-type="float" office:value="8.695" calcext:value-type="float">
            <text:p>8.695</text:p>
          </table:table-cell>
          <table:table-cell office:value-type="float" office:value="3.904" calcext:value-type="float">
            <text:p>3.904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3.452" calcext:value-type="float">
            <text:p>-3.452</text:p>
          </table:table-cell>
          <table:table-cell office:value-type="float" office:value="-6.61" calcext:value-type="float">
            <text:p>-6.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hitlockite</text:p>
          </table:table-cell>
          <table:table-cell office:value-type="string" calcext:value-type="string">
            <text:p>Ca(3)P(2)O(8)</text:p>
          </table:table-cell>
          <table:table-cell office:value-type="float" office:value="500" calcext:value-type="float">
            <text:p>500</text:p>
          </table:table-cell>
          <table:table-cell office:value-type="float" office:value="-2.542" calcext:value-type="float">
            <text:p>-2.542</text:p>
          </table:table-cell>
          <table:table-cell office:value-type="float" office:value="-4.225" calcext:value-type="float">
            <text:p>-4.225</text:p>
          </table:table-cell>
          <table:table-cell office:value-type="float" office:value="-6.606" calcext:value-type="float">
            <text:p>-6.606</text:p>
          </table:table-cell>
          <table:table-cell office:value-type="float" office:value="-9.238" calcext:value-type="float">
            <text:p>-9.238</text:p>
          </table:table-cell>
          <table:table-cell office:value-type="float" office:value="-12.41" calcext:value-type="float">
            <text:p>-12.41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8.9" calcext:value-type="float">
            <text:p>-18.9</text:p>
          </table:table-cell>
          <table:table-cell office:value-type="float" office:value="-22.71" calcext:value-type="float">
            <text:p>-22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itherite</text:p>
          </table:table-cell>
          <table:table-cell office:value-type="string" calcext:value-type="string">
            <text:p>C(1)Ba(1)O(3)</text:p>
          </table:table-cell>
          <table:table-cell office:value-type="float" office:value="45.81" calcext:value-type="float">
            <text:p>45.81</text:p>
          </table:table-cell>
          <table:table-cell office:value-type="float" office:value="-3.291" calcext:value-type="float">
            <text:p>-3.291</text:p>
          </table:table-cell>
          <table:table-cell office:value-type="float" office:value="-2.997" calcext:value-type="float">
            <text:p>-2.997</text:p>
          </table:table-cell>
          <table:table-cell office:value-type="float" office:value="-2.754" calcext:value-type="float">
            <text:p>-2.754</text:p>
          </table:table-cell>
          <table:table-cell office:value-type="float" office:value="-2.63" calcext:value-type="float">
            <text:p>-2.63</text:p>
          </table:table-cell>
          <table:table-cell office:value-type="float" office:value="-2.64" calcext:value-type="float">
            <text:p>-2.64</text:p>
          </table:table-cell>
          <table:table-cell office:value-type="float" office:value="-2.801" calcext:value-type="float">
            <text:p>-2.801</text:p>
          </table:table-cell>
          <table:table-cell office:value-type="float" office:value="-3.119" calcext:value-type="float">
            <text:p>-3.119</text:p>
          </table:table-cell>
          <table:table-cell office:value-type="float" office:value="-3.652" calcext:value-type="float">
            <text:p>-3.6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Si(1)Ca(1)O(3)</text:p>
          </table:table-cell>
          <table:table-cell office:value-type="float" office:value="39.93" calcext:value-type="float">
            <text:p>39.93</text:p>
          </table:table-cell>
          <table:table-cell office:value-type="float" office:value="14.88" calcext:value-type="float">
            <text:p>14.88</text:p>
          </table:table-cell>
          <table:table-cell office:value-type="float" office:value="13.76" calcext:value-type="float">
            <text:p>13.76</text:p>
          </table:table-cell>
          <table:table-cell office:value-type="float" office:value="12.27" calcext:value-type="float">
            <text:p>12.27</text:p>
          </table:table-cell>
          <table:table-cell office:value-type="float" office:value="10.83" calcext:value-type="float">
            <text:p>10.83</text:p>
          </table:table-cell>
          <table:table-cell office:value-type="float" office:value="9.375" calcext:value-type="float">
            <text:p>9.375</text:p>
          </table:table-cell>
          <table:table-cell office:value-type="float" office:value="8.199" calcext:value-type="float">
            <text:p>8.199</text:p>
          </table:table-cell>
          <table:table-cell office:value-type="float" office:value="7.207" calcext:value-type="float">
            <text:p>7.207</text:p>
          </table:table-cell>
          <table:table-cell office:value-type="float" office:value="6.315" calcext:value-type="float">
            <text:p>6.3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urtzite</text:p>
          </table:table-cell>
          <table:table-cell office:value-type="string" calcext:value-type="string">
            <text:p>S(1)Zn(1)</text:p>
          </table:table-cell>
          <table:table-cell office:value-type="float" office:value="23.85" calcext:value-type="float">
            <text:p>23.85</text:p>
          </table:table-cell>
          <table:table-cell office:value-type="float" office:value="142.7" calcext:value-type="float">
            <text:p>142.7</text:p>
          </table:table-cell>
          <table:table-cell office:value-type="float" office:value="129.1" calcext:value-type="float">
            <text:p>129.1</text:p>
          </table:table-cell>
          <table:table-cell office:value-type="float" office:value="113.5" calcext:value-type="float">
            <text:p>113.5</text:p>
          </table:table-cell>
          <table:table-cell office:value-type="float" office:value="99.15" calcext:value-type="float">
            <text:p>99.15</text:p>
          </table:table-cell>
          <table:table-cell office:value-type="float" office:value="84.9" calcext:value-type="float">
            <text:p>84.9</text:p>
          </table:table-cell>
          <table:table-cell office:value-type="float" office:value="73.51" calcext:value-type="float">
            <text:p>73.51</text:p>
          </table:table-cell>
          <table:table-cell office:value-type="float" office:value="64.1" calcext:value-type="float">
            <text:p>64.1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ustite</text:p>
          </table:table-cell>
          <table:table-cell office:value-type="string" calcext:value-type="string">
            <text:p>Fe(0.947)O(1)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9" calcext:value-type="float">
            <text:p>12.99</text:p>
          </table:table-cell>
          <table:table-cell office:value-type="float" office:value="11.51" calcext:value-type="float">
            <text:p>11.51</text:p>
          </table:table-cell>
          <table:table-cell office:value-type="float" office:value="9.817" calcext:value-type="float">
            <text:p>9.817</text:p>
          </table:table-cell>
          <table:table-cell office:value-type="float" office:value="8.273" calcext:value-type="float">
            <text:p>8.273</text:p>
          </table:table-cell>
          <table:table-cell office:value-type="float" office:value="6.749" calcext:value-type="float">
            <text:p>6.749</text:p>
          </table:table-cell>
          <table:table-cell office:value-type="float" office:value="5.525" calcext:value-type="float">
            <text:p>5.525</text:p>
          </table:table-cell>
          <table:table-cell office:value-type="float" office:value="4.491" calcext:value-type="float">
            <text:p>4.49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Si(6)Ca(6)O(19)H(2)</text:p>
          </table:table-cell>
          <table:table-cell office:value-type="float" office:value="264.8" calcext:value-type="float">
            <text:p>264.8</text:p>
          </table:table-cell>
          <table:table-cell office:value-type="float" office:value="99.26" calcext:value-type="float">
            <text:p>99.26</text:p>
          </table:table-cell>
          <table:table-cell office:value-type="float" office:value="91.83" calcext:value-type="float">
            <text:p>91.83</text:p>
          </table:table-cell>
          <table:table-cell office:value-type="float" office:value="82.41" calcext:value-type="float">
            <text:p>82.41</text:p>
          </table:table-cell>
          <table:table-cell office:value-type="float" office:value="73.71" calcext:value-type="float">
            <text:p>73.71</text:p>
          </table:table-cell>
          <table:table-cell office:value-type="float" office:value="65.41" calcext:value-type="float">
            <text:p>65.41</text:p>
          </table:table-cell>
          <table:table-cell office:value-type="float" office:value="59.15" calcext:value-type="float">
            <text:p>59.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(1)O(1)</text:p>
          </table:table-cell>
          <table:table-cell office:value-type="float" office:value="500" calcext:value-type="float">
            <text:p>500</text:p>
          </table:table-cell>
          <table:table-cell office:value-type="float" office:value="12.63" calcext:value-type="float">
            <text:p>12.63</text:p>
          </table:table-cell>
          <table:table-cell office:value-type="float" office:value="11.21" calcext:value-type="float">
            <text:p>11.21</text:p>
          </table:table-cell>
          <table:table-cell office:value-type="float" office:value="9.578" calcext:value-type="float">
            <text:p>9.578</text:p>
          </table:table-cell>
          <table:table-cell office:value-type="float" office:value="8.099" calcext:value-type="float">
            <text:p>8.099</text:p>
          </table:table-cell>
          <table:table-cell office:value-type="float" office:value="6.667" calcext:value-type="float">
            <text:p>6.667</text:p>
          </table:table-cell>
          <table:table-cell office:value-type="float" office:value="5.558" calcext:value-type="float">
            <text:p>5.558</text:p>
          </table:table-cell>
          <table:table-cell office:value-type="float" office:value="4.684" calcext:value-type="float">
            <text:p>4.684</text:p>
          </table:table-cell>
          <table:table-cell office:value-type="float" office:value="3.989" calcext:value-type="float">
            <text:p>3.9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(1)</text:p>
          </table:table-cell>
          <table:table-cell office:value-type="float" office:value="9.162" calcext:value-type="float">
            <text:p>9.162</text:p>
          </table:table-cell>
          <table:table-cell office:value-type="float" office:value="75.72" calcext:value-type="float">
            <text:p>75.72</text:p>
          </table:table-cell>
          <table:table-cell office:value-type="float" office:value="68.8" calcext:value-type="float">
            <text:p>68.8</text:p>
          </table:table-cell>
          <table:table-cell office:value-type="float" office:value="60.81" calcext:value-type="float">
            <text:p>60.81</text:p>
          </table:table-cell>
          <table:table-cell office:value-type="float" office:value="53.46" calcext:value-type="float">
            <text:p>53.46</text:p>
          </table:table-cell>
          <table:table-cell office:value-type="float" office:value="46.18" calcext:value-type="float">
            <text:p>46.18</text:p>
          </table:table-cell>
          <table:table-cell office:value-type="float" office:value="40.37" calcext:value-type="float">
            <text:p>40.37</text:p>
          </table:table-cell>
          <table:table-cell office:value-type="float" office:value="35.58" calcext:value-type="float">
            <text:p>35.5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BO2)2</text:p>
          </table:table-cell>
          <table:table-cell office:value-type="string" calcext:value-type="string">
            <text:p>B(2)Zn(1)O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.313" calcext:value-type="float">
            <text:p>8.3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ClO4)2.6H2O</text:p>
          </table:table-cell>
          <table:table-cell office:value-type="string" calcext:value-type="string">
            <text:p>Cl(2)Zn(1)O(14)H(12)</text:p>
          </table:table-cell>
          <table:table-cell office:value-type="float" office:value="500" calcext:value-type="float">
            <text:p>500</text:p>
          </table:table-cell>
          <table:table-cell office:value-type="float" office:value="39.2" calcext:value-type="float">
            <text:p>39.2</text:p>
          </table:table-cell>
          <table:table-cell office:value-type="float" office:value="37.07" calcext:value-type="float">
            <text:p>37.07</text:p>
          </table:table-cell>
          <table:table-cell office:value-type="float" office:value="35.23" calcext:value-type="float">
            <text:p>35.23</text:p>
          </table:table-cell>
          <table:table-cell office:value-type="float" office:value="34.19" calcext:value-type="float">
            <text:p>34.19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1" calcext:value-type="float">
            <text:p>34.2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NO3)2.6H2O</text:p>
          </table:table-cell>
          <table:table-cell office:value-type="string" calcext:value-type="string">
            <text:p>N(2)Zn(1)O(12)H(12)</text:p>
          </table:table-cell>
          <table:table-cell office:value-type="float" office:value="500" calcext:value-type="float">
            <text:p>500</text:p>
          </table:table-cell>
          <table:table-cell office:value-type="float" office:value="3.07" calcext:value-type="float">
            <text:p>3.07</text:p>
          </table:table-cell>
          <table:table-cell office:value-type="float" office:value="3.41" calcext:value-type="float">
            <text:p>3.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677" calcext:value-type="float">
            <text:p>4.677</text:p>
          </table:table-cell>
          <table:table-cell office:value-type="float" office:value="5.643" calcext:value-type="float">
            <text:p>5.643</text:p>
          </table:table-cell>
          <table:table-cell office:value-type="float" office:value="6.597" calcext:value-type="float">
            <text:p>6.5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beta)</text:p>
          </table:table-cell>
          <table:table-cell office:value-type="string" calcext:value-type="string">
            <text:p>Zn(1)O(2)H(2)</text:p>
          </table:table-cell>
          <table:table-cell office:value-type="float" office:value="500" calcext:value-type="float">
            <text:p>500</text:p>
          </table:table-cell>
          <table:table-cell office:value-type="float" office:value="13.29" calcext:value-type="float">
            <text:p>13.2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44" calcext:value-type="float">
            <text:p>10.44</text:p>
          </table:table-cell>
          <table:table-cell office:value-type="float" office:value="9.162" calcext:value-type="float">
            <text:p>9.162</text:p>
          </table:table-cell>
          <table:table-cell office:value-type="float" office:value="8.016" calcext:value-type="float">
            <text:p>8.016</text:p>
          </table:table-cell>
          <table:table-cell office:value-type="float" office:value="7.211" calcext:value-type="float">
            <text:p>7.21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epsilon)</text:p>
          </table:table-cell>
          <table:table-cell office:value-type="string" calcext:value-type="string">
            <text:p>Zn(1)O(2)H(2)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1.66" calcext:value-type="float">
            <text:p>11.66</text:p>
          </table:table-cell>
          <table:table-cell office:value-type="float" office:value="10.2" calcext:value-type="float">
            <text:p>10.2</text:p>
          </table:table-cell>
          <table:table-cell office:value-type="float" office:value="8.941" calcext:value-type="float">
            <text:p>8.941</text:p>
          </table:table-cell>
          <table:table-cell office:value-type="float" office:value="7.819" calcext:value-type="float">
            <text:p>7.81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gamma)</text:p>
          </table:table-cell>
          <table:table-cell office:value-type="string" calcext:value-type="string">
            <text:p>Zn(1)O(2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.88" calcext:value-type="float">
            <text:p>11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(OH)3Cl</text:p>
          </table:table-cell>
          <table:table-cell office:value-type="string" calcext:value-type="string">
            <text:p>Cl(1)Zn(2)O(3)H(3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5.29" calcext:value-type="float">
            <text:p>15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SO4(OH)2</text:p>
          </table:table-cell>
          <table:table-cell office:value-type="string" calcext:value-type="string">
            <text:p>S(1)Zn(2)O(6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.582" calcext:value-type="float">
            <text:p>7.5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SiO4</text:p>
          </table:table-cell>
          <table:table-cell office:value-type="string" calcext:value-type="string">
            <text:p>Si(1)Zn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5.71" calcext:value-type="float">
            <text:p>15.71</text:p>
          </table:table-cell>
          <table:table-cell office:value-type="float" office:value="13.87" calcext:value-type="float">
            <text:p>13.87</text:p>
          </table:table-cell>
          <table:table-cell office:value-type="float" office:value="11.64" calcext:value-type="float">
            <text:p>11.64</text:p>
          </table:table-cell>
          <table:table-cell office:value-type="float" office:value="9.618" calcext:value-type="float">
            <text:p>9.618</text:p>
          </table:table-cell>
          <table:table-cell office:value-type="float" office:value="7.728" calcext:value-type="float">
            <text:p>7.728</text:p>
          </table:table-cell>
          <table:table-cell office:value-type="float" office:value="6.332" calcext:value-type="float">
            <text:p>6.3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3(AsO4)2</text:p>
          </table:table-cell>
          <table:table-cell office:value-type="string" calcext:value-type="string">
            <text:p>Zn(3)As(2)O(8)</text:p>
          </table:table-cell>
          <table:table-cell office:value-type="float" office:value="110.8" calcext:value-type="float">
            <text:p>110.8</text:p>
          </table:table-cell>
          <table:table-cell office:value-type="float" office:value="500" calcext:value-type="float">
            <text:p>500</text:p>
          </table:table-cell>
          <table:table-cell office:value-type="float" office:value="9.312" calcext:value-type="float">
            <text:p>9.3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3O(SO4)2</text:p>
          </table:table-cell>
          <table:table-cell office:value-type="string" calcext:value-type="string">
            <text:p>S(2)Zn(3)O(9)</text:p>
          </table:table-cell>
          <table:table-cell office:value-type="float" office:value="500" calcext:value-type="float">
            <text:p>500</text:p>
          </table:table-cell>
          <table:table-cell office:value-type="float" office:value="23.12" calcext:value-type="float">
            <text:p>23.12</text:p>
          </table:table-cell>
          <table:table-cell office:value-type="float" office:value="19.12" calcext:value-type="float">
            <text:p>19.12</text:p>
          </table:table-cell>
          <table:table-cell office:value-type="float" office:value="14.22" calcext:value-type="float">
            <text:p>14.22</text:p>
          </table:table-cell>
          <table:table-cell office:value-type="float" office:value="9.501" calcext:value-type="float">
            <text:p>9.501</text:p>
          </table:table-cell>
          <table:table-cell office:value-type="float" office:value="4.542" calcext:value-type="float">
            <text:p>4.542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5(NO3)2(OH)8</text:p>
          </table:table-cell>
          <table:table-cell office:value-type="string" calcext:value-type="string">
            <text:p>N(2)Zn(5)O(14)H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2.67" calcext:value-type="float">
            <text:p>42.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O3.H2O</text:p>
          </table:table-cell>
          <table:table-cell office:value-type="string" calcext:value-type="string">
            <text:p>C(1)Zn(1)O(4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398" calcext:value-type="float">
            <text:p>0.139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2</text:p>
          </table:table-cell>
          <table:table-cell office:value-type="string" calcext:value-type="string">
            <text:p>Cl(2)Zn(1)</text:p>
          </table:table-cell>
          <table:table-cell office:value-type="float" office:value="500" calcext:value-type="float">
            <text:p>500</text:p>
          </table:table-cell>
          <table:table-cell office:value-type="float" office:value="8.186" calcext:value-type="float">
            <text:p>8.186</text:p>
          </table:table-cell>
          <table:table-cell office:value-type="float" office:value="7.088" calcext:value-type="float">
            <text:p>7.088</text:p>
          </table:table-cell>
          <table:table-cell office:value-type="float" office:value="5.677" calcext:value-type="float">
            <text:p>5.677</text:p>
          </table:table-cell>
          <table:table-cell office:value-type="float" office:value="4.242" calcext:value-type="float">
            <text:p>4.242</text:p>
          </table:table-cell>
          <table:table-cell office:value-type="float" office:value="2.655" calcext:value-type="float">
            <text:p>2.655</text:p>
          </table:table-cell>
          <table:table-cell office:value-type="float" office:value="1.198" calcext:value-type="float">
            <text:p>1.19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r2O4</text:p>
          </table:table-cell>
          <table:table-cell office:value-type="string" calcext:value-type="string">
            <text:p>Cr(2)Zn(1)O(4)</text:p>
          </table:table-cell>
          <table:table-cell office:value-type="float" office:value="44.03" calcext:value-type="float">
            <text:p>44.03</text:p>
          </table:table-cell>
          <table:table-cell office:value-type="float" office:value="-8.117" calcext:value-type="float">
            <text:p>-8.117</text:p>
          </table:table-cell>
          <table:table-cell office:value-type="float" office:value="-8.852" calcext:value-type="float">
            <text:p>-8.852</text:p>
          </table:table-cell>
          <table:table-cell office:value-type="float" office:value="-10.22" calcext:value-type="float">
            <text:p>-10.22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4.31" calcext:value-type="float">
            <text:p>-14.31</text:p>
          </table:table-cell>
          <table:table-cell office:value-type="float" office:value="-16.8" calcext:value-type="float">
            <text:p>-16.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F2</text:p>
          </table:table-cell>
          <table:table-cell office:value-type="string" calcext:value-type="string">
            <text:p>F(2)Zn(1)</text:p>
          </table:table-cell>
          <table:table-cell office:value-type="float" office:value="20.88" calcext:value-type="float">
            <text:p>20.88</text:p>
          </table:table-cell>
          <table:table-cell office:value-type="float" office:value="0.4427" calcext:value-type="float">
            <text:p>0.4427</text:p>
          </table:table-cell>
          <table:table-cell office:value-type="float" office:value="-0.4418" calcext:value-type="float">
            <text:p>-0.4418</text:p>
          </table:table-cell>
          <table:table-cell office:value-type="float" office:value="-1.635" calcext:value-type="float">
            <text:p>-1.635</text:p>
          </table:table-cell>
          <table:table-cell office:value-type="float" office:value="-2.893" calcext:value-type="float">
            <text:p>-2.893</text:p>
          </table:table-cell>
          <table:table-cell office:value-type="float" office:value="-4.356" calcext:value-type="float">
            <text:p>-4.356</text:p>
          </table:table-cell>
          <table:table-cell office:value-type="float" office:value="-5.783" calcext:value-type="float">
            <text:p>-5.783</text:p>
          </table:table-cell>
          <table:table-cell office:value-type="float" office:value="-7.282" calcext:value-type="float">
            <text:p>-7.282</text:p>
          </table:table-cell>
          <table:table-cell office:value-type="float" office:value="-9.025" calcext:value-type="float">
            <text:p>-9.0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</text:p>
          </table:table-cell>
          <table:table-cell office:value-type="string" calcext:value-type="string">
            <text:p>S(1)Zn(1)O(4)</text:p>
          </table:table-cell>
          <table:table-cell office:value-type="float" office:value="500" calcext:value-type="float">
            <text:p>500</text:p>
          </table:table-cell>
          <table:table-cell office:value-type="float" office:value="4.758" calcext:value-type="float">
            <text:p>4.758</text:p>
          </table:table-cell>
          <table:table-cell office:value-type="float" office:value="3.545" calcext:value-type="float">
            <text:p>3.545</text:p>
          </table:table-cell>
          <table:table-cell office:value-type="float" office:value="1.99" calcext:value-type="float">
            <text:p>1.99</text:p>
          </table:table-cell>
          <table:table-cell office:value-type="float" office:value="0.4277" calcext:value-type="float">
            <text:p>0.4277</text:p>
          </table:table-cell>
          <table:table-cell office:value-type="float" office:value="-1.272" calcext:value-type="float">
            <text:p>-1.272</text:p>
          </table:table-cell>
          <table:table-cell office:value-type="float" office:value="-2.806" calcext:value-type="float">
            <text:p>-2.80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6H2O</text:p>
          </table:table-cell>
          <table:table-cell office:value-type="string" calcext:value-type="string">
            <text:p>S(1)Zn(1)O(10)H(12)</text:p>
          </table:table-cell>
          <table:table-cell office:value-type="float" office:value="500" calcext:value-type="float">
            <text:p>500</text:p>
          </table:table-cell>
          <table:table-cell office:value-type="float" office:value="-1.652" calcext:value-type="float">
            <text:p>-1.652</text:p>
          </table:table-cell>
          <table:table-cell office:value-type="float" office:value="-1.685" calcext:value-type="float">
            <text:p>-1.685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451" calcext:value-type="float">
            <text:p>-1.451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7183" calcext:value-type="float">
            <text:p>-0.718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7H2O</text:p>
          </table:table-cell>
          <table:table-cell office:value-type="string" calcext:value-type="string">
            <text:p>S(1)Zn(1)O(11)H(14)</text:p>
          </table:table-cell>
          <table:table-cell office:value-type="float" office:value="500" calcext:value-type="float">
            <text:p>500</text:p>
          </table:table-cell>
          <table:table-cell office:value-type="float" office:value="-2.051" calcext:value-type="float">
            <text:p>-2.051</text:p>
          </table:table-cell>
          <table:table-cell office:value-type="float" office:value="-1.868" calcext:value-type="float">
            <text:p>-1.868</text:p>
          </table:table-cell>
          <table:table-cell office:value-type="float" office:value="-1.532" calcext:value-type="float">
            <text:p>-1.532</text:p>
          </table:table-cell>
          <table:table-cell office:value-type="float" office:value="-1.035" calcext:value-type="float">
            <text:p>-1.035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H2O</text:p>
          </table:table-cell>
          <table:table-cell office:value-type="string" calcext:value-type="string">
            <text:p>S(1)Zn(1)O(5)H(2)</text:p>
          </table:table-cell>
          <table:table-cell office:value-type="float" office:value="500" calcext:value-type="float">
            <text:p>500</text:p>
          </table:table-cell>
          <table:table-cell office:value-type="float" office:value="0.1163" calcext:value-type="float">
            <text:p>0.1163</text:p>
          </table:table-cell>
          <table:table-cell office:value-type="float" office:value="-0.5383" calcext:value-type="float">
            <text:p>-0.5383</text:p>
          </table:table-cell>
          <table:table-cell office:value-type="float" office:value="-1.411" calcext:value-type="float">
            <text:p>-1.411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288" calcext:value-type="float">
            <text:p>-3.288</text:p>
          </table:table-cell>
          <table:table-cell office:value-type="float" office:value="-4.208" calcext:value-type="float">
            <text:p>-4.20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Si(3)Al(3)Ca(2)O(13)H(1)</text:p>
          </table:table-cell>
          <table:table-cell office:value-type="float" office:value="135.9" calcext:value-type="float">
            <text:p>135.9</text:p>
          </table:table-cell>
          <table:table-cell office:value-type="float" office:value="50.28" calcext:value-type="float">
            <text:p>50.28</text:p>
          </table:table-cell>
          <table:table-cell office:value-type="float" office:value="43.3" calcext:value-type="float">
            <text:p>43.3</text:p>
          </table:table-cell>
          <table:table-cell office:value-type="float" office:value="34.59" calcext:value-type="float">
            <text:p>34.59</text:p>
          </table:table-cell>
          <table:table-cell office:value-type="float" office:value="26.31" calcext:value-type="float">
            <text:p>26.31</text:p>
          </table:table-cell>
          <table:table-cell office:value-type="float" office:value="17.9" calcext:value-type="float">
            <text:p>17.9</text:p>
          </table:table-cell>
          <table:table-cell office:value-type="float" office:value="10.97" calcext:value-type="float">
            <text:p>10.97</text:p>
          </table:table-cell>
          <table:table-cell office:value-type="float" office:value="4.942" calcext:value-type="float">
            <text:p>4.942</text:p>
          </table:table-cell>
          <table:table-cell office:value-type="float" office:value="-0.6133" calcext:value-type="float">
            <text:p>-0.61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gus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table:number-columns-repeated="8" office:value-type="float" office:value="1.849" calcext:value-type="float">
            <text:p>1.8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l(c)</text:p>
          </table:table-cell>
          <table:table-cell office:value-type="string" calcext:value-type="string">
            <text:p>Cl(1)H(1)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NO3(c)</text:p>
          </table:table-cell>
          <table:table-cell office:value-type="string" calcext:value-type="string">
            <text:p>N(1)O(3)H(1)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SH(1.8)</text:p>
          </table:table-cell>
          <table:table-cell office:value-type="string" calcext:value-type="string">
            <text:p>Si(1)Ca(1.8)O(9)H(10.4)</text:p>
          </table:table-cell>
          <table:table-cell office:value-type="float" office:value="124.1" calcext:value-type="float">
            <text:p>124.1</text:p>
          </table:table-cell>
          <table:table-cell table:number-columns-repeated="8" office:value-type="float" office:value="32.6" calcext:value-type="float">
            <text:p>32.6</text:p>
          </table:table-cell>
        </table:table-row>
      </table:table>
      <table:named-expressions/>
      <table:database-ranges>
        <table:database-range table:name="__Anonymous_Sheet_DB__0" table:target-range-address="aqu.A29:aqu.M30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4:11:01.289673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1T15:11:16.739666788</dc:date>
    <meta:editing-duration>PT20M39S</meta:editing-duration>
    <meta:editing-cycles>4</meta:editing-cycles>
    <meta:document-statistic meta:table-count="2" meta:cell-count="10620" meta:object-count="0"/>
  </office:meta>
</office:document-meta>
</file>